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SD" table:style-name="ta1">
        <table:shapes>
          <draw:frame draw:z-index="0" draw:style-name="gr1" draw:text-style-name="P1" svg:width="15.997cm" svg:height="8.341cm" svg:x="11.399cm" svg:y="2.232cm">
            <draw:object draw:notify-on-update-of-ranges="SSD.A5:SSD.A5 SSD.A6:SSD.A23 SSD.B5:SSD.B5 SSD.B6:SSD.B23 SSD.C5:SSD.C5 SSD.C6:SSD.C23 SSD.D5:SSD.D5 SSD.D6:SSD.D23 SSD.E5:SSD.E5 SSD.E6:SSD.E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7cm" svg:height="8.315cm" svg:x="11.399cm" svg:y="11.264cm">
            <draw:object draw:notify-on-update-of-ranges="SSD.A25:SSD.A25 SSD.A26:SSD.A43 SSD.B25:SSD.B25 SSD.B26:SSD.B43 SSD.C25:SSD.C25 SSD.C26:SSD.C43 SSD.D25:SSD.D25 SSD.D26:SSD.D43 SSD.E25:SSD.E25 SSD.E26:SSD.E43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2" draw:style-name="gr1" draw:text-style-name="P1" svg:width="15.997cm" svg:height="8.316cm" svg:x="11.399cm" svg:y="20.296cm">
            <draw:object draw:notify-on-update-of-ranges="SSD.A45:SSD.A45 SSD.A46:SSD.A63 SSD.B45:SSD.B45 SSD.B46:SSD.B63 SSD.C45:SSD.C45 SSD.C46:SSD.C63 SSD.D45:SSD.D45 SSD.D46:SSD.D63 SSD.E45:SSD.E45 SSD.E46:SSD.E6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7cm" svg:height="8.315cm" svg:x="11.399cm" svg:y="29.329cm">
            <draw:object draw:notify-on-update-of-ranges="SSD.A65:SSD.A65 SSD.A66:SSD.A83 SSD.B65:SSD.B65 SSD.B66:SSD.B83 SSD.C65:SSD.C65 SSD.C66:SSD.C83 SSD.D65:SSD.D65 SSD.D66:SSD.D83 SSD.E65:SSD.E65 SSD.E66:SSD.E83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4" draw:style-name="gr1" draw:text-style-name="P1" svg:width="15.997cm" svg:height="8.369cm" svg:x="11.399cm" svg:y="38.36cm">
            <draw:object draw:notify-on-update-of-ranges="SSD.A85:SSD.A85 SSD.A86:SSD.A103 SSD.B85:SSD.B85 SSD.B86:SSD.B103 SSD.C85:SSD.C85 SSD.C86:SSD.C103 SSD.D85:SSD.D85 SSD.D86:SSD.D103 SSD.E85:SSD.E85 SSD.E86:SSD.E103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5" draw:style-name="gr1" draw:text-style-name="P1" svg:width="15.997cm" svg:height="8.394cm" svg:x="11.399cm" svg:y="47.394cm">
            <draw:object draw:notify-on-update-of-ranges="SSD.A105:SSD.A105 SSD.A106:SSD.A123 SSD.B105:SSD.B105 SSD.B106:SSD.B123 SSD.C105:SSD.C105 SSD.C106:SSD.C123 SSD.D105:SSD.D105 SSD.D106:SSD.D123 SSD.E105:SSD.E105 SSD.E106:SSD.E123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" table:number-columns-repeated="5" table:default-cell-style-name="ce4"/>
        <table:table-row table:style-name="ro1">
          <table:table-cell table:style-name="ce1" office:value-type="string" calcext:value-type="string" table:number-columns-spanned="5" table:number-rows-spanned="1">
            <text:p>COMPARAÇÃO SSD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BLOCOS 64KB</text:p>
          </table:table-cell>
          <table:covered-table-cell table:number-columns-repeated="4"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2" office:value-type="string" calcext:value-type="string" table:number-columns-spanned="5" table:number-rows-spanned="1">
            <text:p>ESCRITA</text:p>
          </table:table-cell>
          <table:covered-table-cell table:number-columns-repeated="4" table:style-name="Default"/>
        </table:table-row>
        <table:table-row table:style-name="ro2">
          <table:table-cell table:style-name="ce3"/>
          <table:table-cell table:style-name="ce3" office:value-type="string" calcext:value-type="string">
            <text:p>EXT3</text:p>
          </table:table-cell>
          <table:table-cell table:style-name="ce3" office:value-type="string" calcext:value-type="string">
            <text:p>EXT4</text:p>
          </table:table-cell>
          <table:table-cell table:style-name="ce3" office:value-type="string" calcext:value-type="string">
            <text:p>BTRFS</text:p>
          </table:table-cell>
          <table:table-cell table:style-name="ce3" office:value-type="string" calcext:value-type="string">
            <text:p>NTF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12691" calcext:value-type="float">
            <text:p>212.691</text:p>
          </table:table-cell>
          <table:table-cell office:value-type="float" office:value="443485" calcext:value-type="float">
            <text:p>443.485</text:p>
          </table:table-cell>
          <table:table-cell office:value-type="float" office:value="1179772" calcext:value-type="float">
            <text:p>1.179.772</text:p>
          </table:table-cell>
          <table:table-cell office:value-type="float" office:value="46707" calcext:value-type="float">
            <text:p>46.70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23673" calcext:value-type="float">
            <text:p>223.673</text:p>
          </table:table-cell>
          <table:table-cell office:value-type="float" office:value="580851" calcext:value-type="float">
            <text:p>580.851</text:p>
          </table:table-cell>
          <table:table-cell office:value-type="float" office:value="979035" calcext:value-type="float">
            <text:p>979.035</text:p>
          </table:table-cell>
          <table:table-cell office:value-type="float" office:value="51933" calcext:value-type="float">
            <text:p>51.933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52974" calcext:value-type="float">
            <text:p>252.974</text:p>
          </table:table-cell>
          <table:table-cell office:value-type="float" office:value="554399" calcext:value-type="float">
            <text:p>554.399</text:p>
          </table:table-cell>
          <table:table-cell office:value-type="float" office:value="1456239" calcext:value-type="float">
            <text:p>1.456.239</text:p>
          </table:table-cell>
          <table:table-cell office:value-type="float" office:value="64803" calcext:value-type="float">
            <text:p>64.803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68954" calcext:value-type="float">
            <text:p>268.954</text:p>
          </table:table-cell>
          <table:table-cell office:value-type="float" office:value="565892" calcext:value-type="float">
            <text:p>565.892</text:p>
          </table:table-cell>
          <table:table-cell office:value-type="float" office:value="1309395" calcext:value-type="float">
            <text:p>1.309.395</text:p>
          </table:table-cell>
          <table:table-cell office:value-type="float" office:value="65063" calcext:value-type="float">
            <text:p>65.063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290263" calcext:value-type="float">
            <text:p>290.263</text:p>
          </table:table-cell>
          <table:table-cell office:value-type="float" office:value="509162" calcext:value-type="float">
            <text:p>509.162</text:p>
          </table:table-cell>
          <table:table-cell office:value-type="float" office:value="1248084" calcext:value-type="float">
            <text:p>1.248.084</text:p>
          </table:table-cell>
          <table:table-cell office:value-type="float" office:value="73040" calcext:value-type="float">
            <text:p>73.040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333982" calcext:value-type="float">
            <text:p>333.982</text:p>
          </table:table-cell>
          <table:table-cell office:value-type="float" office:value="498576" calcext:value-type="float">
            <text:p>498.576</text:p>
          </table:table-cell>
          <table:table-cell office:value-type="float" office:value="1640598" calcext:value-type="float">
            <text:p>1.640.598</text:p>
          </table:table-cell>
          <table:table-cell office:value-type="float" office:value="69599" calcext:value-type="float">
            <text:p>69.599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381063" calcext:value-type="float">
            <text:p>381.063</text:p>
          </table:table-cell>
          <table:table-cell office:value-type="float" office:value="503673" calcext:value-type="float">
            <text:p>503.673</text:p>
          </table:table-cell>
          <table:table-cell office:value-type="float" office:value="1554191" calcext:value-type="float">
            <text:p>1.554.191</text:p>
          </table:table-cell>
          <table:table-cell office:value-type="float" office:value="74326" calcext:value-type="float">
            <text:p>74.326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497753" calcext:value-type="float">
            <text:p>497.753</text:p>
          </table:table-cell>
          <table:table-cell office:value-type="float" office:value="601054" calcext:value-type="float">
            <text:p>601.054</text:p>
          </table:table-cell>
          <table:table-cell office:value-type="float" office:value="1620811" calcext:value-type="float">
            <text:p>1.620.811</text:p>
          </table:table-cell>
          <table:table-cell office:value-type="float" office:value="73299" calcext:value-type="float">
            <text:p>73.299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605513" calcext:value-type="float">
            <text:p>605.513</text:p>
          </table:table-cell>
          <table:table-cell office:value-type="float" office:value="858156" calcext:value-type="float">
            <text:p>858.156</text:p>
          </table:table-cell>
          <table:table-cell office:value-type="float" office:value="1597294" calcext:value-type="float">
            <text:p>1.597.294</text:p>
          </table:table-cell>
          <table:table-cell office:value-type="float" office:value="74741" calcext:value-type="float">
            <text:p>74.741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628542" calcext:value-type="float">
            <text:p>628.542</text:p>
          </table:table-cell>
          <table:table-cell office:value-type="float" office:value="914141" calcext:value-type="float">
            <text:p>914.141</text:p>
          </table:table-cell>
          <table:table-cell office:value-type="float" office:value="1763161" calcext:value-type="float">
            <text:p>1.763.161</text:p>
          </table:table-cell>
          <table:table-cell office:value-type="float" office:value="73508" calcext:value-type="float">
            <text:p>73.508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679304" calcext:value-type="float">
            <text:p>679.304</text:p>
          </table:table-cell>
          <table:table-cell office:value-type="float" office:value="1050621" calcext:value-type="float">
            <text:p>1.050.621</text:p>
          </table:table-cell>
          <table:table-cell office:value-type="float" office:value="1884392" calcext:value-type="float">
            <text:p>1.884.392</text:p>
          </table:table-cell>
          <table:table-cell office:value-type="float" office:value="75809" calcext:value-type="float">
            <text:p>75.809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704764" calcext:value-type="float">
            <text:p>704.764</text:p>
          </table:table-cell>
          <table:table-cell office:value-type="float" office:value="1101067" calcext:value-type="float">
            <text:p>1.101.067</text:p>
          </table:table-cell>
          <table:table-cell office:value-type="float" office:value="1928501" calcext:value-type="float">
            <text:p>1.928.501</text:p>
          </table:table-cell>
          <table:table-cell office:value-type="float" office:value="82609" calcext:value-type="float">
            <text:p>82.609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704240" calcext:value-type="float">
            <text:p>704.240</text:p>
          </table:table-cell>
          <table:table-cell office:value-type="float" office:value="1153676" calcext:value-type="float">
            <text:p>1.153.676</text:p>
          </table:table-cell>
          <table:table-cell office:value-type="float" office:value="2179581" calcext:value-type="float">
            <text:p>2.179.581</text:p>
          </table:table-cell>
          <table:table-cell office:value-type="float" office:value="78268" calcext:value-type="float">
            <text:p>78.268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717311" calcext:value-type="float">
            <text:p>717.311</text:p>
          </table:table-cell>
          <table:table-cell office:value-type="float" office:value="1157920" calcext:value-type="float">
            <text:p>1.157.920</text:p>
          </table:table-cell>
          <table:table-cell office:value-type="float" office:value="2219514" calcext:value-type="float">
            <text:p>2.219.514</text:p>
          </table:table-cell>
          <table:table-cell office:value-type="float" office:value="77895" calcext:value-type="float">
            <text:p>77.895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666141" calcext:value-type="float">
            <text:p>666.141</text:p>
          </table:table-cell>
          <table:table-cell office:value-type="float" office:value="1089164" calcext:value-type="float">
            <text:p>1.089.164</text:p>
          </table:table-cell>
          <table:table-cell office:value-type="float" office:value="2098232" calcext:value-type="float">
            <text:p>2.098.232</text:p>
          </table:table-cell>
          <table:table-cell office:value-type="float" office:value="77074" calcext:value-type="float">
            <text:p>77.074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593854" calcext:value-type="float">
            <text:p>593.854</text:p>
          </table:table-cell>
          <table:table-cell office:value-type="float" office:value="845230" calcext:value-type="float">
            <text:p>845.230</text:p>
          </table:table-cell>
          <table:table-cell office:value-type="float" office:value="980136" calcext:value-type="float">
            <text:p>980.136</text:p>
          </table:table-cell>
          <table:table-cell office:value-type="float" office:value="77912" calcext:value-type="float">
            <text:p>77.912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583395" calcext:value-type="float">
            <text:p>583.395</text:p>
          </table:table-cell>
          <table:table-cell office:value-type="float" office:value="651054" calcext:value-type="float">
            <text:p>651.054</text:p>
          </table:table-cell>
          <table:table-cell office:value-type="float" office:value="679933" calcext:value-type="float">
            <text:p>679.933</text:p>
          </table:table-cell>
          <table:table-cell office:value-type="float" office:value="75712" calcext:value-type="float">
            <text:p>75.712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527891" calcext:value-type="float">
            <text:p>527.891</text:p>
          </table:table-cell>
          <table:table-cell office:value-type="float" office:value="561247" calcext:value-type="float">
            <text:p>561.247</text:p>
          </table:table-cell>
          <table:table-cell office:value-type="float" office:value="571664" calcext:value-type="float">
            <text:p>571.664</text:p>
          </table:table-cell>
          <table:table-cell office:value-type="float" office:value="76229" calcext:value-type="float">
            <text:p>76.229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RE-ESCRIT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EXT3</text:p>
          </table:table-cell>
          <table:table-cell table:style-name="ce3" office:value-type="string" calcext:value-type="string">
            <text:p>EXT4</text:p>
          </table:table-cell>
          <table:table-cell table:style-name="ce3" office:value-type="string" calcext:value-type="string">
            <text:p>BTRFS</text:p>
          </table:table-cell>
          <table:table-cell table:style-name="ce3" office:value-type="string" calcext:value-type="string">
            <text:p>NTF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747648" calcext:value-type="float">
            <text:p>1.747.648</text:p>
          </table:table-cell>
          <table:table-cell office:value-type="float" office:value="1581857" calcext:value-type="float">
            <text:p>1.581.857</text:p>
          </table:table-cell>
          <table:table-cell office:value-type="float" office:value="2040119" calcext:value-type="float">
            <text:p>2.040.119</text:p>
          </table:table-cell>
          <table:table-cell office:value-type="float" office:value="65964" calcext:value-type="float">
            <text:p>65.96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051624" calcext:value-type="float">
            <text:p>1.051.624</text:p>
          </table:table-cell>
          <table:table-cell office:value-type="float" office:value="1188614" calcext:value-type="float">
            <text:p>1.188.614</text:p>
          </table:table-cell>
          <table:table-cell office:value-type="float" office:value="1585535" calcext:value-type="float">
            <text:p>1.585.535</text:p>
          </table:table-cell>
          <table:table-cell office:value-type="float" office:value="70811" calcext:value-type="float">
            <text:p>70.81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987151" calcext:value-type="float">
            <text:p>987.151</text:p>
          </table:table-cell>
          <table:table-cell office:value-type="float" office:value="1333532" calcext:value-type="float">
            <text:p>1.333.532</text:p>
          </table:table-cell>
          <table:table-cell office:value-type="float" office:value="2353811" calcext:value-type="float">
            <text:p>2.353.811</text:p>
          </table:table-cell>
          <table:table-cell office:value-type="float" office:value="95872" calcext:value-type="float">
            <text:p>95.872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919789" calcext:value-type="float">
            <text:p>919.789</text:p>
          </table:table-cell>
          <table:table-cell office:value-type="float" office:value="1270227" calcext:value-type="float">
            <text:p>1.270.227</text:p>
          </table:table-cell>
          <table:table-cell office:value-type="float" office:value="1862625" calcext:value-type="float">
            <text:p>1.862.625</text:p>
          </table:table-cell>
          <table:table-cell office:value-type="float" office:value="97262" calcext:value-type="float">
            <text:p>97.262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1470037" calcext:value-type="float">
            <text:p>1.470.037</text:p>
          </table:table-cell>
          <table:table-cell office:value-type="float" office:value="1410300" calcext:value-type="float">
            <text:p>1.410.300</text:p>
          </table:table-cell>
          <table:table-cell office:value-type="float" office:value="2049248" calcext:value-type="float">
            <text:p>2.049.248</text:p>
          </table:table-cell>
          <table:table-cell office:value-type="float" office:value="76816" calcext:value-type="float">
            <text:p>76.816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1452247" calcext:value-type="float">
            <text:p>1.452.247</text:p>
          </table:table-cell>
          <table:table-cell office:value-type="float" office:value="1083933" calcext:value-type="float">
            <text:p>1.083.933</text:p>
          </table:table-cell>
          <table:table-cell office:value-type="float" office:value="2851096" calcext:value-type="float">
            <text:p>2.851.096</text:p>
          </table:table-cell>
          <table:table-cell office:value-type="float" office:value="83543" calcext:value-type="float">
            <text:p>83.543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1365680" calcext:value-type="float">
            <text:p>1.365.680</text:p>
          </table:table-cell>
          <table:table-cell office:value-type="float" office:value="2331101" calcext:value-type="float">
            <text:p>2.331.101</text:p>
          </table:table-cell>
          <table:table-cell office:value-type="float" office:value="2417046" calcext:value-type="float">
            <text:p>2.417.046</text:p>
          </table:table-cell>
          <table:table-cell office:value-type="float" office:value="101504" calcext:value-type="float">
            <text:p>101.504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1178462" calcext:value-type="float">
            <text:p>1.178.462</text:p>
          </table:table-cell>
          <table:table-cell office:value-type="float" office:value="1455339" calcext:value-type="float">
            <text:p>1.455.339</text:p>
          </table:table-cell>
          <table:table-cell office:value-type="float" office:value="1478299" calcext:value-type="float">
            <text:p>1.478.299</text:p>
          </table:table-cell>
          <table:table-cell office:value-type="float" office:value="89167" calcext:value-type="float">
            <text:p>89.167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1597871" calcext:value-type="float">
            <text:p>1.597.871</text:p>
          </table:table-cell>
          <table:table-cell office:value-type="float" office:value="1617742" calcext:value-type="float">
            <text:p>1.617.742</text:p>
          </table:table-cell>
          <table:table-cell office:value-type="float" office:value="1925678" calcext:value-type="float">
            <text:p>1.925.678</text:p>
          </table:table-cell>
          <table:table-cell office:value-type="float" office:value="101029" calcext:value-type="float">
            <text:p>101.029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1668040" calcext:value-type="float">
            <text:p>1.668.040</text:p>
          </table:table-cell>
          <table:table-cell office:value-type="float" office:value="1758726" calcext:value-type="float">
            <text:p>1.758.726</text:p>
          </table:table-cell>
          <table:table-cell office:value-type="float" office:value="1915787" calcext:value-type="float">
            <text:p>1.915.787</text:p>
          </table:table-cell>
          <table:table-cell office:value-type="float" office:value="95984" calcext:value-type="float">
            <text:p>95.984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1908918" calcext:value-type="float">
            <text:p>1.908.918</text:p>
          </table:table-cell>
          <table:table-cell office:value-type="float" office:value="1773461" calcext:value-type="float">
            <text:p>1.773.461</text:p>
          </table:table-cell>
          <table:table-cell office:value-type="float" office:value="2088042" calcext:value-type="float">
            <text:p>2.088.042</text:p>
          </table:table-cell>
          <table:table-cell office:value-type="float" office:value="95474" calcext:value-type="float">
            <text:p>95.474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2093317" calcext:value-type="float">
            <text:p>2.093.317</text:p>
          </table:table-cell>
          <table:table-cell office:value-type="float" office:value="1974125" calcext:value-type="float">
            <text:p>1.974.125</text:p>
          </table:table-cell>
          <table:table-cell office:value-type="float" office:value="2294990" calcext:value-type="float">
            <text:p>2.294.990</text:p>
          </table:table-cell>
          <table:table-cell office:value-type="float" office:value="101872" calcext:value-type="float">
            <text:p>101.872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2128769" calcext:value-type="float">
            <text:p>2.128.769</text:p>
          </table:table-cell>
          <table:table-cell office:value-type="float" office:value="2155817" calcext:value-type="float">
            <text:p>2.155.817</text:p>
          </table:table-cell>
          <table:table-cell office:value-type="float" office:value="2644411" calcext:value-type="float">
            <text:p>2.644.411</text:p>
          </table:table-cell>
          <table:table-cell office:value-type="float" office:value="91496" calcext:value-type="float">
            <text:p>91.496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2184118" calcext:value-type="float">
            <text:p>2.184.118</text:p>
          </table:table-cell>
          <table:table-cell office:value-type="float" office:value="2220750" calcext:value-type="float">
            <text:p>2.220.750</text:p>
          </table:table-cell>
          <table:table-cell office:value-type="float" office:value="2741563" calcext:value-type="float">
            <text:p>2.741.563</text:p>
          </table:table-cell>
          <table:table-cell office:value-type="float" office:value="93714" calcext:value-type="float">
            <text:p>93.714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2179237" calcext:value-type="float">
            <text:p>2.179.237</text:p>
          </table:table-cell>
          <table:table-cell office:value-type="float" office:value="2245437" calcext:value-type="float">
            <text:p>2.245.437</text:p>
          </table:table-cell>
          <table:table-cell office:value-type="float" office:value="2544773" calcext:value-type="float">
            <text:p>2.544.773</text:p>
          </table:table-cell>
          <table:table-cell office:value-type="float" office:value="91731" calcext:value-type="float">
            <text:p>91.731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1003266" calcext:value-type="float">
            <text:p>1.003.266</text:p>
          </table:table-cell>
          <table:table-cell office:value-type="float" office:value="1024506" calcext:value-type="float">
            <text:p>1.024.506</text:p>
          </table:table-cell>
          <table:table-cell office:value-type="float" office:value="1013168" calcext:value-type="float">
            <text:p>1.013.168</text:p>
          </table:table-cell>
          <table:table-cell office:value-type="float" office:value="92460" calcext:value-type="float">
            <text:p>92.460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683883" calcext:value-type="float">
            <text:p>683.883</text:p>
          </table:table-cell>
          <table:table-cell office:value-type="float" office:value="629952" calcext:value-type="float">
            <text:p>629.952</text:p>
          </table:table-cell>
          <table:table-cell office:value-type="float" office:value="687555" calcext:value-type="float">
            <text:p>687.555</text:p>
          </table:table-cell>
          <table:table-cell office:value-type="float" office:value="90640" calcext:value-type="float">
            <text:p>90.640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566091" calcext:value-type="float">
            <text:p>566.091</text:p>
          </table:table-cell>
          <table:table-cell office:value-type="float" office:value="562590" calcext:value-type="float">
            <text:p>562.590</text:p>
          </table:table-cell>
          <table:table-cell office:value-type="float" office:value="538414" calcext:value-type="float">
            <text:p>538.414</text:p>
          </table:table-cell>
          <table:table-cell office:value-type="float" office:value="89614" calcext:value-type="float">
            <text:p>89.614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LEITURA</text:p>
          </table:table-cell>
          <table:covered-table-cell table:number-columns-repeated="3"/>
          <table:covered-table-cell table:style-name="ce6"/>
        </table:table-row>
        <table:table-row table:style-name="ro2">
          <table:table-cell table:style-name="ce3"/>
          <table:table-cell table:style-name="ce3" office:value-type="string" calcext:value-type="string">
            <text:p>EXT3</text:p>
          </table:table-cell>
          <table:table-cell table:style-name="ce3" office:value-type="string" calcext:value-type="string">
            <text:p>EXT4</text:p>
          </table:table-cell>
          <table:table-cell table:style-name="ce3" office:value-type="string" calcext:value-type="string">
            <text:p>BTRFS</text:p>
          </table:table-cell>
          <table:table-cell table:style-name="ce3" office:value-type="string" calcext:value-type="string">
            <text:p>NTF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755913" calcext:value-type="float">
            <text:p>5.755.913</text:p>
          </table:table-cell>
          <table:table-cell office:value-type="float" office:value="6993025" calcext:value-type="float">
            <text:p>6.993.025</text:p>
          </table:table-cell>
          <table:table-cell office:value-type="float" office:value="6419837" calcext:value-type="float">
            <text:p>6.419.837</text:p>
          </table:table-cell>
          <table:table-cell office:value-type="float" office:value="3539011" calcext:value-type="float">
            <text:p>3.539.01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833151" calcext:value-type="float">
            <text:p>3.833.151</text:p>
          </table:table-cell>
          <table:table-cell office:value-type="float" office:value="4170110" calcext:value-type="float">
            <text:p>4.170.110</text:p>
          </table:table-cell>
          <table:table-cell office:value-type="float" office:value="4277784" calcext:value-type="float">
            <text:p>4.277.784</text:p>
          </table:table-cell>
          <table:table-cell office:value-type="float" office:value="3071769" calcext:value-type="float">
            <text:p>3.071.769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3562218" calcext:value-type="float">
            <text:p>3.562.218</text:p>
          </table:table-cell>
          <table:table-cell office:value-type="float" office:value="4264060" calcext:value-type="float">
            <text:p>4.264.060</text:p>
          </table:table-cell>
          <table:table-cell office:value-type="float" office:value="5405710" calcext:value-type="float">
            <text:p>5.405.710</text:p>
          </table:table-cell>
          <table:table-cell office:value-type="float" office:value="4051336" calcext:value-type="float">
            <text:p>4.051.336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867812" calcext:value-type="float">
            <text:p>2.867.812</text:p>
          </table:table-cell>
          <table:table-cell office:value-type="float" office:value="3650320" calcext:value-type="float">
            <text:p>3.650.320</text:p>
          </table:table-cell>
          <table:table-cell office:value-type="float" office:value="3373162" calcext:value-type="float">
            <text:p>3.373.162</text:p>
          </table:table-cell>
          <table:table-cell office:value-type="float" office:value="3718805" calcext:value-type="float">
            <text:p>3.718.805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4246204" calcext:value-type="float">
            <text:p>4.246.204</text:p>
          </table:table-cell>
          <table:table-cell office:value-type="float" office:value="3399746" calcext:value-type="float">
            <text:p>3.399.746</text:p>
          </table:table-cell>
          <table:table-cell office:value-type="float" office:value="4342398" calcext:value-type="float">
            <text:p>4.342.398</text:p>
          </table:table-cell>
          <table:table-cell office:value-type="float" office:value="3464352" calcext:value-type="float">
            <text:p>3.464.352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4007825" calcext:value-type="float">
            <text:p>4.007.825</text:p>
          </table:table-cell>
          <table:table-cell office:value-type="float" office:value="2927031" calcext:value-type="float">
            <text:p>2.927.031</text:p>
          </table:table-cell>
          <table:table-cell office:value-type="float" office:value="3506511" calcext:value-type="float">
            <text:p>3.506.511</text:p>
          </table:table-cell>
          <table:table-cell office:value-type="float" office:value="2616083" calcext:value-type="float">
            <text:p>2.616.083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2525579" calcext:value-type="float">
            <text:p>2.525.579</text:p>
          </table:table-cell>
          <table:table-cell office:value-type="float" office:value="2996855" calcext:value-type="float">
            <text:p>2.996.855</text:p>
          </table:table-cell>
          <table:table-cell office:value-type="float" office:value="3317546" calcext:value-type="float">
            <text:p>3.317.546</text:p>
          </table:table-cell>
          <table:table-cell office:value-type="float" office:value="3730878" calcext:value-type="float">
            <text:p>3.730.878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2794641" calcext:value-type="float">
            <text:p>2.794.641</text:p>
          </table:table-cell>
          <table:table-cell office:value-type="float" office:value="3407102" calcext:value-type="float">
            <text:p>3.407.102</text:p>
          </table:table-cell>
          <table:table-cell office:value-type="float" office:value="3357271" calcext:value-type="float">
            <text:p>3.357.271</text:p>
          </table:table-cell>
          <table:table-cell office:value-type="float" office:value="2235616" calcext:value-type="float">
            <text:p>2.235.616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2842916" calcext:value-type="float">
            <text:p>2.842.916</text:p>
          </table:table-cell>
          <table:table-cell office:value-type="float" office:value="3765267" calcext:value-type="float">
            <text:p>3.765.267</text:p>
          </table:table-cell>
          <table:table-cell office:value-type="float" office:value="3535679" calcext:value-type="float">
            <text:p>3.535.679</text:p>
          </table:table-cell>
          <table:table-cell office:value-type="float" office:value="2905402" calcext:value-type="float">
            <text:p>2.905.402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3817007" calcext:value-type="float">
            <text:p>3.817.007</text:p>
          </table:table-cell>
          <table:table-cell office:value-type="float" office:value="3846117" calcext:value-type="float">
            <text:p>3.846.117</text:p>
          </table:table-cell>
          <table:table-cell office:value-type="float" office:value="3594404" calcext:value-type="float">
            <text:p>3.594.404</text:p>
          </table:table-cell>
          <table:table-cell office:value-type="float" office:value="3636068" calcext:value-type="float">
            <text:p>3.636.068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3681416" calcext:value-type="float">
            <text:p>3.681.416</text:p>
          </table:table-cell>
          <table:table-cell office:value-type="float" office:value="4001086" calcext:value-type="float">
            <text:p>4.001.086</text:p>
          </table:table-cell>
          <table:table-cell office:value-type="float" office:value="3896225" calcext:value-type="float">
            <text:p>3.896.225</text:p>
          </table:table-cell>
          <table:table-cell office:value-type="float" office:value="3047442" calcext:value-type="float">
            <text:p>3.047.442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4755956" calcext:value-type="float">
            <text:p>4.755.956</text:p>
          </table:table-cell>
          <table:table-cell office:value-type="float" office:value="4454983" calcext:value-type="float">
            <text:p>4.454.983</text:p>
          </table:table-cell>
          <table:table-cell office:value-type="float" office:value="4351005" calcext:value-type="float">
            <text:p>4.351.005</text:p>
          </table:table-cell>
          <table:table-cell office:value-type="float" office:value="4123297" calcext:value-type="float">
            <text:p>4.123.297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5146646" calcext:value-type="float">
            <text:p>5.146.646</text:p>
          </table:table-cell>
          <table:table-cell office:value-type="float" office:value="4857297" calcext:value-type="float">
            <text:p>4.857.297</text:p>
          </table:table-cell>
          <table:table-cell office:value-type="float" office:value="5036624" calcext:value-type="float">
            <text:p>5.036.624</text:p>
          </table:table-cell>
          <table:table-cell office:value-type="float" office:value="4695813" calcext:value-type="float">
            <text:p>4.695.813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5299565" calcext:value-type="float">
            <text:p>5.299.565</text:p>
          </table:table-cell>
          <table:table-cell office:value-type="float" office:value="5308445" calcext:value-type="float">
            <text:p>5.308.445</text:p>
          </table:table-cell>
          <table:table-cell office:value-type="float" office:value="5353631" calcext:value-type="float">
            <text:p>5.353.631</text:p>
          </table:table-cell>
          <table:table-cell office:value-type="float" office:value="4955830" calcext:value-type="float">
            <text:p>4.955.830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5513756" calcext:value-type="float">
            <text:p>5.513.756</text:p>
          </table:table-cell>
          <table:table-cell office:value-type="float" office:value="5540767" calcext:value-type="float">
            <text:p>5.540.767</text:p>
          </table:table-cell>
          <table:table-cell office:value-type="float" office:value="5631652" calcext:value-type="float">
            <text:p>5.631.652</text:p>
          </table:table-cell>
          <table:table-cell office:value-type="float" office:value="5274792" calcext:value-type="float">
            <text:p>5.274.792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5673423" calcext:value-type="float">
            <text:p>5.673.423</text:p>
          </table:table-cell>
          <table:table-cell office:value-type="float" office:value="5666377" calcext:value-type="float">
            <text:p>5.666.377</text:p>
          </table:table-cell>
          <table:table-cell office:value-type="float" office:value="5724297" calcext:value-type="float">
            <text:p>5.724.297</text:p>
          </table:table-cell>
          <table:table-cell office:value-type="float" office:value="5027439" calcext:value-type="float">
            <text:p>5.027.439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5771885" calcext:value-type="float">
            <text:p>5.771.885</text:p>
          </table:table-cell>
          <table:table-cell office:value-type="float" office:value="5746752" calcext:value-type="float">
            <text:p>5.746.752</text:p>
          </table:table-cell>
          <table:table-cell office:value-type="float" office:value="5755924" calcext:value-type="float">
            <text:p>5.755.924</text:p>
          </table:table-cell>
          <table:table-cell office:value-type="float" office:value="633770" calcext:value-type="float">
            <text:p>633.770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392829" calcext:value-type="float">
            <text:p>392.829</text:p>
          </table:table-cell>
          <table:table-cell office:value-type="float" office:value="396027" calcext:value-type="float">
            <text:p>396.027</text:p>
          </table:table-cell>
          <table:table-cell office:value-type="float" office:value="508571" calcext:value-type="float">
            <text:p>508.571</text:p>
          </table:table-cell>
          <table:table-cell office:value-type="float" office:value="481093" calcext:value-type="float">
            <text:p>481.093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RE-LEITUR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EXT3</text:p>
          </table:table-cell>
          <table:table-cell table:style-name="ce3" office:value-type="string" calcext:value-type="string">
            <text:p>EXT4</text:p>
          </table:table-cell>
          <table:table-cell table:style-name="ce3" office:value-type="string" calcext:value-type="string">
            <text:p>BTRFS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179814" calcext:value-type="float">
            <text:p>5.179.814</text:p>
          </table:table-cell>
          <table:table-cell office:value-type="float" office:value="7095178" calcext:value-type="float">
            <text:p>7.095.178</text:p>
          </table:table-cell>
          <table:table-cell office:value-type="float" office:value="7130049" calcext:value-type="float">
            <text:p>7.130.049</text:p>
          </table:table-cell>
          <table:table-cell office:value-type="float" office:value="4624242" calcext:value-type="float">
            <text:p>4.624.24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046358" calcext:value-type="float">
            <text:p>4.046.358</text:p>
          </table:table-cell>
          <table:table-cell office:value-type="float" office:value="4774119" calcext:value-type="float">
            <text:p>4.774.119</text:p>
          </table:table-cell>
          <table:table-cell office:value-type="float" office:value="4964394" calcext:value-type="float">
            <text:p>4.964.394</text:p>
          </table:table-cell>
          <table:table-cell office:value-type="float" office:value="3107094" calcext:value-type="float">
            <text:p>3.107.094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4406055" calcext:value-type="float">
            <text:p>4.406.055</text:p>
          </table:table-cell>
          <table:table-cell office:value-type="float" office:value="4761940" calcext:value-type="float">
            <text:p>4.761.940</text:p>
          </table:table-cell>
          <table:table-cell office:value-type="float" office:value="7008562" calcext:value-type="float">
            <text:p>7.008.562</text:p>
          </table:table-cell>
          <table:table-cell office:value-type="float" office:value="4787204" calcext:value-type="float">
            <text:p>4.787.204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731448" calcext:value-type="float">
            <text:p>3.731.448</text:p>
          </table:table-cell>
          <table:table-cell office:value-type="float" office:value="4825705" calcext:value-type="float">
            <text:p>4.825.705</text:p>
          </table:table-cell>
          <table:table-cell office:value-type="float" office:value="5134886" calcext:value-type="float">
            <text:p>5.134.886</text:p>
          </table:table-cell>
          <table:table-cell office:value-type="float" office:value="4992454" calcext:value-type="float">
            <text:p>4.992.454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5288380" calcext:value-type="float">
            <text:p>5.288.380</text:p>
          </table:table-cell>
          <table:table-cell office:value-type="float" office:value="5227473" calcext:value-type="float">
            <text:p>5.227.473</text:p>
          </table:table-cell>
          <table:table-cell office:value-type="float" office:value="5650022" calcext:value-type="float">
            <text:p>5.650.022</text:p>
          </table:table-cell>
          <table:table-cell office:value-type="float" office:value="4552402" calcext:value-type="float">
            <text:p>4.552.402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4647268" calcext:value-type="float">
            <text:p>4.647.268</text:p>
          </table:table-cell>
          <table:table-cell office:value-type="float" office:value="3348416" calcext:value-type="float">
            <text:p>3.348.416</text:p>
          </table:table-cell>
          <table:table-cell office:value-type="float" office:value="3676486" calcext:value-type="float">
            <text:p>3.676.486</text:p>
          </table:table-cell>
          <table:table-cell office:value-type="float" office:value="2804492" calcext:value-type="float">
            <text:p>2.804.492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2533035" calcext:value-type="float">
            <text:p>2.533.035</text:p>
          </table:table-cell>
          <table:table-cell office:value-type="float" office:value="3750699" calcext:value-type="float">
            <text:p>3.750.699</text:p>
          </table:table-cell>
          <table:table-cell office:value-type="float" office:value="3382648" calcext:value-type="float">
            <text:p>3.382.648</text:p>
          </table:table-cell>
          <table:table-cell office:value-type="float" office:value="2737457" calcext:value-type="float">
            <text:p>2.737.457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2948206" calcext:value-type="float">
            <text:p>2.948.206</text:p>
          </table:table-cell>
          <table:table-cell office:value-type="float" office:value="3990901" calcext:value-type="float">
            <text:p>3.990.901</text:p>
          </table:table-cell>
          <table:table-cell office:value-type="float" office:value="4549776" calcext:value-type="float">
            <text:p>4.549.776</text:p>
          </table:table-cell>
          <table:table-cell office:value-type="float" office:value="3172995" calcext:value-type="float">
            <text:p>3.172.995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2692618" calcext:value-type="float">
            <text:p>2.692.618</text:p>
          </table:table-cell>
          <table:table-cell office:value-type="float" office:value="3045412" calcext:value-type="float">
            <text:p>3.045.412</text:p>
          </table:table-cell>
          <table:table-cell office:value-type="float" office:value="4131162" calcext:value-type="float">
            <text:p>4.131.162</text:p>
          </table:table-cell>
          <table:table-cell office:value-type="float" office:value="2420302" calcext:value-type="float">
            <text:p>2.420.302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4552547" calcext:value-type="float">
            <text:p>4.552.547</text:p>
          </table:table-cell>
          <table:table-cell office:value-type="float" office:value="3814657" calcext:value-type="float">
            <text:p>3.814.657</text:p>
          </table:table-cell>
          <table:table-cell office:value-type="float" office:value="4967733" calcext:value-type="float">
            <text:p>4.967.733</text:p>
          </table:table-cell>
          <table:table-cell office:value-type="float" office:value="4429502" calcext:value-type="float">
            <text:p>4.429.502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5112960" calcext:value-type="float">
            <text:p>5.112.960</text:p>
          </table:table-cell>
          <table:table-cell office:value-type="float" office:value="4883079" calcext:value-type="float">
            <text:p>4.883.079</text:p>
          </table:table-cell>
          <table:table-cell office:value-type="float" office:value="4311482" calcext:value-type="float">
            <text:p>4.311.482</text:p>
          </table:table-cell>
          <table:table-cell office:value-type="float" office:value="4980038" calcext:value-type="float">
            <text:p>4.980.038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5580789" calcext:value-type="float">
            <text:p>5.580.789</text:p>
          </table:table-cell>
          <table:table-cell office:value-type="float" office:value="5245875" calcext:value-type="float">
            <text:p>5.245.875</text:p>
          </table:table-cell>
          <table:table-cell office:value-type="float" office:value="5255851" calcext:value-type="float">
            <text:p>5.255.851</text:p>
          </table:table-cell>
          <table:table-cell office:value-type="float" office:value="5136937" calcext:value-type="float">
            <text:p>5.136.937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5728110" calcext:value-type="float">
            <text:p>5.728.110</text:p>
          </table:table-cell>
          <table:table-cell office:value-type="float" office:value="5541769" calcext:value-type="float">
            <text:p>5.541.769</text:p>
          </table:table-cell>
          <table:table-cell office:value-type="float" office:value="5428255" calcext:value-type="float">
            <text:p>5.428.255</text:p>
          </table:table-cell>
          <table:table-cell office:value-type="float" office:value="5420091" calcext:value-type="float">
            <text:p>5.420.091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5823730" calcext:value-type="float">
            <text:p>5.823.730</text:p>
          </table:table-cell>
          <table:table-cell office:value-type="float" office:value="5717403" calcext:value-type="float">
            <text:p>5.717.403</text:p>
          </table:table-cell>
          <table:table-cell office:value-type="float" office:value="5804041" calcext:value-type="float">
            <text:p>5.804.041</text:p>
          </table:table-cell>
          <table:table-cell office:value-type="float" office:value="5546540" calcext:value-type="float">
            <text:p>5.546.540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5913506" calcext:value-type="float">
            <text:p>5.913.506</text:p>
          </table:table-cell>
          <table:table-cell office:value-type="float" office:value="5859768" calcext:value-type="float">
            <text:p>5.859.768</text:p>
          </table:table-cell>
          <table:table-cell office:value-type="float" office:value="5907116" calcext:value-type="float">
            <text:p>5.907.116</text:p>
          </table:table-cell>
          <table:table-cell office:value-type="float" office:value="5704995" calcext:value-type="float">
            <text:p>5.704.995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5951069" calcext:value-type="float">
            <text:p>5.951.069</text:p>
          </table:table-cell>
          <table:table-cell office:value-type="float" office:value="5932961" calcext:value-type="float">
            <text:p>5.932.961</text:p>
          </table:table-cell>
          <table:table-cell office:value-type="float" office:value="5963490" calcext:value-type="float">
            <text:p>5.963.490</text:p>
          </table:table-cell>
          <table:table-cell office:value-type="float" office:value="5554351" calcext:value-type="float">
            <text:p>5.554.351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5936441" calcext:value-type="float">
            <text:p>5.936.441</text:p>
          </table:table-cell>
          <table:table-cell office:value-type="float" office:value="5966566" calcext:value-type="float">
            <text:p>5.966.566</text:p>
          </table:table-cell>
          <table:table-cell office:value-type="float" office:value="5956042" calcext:value-type="float">
            <text:p>5.956.042</text:p>
          </table:table-cell>
          <table:table-cell office:value-type="float" office:value="634098" calcext:value-type="float">
            <text:p>634.098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395500" calcext:value-type="float">
            <text:p>395.500</text:p>
          </table:table-cell>
          <table:table-cell office:value-type="float" office:value="398315" calcext:value-type="float">
            <text:p>398.315</text:p>
          </table:table-cell>
          <table:table-cell office:value-type="float" office:value="508442" calcext:value-type="float">
            <text:p>508.442</text:p>
          </table:table-cell>
          <table:table-cell office:value-type="float" office:value="484024" calcext:value-type="float">
            <text:p>484.024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LEITURA ALEATÓRI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EXT3</text:p>
          </table:table-cell>
          <table:table-cell table:style-name="ce3" office:value-type="string" calcext:value-type="string">
            <text:p>EXT4</text:p>
          </table:table-cell>
          <table:table-cell table:style-name="ce3" office:value-type="string" calcext:value-type="string">
            <text:p>BTRFS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287080" calcext:value-type="float">
            <text:p>3.287.080</text:p>
          </table:table-cell>
          <table:table-cell office:value-type="float" office:value="6889291" calcext:value-type="float">
            <text:p>6.889.291</text:p>
          </table:table-cell>
          <table:table-cell office:value-type="float" office:value="6646295" calcext:value-type="float">
            <text:p>6.646.295</text:p>
          </table:table-cell>
          <table:table-cell office:value-type="float" office:value="3215146" calcext:value-type="float">
            <text:p>3.215.14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050749" calcext:value-type="float">
            <text:p>4.050.749</text:p>
          </table:table-cell>
          <table:table-cell office:value-type="float" office:value="4525311" calcext:value-type="float">
            <text:p>4.525.311</text:p>
          </table:table-cell>
          <table:table-cell office:value-type="float" office:value="4555973" calcext:value-type="float">
            <text:p>4.555.973</text:p>
          </table:table-cell>
          <table:table-cell office:value-type="float" office:value="3150831" calcext:value-type="float">
            <text:p>3.150.83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4052586" calcext:value-type="float">
            <text:p>4.052.586</text:p>
          </table:table-cell>
          <table:table-cell office:value-type="float" office:value="4488508" calcext:value-type="float">
            <text:p>4.488.508</text:p>
          </table:table-cell>
          <table:table-cell office:value-type="float" office:value="5622823" calcext:value-type="float">
            <text:p>5.622.823</text:p>
          </table:table-cell>
          <table:table-cell office:value-type="float" office:value="4408068" calcext:value-type="float">
            <text:p>4.408.06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526870" calcext:value-type="float">
            <text:p>3.526.870</text:p>
          </table:table-cell>
          <table:table-cell office:value-type="float" office:value="4201017" calcext:value-type="float">
            <text:p>4.201.017</text:p>
          </table:table-cell>
          <table:table-cell office:value-type="float" office:value="4940443" calcext:value-type="float">
            <text:p>4.940.443</text:p>
          </table:table-cell>
          <table:table-cell office:value-type="float" office:value="4664543" calcext:value-type="float">
            <text:p>4.664.543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5247183" calcext:value-type="float">
            <text:p>5.247.183</text:p>
          </table:table-cell>
          <table:table-cell office:value-type="float" office:value="5105906" calcext:value-type="float">
            <text:p>5.105.906</text:p>
          </table:table-cell>
          <table:table-cell office:value-type="float" office:value="5538657" calcext:value-type="float">
            <text:p>5.538.657</text:p>
          </table:table-cell>
          <table:table-cell office:value-type="float" office:value="4270365" calcext:value-type="float">
            <text:p>4.270.365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4718302" calcext:value-type="float">
            <text:p>4.718.302</text:p>
          </table:table-cell>
          <table:table-cell office:value-type="float" office:value="3636100" calcext:value-type="float">
            <text:p>3.636.100</text:p>
          </table:table-cell>
          <table:table-cell office:value-type="float" office:value="4038128" calcext:value-type="float">
            <text:p>4.038.128</text:p>
          </table:table-cell>
          <table:table-cell office:value-type="float" office:value="2768171" calcext:value-type="float">
            <text:p>2.768.171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2447936" calcext:value-type="float">
            <text:p>2.447.936</text:p>
          </table:table-cell>
          <table:table-cell office:value-type="float" office:value="3686181" calcext:value-type="float">
            <text:p>3.686.181</text:p>
          </table:table-cell>
          <table:table-cell office:value-type="float" office:value="3312149" calcext:value-type="float">
            <text:p>3.312.149</text:p>
          </table:table-cell>
          <table:table-cell office:value-type="float" office:value="3379323" calcext:value-type="float">
            <text:p>3.379.323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3835244" calcext:value-type="float">
            <text:p>3.835.244</text:p>
          </table:table-cell>
          <table:table-cell office:value-type="float" office:value="4497043" calcext:value-type="float">
            <text:p>4.497.043</text:p>
          </table:table-cell>
          <table:table-cell office:value-type="float" office:value="3839873" calcext:value-type="float">
            <text:p>3.839.873</text:p>
          </table:table-cell>
          <table:table-cell office:value-type="float" office:value="3628852" calcext:value-type="float">
            <text:p>3.628.852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3150032" calcext:value-type="float">
            <text:p>3.150.032</text:p>
          </table:table-cell>
          <table:table-cell office:value-type="float" office:value="3257645" calcext:value-type="float">
            <text:p>3.257.645</text:p>
          </table:table-cell>
          <table:table-cell office:value-type="float" office:value="4893247" calcext:value-type="float">
            <text:p>4.893.247</text:p>
          </table:table-cell>
          <table:table-cell office:value-type="float" office:value="3746416" calcext:value-type="float">
            <text:p>3.746.416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4676716" calcext:value-type="float">
            <text:p>4.676.716</text:p>
          </table:table-cell>
          <table:table-cell office:value-type="float" office:value="4635895" calcext:value-type="float">
            <text:p>4.635.895</text:p>
          </table:table-cell>
          <table:table-cell office:value-type="float" office:value="4754705" calcext:value-type="float">
            <text:p>4.754.705</text:p>
          </table:table-cell>
          <table:table-cell office:value-type="float" office:value="4678195" calcext:value-type="float">
            <text:p>4.678.195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4544078" calcext:value-type="float">
            <text:p>4.544.078</text:p>
          </table:table-cell>
          <table:table-cell office:value-type="float" office:value="4662163" calcext:value-type="float">
            <text:p>4.662.163</text:p>
          </table:table-cell>
          <table:table-cell office:value-type="float" office:value="4739344" calcext:value-type="float">
            <text:p>4.739.344</text:p>
          </table:table-cell>
          <table:table-cell office:value-type="float" office:value="4869048" calcext:value-type="float">
            <text:p>4.869.048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5271755" calcext:value-type="float">
            <text:p>5.271.755</text:p>
          </table:table-cell>
          <table:table-cell office:value-type="float" office:value="5016383" calcext:value-type="float">
            <text:p>5.016.383</text:p>
          </table:table-cell>
          <table:table-cell office:value-type="float" office:value="5008675" calcext:value-type="float">
            <text:p>5.008.675</text:p>
          </table:table-cell>
          <table:table-cell office:value-type="float" office:value="4781921" calcext:value-type="float">
            <text:p>4.781.921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5360565" calcext:value-type="float">
            <text:p>5.360.565</text:p>
          </table:table-cell>
          <table:table-cell office:value-type="float" office:value="5205895" calcext:value-type="float">
            <text:p>5.205.895</text:p>
          </table:table-cell>
          <table:table-cell office:value-type="float" office:value="5330796" calcext:value-type="float">
            <text:p>5.330.796</text:p>
          </table:table-cell>
          <table:table-cell office:value-type="float" office:value="4890549" calcext:value-type="float">
            <text:p>4.890.549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5437336" calcext:value-type="float">
            <text:p>5.437.336</text:p>
          </table:table-cell>
          <table:table-cell office:value-type="float" office:value="5326083" calcext:value-type="float">
            <text:p>5.326.083</text:p>
          </table:table-cell>
          <table:table-cell office:value-type="float" office:value="5425692" calcext:value-type="float">
            <text:p>5.425.692</text:p>
          </table:table-cell>
          <table:table-cell office:value-type="float" office:value="5071329" calcext:value-type="float">
            <text:p>5.071.329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5488841" calcext:value-type="float">
            <text:p>5.488.841</text:p>
          </table:table-cell>
          <table:table-cell office:value-type="float" office:value="5468334" calcext:value-type="float">
            <text:p>5.468.334</text:p>
          </table:table-cell>
          <table:table-cell office:value-type="float" office:value="5477367" calcext:value-type="float">
            <text:p>5.477.367</text:p>
          </table:table-cell>
          <table:table-cell office:value-type="float" office:value="5260627" calcext:value-type="float">
            <text:p>5.260.627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5492776" calcext:value-type="float">
            <text:p>5.492.776</text:p>
          </table:table-cell>
          <table:table-cell office:value-type="float" office:value="5474374" calcext:value-type="float">
            <text:p>5.474.374</text:p>
          </table:table-cell>
          <table:table-cell office:value-type="float" office:value="5508820" calcext:value-type="float">
            <text:p>5.508.820</text:p>
          </table:table-cell>
          <table:table-cell office:value-type="float" office:value="5193232" calcext:value-type="float">
            <text:p>5.193.232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5509837" calcext:value-type="float">
            <text:p>5.509.837</text:p>
          </table:table-cell>
          <table:table-cell office:value-type="float" office:value="5503462" calcext:value-type="float">
            <text:p>5.503.462</text:p>
          </table:table-cell>
          <table:table-cell office:value-type="float" office:value="5489400" calcext:value-type="float">
            <text:p>5.489.400</text:p>
          </table:table-cell>
          <table:table-cell office:value-type="float" office:value="327790" calcext:value-type="float">
            <text:p>327.790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404838" calcext:value-type="float">
            <text:p>404.838</text:p>
          </table:table-cell>
          <table:table-cell office:value-type="float" office:value="396910" calcext:value-type="float">
            <text:p>396.910</text:p>
          </table:table-cell>
          <table:table-cell office:value-type="float" office:value="0" calcext:value-type="float">
            <text:p>0</text:p>
          </table:table-cell>
          <table:table-cell office:value-type="float" office:value="153410" calcext:value-type="float">
            <text:p>153.410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ESCRITA ALEATÓRI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EXT3</text:p>
          </table:table-cell>
          <table:table-cell table:style-name="ce3" office:value-type="string" calcext:value-type="string">
            <text:p>EXT4</text:p>
          </table:table-cell>
          <table:table-cell table:style-name="ce3" office:value-type="string" calcext:value-type="string">
            <text:p>BTRFS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321796" calcext:value-type="float">
            <text:p>1.321.796</text:p>
          </table:table-cell>
          <table:table-cell office:value-type="float" office:value="1678071" calcext:value-type="float">
            <text:p>1.678.071</text:p>
          </table:table-cell>
          <table:table-cell office:value-type="float" office:value="2930339" calcext:value-type="float">
            <text:p>2.930.339</text:p>
          </table:table-cell>
          <table:table-cell office:value-type="float" office:value="79302" calcext:value-type="float">
            <text:p>79.30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210751" calcext:value-type="float">
            <text:p>1.210.751</text:p>
          </table:table-cell>
          <table:table-cell office:value-type="float" office:value="1401781" calcext:value-type="float">
            <text:p>1.401.781</text:p>
          </table:table-cell>
          <table:table-cell office:value-type="float" office:value="1904710" calcext:value-type="float">
            <text:p>1.904.710</text:p>
          </table:table-cell>
          <table:table-cell office:value-type="float" office:value="71113" calcext:value-type="float">
            <text:p>71.113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276032" calcext:value-type="float">
            <text:p>1.276.032</text:p>
          </table:table-cell>
          <table:table-cell office:value-type="float" office:value="1486765" calcext:value-type="float">
            <text:p>1.486.765</text:p>
          </table:table-cell>
          <table:table-cell office:value-type="float" office:value="2677117" calcext:value-type="float">
            <text:p>2.677.117</text:p>
          </table:table-cell>
          <table:table-cell office:value-type="float" office:value="84480" calcext:value-type="float">
            <text:p>84.48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088291" calcext:value-type="float">
            <text:p>1.088.291</text:p>
          </table:table-cell>
          <table:table-cell office:value-type="float" office:value="1472754" calcext:value-type="float">
            <text:p>1.472.754</text:p>
          </table:table-cell>
          <table:table-cell office:value-type="float" office:value="2187884" calcext:value-type="float">
            <text:p>2.187.884</text:p>
          </table:table-cell>
          <table:table-cell office:value-type="float" office:value="83142" calcext:value-type="float">
            <text:p>83.142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1632638" calcext:value-type="float">
            <text:p>1.632.638</text:p>
          </table:table-cell>
          <table:table-cell office:value-type="float" office:value="1715001" calcext:value-type="float">
            <text:p>1.715.001</text:p>
          </table:table-cell>
          <table:table-cell office:value-type="float" office:value="2593189" calcext:value-type="float">
            <text:p>2.593.189</text:p>
          </table:table-cell>
          <table:table-cell office:value-type="float" office:value="96340" calcext:value-type="float">
            <text:p>96.340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1713514" calcext:value-type="float">
            <text:p>1.713.514</text:p>
          </table:table-cell>
          <table:table-cell office:value-type="float" office:value="1403723" calcext:value-type="float">
            <text:p>1.403.723</text:p>
          </table:table-cell>
          <table:table-cell office:value-type="float" office:value="2128791" calcext:value-type="float">
            <text:p>2.128.791</text:p>
          </table:table-cell>
          <table:table-cell office:value-type="float" office:value="85703" calcext:value-type="float">
            <text:p>85.703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1366089" calcext:value-type="float">
            <text:p>1.366.089</text:p>
          </table:table-cell>
          <table:table-cell office:value-type="float" office:value="1605393" calcext:value-type="float">
            <text:p>1.605.393</text:p>
          </table:table-cell>
          <table:table-cell office:value-type="float" office:value="2047317" calcext:value-type="float">
            <text:p>2.047.317</text:p>
          </table:table-cell>
          <table:table-cell office:value-type="float" office:value="91363" calcext:value-type="float">
            <text:p>91.363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2206794" calcext:value-type="float">
            <text:p>2.206.794</text:p>
          </table:table-cell>
          <table:table-cell office:value-type="float" office:value="2088348" calcext:value-type="float">
            <text:p>2.088.348</text:p>
          </table:table-cell>
          <table:table-cell office:value-type="float" office:value="1944158" calcext:value-type="float">
            <text:p>1.944.158</text:p>
          </table:table-cell>
          <table:table-cell office:value-type="float" office:value="93497" calcext:value-type="float">
            <text:p>93.497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2172475" calcext:value-type="float">
            <text:p>2.172.475</text:p>
          </table:table-cell>
          <table:table-cell office:value-type="float" office:value="2082740" calcext:value-type="float">
            <text:p>2.082.740</text:p>
          </table:table-cell>
          <table:table-cell office:value-type="float" office:value="2892323" calcext:value-type="float">
            <text:p>2.892.323</text:p>
          </table:table-cell>
          <table:table-cell office:value-type="float" office:value="95079" calcext:value-type="float">
            <text:p>95.079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2313024" calcext:value-type="float">
            <text:p>2.313.024</text:p>
          </table:table-cell>
          <table:table-cell office:value-type="float" office:value="2216313" calcext:value-type="float">
            <text:p>2.216.313</text:p>
          </table:table-cell>
          <table:table-cell office:value-type="float" office:value="2702392" calcext:value-type="float">
            <text:p>2.702.392</text:p>
          </table:table-cell>
          <table:table-cell office:value-type="float" office:value="108219" calcext:value-type="float">
            <text:p>108.219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2290631" calcext:value-type="float">
            <text:p>2.290.631</text:p>
          </table:table-cell>
          <table:table-cell office:value-type="float" office:value="2175498" calcext:value-type="float">
            <text:p>2.175.498</text:p>
          </table:table-cell>
          <table:table-cell office:value-type="float" office:value="2638760" calcext:value-type="float">
            <text:p>2.638.760</text:p>
          </table:table-cell>
          <table:table-cell office:value-type="float" office:value="108301" calcext:value-type="float">
            <text:p>108.301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2315479" calcext:value-type="float">
            <text:p>2.315.479</text:p>
          </table:table-cell>
          <table:table-cell office:value-type="float" office:value="2268069" calcext:value-type="float">
            <text:p>2.268.069</text:p>
          </table:table-cell>
          <table:table-cell office:value-type="float" office:value="2666410" calcext:value-type="float">
            <text:p>2.666.410</text:p>
          </table:table-cell>
          <table:table-cell office:value-type="float" office:value="93536" calcext:value-type="float">
            <text:p>93.536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2303409" calcext:value-type="float">
            <text:p>2.303.409</text:p>
          </table:table-cell>
          <table:table-cell office:value-type="float" office:value="2315163" calcext:value-type="float">
            <text:p>2.315.163</text:p>
          </table:table-cell>
          <table:table-cell office:value-type="float" office:value="592097" calcext:value-type="float">
            <text:p>592.097</text:p>
          </table:table-cell>
          <table:table-cell office:value-type="float" office:value="94133" calcext:value-type="float">
            <text:p>94.133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2299331" calcext:value-type="float">
            <text:p>2.299.331</text:p>
          </table:table-cell>
          <table:table-cell office:value-type="float" office:value="2327979" calcext:value-type="float">
            <text:p>2.327.979</text:p>
          </table:table-cell>
          <table:table-cell office:value-type="float" office:value="542229" calcext:value-type="float">
            <text:p>542.229</text:p>
          </table:table-cell>
          <table:table-cell office:value-type="float" office:value="97459" calcext:value-type="float">
            <text:p>97.459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2267178" calcext:value-type="float">
            <text:p>2.267.178</text:p>
          </table:table-cell>
          <table:table-cell office:value-type="float" office:value="2314634" calcext:value-type="float">
            <text:p>2.314.634</text:p>
          </table:table-cell>
          <table:table-cell office:value-type="float" office:value="510748" calcext:value-type="float">
            <text:p>510.748</text:p>
          </table:table-cell>
          <table:table-cell office:value-type="float" office:value="95383" calcext:value-type="float">
            <text:p>95.383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1009089" calcext:value-type="float">
            <text:p>1.009.089</text:p>
          </table:table-cell>
          <table:table-cell office:value-type="float" office:value="1041113" calcext:value-type="float">
            <text:p>1.041.113</text:p>
          </table:table-cell>
          <table:table-cell office:value-type="float" office:value="499316" calcext:value-type="float">
            <text:p>499.316</text:p>
          </table:table-cell>
          <table:table-cell office:value-type="float" office:value="94125" calcext:value-type="float">
            <text:p>94.125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678728" calcext:value-type="float">
            <text:p>678.728</text:p>
          </table:table-cell>
          <table:table-cell office:value-type="float" office:value="629583" calcext:value-type="float">
            <text:p>629.583</text:p>
          </table:table-cell>
          <table:table-cell office:value-type="float" office:value="488373" calcext:value-type="float">
            <text:p>488.373</text:p>
          </table:table-cell>
          <table:table-cell office:value-type="float" office:value="89495" calcext:value-type="float">
            <text:p>89.495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450204" calcext:value-type="float">
            <text:p>450.204</text:p>
          </table:table-cell>
          <table:table-cell office:value-type="float" office:value="483288" calcext:value-type="float">
            <text:p>483.288</text:p>
          </table:table-cell>
          <table:table-cell office:value-type="float" office:value="0" calcext:value-type="float">
            <text:p>0</text:p>
          </table:table-cell>
          <table:table-cell office:value-type="float" office:value="87916" calcext:value-type="float">
            <text:p>87.916</text:p>
          </table:table-cell>
        </table:table-row>
      </table:table>
      <table:table table:name="EXT3-SSD" table:style-name="ta1">
        <table:shapes>
          <draw:frame draw:z-index="0" draw:style-name="gr1" draw:text-style-name="P1" svg:width="15.997cm" svg:height="8.315cm" svg:x="11.399cm" svg:y="2.232cm">
            <draw:object draw:notify-on-update-of-ranges="'EXT3-SSD'.A6:'EXT3-SSD'.A23 'EXT3-SSD'.B5:'EXT3-SSD'.B5 'EXT3-SSD'.B6:'EXT3-SSD'.B23 'EXT3-SSD'.C5:'EXT3-SSD'.C5 'EXT3-SSD'.C6:'EXT3-SSD'.C23 'EXT3-SSD'.D5:'EXT3-SSD'.D5 'EXT3-SSD'.D6:'EXT3-SSD'.D23 'EXT3-SSD'.E5:'EXT3-SSD'.E5 'EXT3-SSD'.E6:'EXT3-SSD'.E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8.368cm" svg:x="11.399cm" svg:y="20.296cm">
            <draw:object draw:notify-on-update-of-ranges="'EXT3-SSD'.A46:'EXT3-SSD'.A63 'EXT3-SSD'.B45:'EXT3-SSD'.B45 'EXT3-SSD'.B46:'EXT3-SSD'.B63 'EXT3-SSD'.C45:'EXT3-SSD'.C45 'EXT3-SSD'.C46:'EXT3-SSD'.C63 'EXT3-SSD'.D45:'EXT3-SSD'.D45 'EXT3-SSD'.D46:'EXT3-SSD'.D63 'EXT3-SSD'.E45:'EXT3-SSD'.E45 'EXT3-SSD'.E46:'EXT3-SSD'.E6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7cm" svg:height="8.342cm" svg:x="11.399cm" svg:y="11.264cm">
            <draw:object draw:notify-on-update-of-ranges="'EXT3-SSD'.A26:'EXT3-SSD'.A43 'EXT3-SSD'.B25:'EXT3-SSD'.B25 'EXT3-SSD'.B26:'EXT3-SSD'.B43 'EXT3-SSD'.C25:'EXT3-SSD'.C25 'EXT3-SSD'.C26:'EXT3-SSD'.C43 'EXT3-SSD'.D25:'EXT3-SSD'.D25 'EXT3-SSD'.D26:'EXT3-SSD'.D43 'EXT3-SSD'.E25:'EXT3-SSD'.E25 'EXT3-SSD'.E26:'EXT3-SSD'.E4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.997cm" svg:height="8.315cm" svg:x="11.399cm" svg:y="29.328cm">
            <draw:object draw:notify-on-update-of-ranges="'EXT3-SSD'.A66:'EXT3-SSD'.A83 'EXT3-SSD'.B65:'EXT3-SSD'.B65 'EXT3-SSD'.B66:'EXT3-SSD'.B83 'EXT3-SSD'.C65:'EXT3-SSD'.C65 'EXT3-SSD'.C66:'EXT3-SSD'.C83 'EXT3-SSD'.D65:'EXT3-SSD'.D65 'EXT3-SSD'.D66:'EXT3-SSD'.D83 'EXT3-SSD'.E65:'EXT3-SSD'.E65 'EXT3-SSD'.E66:'EXT3-SSD'.E8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15.997cm" svg:height="8.315cm" svg:x="11.399cm" svg:y="38.361cm">
            <draw:object draw:notify-on-update-of-ranges="'EXT3-SSD'.A86:'EXT3-SSD'.A103 'EXT3-SSD'.B85:'EXT3-SSD'.B85 'EXT3-SSD'.B86:'EXT3-SSD'.B103 'EXT3-SSD'.C85:'EXT3-SSD'.C85 'EXT3-SSD'.C86:'EXT3-SSD'.C103 'EXT3-SSD'.D85:'EXT3-SSD'.D85 'EXT3-SSD'.D86:'EXT3-SSD'.D103 'EXT3-SSD'.E85:'EXT3-SSD'.E85 'EXT3-SSD'.E86:'EXT3-SSD'.E10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5.997cm" svg:height="8.342cm" svg:x="11.399cm" svg:y="47.393cm">
            <draw:object draw:notify-on-update-of-ranges="'EXT3-SSD'.A106:'EXT3-SSD'.A123 'EXT3-SSD'.B105:'EXT3-SSD'.B105 'EXT3-SSD'.B106:'EXT3-SSD'.B123 'EXT3-SSD'.C105:'EXT3-SSD'.C105 'EXT3-SSD'.C106:'EXT3-SSD'.C123 'EXT3-SSD'.D105:'EXT3-SSD'.D105 'EXT3-SSD'.D106:'EXT3-SSD'.D123 'EXT3-SSD'.E105:'EXT3-SSD'.E105 'EXT3-SSD'.E106:'EXT3-SSD'.E123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ce4"/>
        <table:table-row table:style-name="ro1">
          <table:table-cell table:style-name="ce1" office:value-type="string" calcext:value-type="string" table:number-columns-spanned="5" table:number-rows-spanned="1">
            <text:p>EXT3 SSD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BLOCOS 64KB</text:p>
          </table:table-cell>
          <table:covered-table-cell table:number-columns-repeated="4"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2" office:value-type="string" calcext:value-type="string" table:number-columns-spanned="5" table:number-rows-spanned="1">
            <text:p>ESCRITA</text:p>
          </table:table-cell>
          <table:covered-table-cell table:number-columns-repeated="4" table:style-name="Default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25507" calcext:value-type="float">
            <text:p>125.507</text:p>
          </table:table-cell>
          <table:table-cell office:value-type="float" office:value="189465" calcext:value-type="float">
            <text:p>189.465</text:p>
          </table:table-cell>
          <table:table-cell office:value-type="float" office:value="323102" calcext:value-type="float">
            <text:p>323.102</text:p>
          </table:table-cell>
          <table:table-cell office:value-type="float" office:value="212691" calcext:value-type="float">
            <text:p>212.69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43389" calcext:value-type="float">
            <text:p>243.389</text:p>
          </table:table-cell>
          <table:table-cell office:value-type="float" office:value="205398" calcext:value-type="float">
            <text:p>205.398</text:p>
          </table:table-cell>
          <table:table-cell office:value-type="float" office:value="222232" calcext:value-type="float">
            <text:p>222.232</text:p>
          </table:table-cell>
          <table:table-cell office:value-type="float" office:value="223673" calcext:value-type="float">
            <text:p>223.673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59370" calcext:value-type="float">
            <text:p>259.370</text:p>
          </table:table-cell>
          <table:table-cell table:number-columns-repeated="2" office:value-type="float" office:value="249776" calcext:value-type="float">
            <text:p>249.776</text:p>
          </table:table-cell>
          <table:table-cell office:value-type="float" office:value="252974" calcext:value-type="float">
            <text:p>252.974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97155" calcext:value-type="float">
            <text:p>297.155</text:p>
          </table:table-cell>
          <table:table-cell office:value-type="float" office:value="258210" calcext:value-type="float">
            <text:p>258.210</text:p>
          </table:table-cell>
          <table:table-cell office:value-type="float" office:value="251496" calcext:value-type="float">
            <text:p>251.496</text:p>
          </table:table-cell>
          <table:table-cell office:value-type="float" office:value="268954" calcext:value-type="float">
            <text:p>268.954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268892" calcext:value-type="float">
            <text:p>268.892</text:p>
          </table:table-cell>
          <table:table-cell office:value-type="float" office:value="293656" calcext:value-type="float">
            <text:p>293.656</text:p>
          </table:table-cell>
          <table:table-cell office:value-type="float" office:value="308240" calcext:value-type="float">
            <text:p>308.240</text:p>
          </table:table-cell>
          <table:table-cell office:value-type="float" office:value="290263" calcext:value-type="float">
            <text:p>290.263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302028" calcext:value-type="float">
            <text:p>302.028</text:p>
          </table:table-cell>
          <table:table-cell office:value-type="float" office:value="300549" calcext:value-type="float">
            <text:p>300.549</text:p>
          </table:table-cell>
          <table:table-cell office:value-type="float" office:value="399368" calcext:value-type="float">
            <text:p>399.368</text:p>
          </table:table-cell>
          <table:table-cell office:value-type="float" office:value="333982" calcext:value-type="float">
            <text:p>333.982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441417" calcext:value-type="float">
            <text:p>441.417</text:p>
          </table:table-cell>
          <table:table-cell office:value-type="float" office:value="330186" calcext:value-type="float">
            <text:p>330.186</text:p>
          </table:table-cell>
          <table:table-cell office:value-type="float" office:value="371586" calcext:value-type="float">
            <text:p>371.586</text:p>
          </table:table-cell>
          <table:table-cell office:value-type="float" office:value="381063" calcext:value-type="float">
            <text:p>381.063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524922" calcext:value-type="float">
            <text:p>524.922</text:p>
          </table:table-cell>
          <table:table-cell office:value-type="float" office:value="486283" calcext:value-type="float">
            <text:p>486.283</text:p>
          </table:table-cell>
          <table:table-cell office:value-type="float" office:value="482053" calcext:value-type="float">
            <text:p>482.053</text:p>
          </table:table-cell>
          <table:table-cell office:value-type="float" office:value="497753" calcext:value-type="float">
            <text:p>497.753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587111" calcext:value-type="float">
            <text:p>587.111</text:p>
          </table:table-cell>
          <table:table-cell office:value-type="float" office:value="607643" calcext:value-type="float">
            <text:p>607.643</text:p>
          </table:table-cell>
          <table:table-cell office:value-type="float" office:value="621784" calcext:value-type="float">
            <text:p>621.784</text:p>
          </table:table-cell>
          <table:table-cell office:value-type="float" office:value="605513" calcext:value-type="float">
            <text:p>605.513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660218" calcext:value-type="float">
            <text:p>660.218</text:p>
          </table:table-cell>
          <table:table-cell office:value-type="float" office:value="622256" calcext:value-type="float">
            <text:p>622.256</text:p>
          </table:table-cell>
          <table:table-cell office:value-type="float" office:value="603152" calcext:value-type="float">
            <text:p>603.152</text:p>
          </table:table-cell>
          <table:table-cell office:value-type="float" office:value="628542" calcext:value-type="float">
            <text:p>628.542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693180" calcext:value-type="float">
            <text:p>693.180</text:p>
          </table:table-cell>
          <table:table-cell office:value-type="float" office:value="664679" calcext:value-type="float">
            <text:p>664.679</text:p>
          </table:table-cell>
          <table:table-cell office:value-type="float" office:value="680052" calcext:value-type="float">
            <text:p>680.052</text:p>
          </table:table-cell>
          <table:table-cell office:value-type="float" office:value="679304" calcext:value-type="float">
            <text:p>679.304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701949" calcext:value-type="float">
            <text:p>701.949</text:p>
          </table:table-cell>
          <table:table-cell office:value-type="float" office:value="697729" calcext:value-type="float">
            <text:p>697.729</text:p>
          </table:table-cell>
          <table:table-cell office:value-type="float" office:value="714615" calcext:value-type="float">
            <text:p>714.615</text:p>
          </table:table-cell>
          <table:table-cell office:value-type="float" office:value="704764" calcext:value-type="float">
            <text:p>704.764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722976" calcext:value-type="float">
            <text:p>722.976</text:p>
          </table:table-cell>
          <table:table-cell office:value-type="float" office:value="689123" calcext:value-type="float">
            <text:p>689.123</text:p>
          </table:table-cell>
          <table:table-cell office:value-type="float" office:value="700621" calcext:value-type="float">
            <text:p>700.621</text:p>
          </table:table-cell>
          <table:table-cell office:value-type="float" office:value="704240" calcext:value-type="float">
            <text:p>704.240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720776" calcext:value-type="float">
            <text:p>720.776</text:p>
          </table:table-cell>
          <table:table-cell office:value-type="float" office:value="715437" calcext:value-type="float">
            <text:p>715.437</text:p>
          </table:table-cell>
          <table:table-cell office:value-type="float" office:value="715721" calcext:value-type="float">
            <text:p>715.721</text:p>
          </table:table-cell>
          <table:table-cell office:value-type="float" office:value="717311" calcext:value-type="float">
            <text:p>717.311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662796" calcext:value-type="float">
            <text:p>662.796</text:p>
          </table:table-cell>
          <table:table-cell office:value-type="float" office:value="666601" calcext:value-type="float">
            <text:p>666.601</text:p>
          </table:table-cell>
          <table:table-cell office:value-type="float" office:value="669026" calcext:value-type="float">
            <text:p>669.026</text:p>
          </table:table-cell>
          <table:table-cell office:value-type="float" office:value="666141" calcext:value-type="float">
            <text:p>666.141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592248" calcext:value-type="float">
            <text:p>592.248</text:p>
          </table:table-cell>
          <table:table-cell office:value-type="float" office:value="593025" calcext:value-type="float">
            <text:p>593.025</text:p>
          </table:table-cell>
          <table:table-cell office:value-type="float" office:value="596290" calcext:value-type="float">
            <text:p>596.290</text:p>
          </table:table-cell>
          <table:table-cell office:value-type="float" office:value="593854" calcext:value-type="float">
            <text:p>593.854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525238" calcext:value-type="float">
            <text:p>525.238</text:p>
          </table:table-cell>
          <table:table-cell office:value-type="float" office:value="611791" calcext:value-type="float">
            <text:p>611.791</text:p>
          </table:table-cell>
          <table:table-cell office:value-type="float" office:value="613156" calcext:value-type="float">
            <text:p>613.156</text:p>
          </table:table-cell>
          <table:table-cell office:value-type="float" office:value="583395" calcext:value-type="float">
            <text:p>583.395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538941" calcext:value-type="float">
            <text:p>538.941</text:p>
          </table:table-cell>
          <table:table-cell office:value-type="float" office:value="547188" calcext:value-type="float">
            <text:p>547.188</text:p>
          </table:table-cell>
          <table:table-cell office:value-type="float" office:value="497544" calcext:value-type="float">
            <text:p>497.544</text:p>
          </table:table-cell>
          <table:table-cell office:value-type="float" office:value="527891" calcext:value-type="float">
            <text:p>527.891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RE-ESCRIT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923952" calcext:value-type="float">
            <text:p>2.923.952</text:p>
          </table:table-cell>
          <table:table-cell office:value-type="float" office:value="866463" calcext:value-type="float">
            <text:p>866.463</text:p>
          </table:table-cell>
          <table:table-cell office:value-type="float" office:value="1452528" calcext:value-type="float">
            <text:p>1.452.528</text:p>
          </table:table-cell>
          <table:table-cell office:value-type="float" office:value="1747648" calcext:value-type="float">
            <text:p>1.747.64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992724" calcext:value-type="float">
            <text:p>992.724</text:p>
          </table:table-cell>
          <table:table-cell office:value-type="float" office:value="883293" calcext:value-type="float">
            <text:p>883.293</text:p>
          </table:table-cell>
          <table:table-cell office:value-type="float" office:value="1278855" calcext:value-type="float">
            <text:p>1.278.855</text:p>
          </table:table-cell>
          <table:table-cell office:value-type="float" office:value="1051624" calcext:value-type="float">
            <text:p>1.051.624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004618" calcext:value-type="float">
            <text:p>1.004.618</text:p>
          </table:table-cell>
          <table:table-cell office:value-type="float" office:value="1032636" calcext:value-type="float">
            <text:p>1.032.636</text:p>
          </table:table-cell>
          <table:table-cell office:value-type="float" office:value="924200" calcext:value-type="float">
            <text:p>924.200</text:p>
          </table:table-cell>
          <table:table-cell office:value-type="float" office:value="987151" calcext:value-type="float">
            <text:p>987.151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932550" calcext:value-type="float">
            <text:p>932.550</text:p>
          </table:table-cell>
          <table:table-cell office:value-type="float" office:value="973559" calcext:value-type="float">
            <text:p>973.559</text:p>
          </table:table-cell>
          <table:table-cell office:value-type="float" office:value="853257" calcext:value-type="float">
            <text:p>853.257</text:p>
          </table:table-cell>
          <table:table-cell office:value-type="float" office:value="919789" calcext:value-type="float">
            <text:p>919.789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1480101" calcext:value-type="float">
            <text:p>1.480.101</text:p>
          </table:table-cell>
          <table:table-cell office:value-type="float" office:value="1456510" calcext:value-type="float">
            <text:p>1.456.510</text:p>
          </table:table-cell>
          <table:table-cell office:value-type="float" office:value="1473500" calcext:value-type="float">
            <text:p>1.473.500</text:p>
          </table:table-cell>
          <table:table-cell office:value-type="float" office:value="1470037" calcext:value-type="float">
            <text:p>1.470.037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1980705" calcext:value-type="float">
            <text:p>1.980.705</text:p>
          </table:table-cell>
          <table:table-cell office:value-type="float" office:value="934724" calcext:value-type="float">
            <text:p>934.724</text:p>
          </table:table-cell>
          <table:table-cell office:value-type="float" office:value="1441311" calcext:value-type="float">
            <text:p>1.441.311</text:p>
          </table:table-cell>
          <table:table-cell office:value-type="float" office:value="1452247" calcext:value-type="float">
            <text:p>1.452.247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1063913" calcext:value-type="float">
            <text:p>1.063.913</text:p>
          </table:table-cell>
          <table:table-cell office:value-type="float" office:value="1635118" calcext:value-type="float">
            <text:p>1.635.118</text:p>
          </table:table-cell>
          <table:table-cell office:value-type="float" office:value="1398009" calcext:value-type="float">
            <text:p>1.398.009</text:p>
          </table:table-cell>
          <table:table-cell office:value-type="float" office:value="1365680" calcext:value-type="float">
            <text:p>1.365.680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1452977" calcext:value-type="float">
            <text:p>1.452.977</text:p>
          </table:table-cell>
          <table:table-cell office:value-type="float" office:value="1174619" calcext:value-type="float">
            <text:p>1.174.619</text:p>
          </table:table-cell>
          <table:table-cell office:value-type="float" office:value="907791" calcext:value-type="float">
            <text:p>907.791</text:p>
          </table:table-cell>
          <table:table-cell office:value-type="float" office:value="1178462" calcext:value-type="float">
            <text:p>1.178.462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1655818" calcext:value-type="float">
            <text:p>1.655.818</text:p>
          </table:table-cell>
          <table:table-cell office:value-type="float" office:value="1547429" calcext:value-type="float">
            <text:p>1.547.429</text:p>
          </table:table-cell>
          <table:table-cell office:value-type="float" office:value="1590367" calcext:value-type="float">
            <text:p>1.590.367</text:p>
          </table:table-cell>
          <table:table-cell office:value-type="float" office:value="1597871" calcext:value-type="float">
            <text:p>1.597.871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1930707" calcext:value-type="float">
            <text:p>1.930.707</text:p>
          </table:table-cell>
          <table:table-cell office:value-type="float" office:value="1443962" calcext:value-type="float">
            <text:p>1.443.962</text:p>
          </table:table-cell>
          <table:table-cell office:value-type="float" office:value="1629450" calcext:value-type="float">
            <text:p>1.629.450</text:p>
          </table:table-cell>
          <table:table-cell office:value-type="float" office:value="1668040" calcext:value-type="float">
            <text:p>1.668.040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1927414" calcext:value-type="float">
            <text:p>1.927.414</text:p>
          </table:table-cell>
          <table:table-cell office:value-type="float" office:value="1817965" calcext:value-type="float">
            <text:p>1.817.965</text:p>
          </table:table-cell>
          <table:table-cell office:value-type="float" office:value="1981376" calcext:value-type="float">
            <text:p>1.981.376</text:p>
          </table:table-cell>
          <table:table-cell office:value-type="float" office:value="1908918" calcext:value-type="float">
            <text:p>1.908.918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2257800" calcext:value-type="float">
            <text:p>2.257.800</text:p>
          </table:table-cell>
          <table:table-cell office:value-type="float" office:value="2082757" calcext:value-type="float">
            <text:p>2.082.757</text:p>
          </table:table-cell>
          <table:table-cell office:value-type="float" office:value="1939394" calcext:value-type="float">
            <text:p>1.939.394</text:p>
          </table:table-cell>
          <table:table-cell office:value-type="float" office:value="2093317" calcext:value-type="float">
            <text:p>2.093.317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2165851" calcext:value-type="float">
            <text:p>2.165.851</text:p>
          </table:table-cell>
          <table:table-cell office:value-type="float" office:value="2110371" calcext:value-type="float">
            <text:p>2.110.371</text:p>
          </table:table-cell>
          <table:table-cell office:value-type="float" office:value="2110084" calcext:value-type="float">
            <text:p>2.110.084</text:p>
          </table:table-cell>
          <table:table-cell office:value-type="float" office:value="2128769" calcext:value-type="float">
            <text:p>2.128.769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2226239" calcext:value-type="float">
            <text:p>2.226.239</text:p>
          </table:table-cell>
          <table:table-cell office:value-type="float" office:value="2150413" calcext:value-type="float">
            <text:p>2.150.413</text:p>
          </table:table-cell>
          <table:table-cell office:value-type="float" office:value="2175702" calcext:value-type="float">
            <text:p>2.175.702</text:p>
          </table:table-cell>
          <table:table-cell office:value-type="float" office:value="2184118" calcext:value-type="float">
            <text:p>2.184.118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2163015" calcext:value-type="float">
            <text:p>2.163.015</text:p>
          </table:table-cell>
          <table:table-cell office:value-type="float" office:value="2176941" calcext:value-type="float">
            <text:p>2.176.941</text:p>
          </table:table-cell>
          <table:table-cell office:value-type="float" office:value="2197756" calcext:value-type="float">
            <text:p>2.197.756</text:p>
          </table:table-cell>
          <table:table-cell office:value-type="float" office:value="2179237" calcext:value-type="float">
            <text:p>2.179.237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904135" calcext:value-type="float">
            <text:p>904.135</text:p>
          </table:table-cell>
          <table:table-cell office:value-type="float" office:value="1046783" calcext:value-type="float">
            <text:p>1.046.783</text:p>
          </table:table-cell>
          <table:table-cell office:value-type="float" office:value="1058881" calcext:value-type="float">
            <text:p>1.058.881</text:p>
          </table:table-cell>
          <table:table-cell office:value-type="float" office:value="1003266" calcext:value-type="float">
            <text:p>1.003.266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686566" calcext:value-type="float">
            <text:p>686.566</text:p>
          </table:table-cell>
          <table:table-cell office:value-type="float" office:value="683527" calcext:value-type="float">
            <text:p>683.527</text:p>
          </table:table-cell>
          <table:table-cell office:value-type="float" office:value="681557" calcext:value-type="float">
            <text:p>681.557</text:p>
          </table:table-cell>
          <table:table-cell office:value-type="float" office:value="683883" calcext:value-type="float">
            <text:p>683.883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566385" calcext:value-type="float">
            <text:p>566.385</text:p>
          </table:table-cell>
          <table:table-cell office:value-type="float" office:value="566226" calcext:value-type="float">
            <text:p>566.226</text:p>
          </table:table-cell>
          <table:table-cell office:value-type="float" office:value="565662" calcext:value-type="float">
            <text:p>565.662</text:p>
          </table:table-cell>
          <table:table-cell office:value-type="float" office:value="566091" calcext:value-type="float">
            <text:p>566.091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LEITUR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006179" calcext:value-type="float">
            <text:p>9.006.179</text:p>
          </table:table-cell>
          <table:table-cell office:value-type="float" office:value="3363612" calcext:value-type="float">
            <text:p>3.363.612</text:p>
          </table:table-cell>
          <table:table-cell office:value-type="float" office:value="4897948" calcext:value-type="float">
            <text:p>4.897.948</text:p>
          </table:table-cell>
          <table:table-cell office:value-type="float" office:value="5755913" calcext:value-type="float">
            <text:p>5.755.91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380677" calcext:value-type="float">
            <text:p>3.380.677</text:p>
          </table:table-cell>
          <table:table-cell office:value-type="float" office:value="3359523" calcext:value-type="float">
            <text:p>3.359.523</text:p>
          </table:table-cell>
          <table:table-cell office:value-type="float" office:value="4759253" calcext:value-type="float">
            <text:p>4.759.253</text:p>
          </table:table-cell>
          <table:table-cell office:value-type="float" office:value="3833151" calcext:value-type="float">
            <text:p>3.833.15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4652146" calcext:value-type="float">
            <text:p>4.652.146</text:p>
          </table:table-cell>
          <table:table-cell office:value-type="float" office:value="3123106" calcext:value-type="float">
            <text:p>3.123.106</text:p>
          </table:table-cell>
          <table:table-cell office:value-type="float" office:value="2911402" calcext:value-type="float">
            <text:p>2.911.402</text:p>
          </table:table-cell>
          <table:table-cell office:value-type="float" office:value="3562218" calcext:value-type="float">
            <text:p>3.562.21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20553" calcext:value-type="float">
            <text:p>3.220.553</text:p>
          </table:table-cell>
          <table:table-cell office:value-type="float" office:value="2600470" calcext:value-type="float">
            <text:p>2.600.470</text:p>
          </table:table-cell>
          <table:table-cell office:value-type="float" office:value="2782414" calcext:value-type="float">
            <text:p>2.782.414</text:p>
          </table:table-cell>
          <table:table-cell office:value-type="float" office:value="2867812" calcext:value-type="float">
            <text:p>2.867.812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4433259" calcext:value-type="float">
            <text:p>4.433.259</text:p>
          </table:table-cell>
          <table:table-cell office:value-type="float" office:value="4126579" calcext:value-type="float">
            <text:p>4.126.579</text:p>
          </table:table-cell>
          <table:table-cell office:value-type="float" office:value="4178773" calcext:value-type="float">
            <text:p>4.178.773</text:p>
          </table:table-cell>
          <table:table-cell office:value-type="float" office:value="4246204" calcext:value-type="float">
            <text:p>4.246.204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5444228" calcext:value-type="float">
            <text:p>5.444.228</text:p>
          </table:table-cell>
          <table:table-cell office:value-type="float" office:value="2663706" calcext:value-type="float">
            <text:p>2.663.706</text:p>
          </table:table-cell>
          <table:table-cell office:value-type="float" office:value="3915540" calcext:value-type="float">
            <text:p>3.915.540</text:p>
          </table:table-cell>
          <table:table-cell office:value-type="float" office:value="4007825" calcext:value-type="float">
            <text:p>4.007.825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2607037" calcext:value-type="float">
            <text:p>2.607.037</text:p>
          </table:table-cell>
          <table:table-cell office:value-type="float" office:value="2437965" calcext:value-type="float">
            <text:p>2.437.965</text:p>
          </table:table-cell>
          <table:table-cell office:value-type="float" office:value="2531736" calcext:value-type="float">
            <text:p>2.531.736</text:p>
          </table:table-cell>
          <table:table-cell office:value-type="float" office:value="2525579" calcext:value-type="float">
            <text:p>2.525.579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2396777" calcext:value-type="float">
            <text:p>2.396.777</text:p>
          </table:table-cell>
          <table:table-cell office:value-type="float" office:value="2360714" calcext:value-type="float">
            <text:p>2.360.714</text:p>
          </table:table-cell>
          <table:table-cell office:value-type="float" office:value="3626431" calcext:value-type="float">
            <text:p>3.626.431</text:p>
          </table:table-cell>
          <table:table-cell office:value-type="float" office:value="2794641" calcext:value-type="float">
            <text:p>2.794.641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2775108" calcext:value-type="float">
            <text:p>2.775.108</text:p>
          </table:table-cell>
          <table:table-cell office:value-type="float" office:value="3506130" calcext:value-type="float">
            <text:p>3.506.130</text:p>
          </table:table-cell>
          <table:table-cell office:value-type="float" office:value="2247511" calcext:value-type="float">
            <text:p>2.247.511</text:p>
          </table:table-cell>
          <table:table-cell office:value-type="float" office:value="2842916" calcext:value-type="float">
            <text:p>2.842.916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3167540" calcext:value-type="float">
            <text:p>3.167.540</text:p>
          </table:table-cell>
          <table:table-cell office:value-type="float" office:value="3539430" calcext:value-type="float">
            <text:p>3.539.430</text:p>
          </table:table-cell>
          <table:table-cell office:value-type="float" office:value="4744050" calcext:value-type="float">
            <text:p>4.744.050</text:p>
          </table:table-cell>
          <table:table-cell office:value-type="float" office:value="3817007" calcext:value-type="float">
            <text:p>3.817.007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3930206" calcext:value-type="float">
            <text:p>3.930.206</text:p>
          </table:table-cell>
          <table:table-cell office:value-type="float" office:value="3684107" calcext:value-type="float">
            <text:p>3.684.107</text:p>
          </table:table-cell>
          <table:table-cell office:value-type="float" office:value="3429936" calcext:value-type="float">
            <text:p>3.429.936</text:p>
          </table:table-cell>
          <table:table-cell office:value-type="float" office:value="3681416" calcext:value-type="float">
            <text:p>3.681.416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4741080" calcext:value-type="float">
            <text:p>4.741.080</text:p>
          </table:table-cell>
          <table:table-cell office:value-type="float" office:value="4844141" calcext:value-type="float">
            <text:p>4.844.141</text:p>
          </table:table-cell>
          <table:table-cell office:value-type="float" office:value="4682646" calcext:value-type="float">
            <text:p>4.682.646</text:p>
          </table:table-cell>
          <table:table-cell office:value-type="float" office:value="4755956" calcext:value-type="float">
            <text:p>4.755.956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5403807" calcext:value-type="float">
            <text:p>5.403.807</text:p>
          </table:table-cell>
          <table:table-cell office:value-type="float" office:value="4971143" calcext:value-type="float">
            <text:p>4.971.143</text:p>
          </table:table-cell>
          <table:table-cell office:value-type="float" office:value="5064987" calcext:value-type="float">
            <text:p>5.064.987</text:p>
          </table:table-cell>
          <table:table-cell office:value-type="float" office:value="5146646" calcext:value-type="float">
            <text:p>5.146.646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5269496" calcext:value-type="float">
            <text:p>5.269.496</text:p>
          </table:table-cell>
          <table:table-cell office:value-type="float" office:value="5261969" calcext:value-type="float">
            <text:p>5.261.969</text:p>
          </table:table-cell>
          <table:table-cell office:value-type="float" office:value="5367230" calcext:value-type="float">
            <text:p>5.367.230</text:p>
          </table:table-cell>
          <table:table-cell office:value-type="float" office:value="5299565" calcext:value-type="float">
            <text:p>5.299.565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5587333" calcext:value-type="float">
            <text:p>5.587.333</text:p>
          </table:table-cell>
          <table:table-cell office:value-type="float" office:value="5450494" calcext:value-type="float">
            <text:p>5.450.494</text:p>
          </table:table-cell>
          <table:table-cell office:value-type="float" office:value="5503441" calcext:value-type="float">
            <text:p>5.503.441</text:p>
          </table:table-cell>
          <table:table-cell office:value-type="float" office:value="5513756" calcext:value-type="float">
            <text:p>5.513.756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5677906" calcext:value-type="float">
            <text:p>5.677.906</text:p>
          </table:table-cell>
          <table:table-cell office:value-type="float" office:value="5593985" calcext:value-type="float">
            <text:p>5.593.985</text:p>
          </table:table-cell>
          <table:table-cell office:value-type="float" office:value="5748378" calcext:value-type="float">
            <text:p>5.748.378</text:p>
          </table:table-cell>
          <table:table-cell office:value-type="float" office:value="5673423" calcext:value-type="float">
            <text:p>5.673.423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5790486" calcext:value-type="float">
            <text:p>5.790.486</text:p>
          </table:table-cell>
          <table:table-cell office:value-type="float" office:value="5732318" calcext:value-type="float">
            <text:p>5.732.318</text:p>
          </table:table-cell>
          <table:table-cell office:value-type="float" office:value="5792852" calcext:value-type="float">
            <text:p>5.792.852</text:p>
          </table:table-cell>
          <table:table-cell office:value-type="float" office:value="5771885" calcext:value-type="float">
            <text:p>5.771.885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390913" calcext:value-type="float">
            <text:p>390.913</text:p>
          </table:table-cell>
          <table:table-cell office:value-type="float" office:value="393940" calcext:value-type="float">
            <text:p>393.940</text:p>
          </table:table-cell>
          <table:table-cell office:value-type="float" office:value="393634" calcext:value-type="float">
            <text:p>393.634</text:p>
          </table:table-cell>
          <table:table-cell office:value-type="float" office:value="392829" calcext:value-type="float">
            <text:p>392.829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RE-LEITUR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100397" calcext:value-type="float">
            <text:p>7.100.397</text:p>
          </table:table-cell>
          <table:table-cell office:value-type="float" office:value="3541098" calcext:value-type="float">
            <text:p>3.541.098</text:p>
          </table:table-cell>
          <table:table-cell office:value-type="float" office:value="4897948" calcext:value-type="float">
            <text:p>4.897.948</text:p>
          </table:table-cell>
          <table:table-cell office:value-type="float" office:value="5179814" calcext:value-type="float">
            <text:p>5.179.81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359523" calcext:value-type="float">
            <text:p>3.359.523</text:p>
          </table:table-cell>
          <table:table-cell office:value-type="float" office:value="3657016" calcext:value-type="float">
            <text:p>3.657.016</text:p>
          </table:table-cell>
          <table:table-cell office:value-type="float" office:value="5122535" calcext:value-type="float">
            <text:p>5.122.535</text:p>
          </table:table-cell>
          <table:table-cell office:value-type="float" office:value="4046358" calcext:value-type="float">
            <text:p>4.046.358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5569035" calcext:value-type="float">
            <text:p>5.569.035</text:p>
          </table:table-cell>
          <table:table-cell office:value-type="float" office:value="3770085" calcext:value-type="float">
            <text:p>3.770.085</text:p>
          </table:table-cell>
          <table:table-cell office:value-type="float" office:value="3879045" calcext:value-type="float">
            <text:p>3.879.045</text:p>
          </table:table-cell>
          <table:table-cell office:value-type="float" office:value="4406055" calcext:value-type="float">
            <text:p>4.406.055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941742" calcext:value-type="float">
            <text:p>3.941.742</text:p>
          </table:table-cell>
          <table:table-cell office:value-type="float" office:value="3742527" calcext:value-type="float">
            <text:p>3.742.527</text:p>
          </table:table-cell>
          <table:table-cell office:value-type="float" office:value="3510074" calcext:value-type="float">
            <text:p>3.510.074</text:p>
          </table:table-cell>
          <table:table-cell office:value-type="float" office:value="3731448" calcext:value-type="float">
            <text:p>3.731.448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5479632" calcext:value-type="float">
            <text:p>5.479.632</text:p>
          </table:table-cell>
          <table:table-cell office:value-type="float" office:value="5390231" calcext:value-type="float">
            <text:p>5.390.231</text:p>
          </table:table-cell>
          <table:table-cell office:value-type="float" office:value="4995276" calcext:value-type="float">
            <text:p>4.995.276</text:p>
          </table:table-cell>
          <table:table-cell office:value-type="float" office:value="5288380" calcext:value-type="float">
            <text:p>5.288.380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5750369" calcext:value-type="float">
            <text:p>5.750.369</text:p>
          </table:table-cell>
          <table:table-cell office:value-type="float" office:value="4104506" calcext:value-type="float">
            <text:p>4.104.506</text:p>
          </table:table-cell>
          <table:table-cell office:value-type="float" office:value="4086930" calcext:value-type="float">
            <text:p>4.086.930</text:p>
          </table:table-cell>
          <table:table-cell office:value-type="float" office:value="4647268" calcext:value-type="float">
            <text:p>4.647.268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2656212" calcext:value-type="float">
            <text:p>2.656.212</text:p>
          </table:table-cell>
          <table:table-cell office:value-type="float" office:value="2451183" calcext:value-type="float">
            <text:p>2.451.183</text:p>
          </table:table-cell>
          <table:table-cell office:value-type="float" office:value="2491711" calcext:value-type="float">
            <text:p>2.491.711</text:p>
          </table:table-cell>
          <table:table-cell office:value-type="float" office:value="2533035" calcext:value-type="float">
            <text:p>2.533.035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2568797" calcext:value-type="float">
            <text:p>2.568.797</text:p>
          </table:table-cell>
          <table:table-cell office:value-type="float" office:value="3477070" calcext:value-type="float">
            <text:p>3.477.070</text:p>
          </table:table-cell>
          <table:table-cell office:value-type="float" office:value="2798752" calcext:value-type="float">
            <text:p>2.798.752</text:p>
          </table:table-cell>
          <table:table-cell office:value-type="float" office:value="2948206" calcext:value-type="float">
            <text:p>2.948.206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3547762" calcext:value-type="float">
            <text:p>3.547.762</text:p>
          </table:table-cell>
          <table:table-cell office:value-type="float" office:value="2226683" calcext:value-type="float">
            <text:p>2.226.683</text:p>
          </table:table-cell>
          <table:table-cell office:value-type="float" office:value="2303409" calcext:value-type="float">
            <text:p>2.303.409</text:p>
          </table:table-cell>
          <table:table-cell office:value-type="float" office:value="2692618" calcext:value-type="float">
            <text:p>2.692.618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3718203" calcext:value-type="float">
            <text:p>3.718.203</text:p>
          </table:table-cell>
          <table:table-cell office:value-type="float" office:value="4975380" calcext:value-type="float">
            <text:p>4.975.380</text:p>
          </table:table-cell>
          <table:table-cell office:value-type="float" office:value="4964059" calcext:value-type="float">
            <text:p>4.964.059</text:p>
          </table:table-cell>
          <table:table-cell office:value-type="float" office:value="4552547" calcext:value-type="float">
            <text:p>4.552.547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5765443" calcext:value-type="float">
            <text:p>5.765.443</text:p>
          </table:table-cell>
          <table:table-cell office:value-type="float" office:value="4361770" calcext:value-type="float">
            <text:p>4.361.770</text:p>
          </table:table-cell>
          <table:table-cell office:value-type="float" office:value="5211666" calcext:value-type="float">
            <text:p>5.211.666</text:p>
          </table:table-cell>
          <table:table-cell office:value-type="float" office:value="5112960" calcext:value-type="float">
            <text:p>5.112.960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5902289" calcext:value-type="float">
            <text:p>5.902.289</text:p>
          </table:table-cell>
          <table:table-cell office:value-type="float" office:value="5402325" calcext:value-type="float">
            <text:p>5.402.325</text:p>
          </table:table-cell>
          <table:table-cell office:value-type="float" office:value="5437753" calcext:value-type="float">
            <text:p>5.437.753</text:p>
          </table:table-cell>
          <table:table-cell office:value-type="float" office:value="5580789" calcext:value-type="float">
            <text:p>5.580.789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5951451" calcext:value-type="float">
            <text:p>5.951.451</text:p>
          </table:table-cell>
          <table:table-cell office:value-type="float" office:value="5590619" calcext:value-type="float">
            <text:p>5.590.619</text:p>
          </table:table-cell>
          <table:table-cell office:value-type="float" office:value="5642259" calcext:value-type="float">
            <text:p>5.642.259</text:p>
          </table:table-cell>
          <table:table-cell office:value-type="float" office:value="5728110" calcext:value-type="float">
            <text:p>5.728.110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5929111" calcext:value-type="float">
            <text:p>5.929.111</text:p>
          </table:table-cell>
          <table:table-cell office:value-type="float" office:value="5735752" calcext:value-type="float">
            <text:p>5.735.752</text:p>
          </table:table-cell>
          <table:table-cell office:value-type="float" office:value="5806326" calcext:value-type="float">
            <text:p>5.806.326</text:p>
          </table:table-cell>
          <table:table-cell office:value-type="float" office:value="5823730" calcext:value-type="float">
            <text:p>5.823.730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5961474" calcext:value-type="float">
            <text:p>5.961.474</text:p>
          </table:table-cell>
          <table:table-cell office:value-type="float" office:value="5858228" calcext:value-type="float">
            <text:p>5.858.228</text:p>
          </table:table-cell>
          <table:table-cell office:value-type="float" office:value="5920816" calcext:value-type="float">
            <text:p>5.920.816</text:p>
          </table:table-cell>
          <table:table-cell office:value-type="float" office:value="5913506" calcext:value-type="float">
            <text:p>5.913.506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5979324" calcext:value-type="float">
            <text:p>5.979.324</text:p>
          </table:table-cell>
          <table:table-cell office:value-type="float" office:value="5911882" calcext:value-type="float">
            <text:p>5.911.882</text:p>
          </table:table-cell>
          <table:table-cell office:value-type="float" office:value="5962002" calcext:value-type="float">
            <text:p>5.962.002</text:p>
          </table:table-cell>
          <table:table-cell office:value-type="float" office:value="5951069" calcext:value-type="float">
            <text:p>5.951.069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5955220" calcext:value-type="float">
            <text:p>5.955.220</text:p>
          </table:table-cell>
          <table:table-cell office:value-type="float" office:value="5899601" calcext:value-type="float">
            <text:p>5.899.601</text:p>
          </table:table-cell>
          <table:table-cell office:value-type="float" office:value="5954503" calcext:value-type="float">
            <text:p>5.954.503</text:p>
          </table:table-cell>
          <table:table-cell office:value-type="float" office:value="5936441" calcext:value-type="float">
            <text:p>5.936.441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396016" calcext:value-type="float">
            <text:p>396.016</text:p>
          </table:table-cell>
          <table:table-cell office:value-type="float" office:value="395333" calcext:value-type="float">
            <text:p>395.333</text:p>
          </table:table-cell>
          <table:table-cell office:value-type="float" office:value="395152" calcext:value-type="float">
            <text:p>395.152</text:p>
          </table:table-cell>
          <table:table-cell office:value-type="float" office:value="395500" calcext:value-type="float">
            <text:p>395.500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LEITURA ALEATÓRI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599680" calcext:value-type="float">
            <text:p>1.599.680</text:p>
          </table:table-cell>
          <table:table-cell office:value-type="float" office:value="3363612" calcext:value-type="float">
            <text:p>3.363.612</text:p>
          </table:table-cell>
          <table:table-cell office:value-type="float" office:value="4897948" calcext:value-type="float">
            <text:p>4.897.948</text:p>
          </table:table-cell>
          <table:table-cell office:value-type="float" office:value="3287080" calcext:value-type="float">
            <text:p>3.287.08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380677" calcext:value-type="float">
            <text:p>3.380.677</text:p>
          </table:table-cell>
          <table:table-cell office:value-type="float" office:value="3445772" calcext:value-type="float">
            <text:p>3.445.772</text:p>
          </table:table-cell>
          <table:table-cell office:value-type="float" office:value="5325799" calcext:value-type="float">
            <text:p>5.325.799</text:p>
          </table:table-cell>
          <table:table-cell office:value-type="float" office:value="4050749" calcext:value-type="float">
            <text:p>4.050.749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5455847" calcext:value-type="float">
            <text:p>5.455.847</text:p>
          </table:table-cell>
          <table:table-cell office:value-type="float" office:value="3465855" calcext:value-type="float">
            <text:p>3.465.855</text:p>
          </table:table-cell>
          <table:table-cell office:value-type="float" office:value="3236056" calcext:value-type="float">
            <text:p>3.236.056</text:p>
          </table:table-cell>
          <table:table-cell office:value-type="float" office:value="4052586" calcext:value-type="float">
            <text:p>4.052.586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610395" calcext:value-type="float">
            <text:p>3.610.395</text:p>
          </table:table-cell>
          <table:table-cell office:value-type="float" office:value="3533174" calcext:value-type="float">
            <text:p>3.533.174</text:p>
          </table:table-cell>
          <table:table-cell office:value-type="float" office:value="3437042" calcext:value-type="float">
            <text:p>3.437.042</text:p>
          </table:table-cell>
          <table:table-cell office:value-type="float" office:value="3526870" calcext:value-type="float">
            <text:p>3.526.870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5451810" calcext:value-type="float">
            <text:p>5.451.810</text:p>
          </table:table-cell>
          <table:table-cell table:number-columns-repeated="2" office:value-type="float" office:value="5144870" calcext:value-type="float">
            <text:p>5.144.870</text:p>
          </table:table-cell>
          <table:table-cell office:value-type="float" office:value="5247183" calcext:value-type="float">
            <text:p>5.247.183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5719737" calcext:value-type="float">
            <text:p>5.719.737</text:p>
          </table:table-cell>
          <table:table-cell office:value-type="float" office:value="4186524" calcext:value-type="float">
            <text:p>4.186.524</text:p>
          </table:table-cell>
          <table:table-cell office:value-type="float" office:value="4248644" calcext:value-type="float">
            <text:p>4.248.644</text:p>
          </table:table-cell>
          <table:table-cell office:value-type="float" office:value="4718302" calcext:value-type="float">
            <text:p>4.718.302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2487022" calcext:value-type="float">
            <text:p>2.487.022</text:p>
          </table:table-cell>
          <table:table-cell office:value-type="float" office:value="2403852" calcext:value-type="float">
            <text:p>2.403.852</text:p>
          </table:table-cell>
          <table:table-cell office:value-type="float" office:value="2452933" calcext:value-type="float">
            <text:p>2.452.933</text:p>
          </table:table-cell>
          <table:table-cell office:value-type="float" office:value="2447936" calcext:value-type="float">
            <text:p>2.447.936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2947864" calcext:value-type="float">
            <text:p>2.947.864</text:p>
          </table:table-cell>
          <table:table-cell office:value-type="float" office:value="4179607" calcext:value-type="float">
            <text:p>4.179.607</text:p>
          </table:table-cell>
          <table:table-cell office:value-type="float" office:value="4378260" calcext:value-type="float">
            <text:p>4.378.260</text:p>
          </table:table-cell>
          <table:table-cell office:value-type="float" office:value="3835244" calcext:value-type="float">
            <text:p>3.835.244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4242255" calcext:value-type="float">
            <text:p>4.242.255</text:p>
          </table:table-cell>
          <table:table-cell office:value-type="float" office:value="2454196" calcext:value-type="float">
            <text:p>2.454.196</text:p>
          </table:table-cell>
          <table:table-cell office:value-type="float" office:value="2753646" calcext:value-type="float">
            <text:p>2.753.646</text:p>
          </table:table-cell>
          <table:table-cell office:value-type="float" office:value="3150032" calcext:value-type="float">
            <text:p>3.150.032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4354597" calcext:value-type="float">
            <text:p>4.354.597</text:p>
          </table:table-cell>
          <table:table-cell office:value-type="float" office:value="4790014" calcext:value-type="float">
            <text:p>4.790.014</text:p>
          </table:table-cell>
          <table:table-cell office:value-type="float" office:value="4885536" calcext:value-type="float">
            <text:p>4.885.536</text:p>
          </table:table-cell>
          <table:table-cell office:value-type="float" office:value="4676716" calcext:value-type="float">
            <text:p>4.676.716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5360353" calcext:value-type="float">
            <text:p>5.360.353</text:p>
          </table:table-cell>
          <table:table-cell office:value-type="float" office:value="3269444" calcext:value-type="float">
            <text:p>3.269.444</text:p>
          </table:table-cell>
          <table:table-cell office:value-type="float" office:value="5002436" calcext:value-type="float">
            <text:p>5.002.436</text:p>
          </table:table-cell>
          <table:table-cell office:value-type="float" office:value="4544078" calcext:value-type="float">
            <text:p>4.544.078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5531866" calcext:value-type="float">
            <text:p>5.531.866</text:p>
          </table:table-cell>
          <table:table-cell office:value-type="float" office:value="5115396" calcext:value-type="float">
            <text:p>5.115.396</text:p>
          </table:table-cell>
          <table:table-cell office:value-type="float" office:value="5168004" calcext:value-type="float">
            <text:p>5.168.004</text:p>
          </table:table-cell>
          <table:table-cell office:value-type="float" office:value="5271755" calcext:value-type="float">
            <text:p>5.271.755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5512916" calcext:value-type="float">
            <text:p>5.512.916</text:p>
          </table:table-cell>
          <table:table-cell office:value-type="float" office:value="5245190" calcext:value-type="float">
            <text:p>5.245.190</text:p>
          </table:table-cell>
          <table:table-cell office:value-type="float" office:value="5323588" calcext:value-type="float">
            <text:p>5.323.588</text:p>
          </table:table-cell>
          <table:table-cell office:value-type="float" office:value="5360565" calcext:value-type="float">
            <text:p>5.360.565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5513826" calcext:value-type="float">
            <text:p>5.513.826</text:p>
          </table:table-cell>
          <table:table-cell office:value-type="float" office:value="5365541" calcext:value-type="float">
            <text:p>5.365.541</text:p>
          </table:table-cell>
          <table:table-cell office:value-type="float" office:value="5432640" calcext:value-type="float">
            <text:p>5.432.640</text:p>
          </table:table-cell>
          <table:table-cell office:value-type="float" office:value="5437336" calcext:value-type="float">
            <text:p>5.437.336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5525539" calcext:value-type="float">
            <text:p>5.525.539</text:p>
          </table:table-cell>
          <table:table-cell office:value-type="float" office:value="5448705" calcext:value-type="float">
            <text:p>5.448.705</text:p>
          </table:table-cell>
          <table:table-cell office:value-type="float" office:value="5492280" calcext:value-type="float">
            <text:p>5.492.280</text:p>
          </table:table-cell>
          <table:table-cell office:value-type="float" office:value="5488841" calcext:value-type="float">
            <text:p>5.488.841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5495206" calcext:value-type="float">
            <text:p>5.495.206</text:p>
          </table:table-cell>
          <table:table-cell office:value-type="float" office:value="5463269" calcext:value-type="float">
            <text:p>5.463.269</text:p>
          </table:table-cell>
          <table:table-cell office:value-type="float" office:value="5519852" calcext:value-type="float">
            <text:p>5.519.852</text:p>
          </table:table-cell>
          <table:table-cell office:value-type="float" office:value="5492776" calcext:value-type="float">
            <text:p>5.492.776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5509816" calcext:value-type="float">
            <text:p>5.509.816</text:p>
          </table:table-cell>
          <table:table-cell office:value-type="float" office:value="5479720" calcext:value-type="float">
            <text:p>5.479.720</text:p>
          </table:table-cell>
          <table:table-cell office:value-type="float" office:value="5539975" calcext:value-type="float">
            <text:p>5.539.975</text:p>
          </table:table-cell>
          <table:table-cell office:value-type="float" office:value="5509837" calcext:value-type="float">
            <text:p>5.509.837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384973" calcext:value-type="float">
            <text:p>384.973</text:p>
          </table:table-cell>
          <table:table-cell office:value-type="float" office:value="405941" calcext:value-type="float">
            <text:p>405.941</text:p>
          </table:table-cell>
          <table:table-cell office:value-type="float" office:value="423600" calcext:value-type="float">
            <text:p>423.600</text:p>
          </table:table-cell>
          <table:table-cell office:value-type="float" office:value="404838" calcext:value-type="float">
            <text:p>404.838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ESCRITA ALEATÓRI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562436" calcext:value-type="float">
            <text:p>1.562.436</text:p>
          </table:table-cell>
          <table:table-cell office:value-type="float" office:value="942521" calcext:value-type="float">
            <text:p>942.521</text:p>
          </table:table-cell>
          <table:table-cell office:value-type="float" office:value="1460430" calcext:value-type="float">
            <text:p>1.460.430</text:p>
          </table:table-cell>
          <table:table-cell office:value-type="float" office:value="1321796" calcext:value-type="float">
            <text:p>1.321.79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057236" calcext:value-type="float">
            <text:p>1.057.236</text:p>
          </table:table-cell>
          <table:table-cell office:value-type="float" office:value="1048974" calcext:value-type="float">
            <text:p>1.048.974</text:p>
          </table:table-cell>
          <table:table-cell office:value-type="float" office:value="1526043" calcext:value-type="float">
            <text:p>1.526.043</text:p>
          </table:table-cell>
          <table:table-cell office:value-type="float" office:value="1210751" calcext:value-type="float">
            <text:p>1.210.75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610276" calcext:value-type="float">
            <text:p>1.610.276</text:p>
          </table:table-cell>
          <table:table-cell office:value-type="float" office:value="1114064" calcext:value-type="float">
            <text:p>1.114.064</text:p>
          </table:table-cell>
          <table:table-cell office:value-type="float" office:value="1103757" calcext:value-type="float">
            <text:p>1.103.757</text:p>
          </table:table-cell>
          <table:table-cell office:value-type="float" office:value="1276032" calcext:value-type="float">
            <text:p>1.276.032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034032" calcext:value-type="float">
            <text:p>1.034.032</text:p>
          </table:table-cell>
          <table:table-cell office:value-type="float" office:value="1120344" calcext:value-type="float">
            <text:p>1.120.344</text:p>
          </table:table-cell>
          <table:table-cell office:value-type="float" office:value="1110496" calcext:value-type="float">
            <text:p>1.110.496</text:p>
          </table:table-cell>
          <table:table-cell office:value-type="float" office:value="1088291" calcext:value-type="float">
            <text:p>1.088.291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1607514" calcext:value-type="float">
            <text:p>1.607.514</text:p>
          </table:table-cell>
          <table:table-cell office:value-type="float" office:value="1630707" calcext:value-type="float">
            <text:p>1.630.707</text:p>
          </table:table-cell>
          <table:table-cell office:value-type="float" office:value="1659694" calcext:value-type="float">
            <text:p>1.659.694</text:p>
          </table:table-cell>
          <table:table-cell office:value-type="float" office:value="1632638" calcext:value-type="float">
            <text:p>1.632.638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2068963" calcext:value-type="float">
            <text:p>2.068.963</text:p>
          </table:table-cell>
          <table:table-cell office:value-type="float" office:value="1543340" calcext:value-type="float">
            <text:p>1.543.340</text:p>
          </table:table-cell>
          <table:table-cell office:value-type="float" office:value="1528239" calcext:value-type="float">
            <text:p>1.528.239</text:p>
          </table:table-cell>
          <table:table-cell office:value-type="float" office:value="1713514" calcext:value-type="float">
            <text:p>1.713.514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1508752" calcext:value-type="float">
            <text:p>1.508.752</text:p>
          </table:table-cell>
          <table:table-cell office:value-type="float" office:value="1355755" calcext:value-type="float">
            <text:p>1.355.755</text:p>
          </table:table-cell>
          <table:table-cell office:value-type="float" office:value="1233760" calcext:value-type="float">
            <text:p>1.233.760</text:p>
          </table:table-cell>
          <table:table-cell office:value-type="float" office:value="1366089" calcext:value-type="float">
            <text:p>1.366.089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2875338" calcext:value-type="float">
            <text:p>2.875.338</text:p>
          </table:table-cell>
          <table:table-cell office:value-type="float" office:value="1859715" calcext:value-type="float">
            <text:p>1.859.715</text:p>
          </table:table-cell>
          <table:table-cell office:value-type="float" office:value="1885328" calcext:value-type="float">
            <text:p>1.885.328</text:p>
          </table:table-cell>
          <table:table-cell office:value-type="float" office:value="2206794" calcext:value-type="float">
            <text:p>2.206.794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1928220" calcext:value-type="float">
            <text:p>1.928.220</text:p>
          </table:table-cell>
          <table:table-cell office:value-type="float" office:value="2281310" calcext:value-type="float">
            <text:p>2.281.310</text:p>
          </table:table-cell>
          <table:table-cell office:value-type="float" office:value="2307896" calcext:value-type="float">
            <text:p>2.307.896</text:p>
          </table:table-cell>
          <table:table-cell office:value-type="float" office:value="2172475" calcext:value-type="float">
            <text:p>2.172.475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2436437" calcext:value-type="float">
            <text:p>2.436.437</text:p>
          </table:table-cell>
          <table:table-cell office:value-type="float" office:value="2238098" calcext:value-type="float">
            <text:p>2.238.098</text:p>
          </table:table-cell>
          <table:table-cell office:value-type="float" office:value="2264538" calcext:value-type="float">
            <text:p>2.264.538</text:p>
          </table:table-cell>
          <table:table-cell office:value-type="float" office:value="2313024" calcext:value-type="float">
            <text:p>2.313.024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2335315" calcext:value-type="float">
            <text:p>2.335.315</text:p>
          </table:table-cell>
          <table:table-cell office:value-type="float" office:value="2252473" calcext:value-type="float">
            <text:p>2.252.473</text:p>
          </table:table-cell>
          <table:table-cell office:value-type="float" office:value="2284105" calcext:value-type="float">
            <text:p>2.284.105</text:p>
          </table:table-cell>
          <table:table-cell office:value-type="float" office:value="2290631" calcext:value-type="float">
            <text:p>2.290.631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2382000" calcext:value-type="float">
            <text:p>2.382.000</text:p>
          </table:table-cell>
          <table:table-cell office:value-type="float" office:value="2251982" calcext:value-type="float">
            <text:p>2.251.982</text:p>
          </table:table-cell>
          <table:table-cell office:value-type="float" office:value="2312455" calcext:value-type="float">
            <text:p>2.312.455</text:p>
          </table:table-cell>
          <table:table-cell office:value-type="float" office:value="2315479" calcext:value-type="float">
            <text:p>2.315.479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2353392" calcext:value-type="float">
            <text:p>2.353.392</text:p>
          </table:table-cell>
          <table:table-cell office:value-type="float" office:value="2266072" calcext:value-type="float">
            <text:p>2.266.072</text:p>
          </table:table-cell>
          <table:table-cell office:value-type="float" office:value="2290764" calcext:value-type="float">
            <text:p>2.290.764</text:p>
          </table:table-cell>
          <table:table-cell office:value-type="float" office:value="2303409" calcext:value-type="float">
            <text:p>2.303.409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2299074" calcext:value-type="float">
            <text:p>2.299.074</text:p>
          </table:table-cell>
          <table:table-cell office:value-type="float" office:value="2290146" calcext:value-type="float">
            <text:p>2.290.146</text:p>
          </table:table-cell>
          <table:table-cell office:value-type="float" office:value="2308773" calcext:value-type="float">
            <text:p>2.308.773</text:p>
          </table:table-cell>
          <table:table-cell office:value-type="float" office:value="2299331" calcext:value-type="float">
            <text:p>2.299.331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2287364" calcext:value-type="float">
            <text:p>2.287.364</text:p>
          </table:table-cell>
          <table:table-cell office:value-type="float" office:value="2250908" calcext:value-type="float">
            <text:p>2.250.908</text:p>
          </table:table-cell>
          <table:table-cell office:value-type="float" office:value="2263261" calcext:value-type="float">
            <text:p>2.263.261</text:p>
          </table:table-cell>
          <table:table-cell office:value-type="float" office:value="2267178" calcext:value-type="float">
            <text:p>2.267.178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909188" calcext:value-type="float">
            <text:p>909.188</text:p>
          </table:table-cell>
          <table:table-cell office:value-type="float" office:value="1058979" calcext:value-type="float">
            <text:p>1.058.979</text:p>
          </table:table-cell>
          <table:table-cell office:value-type="float" office:value="1059100" calcext:value-type="float">
            <text:p>1.059.100</text:p>
          </table:table-cell>
          <table:table-cell office:value-type="float" office:value="1009089" calcext:value-type="float">
            <text:p>1.009.089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679272" calcext:value-type="float">
            <text:p>679.272</text:p>
          </table:table-cell>
          <table:table-cell office:value-type="float" office:value="677471" calcext:value-type="float">
            <text:p>677.471</text:p>
          </table:table-cell>
          <table:table-cell office:value-type="float" office:value="679442" calcext:value-type="float">
            <text:p>679.442</text:p>
          </table:table-cell>
          <table:table-cell office:value-type="float" office:value="678728" calcext:value-type="float">
            <text:p>678.728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418913" calcext:value-type="float">
            <text:p>418.913</text:p>
          </table:table-cell>
          <table:table-cell office:value-type="float" office:value="400348" calcext:value-type="float">
            <text:p>400.348</text:p>
          </table:table-cell>
          <table:table-cell office:value-type="float" office:value="531351" calcext:value-type="float">
            <text:p>531.351</text:p>
          </table:table-cell>
          <table:table-cell office:value-type="float" office:value="450204" calcext:value-type="float">
            <text:p>450.204</text:p>
          </table:table-cell>
        </table:table-row>
      </table:table>
      <table:table table:name="EXT4-SSD" table:style-name="ta1">
        <table:shapes>
          <draw:frame draw:z-index="0" draw:style-name="gr1" draw:text-style-name="P1" svg:width="15.997cm" svg:height="8.315cm" svg:x="11.399cm" svg:y="2.232cm">
            <draw:object draw:notify-on-update-of-ranges="'EXT4-SSD'.A6:'EXT4-SSD'.A23 'EXT4-SSD'.B5:'EXT4-SSD'.B5 'EXT4-SSD'.B6:'EXT4-SSD'.B23 'EXT4-SSD'.C5:'EXT4-SSD'.C5 'EXT4-SSD'.C6:'EXT4-SSD'.C23 'EXT4-SSD'.D5:'EXT4-SSD'.D5 'EXT4-SSD'.D6:'EXT4-SSD'.D23 'EXT4-SSD'.E5:'EXT4-SSD'.E5 'EXT4-SSD'.E6:'EXT4-SSD'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7cm" svg:height="8.342cm" svg:x="11.399cm" svg:y="20.296cm">
            <draw:object draw:notify-on-update-of-ranges="'EXT4-SSD'.A46:'EXT4-SSD'.A63 'EXT4-SSD'.B45:'EXT4-SSD'.B45 'EXT4-SSD'.B46:'EXT4-SSD'.B63 'EXT4-SSD'.C45:'EXT4-SSD'.C45 'EXT4-SSD'.C46:'EXT4-SSD'.C63 'EXT4-SSD'.D45:'EXT4-SSD'.D45 'EXT4-SSD'.D46:'EXT4-SSD'.D63 'EXT4-SSD'.E45:'EXT4-SSD'.E45 'EXT4-SSD'.E46:'EXT4-SSD'.E6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.997cm" svg:height="8.714cm" svg:x="11.399cm" svg:y="10.918cm">
            <draw:object draw:notify-on-update-of-ranges="'EXT4-SSD'.A26:'EXT4-SSD'.A43 'EXT4-SSD'.B25:'EXT4-SSD'.B25 'EXT4-SSD'.B26:'EXT4-SSD'.B43 'EXT4-SSD'.C25:'EXT4-SSD'.C25 'EXT4-SSD'.C26:'EXT4-SSD'.C43 'EXT4-SSD'.D25:'EXT4-SSD'.D25 'EXT4-SSD'.D26:'EXT4-SSD'.D43 'EXT4-SSD'.E25:'EXT4-SSD'.E25 'EXT4-SSD'.E26:'EXT4-SSD'.E4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15.997cm" svg:height="8.395cm" svg:x="11.399cm" svg:y="29.329cm">
            <draw:object draw:notify-on-update-of-ranges="'EXT4-SSD'.A66:'EXT4-SSD'.A83 'EXT4-SSD'.B65:'EXT4-SSD'.B65 'EXT4-SSD'.B66:'EXT4-SSD'.B83 'EXT4-SSD'.C65:'EXT4-SSD'.C65 'EXT4-SSD'.C66:'EXT4-SSD'.C83 'EXT4-SSD'.D65:'EXT4-SSD'.D65 'EXT4-SSD'.D66:'EXT4-SSD'.D83 'EXT4-SSD'.E65:'EXT4-SSD'.E65 'EXT4-SSD'.E66:'EXT4-SSD'.E83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15.997cm" svg:height="8.395cm" svg:x="11.399cm" svg:y="38.361cm">
            <draw:object draw:notify-on-update-of-ranges="'EXT4-SSD'.A86:'EXT4-SSD'.A103 'EXT4-SSD'.B85:'EXT4-SSD'.B85 'EXT4-SSD'.B86:'EXT4-SSD'.B103 'EXT4-SSD'.C85:'EXT4-SSD'.C85 'EXT4-SSD'.C86:'EXT4-SSD'.C103 'EXT4-SSD'.D85:'EXT4-SSD'.D85 'EXT4-SSD'.D86:'EXT4-SSD'.D103 'EXT4-SSD'.E85:'EXT4-SSD'.E85 'EXT4-SSD'.E86:'EXT4-SSD'.E103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5" draw:style-name="gr1" draw:text-style-name="P1" svg:width="15.997cm" svg:height="8.368cm" svg:x="11.399cm" svg:y="47.394cm">
            <draw:object draw:notify-on-update-of-ranges="'EXT4-SSD'.A106:'EXT4-SSD'.A123 'EXT4-SSD'.B105:'EXT4-SSD'.B105 'EXT4-SSD'.B106:'EXT4-SSD'.B123 'EXT4-SSD'.C105:'EXT4-SSD'.C105 'EXT4-SSD'.C106:'EXT4-SSD'.C123 'EXT4-SSD'.D105:'EXT4-SSD'.D105 'EXT4-SSD'.D106:'EXT4-SSD'.D123 'EXT4-SSD'.E105:'EXT4-SSD'.E105 'EXT4-SSD'.E106:'EXT4-SSD'.E123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5" table:default-cell-style-name="ce4"/>
        <table:table-row table:style-name="ro1">
          <table:table-cell table:style-name="ce1" office:value-type="string" calcext:value-type="string" table:number-columns-spanned="5" table:number-rows-spanned="1">
            <text:p>EXT4 SSD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BLOCOS 64KB</text:p>
          </table:table-cell>
          <table:covered-table-cell table:number-columns-repeated="4"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2" office:value-type="string" calcext:value-type="string" table:number-columns-spanned="5" table:number-rows-spanned="1">
            <text:p>ESCRITA</text:p>
          </table:table-cell>
          <table:covered-table-cell table:number-columns-repeated="4" table:style-name="Default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33540" calcext:value-type="float">
            <text:p>333.540</text:p>
          </table:table-cell>
          <table:table-cell office:value-type="float" office:value="316997" calcext:value-type="float">
            <text:p>316.997</text:p>
          </table:table-cell>
          <table:table-cell office:value-type="float" office:value="679917" calcext:value-type="float">
            <text:p>679.917</text:p>
          </table:table-cell>
          <table:table-cell office:value-type="float" office:value="443485" calcext:value-type="float">
            <text:p>443.48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18187" calcext:value-type="float">
            <text:p>418.187</text:p>
          </table:table-cell>
          <table:table-cell office:value-type="float" office:value="942199" calcext:value-type="float">
            <text:p>942.199</text:p>
          </table:table-cell>
          <table:table-cell office:value-type="float" office:value="382167" calcext:value-type="float">
            <text:p>382.167</text:p>
          </table:table-cell>
          <table:table-cell office:value-type="float" office:value="580851" calcext:value-type="float">
            <text:p>580.85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434044" calcext:value-type="float">
            <text:p>434.044</text:p>
          </table:table-cell>
          <table:table-cell office:value-type="float" office:value="416210" calcext:value-type="float">
            <text:p>416.210</text:p>
          </table:table-cell>
          <table:table-cell office:value-type="float" office:value="812944" calcext:value-type="float">
            <text:p>812.944</text:p>
          </table:table-cell>
          <table:table-cell office:value-type="float" office:value="554399" calcext:value-type="float">
            <text:p>554.399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438727" calcext:value-type="float">
            <text:p>438.727</text:p>
          </table:table-cell>
          <table:table-cell office:value-type="float" office:value="421008" calcext:value-type="float">
            <text:p>421.008</text:p>
          </table:table-cell>
          <table:table-cell office:value-type="float" office:value="837942" calcext:value-type="float">
            <text:p>837.942</text:p>
          </table:table-cell>
          <table:table-cell office:value-type="float" office:value="565892" calcext:value-type="float">
            <text:p>565.892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667977" calcext:value-type="float">
            <text:p>667.977</text:p>
          </table:table-cell>
          <table:table-cell office:value-type="float" office:value="437600" calcext:value-type="float">
            <text:p>437.600</text:p>
          </table:table-cell>
          <table:table-cell office:value-type="float" office:value="421910" calcext:value-type="float">
            <text:p>421.910</text:p>
          </table:table-cell>
          <table:table-cell office:value-type="float" office:value="509162" calcext:value-type="float">
            <text:p>509.162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440039" calcext:value-type="float">
            <text:p>440.039</text:p>
          </table:table-cell>
          <table:table-cell office:value-type="float" office:value="630000" calcext:value-type="float">
            <text:p>630.000</text:p>
          </table:table-cell>
          <table:table-cell office:value-type="float" office:value="425690" calcext:value-type="float">
            <text:p>425.690</text:p>
          </table:table-cell>
          <table:table-cell office:value-type="float" office:value="498576" calcext:value-type="float">
            <text:p>498.576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448340" calcext:value-type="float">
            <text:p>448.340</text:p>
          </table:table-cell>
          <table:table-cell office:value-type="float" office:value="630435" calcext:value-type="float">
            <text:p>630.435</text:p>
          </table:table-cell>
          <table:table-cell office:value-type="float" office:value="432243" calcext:value-type="float">
            <text:p>432.243</text:p>
          </table:table-cell>
          <table:table-cell office:value-type="float" office:value="503673" calcext:value-type="float">
            <text:p>503.673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613448" calcext:value-type="float">
            <text:p>613.448</text:p>
          </table:table-cell>
          <table:table-cell office:value-type="float" office:value="665089" calcext:value-type="float">
            <text:p>665.089</text:p>
          </table:table-cell>
          <table:table-cell office:value-type="float" office:value="524625" calcext:value-type="float">
            <text:p>524.625</text:p>
          </table:table-cell>
          <table:table-cell office:value-type="float" office:value="601054" calcext:value-type="float">
            <text:p>601.054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778480" calcext:value-type="float">
            <text:p>778.480</text:p>
          </table:table-cell>
          <table:table-cell office:value-type="float" office:value="686928" calcext:value-type="float">
            <text:p>686.928</text:p>
          </table:table-cell>
          <table:table-cell office:value-type="float" office:value="1109061" calcext:value-type="float">
            <text:p>1.109.061</text:p>
          </table:table-cell>
          <table:table-cell office:value-type="float" office:value="858156" calcext:value-type="float">
            <text:p>858.156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986152" calcext:value-type="float">
            <text:p>986.152</text:p>
          </table:table-cell>
          <table:table-cell office:value-type="float" office:value="840097" calcext:value-type="float">
            <text:p>840.097</text:p>
          </table:table-cell>
          <table:table-cell office:value-type="float" office:value="916175" calcext:value-type="float">
            <text:p>916.175</text:p>
          </table:table-cell>
          <table:table-cell office:value-type="float" office:value="914141" calcext:value-type="float">
            <text:p>914.141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1095297" calcext:value-type="float">
            <text:p>1.095.297</text:p>
          </table:table-cell>
          <table:table-cell office:value-type="float" office:value="1081809" calcext:value-type="float">
            <text:p>1.081.809</text:p>
          </table:table-cell>
          <table:table-cell office:value-type="float" office:value="974758" calcext:value-type="float">
            <text:p>974.758</text:p>
          </table:table-cell>
          <table:table-cell office:value-type="float" office:value="1050621" calcext:value-type="float">
            <text:p>1.050.621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1168438" calcext:value-type="float">
            <text:p>1.168.438</text:p>
          </table:table-cell>
          <table:table-cell office:value-type="float" office:value="1076435" calcext:value-type="float">
            <text:p>1.076.435</text:p>
          </table:table-cell>
          <table:table-cell office:value-type="float" office:value="1058328" calcext:value-type="float">
            <text:p>1.058.328</text:p>
          </table:table-cell>
          <table:table-cell office:value-type="float" office:value="1101067" calcext:value-type="float">
            <text:p>1.101.067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1180503" calcext:value-type="float">
            <text:p>1.180.503</text:p>
          </table:table-cell>
          <table:table-cell office:value-type="float" office:value="1148439" calcext:value-type="float">
            <text:p>1.148.439</text:p>
          </table:table-cell>
          <table:table-cell office:value-type="float" office:value="1132087" calcext:value-type="float">
            <text:p>1.132.087</text:p>
          </table:table-cell>
          <table:table-cell office:value-type="float" office:value="1153676" calcext:value-type="float">
            <text:p>1.153.676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1181123" calcext:value-type="float">
            <text:p>1.181.123</text:p>
          </table:table-cell>
          <table:table-cell office:value-type="float" office:value="1156714" calcext:value-type="float">
            <text:p>1.156.714</text:p>
          </table:table-cell>
          <table:table-cell office:value-type="float" office:value="1135922" calcext:value-type="float">
            <text:p>1.135.922</text:p>
          </table:table-cell>
          <table:table-cell office:value-type="float" office:value="1157920" calcext:value-type="float">
            <text:p>1.157.920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1164542" calcext:value-type="float">
            <text:p>1.164.542</text:p>
          </table:table-cell>
          <table:table-cell office:value-type="float" office:value="1064237" calcext:value-type="float">
            <text:p>1.064.237</text:p>
          </table:table-cell>
          <table:table-cell office:value-type="float" office:value="1038713" calcext:value-type="float">
            <text:p>1.038.713</text:p>
          </table:table-cell>
          <table:table-cell office:value-type="float" office:value="1089164" calcext:value-type="float">
            <text:p>1.089.164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810948" calcext:value-type="float">
            <text:p>810.948</text:p>
          </table:table-cell>
          <table:table-cell office:value-type="float" office:value="851151" calcext:value-type="float">
            <text:p>851.151</text:p>
          </table:table-cell>
          <table:table-cell office:value-type="float" office:value="873591" calcext:value-type="float">
            <text:p>873.591</text:p>
          </table:table-cell>
          <table:table-cell office:value-type="float" office:value="845230" calcext:value-type="float">
            <text:p>845.230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652840" calcext:value-type="float">
            <text:p>652.840</text:p>
          </table:table-cell>
          <table:table-cell office:value-type="float" office:value="650612" calcext:value-type="float">
            <text:p>650.612</text:p>
          </table:table-cell>
          <table:table-cell office:value-type="float" office:value="649711" calcext:value-type="float">
            <text:p>649.711</text:p>
          </table:table-cell>
          <table:table-cell office:value-type="float" office:value="651054" calcext:value-type="float">
            <text:p>651.054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561791" calcext:value-type="float">
            <text:p>561.791</text:p>
          </table:table-cell>
          <table:table-cell office:value-type="float" office:value="559779" calcext:value-type="float">
            <text:p>559.779</text:p>
          </table:table-cell>
          <table:table-cell office:value-type="float" office:value="562171" calcext:value-type="float">
            <text:p>562.171</text:p>
          </table:table-cell>
          <table:table-cell office:value-type="float" office:value="561247" calcext:value-type="float">
            <text:p>561.247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RE-ESCRIT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203800" calcext:value-type="float">
            <text:p>2.203.800</text:p>
          </table:table-cell>
          <table:table-cell office:value-type="float" office:value="818885" calcext:value-type="float">
            <text:p>818.885</text:p>
          </table:table-cell>
          <table:table-cell office:value-type="float" office:value="1722886" calcext:value-type="float">
            <text:p>1.722.886</text:p>
          </table:table-cell>
          <table:table-cell office:value-type="float" office:value="1581857" calcext:value-type="float">
            <text:p>1.581.85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007629" calcext:value-type="float">
            <text:p>1.007.629</text:p>
          </table:table-cell>
          <table:table-cell office:value-type="float" office:value="895074" calcext:value-type="float">
            <text:p>895.074</text:p>
          </table:table-cell>
          <table:table-cell office:value-type="float" office:value="1663139" calcext:value-type="float">
            <text:p>1.663.139</text:p>
          </table:table-cell>
          <table:table-cell office:value-type="float" office:value="1188614" calcext:value-type="float">
            <text:p>1.188.614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058076" calcext:value-type="float">
            <text:p>1.058.076</text:p>
          </table:table-cell>
          <table:table-cell office:value-type="float" office:value="1003679" calcext:value-type="float">
            <text:p>1.003.679</text:p>
          </table:table-cell>
          <table:table-cell office:value-type="float" office:value="1938842" calcext:value-type="float">
            <text:p>1.938.842</text:p>
          </table:table-cell>
          <table:table-cell office:value-type="float" office:value="1333532" calcext:value-type="float">
            <text:p>1.333.532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900108" calcext:value-type="float">
            <text:p>900.108</text:p>
          </table:table-cell>
          <table:table-cell office:value-type="float" office:value="927315" calcext:value-type="float">
            <text:p>927.315</text:p>
          </table:table-cell>
          <table:table-cell office:value-type="float" office:value="1983258" calcext:value-type="float">
            <text:p>1.983.258</text:p>
          </table:table-cell>
          <table:table-cell office:value-type="float" office:value="1270227" calcext:value-type="float">
            <text:p>1.270.227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1516688" calcext:value-type="float">
            <text:p>1.516.688</text:p>
          </table:table-cell>
          <table:table-cell office:value-type="float" office:value="927477" calcext:value-type="float">
            <text:p>927.477</text:p>
          </table:table-cell>
          <table:table-cell office:value-type="float" office:value="1786736" calcext:value-type="float">
            <text:p>1.786.736</text:p>
          </table:table-cell>
          <table:table-cell office:value-type="float" office:value="1410300" calcext:value-type="float">
            <text:p>1.410.300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998503" calcext:value-type="float">
            <text:p>998.503</text:p>
          </table:table-cell>
          <table:table-cell office:value-type="float" office:value="1314690" calcext:value-type="float">
            <text:p>1.314.690</text:p>
          </table:table-cell>
          <table:table-cell office:value-type="float" office:value="938605" calcext:value-type="float">
            <text:p>938.605</text:p>
          </table:table-cell>
          <table:table-cell office:value-type="float" office:value="1083933" calcext:value-type="float">
            <text:p>1.083.933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2654571" calcext:value-type="float">
            <text:p>2.654.571</text:p>
          </table:table-cell>
          <table:table-cell office:value-type="float" office:value="2170598" calcext:value-type="float">
            <text:p>2.170.598</text:p>
          </table:table-cell>
          <table:table-cell office:value-type="float" office:value="2168133" calcext:value-type="float">
            <text:p>2.168.133</text:p>
          </table:table-cell>
          <table:table-cell office:value-type="float" office:value="2331101" calcext:value-type="float">
            <text:p>2.331.101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1068206" calcext:value-type="float">
            <text:p>1.068.206</text:p>
          </table:table-cell>
          <table:table-cell office:value-type="float" office:value="2010775" calcext:value-type="float">
            <text:p>2.010.775</text:p>
          </table:table-cell>
          <table:table-cell office:value-type="float" office:value="1287035" calcext:value-type="float">
            <text:p>1.287.035</text:p>
          </table:table-cell>
          <table:table-cell office:value-type="float" office:value="1455339" calcext:value-type="float">
            <text:p>1.455.339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1149581" calcext:value-type="float">
            <text:p>1.149.581</text:p>
          </table:table-cell>
          <table:table-cell office:value-type="float" office:value="1952823" calcext:value-type="float">
            <text:p>1.952.823</text:p>
          </table:table-cell>
          <table:table-cell office:value-type="float" office:value="1750823" calcext:value-type="float">
            <text:p>1.750.823</text:p>
          </table:table-cell>
          <table:table-cell office:value-type="float" office:value="1617742" calcext:value-type="float">
            <text:p>1.617.742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1415338" calcext:value-type="float">
            <text:p>1.415.338</text:p>
          </table:table-cell>
          <table:table-cell office:value-type="float" office:value="1940438" calcext:value-type="float">
            <text:p>1.940.438</text:p>
          </table:table-cell>
          <table:table-cell office:value-type="float" office:value="1920401" calcext:value-type="float">
            <text:p>1.920.401</text:p>
          </table:table-cell>
          <table:table-cell office:value-type="float" office:value="1758726" calcext:value-type="float">
            <text:p>1.758.726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1825717" calcext:value-type="float">
            <text:p>1.825.717</text:p>
          </table:table-cell>
          <table:table-cell office:value-type="float" office:value="1930487" calcext:value-type="float">
            <text:p>1.930.487</text:p>
          </table:table-cell>
          <table:table-cell office:value-type="float" office:value="1564180" calcext:value-type="float">
            <text:p>1.564.180</text:p>
          </table:table-cell>
          <table:table-cell office:value-type="float" office:value="1773461" calcext:value-type="float">
            <text:p>1.773.461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1983984" calcext:value-type="float">
            <text:p>1.983.984</text:p>
          </table:table-cell>
          <table:table-cell office:value-type="float" office:value="1972906" calcext:value-type="float">
            <text:p>1.972.906</text:p>
          </table:table-cell>
          <table:table-cell office:value-type="float" office:value="1965485" calcext:value-type="float">
            <text:p>1.965.485</text:p>
          </table:table-cell>
          <table:table-cell office:value-type="float" office:value="1974125" calcext:value-type="float">
            <text:p>1.974.125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2244479" calcext:value-type="float">
            <text:p>2.244.479</text:p>
          </table:table-cell>
          <table:table-cell office:value-type="float" office:value="2123569" calcext:value-type="float">
            <text:p>2.123.569</text:p>
          </table:table-cell>
          <table:table-cell office:value-type="float" office:value="2099403" calcext:value-type="float">
            <text:p>2.099.403</text:p>
          </table:table-cell>
          <table:table-cell office:value-type="float" office:value="2155817" calcext:value-type="float">
            <text:p>2.155.817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2313551" calcext:value-type="float">
            <text:p>2.313.551</text:p>
          </table:table-cell>
          <table:table-cell office:value-type="float" office:value="2178733" calcext:value-type="float">
            <text:p>2.178.733</text:p>
          </table:table-cell>
          <table:table-cell office:value-type="float" office:value="2169967" calcext:value-type="float">
            <text:p>2.169.967</text:p>
          </table:table-cell>
          <table:table-cell office:value-type="float" office:value="2220750" calcext:value-type="float">
            <text:p>2.220.750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2283080" calcext:value-type="float">
            <text:p>2.283.080</text:p>
          </table:table-cell>
          <table:table-cell office:value-type="float" office:value="2208323" calcext:value-type="float">
            <text:p>2.208.323</text:p>
          </table:table-cell>
          <table:table-cell office:value-type="float" office:value="2244907" calcext:value-type="float">
            <text:p>2.244.907</text:p>
          </table:table-cell>
          <table:table-cell office:value-type="float" office:value="2245437" calcext:value-type="float">
            <text:p>2.245.437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977284" calcext:value-type="float">
            <text:p>977.284</text:p>
          </table:table-cell>
          <table:table-cell office:value-type="float" office:value="1040958" calcext:value-type="float">
            <text:p>1.040.958</text:p>
          </table:table-cell>
          <table:table-cell office:value-type="float" office:value="1055275" calcext:value-type="float">
            <text:p>1.055.275</text:p>
          </table:table-cell>
          <table:table-cell office:value-type="float" office:value="1024506" calcext:value-type="float">
            <text:p>1.024.506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620141" calcext:value-type="float">
            <text:p>620.141</text:p>
          </table:table-cell>
          <table:table-cell office:value-type="float" office:value="637378" calcext:value-type="float">
            <text:p>637.378</text:p>
          </table:table-cell>
          <table:table-cell office:value-type="float" office:value="632337" calcext:value-type="float">
            <text:p>632.337</text:p>
          </table:table-cell>
          <table:table-cell office:value-type="float" office:value="629952" calcext:value-type="float">
            <text:p>629.952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565739" calcext:value-type="float">
            <text:p>565.739</text:p>
          </table:table-cell>
          <table:table-cell office:value-type="float" office:value="561346" calcext:value-type="float">
            <text:p>561.346</text:p>
          </table:table-cell>
          <table:table-cell office:value-type="float" office:value="560686" calcext:value-type="float">
            <text:p>560.686</text:p>
          </table:table-cell>
          <table:table-cell office:value-type="float" office:value="562590" calcext:value-type="float">
            <text:p>562.590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LEITUR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0821524" calcext:value-type="float">
            <text:p>10.821.524</text:p>
          </table:table-cell>
          <table:table-cell office:value-type="float" office:value="3057153" calcext:value-type="float">
            <text:p>3.057.153</text:p>
          </table:table-cell>
          <table:table-cell office:value-type="float" office:value="7100397" calcext:value-type="float">
            <text:p>7.100.397</text:p>
          </table:table-cell>
          <table:table-cell office:value-type="float" office:value="6993025" calcext:value-type="float">
            <text:p>6.993.02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359523" calcext:value-type="float">
            <text:p>3.359.523</text:p>
          </table:table-cell>
          <table:table-cell office:value-type="float" office:value="3036502" calcext:value-type="float">
            <text:p>3.036.502</text:p>
          </table:table-cell>
          <table:table-cell office:value-type="float" office:value="6114306" calcext:value-type="float">
            <text:p>6.114.306</text:p>
          </table:table-cell>
          <table:table-cell office:value-type="float" office:value="4170110" calcext:value-type="float">
            <text:p>4.170.110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975955" calcext:value-type="float">
            <text:p>2.975.955</text:p>
          </table:table-cell>
          <table:table-cell office:value-type="float" office:value="2880164" calcext:value-type="float">
            <text:p>2.880.164</text:p>
          </table:table-cell>
          <table:table-cell office:value-type="float" office:value="6936061" calcext:value-type="float">
            <text:p>6.936.061</text:p>
          </table:table-cell>
          <table:table-cell office:value-type="float" office:value="4264060" calcext:value-type="float">
            <text:p>4.264.06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826358" calcext:value-type="float">
            <text:p>2.826.358</text:p>
          </table:table-cell>
          <table:table-cell office:value-type="float" office:value="2739816" calcext:value-type="float">
            <text:p>2.739.816</text:p>
          </table:table-cell>
          <table:table-cell office:value-type="float" office:value="5384786" calcext:value-type="float">
            <text:p>5.384.786</text:p>
          </table:table-cell>
          <table:table-cell office:value-type="float" office:value="3650320" calcext:value-type="float">
            <text:p>3.650.320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2926114" calcext:value-type="float">
            <text:p>2.926.114</text:p>
          </table:table-cell>
          <table:table-cell office:value-type="float" office:value="2510493" calcext:value-type="float">
            <text:p>2.510.493</text:p>
          </table:table-cell>
          <table:table-cell office:value-type="float" office:value="4762630" calcext:value-type="float">
            <text:p>4.762.630</text:p>
          </table:table-cell>
          <table:table-cell office:value-type="float" office:value="3399746" calcext:value-type="float">
            <text:p>3.399.746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2774700" calcext:value-type="float">
            <text:p>2.774.700</text:p>
          </table:table-cell>
          <table:table-cell office:value-type="float" office:value="3517861" calcext:value-type="float">
            <text:p>3.517.861</text:p>
          </table:table-cell>
          <table:table-cell office:value-type="float" office:value="2488533" calcext:value-type="float">
            <text:p>2.488.533</text:p>
          </table:table-cell>
          <table:table-cell office:value-type="float" office:value="2927031" calcext:value-type="float">
            <text:p>2.927.031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2553562" calcext:value-type="float">
            <text:p>2.553.562</text:p>
          </table:table-cell>
          <table:table-cell office:value-type="float" office:value="4244242" calcext:value-type="float">
            <text:p>4.244.242</text:p>
          </table:table-cell>
          <table:table-cell office:value-type="float" office:value="2192762" calcext:value-type="float">
            <text:p>2.192.762</text:p>
          </table:table-cell>
          <table:table-cell office:value-type="float" office:value="2996855" calcext:value-type="float">
            <text:p>2.996.855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2359579" calcext:value-type="float">
            <text:p>2.359.579</text:p>
          </table:table-cell>
          <table:table-cell office:value-type="float" office:value="3908154" calcext:value-type="float">
            <text:p>3.908.154</text:p>
          </table:table-cell>
          <table:table-cell office:value-type="float" office:value="3953573" calcext:value-type="float">
            <text:p>3.953.573</text:p>
          </table:table-cell>
          <table:table-cell office:value-type="float" office:value="3407102" calcext:value-type="float">
            <text:p>3.407.102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3708391" calcext:value-type="float">
            <text:p>3.708.391</text:p>
          </table:table-cell>
          <table:table-cell office:value-type="float" office:value="4015675" calcext:value-type="float">
            <text:p>4.015.675</text:p>
          </table:table-cell>
          <table:table-cell office:value-type="float" office:value="3571734" calcext:value-type="float">
            <text:p>3.571.734</text:p>
          </table:table-cell>
          <table:table-cell office:value-type="float" office:value="3765267" calcext:value-type="float">
            <text:p>3.765.267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3067915" calcext:value-type="float">
            <text:p>3.067.915</text:p>
          </table:table-cell>
          <table:table-cell office:value-type="float" office:value="4220993" calcext:value-type="float">
            <text:p>4.220.993</text:p>
          </table:table-cell>
          <table:table-cell office:value-type="float" office:value="4249444" calcext:value-type="float">
            <text:p>4.249.444</text:p>
          </table:table-cell>
          <table:table-cell office:value-type="float" office:value="3846117" calcext:value-type="float">
            <text:p>3.846.117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3349318" calcext:value-type="float">
            <text:p>3.349.318</text:p>
          </table:table-cell>
          <table:table-cell office:value-type="float" office:value="4320090" calcext:value-type="float">
            <text:p>4.320.090</text:p>
          </table:table-cell>
          <table:table-cell office:value-type="float" office:value="4333849" calcext:value-type="float">
            <text:p>4.333.849</text:p>
          </table:table-cell>
          <table:table-cell office:value-type="float" office:value="4001086" calcext:value-type="float">
            <text:p>4.001.086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5554334" calcext:value-type="float">
            <text:p>5.554.334</text:p>
          </table:table-cell>
          <table:table-cell office:value-type="float" office:value="3967213" calcext:value-type="float">
            <text:p>3.967.213</text:p>
          </table:table-cell>
          <table:table-cell office:value-type="float" office:value="3843403" calcext:value-type="float">
            <text:p>3.843.403</text:p>
          </table:table-cell>
          <table:table-cell office:value-type="float" office:value="4454983" calcext:value-type="float">
            <text:p>4.454.983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4918639" calcext:value-type="float">
            <text:p>4.918.639</text:p>
          </table:table-cell>
          <table:table-cell office:value-type="float" office:value="4924653" calcext:value-type="float">
            <text:p>4.924.653</text:p>
          </table:table-cell>
          <table:table-cell office:value-type="float" office:value="4728598" calcext:value-type="float">
            <text:p>4.728.598</text:p>
          </table:table-cell>
          <table:table-cell office:value-type="float" office:value="4857297" calcext:value-type="float">
            <text:p>4.857.297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5593588" calcext:value-type="float">
            <text:p>5.593.588</text:p>
          </table:table-cell>
          <table:table-cell office:value-type="float" office:value="5071667" calcext:value-type="float">
            <text:p>5.071.667</text:p>
          </table:table-cell>
          <table:table-cell office:value-type="float" office:value="5260081" calcext:value-type="float">
            <text:p>5.260.081</text:p>
          </table:table-cell>
          <table:table-cell office:value-type="float" office:value="5308445" calcext:value-type="float">
            <text:p>5.308.445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5684574" calcext:value-type="float">
            <text:p>5.684.574</text:p>
          </table:table-cell>
          <table:table-cell office:value-type="float" office:value="5445446" calcext:value-type="float">
            <text:p>5.445.446</text:p>
          </table:table-cell>
          <table:table-cell office:value-type="float" office:value="5492280" calcext:value-type="float">
            <text:p>5.492.280</text:p>
          </table:table-cell>
          <table:table-cell office:value-type="float" office:value="5540767" calcext:value-type="float">
            <text:p>5.540.767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5748724" calcext:value-type="float">
            <text:p>5.748.724</text:p>
          </table:table-cell>
          <table:table-cell office:value-type="float" office:value="5646492" calcext:value-type="float">
            <text:p>5.646.492</text:p>
          </table:table-cell>
          <table:table-cell office:value-type="float" office:value="5603914" calcext:value-type="float">
            <text:p>5.603.914</text:p>
          </table:table-cell>
          <table:table-cell office:value-type="float" office:value="5666377" calcext:value-type="float">
            <text:p>5.666.377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5776339" calcext:value-type="float">
            <text:p>5.776.339</text:p>
          </table:table-cell>
          <table:table-cell office:value-type="float" office:value="5724769" calcext:value-type="float">
            <text:p>5.724.769</text:p>
          </table:table-cell>
          <table:table-cell office:value-type="float" office:value="5739149" calcext:value-type="float">
            <text:p>5.739.149</text:p>
          </table:table-cell>
          <table:table-cell office:value-type="float" office:value="5746752" calcext:value-type="float">
            <text:p>5.746.752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396511" calcext:value-type="float">
            <text:p>396.511</text:p>
          </table:table-cell>
          <table:table-cell office:value-type="float" office:value="395399" calcext:value-type="float">
            <text:p>395.399</text:p>
          </table:table-cell>
          <table:table-cell office:value-type="float" office:value="396171" calcext:value-type="float">
            <text:p>396.171</text:p>
          </table:table-cell>
          <table:table-cell office:value-type="float" office:value="396027" calcext:value-type="float">
            <text:p>396.027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RE-LEITUR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0821524" calcext:value-type="float">
            <text:p>10.821.524</text:p>
          </table:table-cell>
          <table:table-cell office:value-type="float" office:value="3363612" calcext:value-type="float">
            <text:p>3.363.612</text:p>
          </table:table-cell>
          <table:table-cell office:value-type="float" office:value="7100397" calcext:value-type="float">
            <text:p>7.100.397</text:p>
          </table:table-cell>
          <table:table-cell office:value-type="float" office:value="7095178" calcext:value-type="float">
            <text:p>7.095.17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785961" calcext:value-type="float">
            <text:p>3.785.961</text:p>
          </table:table-cell>
          <table:table-cell office:value-type="float" office:value="3359523" calcext:value-type="float">
            <text:p>3.359.523</text:p>
          </table:table-cell>
          <table:table-cell office:value-type="float" office:value="7176872" calcext:value-type="float">
            <text:p>7.176.872</text:p>
          </table:table-cell>
          <table:table-cell office:value-type="float" office:value="4774119" calcext:value-type="float">
            <text:p>4.774.119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3511189" calcext:value-type="float">
            <text:p>3.511.189</text:p>
          </table:table-cell>
          <table:table-cell office:value-type="float" office:value="3654598" calcext:value-type="float">
            <text:p>3.654.598</text:p>
          </table:table-cell>
          <table:table-cell office:value-type="float" office:value="7120034" calcext:value-type="float">
            <text:p>7.120.034</text:p>
          </table:table-cell>
          <table:table-cell office:value-type="float" office:value="4761940" calcext:value-type="float">
            <text:p>4.761.94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437042" calcext:value-type="float">
            <text:p>3.437.042</text:p>
          </table:table-cell>
          <table:table-cell office:value-type="float" office:value="3604335" calcext:value-type="float">
            <text:p>3.604.335</text:p>
          </table:table-cell>
          <table:table-cell office:value-type="float" office:value="7435738" calcext:value-type="float">
            <text:p>7.435.738</text:p>
          </table:table-cell>
          <table:table-cell office:value-type="float" office:value="4825705" calcext:value-type="float">
            <text:p>4.825.705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3863055" calcext:value-type="float">
            <text:p>3.863.055</text:p>
          </table:table-cell>
          <table:table-cell office:value-type="float" office:value="5219904" calcext:value-type="float">
            <text:p>5.219.904</text:p>
          </table:table-cell>
          <table:table-cell office:value-type="float" office:value="6599461" calcext:value-type="float">
            <text:p>6.599.461</text:p>
          </table:table-cell>
          <table:table-cell office:value-type="float" office:value="5227473" calcext:value-type="float">
            <text:p>5.227.473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2994254" calcext:value-type="float">
            <text:p>2.994.254</text:p>
          </table:table-cell>
          <table:table-cell office:value-type="float" office:value="3012103" calcext:value-type="float">
            <text:p>3.012.103</text:p>
          </table:table-cell>
          <table:table-cell office:value-type="float" office:value="4038890" calcext:value-type="float">
            <text:p>4.038.890</text:p>
          </table:table-cell>
          <table:table-cell office:value-type="float" office:value="3348416" calcext:value-type="float">
            <text:p>3.348.416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2511380" calcext:value-type="float">
            <text:p>2.511.380</text:p>
          </table:table-cell>
          <table:table-cell office:value-type="float" office:value="6339889" calcext:value-type="float">
            <text:p>6.339.889</text:p>
          </table:table-cell>
          <table:table-cell office:value-type="float" office:value="2400829" calcext:value-type="float">
            <text:p>2.400.829</text:p>
          </table:table-cell>
          <table:table-cell office:value-type="float" office:value="3750699" calcext:value-type="float">
            <text:p>3.750.699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2491496" calcext:value-type="float">
            <text:p>2.491.496</text:p>
          </table:table-cell>
          <table:table-cell office:value-type="float" office:value="4805016" calcext:value-type="float">
            <text:p>4.805.016</text:p>
          </table:table-cell>
          <table:table-cell office:value-type="float" office:value="4676190" calcext:value-type="float">
            <text:p>4.676.190</text:p>
          </table:table-cell>
          <table:table-cell office:value-type="float" office:value="3990901" calcext:value-type="float">
            <text:p>3.990.901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2681965" calcext:value-type="float">
            <text:p>2.681.965</text:p>
          </table:table-cell>
          <table:table-cell office:value-type="float" office:value="3262443" calcext:value-type="float">
            <text:p>3.262.443</text:p>
          </table:table-cell>
          <table:table-cell office:value-type="float" office:value="3191829" calcext:value-type="float">
            <text:p>3.191.829</text:p>
          </table:table-cell>
          <table:table-cell office:value-type="float" office:value="3045412" calcext:value-type="float">
            <text:p>3.045.412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5549320" calcext:value-type="float">
            <text:p>5.549.320</text:p>
          </table:table-cell>
          <table:table-cell office:value-type="float" office:value="3436248" calcext:value-type="float">
            <text:p>3.436.248</text:p>
          </table:table-cell>
          <table:table-cell office:value-type="float" office:value="2458402" calcext:value-type="float">
            <text:p>2.458.402</text:p>
          </table:table-cell>
          <table:table-cell office:value-type="float" office:value="3814657" calcext:value-type="float">
            <text:p>3.814.657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5694849" calcext:value-type="float">
            <text:p>5.694.849</text:p>
          </table:table-cell>
          <table:table-cell office:value-type="float" office:value="4457614" calcext:value-type="float">
            <text:p>4.457.614</text:p>
          </table:table-cell>
          <table:table-cell office:value-type="float" office:value="4496773" calcext:value-type="float">
            <text:p>4.496.773</text:p>
          </table:table-cell>
          <table:table-cell office:value-type="float" office:value="4883079" calcext:value-type="float">
            <text:p>4.883.079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5792707" calcext:value-type="float">
            <text:p>5.792.707</text:p>
          </table:table-cell>
          <table:table-cell office:value-type="float" office:value="4834088" calcext:value-type="float">
            <text:p>4.834.088</text:p>
          </table:table-cell>
          <table:table-cell office:value-type="float" office:value="5110831" calcext:value-type="float">
            <text:p>5.110.831</text:p>
          </table:table-cell>
          <table:table-cell office:value-type="float" office:value="5245875" calcext:value-type="float">
            <text:p>5.245.875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5899876" calcext:value-type="float">
            <text:p>5.899.876</text:p>
          </table:table-cell>
          <table:table-cell office:value-type="float" office:value="5335083" calcext:value-type="float">
            <text:p>5.335.083</text:p>
          </table:table-cell>
          <table:table-cell office:value-type="float" office:value="5390349" calcext:value-type="float">
            <text:p>5.390.349</text:p>
          </table:table-cell>
          <table:table-cell office:value-type="float" office:value="5541769" calcext:value-type="float">
            <text:p>5.541.769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5992692" calcext:value-type="float">
            <text:p>5.992.692</text:p>
          </table:table-cell>
          <table:table-cell office:value-type="float" office:value="5645457" calcext:value-type="float">
            <text:p>5.645.457</text:p>
          </table:table-cell>
          <table:table-cell office:value-type="float" office:value="5514061" calcext:value-type="float">
            <text:p>5.514.061</text:p>
          </table:table-cell>
          <table:table-cell office:value-type="float" office:value="5717403" calcext:value-type="float">
            <text:p>5.717.403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5930756" calcext:value-type="float">
            <text:p>5.930.756</text:p>
          </table:table-cell>
          <table:table-cell office:value-type="float" office:value="5793689" calcext:value-type="float">
            <text:p>5.793.689</text:p>
          </table:table-cell>
          <table:table-cell office:value-type="float" office:value="5854859" calcext:value-type="float">
            <text:p>5.854.859</text:p>
          </table:table-cell>
          <table:table-cell office:value-type="float" office:value="5859768" calcext:value-type="float">
            <text:p>5.859.768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6000178" calcext:value-type="float">
            <text:p>6.000.178</text:p>
          </table:table-cell>
          <table:table-cell office:value-type="float" office:value="5876120" calcext:value-type="float">
            <text:p>5.876.120</text:p>
          </table:table-cell>
          <table:table-cell office:value-type="float" office:value="5922585" calcext:value-type="float">
            <text:p>5.922.585</text:p>
          </table:table-cell>
          <table:table-cell office:value-type="float" office:value="5932961" calcext:value-type="float">
            <text:p>5.932.961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6004997" calcext:value-type="float">
            <text:p>6.004.997</text:p>
          </table:table-cell>
          <table:table-cell office:value-type="float" office:value="5936309" calcext:value-type="float">
            <text:p>5.936.309</text:p>
          </table:table-cell>
          <table:table-cell office:value-type="float" office:value="5958393" calcext:value-type="float">
            <text:p>5.958.393</text:p>
          </table:table-cell>
          <table:table-cell office:value-type="float" office:value="5966566" calcext:value-type="float">
            <text:p>5.966.566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397923" calcext:value-type="float">
            <text:p>397.923</text:p>
          </table:table-cell>
          <table:table-cell office:value-type="float" office:value="398556" calcext:value-type="float">
            <text:p>398.556</text:p>
          </table:table-cell>
          <table:table-cell office:value-type="float" office:value="398467" calcext:value-type="float">
            <text:p>398.467</text:p>
          </table:table-cell>
          <table:table-cell office:value-type="float" office:value="398315" calcext:value-type="float">
            <text:p>398.315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LEITURA ALEATÓRI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0402178" calcext:value-type="float">
            <text:p>10.402.178</text:p>
          </table:table-cell>
          <table:table-cell office:value-type="float" office:value="3165299" calcext:value-type="float">
            <text:p>3.165.299</text:p>
          </table:table-cell>
          <table:table-cell office:value-type="float" office:value="7100397" calcext:value-type="float">
            <text:p>7.100.397</text:p>
          </table:table-cell>
          <table:table-cell office:value-type="float" office:value="6889291" calcext:value-type="float">
            <text:p>6.889.29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468030" calcext:value-type="float">
            <text:p>3.468.030</text:p>
          </table:table-cell>
          <table:table-cell office:value-type="float" office:value="3380677" calcext:value-type="float">
            <text:p>3.380.677</text:p>
          </table:table-cell>
          <table:table-cell office:value-type="float" office:value="6727225" calcext:value-type="float">
            <text:p>6.727.225</text:p>
          </table:table-cell>
          <table:table-cell office:value-type="float" office:value="4525311" calcext:value-type="float">
            <text:p>4.525.31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3499745" calcext:value-type="float">
            <text:p>3.499.745</text:p>
          </table:table-cell>
          <table:table-cell office:value-type="float" office:value="3410808" calcext:value-type="float">
            <text:p>3.410.808</text:p>
          </table:table-cell>
          <table:table-cell office:value-type="float" office:value="6554972" calcext:value-type="float">
            <text:p>6.554.972</text:p>
          </table:table-cell>
          <table:table-cell office:value-type="float" office:value="4488508" calcext:value-type="float">
            <text:p>4.488.50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867692" calcext:value-type="float">
            <text:p>1.867.692</text:p>
          </table:table-cell>
          <table:table-cell office:value-type="float" office:value="3325278" calcext:value-type="float">
            <text:p>3.325.278</text:p>
          </table:table-cell>
          <table:table-cell office:value-type="float" office:value="7410080" calcext:value-type="float">
            <text:p>7.410.080</text:p>
          </table:table-cell>
          <table:table-cell office:value-type="float" office:value="4201017" calcext:value-type="float">
            <text:p>4.201.017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3606774" calcext:value-type="float">
            <text:p>3.606.774</text:p>
          </table:table-cell>
          <table:table-cell office:value-type="float" office:value="4966395" calcext:value-type="float">
            <text:p>4.966.395</text:p>
          </table:table-cell>
          <table:table-cell office:value-type="float" office:value="6744549" calcext:value-type="float">
            <text:p>6.744.549</text:p>
          </table:table-cell>
          <table:table-cell office:value-type="float" office:value="5105906" calcext:value-type="float">
            <text:p>5.105.906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4265523" calcext:value-type="float">
            <text:p>4.265.523</text:p>
          </table:table-cell>
          <table:table-cell office:value-type="float" office:value="2635914" calcext:value-type="float">
            <text:p>2.635.914</text:p>
          </table:table-cell>
          <table:table-cell office:value-type="float" office:value="4006862" calcext:value-type="float">
            <text:p>4.006.862</text:p>
          </table:table-cell>
          <table:table-cell office:value-type="float" office:value="3636100" calcext:value-type="float">
            <text:p>3.636.100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2463132" calcext:value-type="float">
            <text:p>2.463.132</text:p>
          </table:table-cell>
          <table:table-cell office:value-type="float" office:value="6252213" calcext:value-type="float">
            <text:p>6.252.213</text:p>
          </table:table-cell>
          <table:table-cell office:value-type="float" office:value="2343197" calcext:value-type="float">
            <text:p>2.343.197</text:p>
          </table:table-cell>
          <table:table-cell office:value-type="float" office:value="3686181" calcext:value-type="float">
            <text:p>3.686.181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2701703" calcext:value-type="float">
            <text:p>2.701.703</text:p>
          </table:table-cell>
          <table:table-cell office:value-type="float" office:value="5421393" calcext:value-type="float">
            <text:p>5.421.393</text:p>
          </table:table-cell>
          <table:table-cell office:value-type="float" office:value="5368033" calcext:value-type="float">
            <text:p>5.368.033</text:p>
          </table:table-cell>
          <table:table-cell office:value-type="float" office:value="4497043" calcext:value-type="float">
            <text:p>4.497.043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5124569" calcext:value-type="float">
            <text:p>5.124.569</text:p>
          </table:table-cell>
          <table:table-cell office:value-type="float" office:value="2068691" calcext:value-type="float">
            <text:p>2.068.691</text:p>
          </table:table-cell>
          <table:table-cell office:value-type="float" office:value="2579675" calcext:value-type="float">
            <text:p>2.579.675</text:p>
          </table:table-cell>
          <table:table-cell office:value-type="float" office:value="3257645" calcext:value-type="float">
            <text:p>3.257.645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5248805" calcext:value-type="float">
            <text:p>5.248.805</text:p>
          </table:table-cell>
          <table:table-cell office:value-type="float" office:value="4337145" calcext:value-type="float">
            <text:p>4.337.145</text:p>
          </table:table-cell>
          <table:table-cell office:value-type="float" office:value="4321734" calcext:value-type="float">
            <text:p>4.321.734</text:p>
          </table:table-cell>
          <table:table-cell office:value-type="float" office:value="4635895" calcext:value-type="float">
            <text:p>4.635.895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5381131" calcext:value-type="float">
            <text:p>5.381.131</text:p>
          </table:table-cell>
          <table:table-cell office:value-type="float" office:value="4299750" calcext:value-type="float">
            <text:p>4.299.750</text:p>
          </table:table-cell>
          <table:table-cell office:value-type="float" office:value="4305609" calcext:value-type="float">
            <text:p>4.305.609</text:p>
          </table:table-cell>
          <table:table-cell office:value-type="float" office:value="4662163" calcext:value-type="float">
            <text:p>4.662.163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5403228" calcext:value-type="float">
            <text:p>5.403.228</text:p>
          </table:table-cell>
          <table:table-cell office:value-type="float" office:value="4787654" calcext:value-type="float">
            <text:p>4.787.654</text:p>
          </table:table-cell>
          <table:table-cell office:value-type="float" office:value="4858268" calcext:value-type="float">
            <text:p>4.858.268</text:p>
          </table:table-cell>
          <table:table-cell office:value-type="float" office:value="5016383" calcext:value-type="float">
            <text:p>5.016.383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5496381" calcext:value-type="float">
            <text:p>5.496.381</text:p>
          </table:table-cell>
          <table:table-cell office:value-type="float" office:value="5061001" calcext:value-type="float">
            <text:p>5.061.001</text:p>
          </table:table-cell>
          <table:table-cell office:value-type="float" office:value="5060302" calcext:value-type="float">
            <text:p>5.060.302</text:p>
          </table:table-cell>
          <table:table-cell office:value-type="float" office:value="5205895" calcext:value-type="float">
            <text:p>5.205.895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5562671" calcext:value-type="float">
            <text:p>5.562.671</text:p>
          </table:table-cell>
          <table:table-cell office:value-type="float" office:value="5265194" calcext:value-type="float">
            <text:p>5.265.194</text:p>
          </table:table-cell>
          <table:table-cell office:value-type="float" office:value="5150385" calcext:value-type="float">
            <text:p>5.150.385</text:p>
          </table:table-cell>
          <table:table-cell office:value-type="float" office:value="5326083" calcext:value-type="float">
            <text:p>5.326.083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5570272" calcext:value-type="float">
            <text:p>5.570.272</text:p>
          </table:table-cell>
          <table:table-cell office:value-type="float" office:value="5397019" calcext:value-type="float">
            <text:p>5.397.019</text:p>
          </table:table-cell>
          <table:table-cell office:value-type="float" office:value="5437710" calcext:value-type="float">
            <text:p>5.437.710</text:p>
          </table:table-cell>
          <table:table-cell office:value-type="float" office:value="5468334" calcext:value-type="float">
            <text:p>5.468.334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5534637" calcext:value-type="float">
            <text:p>5.534.637</text:p>
          </table:table-cell>
          <table:table-cell office:value-type="float" office:value="5444899" calcext:value-type="float">
            <text:p>5.444.899</text:p>
          </table:table-cell>
          <table:table-cell office:value-type="float" office:value="5443585" calcext:value-type="float">
            <text:p>5.443.585</text:p>
          </table:table-cell>
          <table:table-cell office:value-type="float" office:value="5474374" calcext:value-type="float">
            <text:p>5.474.374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5535887" calcext:value-type="float">
            <text:p>5.535.887</text:p>
          </table:table-cell>
          <table:table-cell office:value-type="float" office:value="5465268" calcext:value-type="float">
            <text:p>5.465.268</text:p>
          </table:table-cell>
          <table:table-cell office:value-type="float" office:value="5509231" calcext:value-type="float">
            <text:p>5.509.231</text:p>
          </table:table-cell>
          <table:table-cell office:value-type="float" office:value="5503462" calcext:value-type="float">
            <text:p>5.503.462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382402" calcext:value-type="float">
            <text:p>382.402</text:p>
          </table:table-cell>
          <table:table-cell office:value-type="float" office:value="401918" calcext:value-type="float">
            <text:p>401.918</text:p>
          </table:table-cell>
          <table:table-cell office:value-type="float" office:value="406410" calcext:value-type="float">
            <text:p>406.410</text:p>
          </table:table-cell>
          <table:table-cell office:value-type="float" office:value="396910" calcext:value-type="float">
            <text:p>396.910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ESCRITA ALEATÓRI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133730" calcext:value-type="float">
            <text:p>2.133.730</text:p>
          </table:table-cell>
          <table:table-cell office:value-type="float" office:value="952555" calcext:value-type="float">
            <text:p>952.555</text:p>
          </table:table-cell>
          <table:table-cell office:value-type="float" office:value="1947927" calcext:value-type="float">
            <text:p>1.947.927</text:p>
          </table:table-cell>
          <table:table-cell office:value-type="float" office:value="1678071" calcext:value-type="float">
            <text:p>1.678.07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065630" calcext:value-type="float">
            <text:p>1.065.630</text:p>
          </table:table-cell>
          <table:table-cell office:value-type="float" office:value="1007629" calcext:value-type="float">
            <text:p>1.007.629</text:p>
          </table:table-cell>
          <table:table-cell office:value-type="float" office:value="2132084" calcext:value-type="float">
            <text:p>2.132.084</text:p>
          </table:table-cell>
          <table:table-cell office:value-type="float" office:value="1401781" calcext:value-type="float">
            <text:p>1.401.78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089202" calcext:value-type="float">
            <text:p>1.089.202</text:p>
          </table:table-cell>
          <table:table-cell office:value-type="float" office:value="1142514" calcext:value-type="float">
            <text:p>1.142.514</text:p>
          </table:table-cell>
          <table:table-cell office:value-type="float" office:value="2228578" calcext:value-type="float">
            <text:p>2.228.578</text:p>
          </table:table-cell>
          <table:table-cell office:value-type="float" office:value="1486765" calcext:value-type="float">
            <text:p>1.486.765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973118" calcext:value-type="float">
            <text:p>973.118</text:p>
          </table:table-cell>
          <table:table-cell office:value-type="float" office:value="1147892" calcext:value-type="float">
            <text:p>1.147.892</text:p>
          </table:table-cell>
          <table:table-cell office:value-type="float" office:value="2297251" calcext:value-type="float">
            <text:p>2.297.251</text:p>
          </table:table-cell>
          <table:table-cell office:value-type="float" office:value="1472754" calcext:value-type="float">
            <text:p>1.472.754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1203137" calcext:value-type="float">
            <text:p>1.203.137</text:p>
          </table:table-cell>
          <table:table-cell office:value-type="float" office:value="1720874" calcext:value-type="float">
            <text:p>1.720.874</text:p>
          </table:table-cell>
          <table:table-cell office:value-type="float" office:value="2220992" calcext:value-type="float">
            <text:p>2.220.992</text:p>
          </table:table-cell>
          <table:table-cell office:value-type="float" office:value="1715001" calcext:value-type="float">
            <text:p>1.715.001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1591080" calcext:value-type="float">
            <text:p>1.591.080</text:p>
          </table:table-cell>
          <table:table-cell office:value-type="float" office:value="1033710" calcext:value-type="float">
            <text:p>1.033.710</text:p>
          </table:table-cell>
          <table:table-cell office:value-type="float" office:value="1586379" calcext:value-type="float">
            <text:p>1.586.379</text:p>
          </table:table-cell>
          <table:table-cell office:value-type="float" office:value="1403723" calcext:value-type="float">
            <text:p>1.403.723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1016331" calcext:value-type="float">
            <text:p>1.016.331</text:p>
          </table:table-cell>
          <table:table-cell office:value-type="float" office:value="2801763" calcext:value-type="float">
            <text:p>2.801.763</text:p>
          </table:table-cell>
          <table:table-cell office:value-type="float" office:value="998086" calcext:value-type="float">
            <text:p>998.086</text:p>
          </table:table-cell>
          <table:table-cell office:value-type="float" office:value="1605393" calcext:value-type="float">
            <text:p>1.605.393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2831736" calcext:value-type="float">
            <text:p>2.831.736</text:p>
          </table:table-cell>
          <table:table-cell office:value-type="float" office:value="992258" calcext:value-type="float">
            <text:p>992.258</text:p>
          </table:table-cell>
          <table:table-cell office:value-type="float" office:value="2441049" calcext:value-type="float">
            <text:p>2.441.049</text:p>
          </table:table-cell>
          <table:table-cell office:value-type="float" office:value="2088348" calcext:value-type="float">
            <text:p>2.088.348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2478270" calcext:value-type="float">
            <text:p>2.478.270</text:p>
          </table:table-cell>
          <table:table-cell office:value-type="float" office:value="1984975" calcext:value-type="float">
            <text:p>1.984.975</text:p>
          </table:table-cell>
          <table:table-cell office:value-type="float" office:value="1784976" calcext:value-type="float">
            <text:p>1.784.976</text:p>
          </table:table-cell>
          <table:table-cell office:value-type="float" office:value="2082740" calcext:value-type="float">
            <text:p>2.082.740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2421882" calcext:value-type="float">
            <text:p>2.421.882</text:p>
          </table:table-cell>
          <table:table-cell office:value-type="float" office:value="2110944" calcext:value-type="float">
            <text:p>2.110.944</text:p>
          </table:table-cell>
          <table:table-cell office:value-type="float" office:value="2116112" calcext:value-type="float">
            <text:p>2.116.112</text:p>
          </table:table-cell>
          <table:table-cell office:value-type="float" office:value="2216313" calcext:value-type="float">
            <text:p>2.216.313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2381755" calcext:value-type="float">
            <text:p>2.381.755</text:p>
          </table:table-cell>
          <table:table-cell office:value-type="float" office:value="2082821" calcext:value-type="float">
            <text:p>2.082.821</text:p>
          </table:table-cell>
          <table:table-cell office:value-type="float" office:value="2061917" calcext:value-type="float">
            <text:p>2.061.917</text:p>
          </table:table-cell>
          <table:table-cell office:value-type="float" office:value="2175498" calcext:value-type="float">
            <text:p>2.175.498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2343037" calcext:value-type="float">
            <text:p>2.343.037</text:p>
          </table:table-cell>
          <table:table-cell office:value-type="float" office:value="2216937" calcext:value-type="float">
            <text:p>2.216.937</text:p>
          </table:table-cell>
          <table:table-cell office:value-type="float" office:value="2244232" calcext:value-type="float">
            <text:p>2.244.232</text:p>
          </table:table-cell>
          <table:table-cell office:value-type="float" office:value="2268069" calcext:value-type="float">
            <text:p>2.268.069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2391298" calcext:value-type="float">
            <text:p>2.391.298</text:p>
          </table:table-cell>
          <table:table-cell office:value-type="float" office:value="2265563" calcext:value-type="float">
            <text:p>2.265.563</text:p>
          </table:table-cell>
          <table:table-cell office:value-type="float" office:value="2288628" calcext:value-type="float">
            <text:p>2.288.628</text:p>
          </table:table-cell>
          <table:table-cell office:value-type="float" office:value="2315163" calcext:value-type="float">
            <text:p>2.315.163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2368091" calcext:value-type="float">
            <text:p>2.368.091</text:p>
          </table:table-cell>
          <table:table-cell office:value-type="float" office:value="2321491" calcext:value-type="float">
            <text:p>2.321.491</text:p>
          </table:table-cell>
          <table:table-cell office:value-type="float" office:value="2294356" calcext:value-type="float">
            <text:p>2.294.356</text:p>
          </table:table-cell>
          <table:table-cell office:value-type="float" office:value="2327979" calcext:value-type="float">
            <text:p>2.327.979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2329506" calcext:value-type="float">
            <text:p>2.329.506</text:p>
          </table:table-cell>
          <table:table-cell office:value-type="float" office:value="2289497" calcext:value-type="float">
            <text:p>2.289.497</text:p>
          </table:table-cell>
          <table:table-cell office:value-type="float" office:value="2324898" calcext:value-type="float">
            <text:p>2.324.898</text:p>
          </table:table-cell>
          <table:table-cell office:value-type="float" office:value="2314634" calcext:value-type="float">
            <text:p>2.314.634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1007628" calcext:value-type="float">
            <text:p>1.007.628</text:p>
          </table:table-cell>
          <table:table-cell office:value-type="float" office:value="1052645" calcext:value-type="float">
            <text:p>1.052.645</text:p>
          </table:table-cell>
          <table:table-cell office:value-type="float" office:value="1063066" calcext:value-type="float">
            <text:p>1.063.066</text:p>
          </table:table-cell>
          <table:table-cell office:value-type="float" office:value="1041113" calcext:value-type="float">
            <text:p>1.041.113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629335" calcext:value-type="float">
            <text:p>629.335</text:p>
          </table:table-cell>
          <table:table-cell office:value-type="float" office:value="631211" calcext:value-type="float">
            <text:p>631.211</text:p>
          </table:table-cell>
          <table:table-cell office:value-type="float" office:value="628202" calcext:value-type="float">
            <text:p>628.202</text:p>
          </table:table-cell>
          <table:table-cell office:value-type="float" office:value="629583" calcext:value-type="float">
            <text:p>629.583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492398" calcext:value-type="float">
            <text:p>492.398</text:p>
          </table:table-cell>
          <table:table-cell office:value-type="float" office:value="487554" calcext:value-type="float">
            <text:p>487.554</text:p>
          </table:table-cell>
          <table:table-cell office:value-type="float" office:value="469913" calcext:value-type="float">
            <text:p>469.913</text:p>
          </table:table-cell>
          <table:table-cell office:value-type="float" office:value="483288" calcext:value-type="float">
            <text:p>483.288</text:p>
          </table:table-cell>
        </table:table-row>
      </table:table>
      <table:table table:name="BTRFS-SSD" table:style-name="ta1">
        <table:shapes>
          <draw:frame draw:z-index="0" draw:style-name="gr1" draw:text-style-name="P1" svg:width="15.998cm" svg:height="8.289cm" svg:x="11.426cm" svg:y="2.231cm">
            <draw:object draw:notify-on-update-of-ranges="'BTRFS-SSD'.A6:'BTRFS-SSD'.A23 'BTRFS-SSD'.B5:'BTRFS-SSD'.B5 'BTRFS-SSD'.B6:'BTRFS-SSD'.B23 'BTRFS-SSD'.C5:'BTRFS-SSD'.C5 'BTRFS-SSD'.C6:'BTRFS-SSD'.C23 'BTRFS-SSD'.D5:'BTRFS-SSD'.D5 'BTRFS-SSD'.D6:'BTRFS-SSD'.D23 'BTRFS-SSD'.E5:'BTRFS-SSD'.E5 'BTRFS-SSD'.E6:'BTRFS-SSD'.E2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569cm" svg:x="11.389cm" svg:y="20.096cm">
            <draw:object draw:notify-on-update-of-ranges="'BTRFS-SSD'.A46:'BTRFS-SSD'.A63 'BTRFS-SSD'.B45:'BTRFS-SSD'.B45 'BTRFS-SSD'.B46:'BTRFS-SSD'.B63 'BTRFS-SSD'.C45:'BTRFS-SSD'.C45 'BTRFS-SSD'.C46:'BTRFS-SSD'.C63 'BTRFS-SSD'.D45:'BTRFS-SSD'.D45 'BTRFS-SSD'.D46:'BTRFS-SSD'.D63 'BTRFS-SSD'.E45:'BTRFS-SSD'.E45 'BTRFS-SSD'.E46:'BTRFS-SSD'.E6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7cm" svg:height="8.341cm" svg:x="11.399cm" svg:y="11.264cm">
            <draw:object draw:notify-on-update-of-ranges="'BTRFS-SSD'.A26:'BTRFS-SSD'.A43 'BTRFS-SSD'.B25:'BTRFS-SSD'.B25 'BTRFS-SSD'.B26:'BTRFS-SSD'.B43 'BTRFS-SSD'.C25:'BTRFS-SSD'.C25 'BTRFS-SSD'.C26:'BTRFS-SSD'.C43 'BTRFS-SSD'.D25:'BTRFS-SSD'.D25 'BTRFS-SSD'.D26:'BTRFS-SSD'.D43 'BTRFS-SSD'.E25:'BTRFS-SSD'.E25 'BTRFS-SSD'.E26:'BTRFS-SSD'.E43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1" draw:text-style-name="P1" svg:width="15.997cm" svg:height="8.368cm" svg:x="11.399cm" svg:y="29.329cm">
            <draw:object draw:notify-on-update-of-ranges="'BTRFS-SSD'.A66:'BTRFS-SSD'.A83 'BTRFS-SSD'.B65:'BTRFS-SSD'.B65 'BTRFS-SSD'.B66:'BTRFS-SSD'.B83 'BTRFS-SSD'.C65:'BTRFS-SSD'.C65 'BTRFS-SSD'.C66:'BTRFS-SSD'.C83 'BTRFS-SSD'.D65:'BTRFS-SSD'.D65 'BTRFS-SSD'.D66:'BTRFS-SSD'.D83 'BTRFS-SSD'.E65:'BTRFS-SSD'.E65 'BTRFS-SSD'.E66:'BTRFS-SSD'.E8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4" draw:style-name="gr1" draw:text-style-name="P1" svg:width="15.997cm" svg:height="8.368cm" svg:x="11.399cm" svg:y="38.361cm">
            <draw:object draw:notify-on-update-of-ranges="'BTRFS-SSD'.A86:'BTRFS-SSD'.A103 'BTRFS-SSD'.B85:'BTRFS-SSD'.B85 'BTRFS-SSD'.B86:'BTRFS-SSD'.B103 'BTRFS-SSD'.C85:'BTRFS-SSD'.C85 'BTRFS-SSD'.C86:'BTRFS-SSD'.C103 'BTRFS-SSD'.D85:'BTRFS-SSD'.D85 'BTRFS-SSD'.D86:'BTRFS-SSD'.D103 'BTRFS-SSD'.E85:'BTRFS-SSD'.E85 'BTRFS-SSD'.E86:'BTRFS-SSD'.E103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style-name="gr1" draw:text-style-name="P1" svg:width="15.997cm" svg:height="8.368cm" svg:x="11.399cm" svg:y="47.393cm">
            <draw:object draw:notify-on-update-of-ranges="'BTRFS-SSD'.A106:'BTRFS-SSD'.A123 'BTRFS-SSD'.B105:'BTRFS-SSD'.B105 'BTRFS-SSD'.B106:'BTRFS-SSD'.B123 'BTRFS-SSD'.C105:'BTRFS-SSD'.C105 'BTRFS-SSD'.C106:'BTRFS-SSD'.C123 'BTRFS-SSD'.D105:'BTRFS-SSD'.D105 'BTRFS-SSD'.D106:'BTRFS-SSD'.D123 'BTRFS-SSD'.E105:'BTRFS-SSD'.E105 'BTRFS-SSD'.E106:'BTRFS-SSD'.E123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5" table:default-cell-style-name="ce4"/>
        <table:table-row table:style-name="ro1">
          <table:table-cell table:style-name="ce1" office:value-type="string" calcext:value-type="string" table:number-columns-spanned="5" table:number-rows-spanned="1">
            <text:p>BTRFS SSD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BLOCOS 64KB</text:p>
          </table:table-cell>
          <table:covered-table-cell table:number-columns-repeated="4"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2" office:value-type="string" calcext:value-type="string" table:number-columns-spanned="5" table:number-rows-spanned="1">
            <text:p>ESCRITA</text:p>
          </table:table-cell>
          <table:covered-table-cell table:number-columns-repeated="4" table:style-name="Default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638743" calcext:value-type="float">
            <text:p>1.638.743</text:p>
          </table:table-cell>
          <table:table-cell office:value-type="float" office:value="1204796" calcext:value-type="float">
            <text:p>1.204.796</text:p>
          </table:table-cell>
          <table:table-cell office:value-type="float" office:value="695778" calcext:value-type="float">
            <text:p>695.778</text:p>
          </table:table-cell>
          <table:table-cell office:value-type="float" office:value="1179772" calcext:value-type="float">
            <text:p>1.179.77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876086" calcext:value-type="float">
            <text:p>876.086</text:p>
          </table:table-cell>
          <table:table-cell office:value-type="float" office:value="864797" calcext:value-type="float">
            <text:p>864.797</text:p>
          </table:table-cell>
          <table:table-cell office:value-type="float" office:value="1196221" calcext:value-type="float">
            <text:p>1.196.221</text:p>
          </table:table-cell>
          <table:table-cell office:value-type="float" office:value="979035" calcext:value-type="float">
            <text:p>979.035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707589" calcext:value-type="float">
            <text:p>1.707.589</text:p>
          </table:table-cell>
          <table:table-cell office:value-type="float" office:value="1523457" calcext:value-type="float">
            <text:p>1.523.457</text:p>
          </table:table-cell>
          <table:table-cell office:value-type="float" office:value="1137672" calcext:value-type="float">
            <text:p>1.137.672</text:p>
          </table:table-cell>
          <table:table-cell office:value-type="float" office:value="1456239" calcext:value-type="float">
            <text:p>1.456.239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458090" calcext:value-type="float">
            <text:p>1.458.090</text:p>
          </table:table-cell>
          <table:table-cell office:value-type="float" office:value="1239310" calcext:value-type="float">
            <text:p>1.239.310</text:p>
          </table:table-cell>
          <table:table-cell office:value-type="float" office:value="1230786" calcext:value-type="float">
            <text:p>1.230.786</text:p>
          </table:table-cell>
          <table:table-cell office:value-type="float" office:value="1309395" calcext:value-type="float">
            <text:p>1.309.395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1309518" calcext:value-type="float">
            <text:p>1.309.518</text:p>
          </table:table-cell>
          <table:table-cell office:value-type="float" office:value="1140214" calcext:value-type="float">
            <text:p>1.140.214</text:p>
          </table:table-cell>
          <table:table-cell office:value-type="float" office:value="1294520" calcext:value-type="float">
            <text:p>1.294.520</text:p>
          </table:table-cell>
          <table:table-cell office:value-type="float" office:value="1248084" calcext:value-type="float">
            <text:p>1.248.084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1407538" calcext:value-type="float">
            <text:p>1.407.538</text:p>
          </table:table-cell>
          <table:table-cell office:value-type="float" office:value="1337828" calcext:value-type="float">
            <text:p>1.337.828</text:p>
          </table:table-cell>
          <table:table-cell office:value-type="float" office:value="2176427" calcext:value-type="float">
            <text:p>2.176.427</text:p>
          </table:table-cell>
          <table:table-cell office:value-type="float" office:value="1640598" calcext:value-type="float">
            <text:p>1.640.598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1496008" calcext:value-type="float">
            <text:p>1.496.008</text:p>
          </table:table-cell>
          <table:table-cell office:value-type="float" office:value="1652894" calcext:value-type="float">
            <text:p>1.652.894</text:p>
          </table:table-cell>
          <table:table-cell office:value-type="float" office:value="1513670" calcext:value-type="float">
            <text:p>1.513.670</text:p>
          </table:table-cell>
          <table:table-cell office:value-type="float" office:value="1554191" calcext:value-type="float">
            <text:p>1.554.191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1397259" calcext:value-type="float">
            <text:p>1.397.259</text:p>
          </table:table-cell>
          <table:table-cell office:value-type="float" office:value="1475819" calcext:value-type="float">
            <text:p>1.475.819</text:p>
          </table:table-cell>
          <table:table-cell office:value-type="float" office:value="1989354" calcext:value-type="float">
            <text:p>1.989.354</text:p>
          </table:table-cell>
          <table:table-cell office:value-type="float" office:value="1620811" calcext:value-type="float">
            <text:p>1.620.811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1461034" calcext:value-type="float">
            <text:p>1.461.034</text:p>
          </table:table-cell>
          <table:table-cell office:value-type="float" office:value="1302817" calcext:value-type="float">
            <text:p>1.302.817</text:p>
          </table:table-cell>
          <table:table-cell office:value-type="float" office:value="2028032" calcext:value-type="float">
            <text:p>2.028.032</text:p>
          </table:table-cell>
          <table:table-cell office:value-type="float" office:value="1597294" calcext:value-type="float">
            <text:p>1.597.294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1636123" calcext:value-type="float">
            <text:p>1.636.123</text:p>
          </table:table-cell>
          <table:table-cell office:value-type="float" office:value="1658972" calcext:value-type="float">
            <text:p>1.658.972</text:p>
          </table:table-cell>
          <table:table-cell office:value-type="float" office:value="1994389" calcext:value-type="float">
            <text:p>1.994.389</text:p>
          </table:table-cell>
          <table:table-cell office:value-type="float" office:value="1763161" calcext:value-type="float">
            <text:p>1.763.161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2036859" calcext:value-type="float">
            <text:p>2.036.859</text:p>
          </table:table-cell>
          <table:table-cell office:value-type="float" office:value="1644775" calcext:value-type="float">
            <text:p>1.644.775</text:p>
          </table:table-cell>
          <table:table-cell office:value-type="float" office:value="1971541" calcext:value-type="float">
            <text:p>1.971.541</text:p>
          </table:table-cell>
          <table:table-cell office:value-type="float" office:value="1884392" calcext:value-type="float">
            <text:p>1.884.392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2112123" calcext:value-type="float">
            <text:p>2.112.123</text:p>
          </table:table-cell>
          <table:table-cell office:value-type="float" office:value="1857146" calcext:value-type="float">
            <text:p>1.857.146</text:p>
          </table:table-cell>
          <table:table-cell office:value-type="float" office:value="1816234" calcext:value-type="float">
            <text:p>1.816.234</text:p>
          </table:table-cell>
          <table:table-cell office:value-type="float" office:value="1928501" calcext:value-type="float">
            <text:p>1.928.501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2216784" calcext:value-type="float">
            <text:p>2.216.784</text:p>
          </table:table-cell>
          <table:table-cell office:value-type="float" office:value="2093487" calcext:value-type="float">
            <text:p>2.093.487</text:p>
          </table:table-cell>
          <table:table-cell office:value-type="float" office:value="2228471" calcext:value-type="float">
            <text:p>2.228.471</text:p>
          </table:table-cell>
          <table:table-cell office:value-type="float" office:value="2179581" calcext:value-type="float">
            <text:p>2.179.581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2242014" calcext:value-type="float">
            <text:p>2.242.014</text:p>
          </table:table-cell>
          <table:table-cell office:value-type="float" office:value="2195013" calcext:value-type="float">
            <text:p>2.195.013</text:p>
          </table:table-cell>
          <table:table-cell office:value-type="float" office:value="2221514" calcext:value-type="float">
            <text:p>2.221.514</text:p>
          </table:table-cell>
          <table:table-cell office:value-type="float" office:value="2219514" calcext:value-type="float">
            <text:p>2.219.514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2101316" calcext:value-type="float">
            <text:p>2.101.316</text:p>
          </table:table-cell>
          <table:table-cell office:value-type="float" office:value="2113641" calcext:value-type="float">
            <text:p>2.113.641</text:p>
          </table:table-cell>
          <table:table-cell office:value-type="float" office:value="2079740" calcext:value-type="float">
            <text:p>2.079.740</text:p>
          </table:table-cell>
          <table:table-cell office:value-type="float" office:value="2098232" calcext:value-type="float">
            <text:p>2.098.232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892331" calcext:value-type="float">
            <text:p>892.331</text:p>
          </table:table-cell>
          <table:table-cell office:value-type="float" office:value="1022018" calcext:value-type="float">
            <text:p>1.022.018</text:p>
          </table:table-cell>
          <table:table-cell office:value-type="float" office:value="1026058" calcext:value-type="float">
            <text:p>1.026.058</text:p>
          </table:table-cell>
          <table:table-cell office:value-type="float" office:value="980136" calcext:value-type="float">
            <text:p>980.136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682954" calcext:value-type="float">
            <text:p>682.954</text:p>
          </table:table-cell>
          <table:table-cell office:value-type="float" office:value="678720" calcext:value-type="float">
            <text:p>678.720</text:p>
          </table:table-cell>
          <table:table-cell office:value-type="float" office:value="678124" calcext:value-type="float">
            <text:p>678.124</text:p>
          </table:table-cell>
          <table:table-cell office:value-type="float" office:value="679933" calcext:value-type="float">
            <text:p>679.933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571136" calcext:value-type="float">
            <text:p>571.136</text:p>
          </table:table-cell>
          <table:table-cell office:value-type="float" office:value="572029" calcext:value-type="float">
            <text:p>572.029</text:p>
          </table:table-cell>
          <table:table-cell office:value-type="float" office:value="571828" calcext:value-type="float">
            <text:p>571.828</text:p>
          </table:table-cell>
          <table:table-cell office:value-type="float" office:value="571664" calcext:value-type="float">
            <text:p>571.664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RE-ESCRIT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772930" calcext:value-type="float">
            <text:p>2.772.930</text:p>
          </table:table-cell>
          <table:table-cell office:value-type="float" office:value="2067979" calcext:value-type="float">
            <text:p>2.067.979</text:p>
          </table:table-cell>
          <table:table-cell office:value-type="float" office:value="1279447" calcext:value-type="float">
            <text:p>1.279.447</text:p>
          </table:table-cell>
          <table:table-cell office:value-type="float" office:value="2040119" calcext:value-type="float">
            <text:p>2.040.11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346196" calcext:value-type="float">
            <text:p>1.346.196</text:p>
          </table:table-cell>
          <table:table-cell office:value-type="float" office:value="1032829" calcext:value-type="float">
            <text:p>1.032.829</text:p>
          </table:table-cell>
          <table:table-cell office:value-type="float" office:value="2377579" calcext:value-type="float">
            <text:p>2.377.579</text:p>
          </table:table-cell>
          <table:table-cell office:value-type="float" office:value="1585535" calcext:value-type="float">
            <text:p>1.585.535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692393" calcext:value-type="float">
            <text:p>2.692.393</text:p>
          </table:table-cell>
          <table:table-cell office:value-type="float" office:value="2639446" calcext:value-type="float">
            <text:p>2.639.446</text:p>
          </table:table-cell>
          <table:table-cell office:value-type="float" office:value="1729594" calcext:value-type="float">
            <text:p>1.729.594</text:p>
          </table:table-cell>
          <table:table-cell office:value-type="float" office:value="2353811" calcext:value-type="float">
            <text:p>2.353.811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024389" calcext:value-type="float">
            <text:p>2.024.389</text:p>
          </table:table-cell>
          <table:table-cell office:value-type="float" office:value="1772135" calcext:value-type="float">
            <text:p>1.772.135</text:p>
          </table:table-cell>
          <table:table-cell office:value-type="float" office:value="1791352" calcext:value-type="float">
            <text:p>1.791.352</text:p>
          </table:table-cell>
          <table:table-cell office:value-type="float" office:value="1862625" calcext:value-type="float">
            <text:p>1.862.625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2015654" calcext:value-type="float">
            <text:p>2.015.654</text:p>
          </table:table-cell>
          <table:table-cell office:value-type="float" office:value="1906496" calcext:value-type="float">
            <text:p>1.906.496</text:p>
          </table:table-cell>
          <table:table-cell office:value-type="float" office:value="2225595" calcext:value-type="float">
            <text:p>2.225.595</text:p>
          </table:table-cell>
          <table:table-cell office:value-type="float" office:value="2049248" calcext:value-type="float">
            <text:p>2.049.248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2670330" calcext:value-type="float">
            <text:p>2.670.330</text:p>
          </table:table-cell>
          <table:table-cell office:value-type="float" office:value="2469929" calcext:value-type="float">
            <text:p>2.469.929</text:p>
          </table:table-cell>
          <table:table-cell office:value-type="float" office:value="3413030" calcext:value-type="float">
            <text:p>3.413.030</text:p>
          </table:table-cell>
          <table:table-cell office:value-type="float" office:value="2851096" calcext:value-type="float">
            <text:p>2.851.096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3150647" calcext:value-type="float">
            <text:p>3.150.647</text:p>
          </table:table-cell>
          <table:table-cell office:value-type="float" office:value="1773166" calcext:value-type="float">
            <text:p>1.773.166</text:p>
          </table:table-cell>
          <table:table-cell office:value-type="float" office:value="2327326" calcext:value-type="float">
            <text:p>2.327.326</text:p>
          </table:table-cell>
          <table:table-cell office:value-type="float" office:value="2417046" calcext:value-type="float">
            <text:p>2.417.046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1868209" calcext:value-type="float">
            <text:p>1.868.209</text:p>
          </table:table-cell>
          <table:table-cell office:value-type="float" office:value="1237483" calcext:value-type="float">
            <text:p>1.237.483</text:p>
          </table:table-cell>
          <table:table-cell office:value-type="float" office:value="1329206" calcext:value-type="float">
            <text:p>1.329.206</text:p>
          </table:table-cell>
          <table:table-cell office:value-type="float" office:value="1478299" calcext:value-type="float">
            <text:p>1.478.299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1691522" calcext:value-type="float">
            <text:p>1.691.522</text:p>
          </table:table-cell>
          <table:table-cell office:value-type="float" office:value="1665369" calcext:value-type="float">
            <text:p>1.665.369</text:p>
          </table:table-cell>
          <table:table-cell office:value-type="float" office:value="2420142" calcext:value-type="float">
            <text:p>2.420.142</text:p>
          </table:table-cell>
          <table:table-cell office:value-type="float" office:value="1925678" calcext:value-type="float">
            <text:p>1.925.678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1607702" calcext:value-type="float">
            <text:p>1.607.702</text:p>
          </table:table-cell>
          <table:table-cell office:value-type="float" office:value="1801419" calcext:value-type="float">
            <text:p>1.801.419</text:p>
          </table:table-cell>
          <table:table-cell office:value-type="float" office:value="2338239" calcext:value-type="float">
            <text:p>2.338.239</text:p>
          </table:table-cell>
          <table:table-cell office:value-type="float" office:value="1915787" calcext:value-type="float">
            <text:p>1.915.787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2366621" calcext:value-type="float">
            <text:p>2.366.621</text:p>
          </table:table-cell>
          <table:table-cell office:value-type="float" office:value="2054688" calcext:value-type="float">
            <text:p>2.054.688</text:p>
          </table:table-cell>
          <table:table-cell office:value-type="float" office:value="1842816" calcext:value-type="float">
            <text:p>1.842.816</text:p>
          </table:table-cell>
          <table:table-cell office:value-type="float" office:value="2088042" calcext:value-type="float">
            <text:p>2.088.042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2622808" calcext:value-type="float">
            <text:p>2.622.808</text:p>
          </table:table-cell>
          <table:table-cell office:value-type="float" office:value="2121726" calcext:value-type="float">
            <text:p>2.121.726</text:p>
          </table:table-cell>
          <table:table-cell office:value-type="float" office:value="2140436" calcext:value-type="float">
            <text:p>2.140.436</text:p>
          </table:table-cell>
          <table:table-cell office:value-type="float" office:value="2294990" calcext:value-type="float">
            <text:p>2.294.990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2770431" calcext:value-type="float">
            <text:p>2.770.431</text:p>
          </table:table-cell>
          <table:table-cell office:value-type="float" office:value="2639492" calcext:value-type="float">
            <text:p>2.639.492</text:p>
          </table:table-cell>
          <table:table-cell office:value-type="float" office:value="2523309" calcext:value-type="float">
            <text:p>2.523.309</text:p>
          </table:table-cell>
          <table:table-cell office:value-type="float" office:value="2644411" calcext:value-type="float">
            <text:p>2.644.411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2800950" calcext:value-type="float">
            <text:p>2.800.950</text:p>
          </table:table-cell>
          <table:table-cell office:value-type="float" office:value="2733030" calcext:value-type="float">
            <text:p>2.733.030</text:p>
          </table:table-cell>
          <table:table-cell office:value-type="float" office:value="2690710" calcext:value-type="float">
            <text:p>2.690.710</text:p>
          </table:table-cell>
          <table:table-cell office:value-type="float" office:value="2741563" calcext:value-type="float">
            <text:p>2.741.563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2577182" calcext:value-type="float">
            <text:p>2.577.182</text:p>
          </table:table-cell>
          <table:table-cell office:value-type="float" office:value="2519251" calcext:value-type="float">
            <text:p>2.519.251</text:p>
          </table:table-cell>
          <table:table-cell office:value-type="float" office:value="2537885" calcext:value-type="float">
            <text:p>2.537.885</text:p>
          </table:table-cell>
          <table:table-cell office:value-type="float" office:value="2544773" calcext:value-type="float">
            <text:p>2.544.773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925086" calcext:value-type="float">
            <text:p>925.086</text:p>
          </table:table-cell>
          <table:table-cell office:value-type="float" office:value="1054840" calcext:value-type="float">
            <text:p>1.054.840</text:p>
          </table:table-cell>
          <table:table-cell office:value-type="float" office:value="1059577" calcext:value-type="float">
            <text:p>1.059.577</text:p>
          </table:table-cell>
          <table:table-cell office:value-type="float" office:value="1013168" calcext:value-type="float">
            <text:p>1.013.168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688078" calcext:value-type="float">
            <text:p>688.078</text:p>
          </table:table-cell>
          <table:table-cell office:value-type="float" office:value="686776" calcext:value-type="float">
            <text:p>686.776</text:p>
          </table:table-cell>
          <table:table-cell office:value-type="float" office:value="687811" calcext:value-type="float">
            <text:p>687.811</text:p>
          </table:table-cell>
          <table:table-cell office:value-type="float" office:value="687555" calcext:value-type="float">
            <text:p>687.555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523038" calcext:value-type="float">
            <text:p>523.038</text:p>
          </table:table-cell>
          <table:table-cell office:value-type="float" office:value="523933" calcext:value-type="float">
            <text:p>523.933</text:p>
          </table:table-cell>
          <table:table-cell office:value-type="float" office:value="568272" calcext:value-type="float">
            <text:p>568.272</text:p>
          </table:table-cell>
          <table:table-cell office:value-type="float" office:value="538414" calcext:value-type="float">
            <text:p>538.414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LEITUR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940539" calcext:value-type="float">
            <text:p>7.940.539</text:p>
          </table:table-cell>
          <table:table-cell office:value-type="float" office:value="6421025" calcext:value-type="float">
            <text:p>6.421.025</text:p>
          </table:table-cell>
          <table:table-cell office:value-type="float" office:value="4897948" calcext:value-type="float">
            <text:p>4.897.948</text:p>
          </table:table-cell>
          <table:table-cell office:value-type="float" office:value="6419837" calcext:value-type="float">
            <text:p>6.419.83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2" office:value-type="float" office:value="3359523" calcext:value-type="float">
            <text:p>3.359.523</text:p>
          </table:table-cell>
          <table:table-cell office:value-type="float" office:value="6114306" calcext:value-type="float">
            <text:p>6.114.306</text:p>
          </table:table-cell>
          <table:table-cell office:value-type="float" office:value="4277784" calcext:value-type="float">
            <text:p>4.277.784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7518900" calcext:value-type="float">
            <text:p>7.518.900</text:p>
          </table:table-cell>
          <table:table-cell office:value-type="float" office:value="4819184" calcext:value-type="float">
            <text:p>4.819.184</text:p>
          </table:table-cell>
          <table:table-cell office:value-type="float" office:value="3879045" calcext:value-type="float">
            <text:p>3.879.045</text:p>
          </table:table-cell>
          <table:table-cell office:value-type="float" office:value="5405710" calcext:value-type="float">
            <text:p>5.405.71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722449" calcext:value-type="float">
            <text:p>2.722.449</text:p>
          </table:table-cell>
          <table:table-cell office:value-type="float" office:value="3634839" calcext:value-type="float">
            <text:p>3.634.839</text:p>
          </table:table-cell>
          <table:table-cell office:value-type="float" office:value="3762197" calcext:value-type="float">
            <text:p>3.762.197</text:p>
          </table:table-cell>
          <table:table-cell office:value-type="float" office:value="3373162" calcext:value-type="float">
            <text:p>3.373.162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4374559" calcext:value-type="float">
            <text:p>4.374.559</text:p>
          </table:table-cell>
          <table:table-cell office:value-type="float" office:value="4018473" calcext:value-type="float">
            <text:p>4.018.473</text:p>
          </table:table-cell>
          <table:table-cell office:value-type="float" office:value="4634161" calcext:value-type="float">
            <text:p>4.634.161</text:p>
          </table:table-cell>
          <table:table-cell office:value-type="float" office:value="4342398" calcext:value-type="float">
            <text:p>4.342.398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5403134" calcext:value-type="float">
            <text:p>5.403.134</text:p>
          </table:table-cell>
          <table:table-cell office:value-type="float" office:value="2556676" calcext:value-type="float">
            <text:p>2.556.676</text:p>
          </table:table-cell>
          <table:table-cell office:value-type="float" office:value="2559723" calcext:value-type="float">
            <text:p>2.559.723</text:p>
          </table:table-cell>
          <table:table-cell office:value-type="float" office:value="3506511" calcext:value-type="float">
            <text:p>3.506.511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4019805" calcext:value-type="float">
            <text:p>4.019.805</text:p>
          </table:table-cell>
          <table:table-cell office:value-type="float" office:value="3524939" calcext:value-type="float">
            <text:p>3.524.939</text:p>
          </table:table-cell>
          <table:table-cell office:value-type="float" office:value="2407895" calcext:value-type="float">
            <text:p>2.407.895</text:p>
          </table:table-cell>
          <table:table-cell office:value-type="float" office:value="3317546" calcext:value-type="float">
            <text:p>3.317.546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3487304" calcext:value-type="float">
            <text:p>3.487.304</text:p>
          </table:table-cell>
          <table:table-cell office:value-type="float" office:value="4442223" calcext:value-type="float">
            <text:p>4.442.223</text:p>
          </table:table-cell>
          <table:table-cell office:value-type="float" office:value="2142287" calcext:value-type="float">
            <text:p>2.142.287</text:p>
          </table:table-cell>
          <table:table-cell office:value-type="float" office:value="3357271" calcext:value-type="float">
            <text:p>3.357.271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3538628" calcext:value-type="float">
            <text:p>3.538.628</text:p>
          </table:table-cell>
          <table:table-cell office:value-type="float" office:value="2824845" calcext:value-type="float">
            <text:p>2.824.845</text:p>
          </table:table-cell>
          <table:table-cell office:value-type="float" office:value="4243565" calcext:value-type="float">
            <text:p>4.243.565</text:p>
          </table:table-cell>
          <table:table-cell office:value-type="float" office:value="3535679" calcext:value-type="float">
            <text:p>3.535.679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3073610" calcext:value-type="float">
            <text:p>3.073.610</text:p>
          </table:table-cell>
          <table:table-cell office:value-type="float" office:value="3400876" calcext:value-type="float">
            <text:p>3.400.876</text:p>
          </table:table-cell>
          <table:table-cell office:value-type="float" office:value="4308727" calcext:value-type="float">
            <text:p>4.308.727</text:p>
          </table:table-cell>
          <table:table-cell office:value-type="float" office:value="3594404" calcext:value-type="float">
            <text:p>3.594.404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3661630" calcext:value-type="float">
            <text:p>3.661.630</text:p>
          </table:table-cell>
          <table:table-cell office:value-type="float" office:value="3542889" calcext:value-type="float">
            <text:p>3.542.889</text:p>
          </table:table-cell>
          <table:table-cell office:value-type="float" office:value="4484156" calcext:value-type="float">
            <text:p>4.484.156</text:p>
          </table:table-cell>
          <table:table-cell office:value-type="float" office:value="3896225" calcext:value-type="float">
            <text:p>3.896.225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4472693" calcext:value-type="float">
            <text:p>4.472.693</text:p>
          </table:table-cell>
          <table:table-cell office:value-type="float" office:value="4453237" calcext:value-type="float">
            <text:p>4.453.237</text:p>
          </table:table-cell>
          <table:table-cell office:value-type="float" office:value="4127085" calcext:value-type="float">
            <text:p>4.127.085</text:p>
          </table:table-cell>
          <table:table-cell office:value-type="float" office:value="4351005" calcext:value-type="float">
            <text:p>4.351.005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5500643" calcext:value-type="float">
            <text:p>5.500.643</text:p>
          </table:table-cell>
          <table:table-cell office:value-type="float" office:value="4994084" calcext:value-type="float">
            <text:p>4.994.084</text:p>
          </table:table-cell>
          <table:table-cell office:value-type="float" office:value="4615146" calcext:value-type="float">
            <text:p>4.615.146</text:p>
          </table:table-cell>
          <table:table-cell office:value-type="float" office:value="5036624" calcext:value-type="float">
            <text:p>5.036.624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5507336" calcext:value-type="float">
            <text:p>5.507.336</text:p>
          </table:table-cell>
          <table:table-cell office:value-type="float" office:value="5189731" calcext:value-type="float">
            <text:p>5.189.731</text:p>
          </table:table-cell>
          <table:table-cell office:value-type="float" office:value="5363827" calcext:value-type="float">
            <text:p>5.363.827</text:p>
          </table:table-cell>
          <table:table-cell office:value-type="float" office:value="5353631" calcext:value-type="float">
            <text:p>5.353.631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5823578" calcext:value-type="float">
            <text:p>5.823.578</text:p>
          </table:table-cell>
          <table:table-cell office:value-type="float" office:value="5501761" calcext:value-type="float">
            <text:p>5.501.761</text:p>
          </table:table-cell>
          <table:table-cell office:value-type="float" office:value="5569616" calcext:value-type="float">
            <text:p>5.569.616</text:p>
          </table:table-cell>
          <table:table-cell office:value-type="float" office:value="5631652" calcext:value-type="float">
            <text:p>5.631.652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5768252" calcext:value-type="float">
            <text:p>5.768.252</text:p>
          </table:table-cell>
          <table:table-cell office:value-type="float" office:value="5633718" calcext:value-type="float">
            <text:p>5.633.718</text:p>
          </table:table-cell>
          <table:table-cell office:value-type="float" office:value="5770920" calcext:value-type="float">
            <text:p>5.770.920</text:p>
          </table:table-cell>
          <table:table-cell office:value-type="float" office:value="5724297" calcext:value-type="float">
            <text:p>5.724.297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5792316" calcext:value-type="float">
            <text:p>5.792.316</text:p>
          </table:table-cell>
          <table:table-cell office:value-type="float" office:value="5733902" calcext:value-type="float">
            <text:p>5.733.902</text:p>
          </table:table-cell>
          <table:table-cell office:value-type="float" office:value="5741554" calcext:value-type="float">
            <text:p>5.741.554</text:p>
          </table:table-cell>
          <table:table-cell office:value-type="float" office:value="5755924" calcext:value-type="float">
            <text:p>5.755.924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508238" calcext:value-type="float">
            <text:p>508.238</text:p>
          </table:table-cell>
          <table:table-cell office:value-type="float" office:value="508923" calcext:value-type="float">
            <text:p>508.923</text:p>
          </table:table-cell>
          <table:table-cell office:value-type="float" office:value="508552" calcext:value-type="float">
            <text:p>508.552</text:p>
          </table:table-cell>
          <table:table-cell office:value-type="float" office:value="508571" calcext:value-type="float">
            <text:p>508.571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RE-LEITUR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006179" calcext:value-type="float">
            <text:p>9.006.179</text:p>
          </table:table-cell>
          <table:table-cell office:value-type="float" office:value="7100397" calcext:value-type="float">
            <text:p>7.100.397</text:p>
          </table:table-cell>
          <table:table-cell office:value-type="float" office:value="5283570" calcext:value-type="float">
            <text:p>5.283.570</text:p>
          </table:table-cell>
          <table:table-cell office:value-type="float" office:value="7130049" calcext:value-type="float">
            <text:p>7.130.04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657016" calcext:value-type="float">
            <text:p>3.657.016</text:p>
          </table:table-cell>
          <table:table-cell office:value-type="float" office:value="3759450" calcext:value-type="float">
            <text:p>3.759.450</text:p>
          </table:table-cell>
          <table:table-cell office:value-type="float" office:value="7476717" calcext:value-type="float">
            <text:p>7.476.717</text:p>
          </table:table-cell>
          <table:table-cell office:value-type="float" office:value="4964394" calcext:value-type="float">
            <text:p>4.964.394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8024634" calcext:value-type="float">
            <text:p>8.024.634</text:p>
          </table:table-cell>
          <table:table-cell office:value-type="float" office:value="7314033" calcext:value-type="float">
            <text:p>7.314.033</text:p>
          </table:table-cell>
          <table:table-cell office:value-type="float" office:value="5687020" calcext:value-type="float">
            <text:p>5.687.020</text:p>
          </table:table-cell>
          <table:table-cell office:value-type="float" office:value="7008562" calcext:value-type="float">
            <text:p>7.008.562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4271001" calcext:value-type="float">
            <text:p>4.271.001</text:p>
          </table:table-cell>
          <table:table-cell office:value-type="float" office:value="5509113" calcext:value-type="float">
            <text:p>5.509.113</text:p>
          </table:table-cell>
          <table:table-cell office:value-type="float" office:value="5624545" calcext:value-type="float">
            <text:p>5.624.545</text:p>
          </table:table-cell>
          <table:table-cell office:value-type="float" office:value="5134886" calcext:value-type="float">
            <text:p>5.134.886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5472650" calcext:value-type="float">
            <text:p>5.472.650</text:p>
          </table:table-cell>
          <table:table-cell office:value-type="float" office:value="4826859" calcext:value-type="float">
            <text:p>4.826.859</text:p>
          </table:table-cell>
          <table:table-cell office:value-type="float" office:value="6650556" calcext:value-type="float">
            <text:p>6.650.556</text:p>
          </table:table-cell>
          <table:table-cell office:value-type="float" office:value="5650022" calcext:value-type="float">
            <text:p>5.650.022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5582208" calcext:value-type="float">
            <text:p>5.582.208</text:p>
          </table:table-cell>
          <table:table-cell office:value-type="float" office:value="2691246" calcext:value-type="float">
            <text:p>2.691.246</text:p>
          </table:table-cell>
          <table:table-cell office:value-type="float" office:value="2756005" calcext:value-type="float">
            <text:p>2.756.005</text:p>
          </table:table-cell>
          <table:table-cell office:value-type="float" office:value="3676486" calcext:value-type="float">
            <text:p>3.676.486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3980686" calcext:value-type="float">
            <text:p>3.980.686</text:p>
          </table:table-cell>
          <table:table-cell office:value-type="float" office:value="3702713" calcext:value-type="float">
            <text:p>3.702.713</text:p>
          </table:table-cell>
          <table:table-cell office:value-type="float" office:value="2464545" calcext:value-type="float">
            <text:p>2.464.545</text:p>
          </table:table-cell>
          <table:table-cell office:value-type="float" office:value="3382648" calcext:value-type="float">
            <text:p>3.382.648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3721887" calcext:value-type="float">
            <text:p>3.721.887</text:p>
          </table:table-cell>
          <table:table-cell office:value-type="float" office:value="5265210" calcext:value-type="float">
            <text:p>5.265.210</text:p>
          </table:table-cell>
          <table:table-cell office:value-type="float" office:value="4662231" calcext:value-type="float">
            <text:p>4.662.231</text:p>
          </table:table-cell>
          <table:table-cell office:value-type="float" office:value="4549776" calcext:value-type="float">
            <text:p>4.549.776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3040172" calcext:value-type="float">
            <text:p>3.040.172</text:p>
          </table:table-cell>
          <table:table-cell office:value-type="float" office:value="4661221" calcext:value-type="float">
            <text:p>4.661.221</text:p>
          </table:table-cell>
          <table:table-cell office:value-type="float" office:value="4692092" calcext:value-type="float">
            <text:p>4.692.092</text:p>
          </table:table-cell>
          <table:table-cell office:value-type="float" office:value="4131162" calcext:value-type="float">
            <text:p>4.131.162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5668098" calcext:value-type="float">
            <text:p>5.668.098</text:p>
          </table:table-cell>
          <table:table-cell office:value-type="float" office:value="4641983" calcext:value-type="float">
            <text:p>4.641.983</text:p>
          </table:table-cell>
          <table:table-cell office:value-type="float" office:value="4593117" calcext:value-type="float">
            <text:p>4.593.117</text:p>
          </table:table-cell>
          <table:table-cell office:value-type="float" office:value="4967733" calcext:value-type="float">
            <text:p>4.967.733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3608419" calcext:value-type="float">
            <text:p>3.608.419</text:p>
          </table:table-cell>
          <table:table-cell office:value-type="float" office:value="4634142" calcext:value-type="float">
            <text:p>4.634.142</text:p>
          </table:table-cell>
          <table:table-cell office:value-type="float" office:value="4691885" calcext:value-type="float">
            <text:p>4.691.885</text:p>
          </table:table-cell>
          <table:table-cell office:value-type="float" office:value="4311482" calcext:value-type="float">
            <text:p>4.311.482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5870022" calcext:value-type="float">
            <text:p>5.870.022</text:p>
          </table:table-cell>
          <table:table-cell office:value-type="float" office:value="4931571" calcext:value-type="float">
            <text:p>4.931.571</text:p>
          </table:table-cell>
          <table:table-cell office:value-type="float" office:value="4965961" calcext:value-type="float">
            <text:p>4.965.961</text:p>
          </table:table-cell>
          <table:table-cell office:value-type="float" office:value="5255851" calcext:value-type="float">
            <text:p>5.255.851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5616607" calcext:value-type="float">
            <text:p>5.616.607</text:p>
          </table:table-cell>
          <table:table-cell office:value-type="float" office:value="5481092" calcext:value-type="float">
            <text:p>5.481.092</text:p>
          </table:table-cell>
          <table:table-cell office:value-type="float" office:value="5187065" calcext:value-type="float">
            <text:p>5.187.065</text:p>
          </table:table-cell>
          <table:table-cell office:value-type="float" office:value="5428255" calcext:value-type="float">
            <text:p>5.428.255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6007721" calcext:value-type="float">
            <text:p>6.007.721</text:p>
          </table:table-cell>
          <table:table-cell office:value-type="float" office:value="5653920" calcext:value-type="float">
            <text:p>5.653.920</text:p>
          </table:table-cell>
          <table:table-cell office:value-type="float" office:value="5750481" calcext:value-type="float">
            <text:p>5.750.481</text:p>
          </table:table-cell>
          <table:table-cell office:value-type="float" office:value="5804041" calcext:value-type="float">
            <text:p>5.804.041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6036605" calcext:value-type="float">
            <text:p>6.036.605</text:p>
          </table:table-cell>
          <table:table-cell office:value-type="float" office:value="5812310" calcext:value-type="float">
            <text:p>5.812.310</text:p>
          </table:table-cell>
          <table:table-cell office:value-type="float" office:value="5872433" calcext:value-type="float">
            <text:p>5.872.433</text:p>
          </table:table-cell>
          <table:table-cell office:value-type="float" office:value="5907116" calcext:value-type="float">
            <text:p>5.907.116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6038722" calcext:value-type="float">
            <text:p>6.038.722</text:p>
          </table:table-cell>
          <table:table-cell office:value-type="float" office:value="5903680" calcext:value-type="float">
            <text:p>5.903.680</text:p>
          </table:table-cell>
          <table:table-cell office:value-type="float" office:value="5948069" calcext:value-type="float">
            <text:p>5.948.069</text:p>
          </table:table-cell>
          <table:table-cell office:value-type="float" office:value="5963490" calcext:value-type="float">
            <text:p>5.963.490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5964130" calcext:value-type="float">
            <text:p>5.964.130</text:p>
          </table:table-cell>
          <table:table-cell office:value-type="float" office:value="5927875" calcext:value-type="float">
            <text:p>5.927.875</text:p>
          </table:table-cell>
          <table:table-cell office:value-type="float" office:value="5976120" calcext:value-type="float">
            <text:p>5.976.120</text:p>
          </table:table-cell>
          <table:table-cell office:value-type="float" office:value="5956042" calcext:value-type="float">
            <text:p>5.956.042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508460" calcext:value-type="float">
            <text:p>508.460</text:p>
          </table:table-cell>
          <table:table-cell office:value-type="float" office:value="508720" calcext:value-type="float">
            <text:p>508.720</text:p>
          </table:table-cell>
          <table:table-cell office:value-type="float" office:value="508145" calcext:value-type="float">
            <text:p>508.145</text:p>
          </table:table-cell>
          <table:table-cell office:value-type="float" office:value="508442" calcext:value-type="float">
            <text:p>508.442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LEITURA ALEATÓRI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940539" calcext:value-type="float">
            <text:p>7.940.539</text:p>
          </table:table-cell>
          <table:table-cell office:value-type="float" office:value="7100397" calcext:value-type="float">
            <text:p>7.100.397</text:p>
          </table:table-cell>
          <table:table-cell office:value-type="float" office:value="4897948" calcext:value-type="float">
            <text:p>4.897.948</text:p>
          </table:table-cell>
          <table:table-cell office:value-type="float" office:value="6646295" calcext:value-type="float">
            <text:p>6.646.29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380677" calcext:value-type="float">
            <text:p>3.380.677</text:p>
          </table:table-cell>
          <table:table-cell office:value-type="float" office:value="3560017" calcext:value-type="float">
            <text:p>3.560.017</text:p>
          </table:table-cell>
          <table:table-cell office:value-type="float" office:value="6727225" calcext:value-type="float">
            <text:p>6.727.225</text:p>
          </table:table-cell>
          <table:table-cell office:value-type="float" office:value="4555973" calcext:value-type="float">
            <text:p>4.555.973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4734192" calcext:value-type="float">
            <text:p>4.734.192</text:p>
          </table:table-cell>
          <table:table-cell office:value-type="float" office:value="6891544" calcext:value-type="float">
            <text:p>6.891.544</text:p>
          </table:table-cell>
          <table:table-cell office:value-type="float" office:value="5242734" calcext:value-type="float">
            <text:p>5.242.734</text:p>
          </table:table-cell>
          <table:table-cell office:value-type="float" office:value="5622823" calcext:value-type="float">
            <text:p>5.622.823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5331314" calcext:value-type="float">
            <text:p>5.331.314</text:p>
          </table:table-cell>
          <table:table-cell office:value-type="float" office:value="4262523" calcext:value-type="float">
            <text:p>4.262.523</text:p>
          </table:table-cell>
          <table:table-cell office:value-type="float" office:value="5227492" calcext:value-type="float">
            <text:p>5.227.492</text:p>
          </table:table-cell>
          <table:table-cell office:value-type="float" office:value="4940443" calcext:value-type="float">
            <text:p>4.940.443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5303701" calcext:value-type="float">
            <text:p>5.303.701</text:p>
          </table:table-cell>
          <table:table-cell office:value-type="float" office:value="4832290" calcext:value-type="float">
            <text:p>4.832.290</text:p>
          </table:table-cell>
          <table:table-cell office:value-type="float" office:value="6479979" calcext:value-type="float">
            <text:p>6.479.979</text:p>
          </table:table-cell>
          <table:table-cell office:value-type="float" office:value="5538657" calcext:value-type="float">
            <text:p>5.538.657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5933071" calcext:value-type="float">
            <text:p>5.933.071</text:p>
          </table:table-cell>
          <table:table-cell office:value-type="float" office:value="2801852" calcext:value-type="float">
            <text:p>2.801.852</text:p>
          </table:table-cell>
          <table:table-cell office:value-type="float" office:value="3379461" calcext:value-type="float">
            <text:p>3.379.461</text:p>
          </table:table-cell>
          <table:table-cell office:value-type="float" office:value="4038128" calcext:value-type="float">
            <text:p>4.038.128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3864287" calcext:value-type="float">
            <text:p>3.864.287</text:p>
          </table:table-cell>
          <table:table-cell office:value-type="float" office:value="3650006" calcext:value-type="float">
            <text:p>3.650.006</text:p>
          </table:table-cell>
          <table:table-cell office:value-type="float" office:value="2422154" calcext:value-type="float">
            <text:p>2.422.154</text:p>
          </table:table-cell>
          <table:table-cell office:value-type="float" office:value="3312149" calcext:value-type="float">
            <text:p>3.312.149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3634487" calcext:value-type="float">
            <text:p>3.634.487</text:p>
          </table:table-cell>
          <table:table-cell office:value-type="float" office:value="5654243" calcext:value-type="float">
            <text:p>5.654.243</text:p>
          </table:table-cell>
          <table:table-cell office:value-type="float" office:value="2230890" calcext:value-type="float">
            <text:p>2.230.890</text:p>
          </table:table-cell>
          <table:table-cell office:value-type="float" office:value="3839873" calcext:value-type="float">
            <text:p>3.839.873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5494127" calcext:value-type="float">
            <text:p>5.494.127</text:p>
          </table:table-cell>
          <table:table-cell office:value-type="float" office:value="4557355" calcext:value-type="float">
            <text:p>4.557.355</text:p>
          </table:table-cell>
          <table:table-cell office:value-type="float" office:value="4628258" calcext:value-type="float">
            <text:p>4.628.258</text:p>
          </table:table-cell>
          <table:table-cell office:value-type="float" office:value="4893247" calcext:value-type="float">
            <text:p>4.893.247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5340378" calcext:value-type="float">
            <text:p>5.340.378</text:p>
          </table:table-cell>
          <table:table-cell office:value-type="float" office:value="4475846" calcext:value-type="float">
            <text:p>4.475.846</text:p>
          </table:table-cell>
          <table:table-cell office:value-type="float" office:value="4447890" calcext:value-type="float">
            <text:p>4.447.890</text:p>
          </table:table-cell>
          <table:table-cell office:value-type="float" office:value="4754705" calcext:value-type="float">
            <text:p>4.754.705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5325975" calcext:value-type="float">
            <text:p>5.325.975</text:p>
          </table:table-cell>
          <table:table-cell office:value-type="float" office:value="4429884" calcext:value-type="float">
            <text:p>4.429.884</text:p>
          </table:table-cell>
          <table:table-cell office:value-type="float" office:value="4462172" calcext:value-type="float">
            <text:p>4.462.172</text:p>
          </table:table-cell>
          <table:table-cell office:value-type="float" office:value="4739344" calcext:value-type="float">
            <text:p>4.739.344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5489225" calcext:value-type="float">
            <text:p>5.489.225</text:p>
          </table:table-cell>
          <table:table-cell office:value-type="float" office:value="4749313" calcext:value-type="float">
            <text:p>4.749.313</text:p>
          </table:table-cell>
          <table:table-cell office:value-type="float" office:value="4787487" calcext:value-type="float">
            <text:p>4.787.487</text:p>
          </table:table-cell>
          <table:table-cell office:value-type="float" office:value="5008675" calcext:value-type="float">
            <text:p>5.008.675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5519752" calcext:value-type="float">
            <text:p>5.519.752</text:p>
          </table:table-cell>
          <table:table-cell office:value-type="float" office:value="5208713" calcext:value-type="float">
            <text:p>5.208.713</text:p>
          </table:table-cell>
          <table:table-cell office:value-type="float" office:value="5263923" calcext:value-type="float">
            <text:p>5.263.923</text:p>
          </table:table-cell>
          <table:table-cell office:value-type="float" office:value="5330796" calcext:value-type="float">
            <text:p>5.330.796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5541100" calcext:value-type="float">
            <text:p>5.541.100</text:p>
          </table:table-cell>
          <table:table-cell office:value-type="float" office:value="5343832" calcext:value-type="float">
            <text:p>5.343.832</text:p>
          </table:table-cell>
          <table:table-cell office:value-type="float" office:value="5392144" calcext:value-type="float">
            <text:p>5.392.144</text:p>
          </table:table-cell>
          <table:table-cell office:value-type="float" office:value="5425692" calcext:value-type="float">
            <text:p>5.425.692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5573590" calcext:value-type="float">
            <text:p>5.573.590</text:p>
          </table:table-cell>
          <table:table-cell office:value-type="float" office:value="5399683" calcext:value-type="float">
            <text:p>5.399.683</text:p>
          </table:table-cell>
          <table:table-cell office:value-type="float" office:value="5458829" calcext:value-type="float">
            <text:p>5.458.829</text:p>
          </table:table-cell>
          <table:table-cell office:value-type="float" office:value="5477367" calcext:value-type="float">
            <text:p>5.477.367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5567627" calcext:value-type="float">
            <text:p>5.567.627</text:p>
          </table:table-cell>
          <table:table-cell office:value-type="float" office:value="5469109" calcext:value-type="float">
            <text:p>5.469.109</text:p>
          </table:table-cell>
          <table:table-cell office:value-type="float" office:value="5489725" calcext:value-type="float">
            <text:p>5.489.725</text:p>
          </table:table-cell>
          <table:table-cell office:value-type="float" office:value="5508820" calcext:value-type="float">
            <text:p>5.508.820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5505637" calcext:value-type="float">
            <text:p>5.505.637</text:p>
          </table:table-cell>
          <table:table-cell office:value-type="float" office:value="5462804" calcext:value-type="float">
            <text:p>5.462.804</text:p>
          </table:table-cell>
          <table:table-cell office:value-type="float" office:value="5499760" calcext:value-type="float">
            <text:p>5.499.760</text:p>
          </table:table-cell>
          <table:table-cell office:value-type="float" office:value="5489400" calcext:value-type="float">
            <text:p>5.489.400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ESCRITA ALEATÓRI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588436" calcext:value-type="float">
            <text:p>3.588.436</text:p>
          </table:table-cell>
          <table:table-cell office:value-type="float" office:value="2923952" calcext:value-type="float">
            <text:p>2.923.952</text:p>
          </table:table-cell>
          <table:table-cell office:value-type="float" office:value="2278628" calcext:value-type="float">
            <text:p>2.278.628</text:p>
          </table:table-cell>
          <table:table-cell office:value-type="float" office:value="2930339" calcext:value-type="float">
            <text:p>2.930.33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363288" calcext:value-type="float">
            <text:p>1.363.288</text:p>
          </table:table-cell>
          <table:table-cell office:value-type="float" office:value="1622919" calcext:value-type="float">
            <text:p>1.622.919</text:p>
          </table:table-cell>
          <table:table-cell office:value-type="float" office:value="2727923" calcext:value-type="float">
            <text:p>2.727.923</text:p>
          </table:table-cell>
          <table:table-cell office:value-type="float" office:value="1904710" calcext:value-type="float">
            <text:p>1.904.710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441400" calcext:value-type="float">
            <text:p>2.441.400</text:p>
          </table:table-cell>
          <table:table-cell office:value-type="float" office:value="3197509" calcext:value-type="float">
            <text:p>3.197.509</text:p>
          </table:table-cell>
          <table:table-cell office:value-type="float" office:value="2392442" calcext:value-type="float">
            <text:p>2.392.442</text:p>
          </table:table-cell>
          <table:table-cell office:value-type="float" office:value="2677117" calcext:value-type="float">
            <text:p>2.677.117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030130" calcext:value-type="float">
            <text:p>2.030.130</text:p>
          </table:table-cell>
          <table:table-cell office:value-type="float" office:value="2381315" calcext:value-type="float">
            <text:p>2.381.315</text:p>
          </table:table-cell>
          <table:table-cell office:value-type="float" office:value="2152206" calcext:value-type="float">
            <text:p>2.152.206</text:p>
          </table:table-cell>
          <table:table-cell office:value-type="float" office:value="2187884" calcext:value-type="float">
            <text:p>2.187.884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2467229" calcext:value-type="float">
            <text:p>2.467.229</text:p>
          </table:table-cell>
          <table:table-cell office:value-type="float" office:value="2316837" calcext:value-type="float">
            <text:p>2.316.837</text:p>
          </table:table-cell>
          <table:table-cell office:value-type="float" office:value="2995501" calcext:value-type="float">
            <text:p>2.995.501</text:p>
          </table:table-cell>
          <table:table-cell office:value-type="float" office:value="2593189" calcext:value-type="float">
            <text:p>2.593.189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2929912" calcext:value-type="float">
            <text:p>2.929.912</text:p>
          </table:table-cell>
          <table:table-cell office:value-type="float" office:value="1370922" calcext:value-type="float">
            <text:p>1.370.922</text:p>
          </table:table-cell>
          <table:table-cell office:value-type="float" office:value="2085540" calcext:value-type="float">
            <text:p>2.085.540</text:p>
          </table:table-cell>
          <table:table-cell office:value-type="float" office:value="2128791" calcext:value-type="float">
            <text:p>2.128.791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2061467" calcext:value-type="float">
            <text:p>2.061.467</text:p>
          </table:table-cell>
          <table:table-cell office:value-type="float" office:value="1880704" calcext:value-type="float">
            <text:p>1.880.704</text:p>
          </table:table-cell>
          <table:table-cell office:value-type="float" office:value="2199781" calcext:value-type="float">
            <text:p>2.199.781</text:p>
          </table:table-cell>
          <table:table-cell office:value-type="float" office:value="2047317" calcext:value-type="float">
            <text:p>2.047.317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2622319" calcext:value-type="float">
            <text:p>2.622.319</text:p>
          </table:table-cell>
          <table:table-cell office:value-type="float" office:value="1959292" calcext:value-type="float">
            <text:p>1.959.292</text:p>
          </table:table-cell>
          <table:table-cell office:value-type="float" office:value="1250863" calcext:value-type="float">
            <text:p>1.250.863</text:p>
          </table:table-cell>
          <table:table-cell office:value-type="float" office:value="1944158" calcext:value-type="float">
            <text:p>1.944.158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3156206" calcext:value-type="float">
            <text:p>3.156.206</text:p>
          </table:table-cell>
          <table:table-cell office:value-type="float" office:value="2749460" calcext:value-type="float">
            <text:p>2.749.460</text:p>
          </table:table-cell>
          <table:table-cell office:value-type="float" office:value="2771303" calcext:value-type="float">
            <text:p>2.771.303</text:p>
          </table:table-cell>
          <table:table-cell office:value-type="float" office:value="2892323" calcext:value-type="float">
            <text:p>2.892.323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2958233" calcext:value-type="float">
            <text:p>2.958.233</text:p>
          </table:table-cell>
          <table:table-cell office:value-type="float" office:value="2573242" calcext:value-type="float">
            <text:p>2.573.242</text:p>
          </table:table-cell>
          <table:table-cell office:value-type="float" office:value="2575701" calcext:value-type="float">
            <text:p>2.575.701</text:p>
          </table:table-cell>
          <table:table-cell office:value-type="float" office:value="2702392" calcext:value-type="float">
            <text:p>2.702.392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2880963" calcext:value-type="float">
            <text:p>2.880.963</text:p>
          </table:table-cell>
          <table:table-cell office:value-type="float" office:value="2506048" calcext:value-type="float">
            <text:p>2.506.048</text:p>
          </table:table-cell>
          <table:table-cell office:value-type="float" office:value="2529268" calcext:value-type="float">
            <text:p>2.529.268</text:p>
          </table:table-cell>
          <table:table-cell office:value-type="float" office:value="2638760" calcext:value-type="float">
            <text:p>2.638.760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2854601" calcext:value-type="float">
            <text:p>2.854.601</text:p>
          </table:table-cell>
          <table:table-cell office:value-type="float" office:value="2572765" calcext:value-type="float">
            <text:p>2.572.765</text:p>
          </table:table-cell>
          <table:table-cell office:value-type="float" office:value="2571863" calcext:value-type="float">
            <text:p>2.571.863</text:p>
          </table:table-cell>
          <table:table-cell office:value-type="float" office:value="2666410" calcext:value-type="float">
            <text:p>2.666.410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593302" calcext:value-type="float">
            <text:p>593.302</text:p>
          </table:table-cell>
          <table:table-cell office:value-type="float" office:value="590959" calcext:value-type="float">
            <text:p>590.959</text:p>
          </table:table-cell>
          <table:table-cell office:value-type="float" office:value="592030" calcext:value-type="float">
            <text:p>592.030</text:p>
          </table:table-cell>
          <table:table-cell office:value-type="float" office:value="592097" calcext:value-type="float">
            <text:p>592.097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534868" calcext:value-type="float">
            <text:p>534.868</text:p>
          </table:table-cell>
          <table:table-cell office:value-type="float" office:value="545905" calcext:value-type="float">
            <text:p>545.905</text:p>
          </table:table-cell>
          <table:table-cell office:value-type="float" office:value="545913" calcext:value-type="float">
            <text:p>545.913</text:p>
          </table:table-cell>
          <table:table-cell office:value-type="float" office:value="542229" calcext:value-type="float">
            <text:p>542.229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501730" calcext:value-type="float">
            <text:p>501.730</text:p>
          </table:table-cell>
          <table:table-cell office:value-type="float" office:value="515145" calcext:value-type="float">
            <text:p>515.145</text:p>
          </table:table-cell>
          <table:table-cell office:value-type="float" office:value="515370" calcext:value-type="float">
            <text:p>515.370</text:p>
          </table:table-cell>
          <table:table-cell office:value-type="float" office:value="510748" calcext:value-type="float">
            <text:p>510.748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488609" calcext:value-type="float">
            <text:p>488.609</text:p>
          </table:table-cell>
          <table:table-cell office:value-type="float" office:value="503609" calcext:value-type="float">
            <text:p>503.609</text:p>
          </table:table-cell>
          <table:table-cell office:value-type="float" office:value="505731" calcext:value-type="float">
            <text:p>505.731</text:p>
          </table:table-cell>
          <table:table-cell office:value-type="float" office:value="499316" calcext:value-type="float">
            <text:p>499.316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498082" calcext:value-type="float">
            <text:p>498.082</text:p>
          </table:table-cell>
          <table:table-cell office:value-type="float" office:value="496772" calcext:value-type="float">
            <text:p>496.772</text:p>
          </table:table-cell>
          <table:table-cell office:value-type="float" office:value="470265" calcext:value-type="float">
            <text:p>470.265</text:p>
          </table:table-cell>
          <table:table-cell office:value-type="float" office:value="488373" calcext:value-type="float">
            <text:p>488.373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NTFS-SSD" table:style-name="ta1">
        <table:shapes>
          <draw:frame draw:z-index="0" draw:style-name="gr1" draw:text-style-name="P1" svg:width="15.997cm" svg:height="8.341cm" svg:x="11.399cm" svg:y="2.231cm">
            <draw:object draw:notify-on-update-of-ranges="'NTFS-SSD'.A6:'NTFS-SSD'.A23 'NTFS-SSD'.B5:'NTFS-SSD'.B5 'NTFS-SSD'.B6:'NTFS-SSD'.B23 'NTFS-SSD'.C5:'NTFS-SSD'.C5 'NTFS-SSD'.C6:'NTFS-SSD'.C23 'NTFS-SSD'.D5:'NTFS-SSD'.D5 'NTFS-SSD'.D6:'NTFS-SSD'.D23 'NTFS-SSD'.E5:'NTFS-SSD'.E5 'NTFS-SSD'.E6:'NTFS-SSD'.E23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7cm" svg:height="8.367cm" svg:x="11.399cm" svg:y="20.293cm">
            <draw:object draw:notify-on-update-of-ranges="'NTFS-SSD'.A46:'NTFS-SSD'.A63 'NTFS-SSD'.B45:'NTFS-SSD'.B45 'NTFS-SSD'.B46:'NTFS-SSD'.B63 'NTFS-SSD'.C45:'NTFS-SSD'.C45 'NTFS-SSD'.C46:'NTFS-SSD'.C63 'NTFS-SSD'.D45:'NTFS-SSD'.D45 'NTFS-SSD'.D46:'NTFS-SSD'.D63 'NTFS-SSD'.E45:'NTFS-SSD'.E45 'NTFS-SSD'.E46:'NTFS-SSD'.E63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7cm" svg:height="8.288cm" svg:x="11.399cm" svg:y="11.264cm">
            <draw:object draw:notify-on-update-of-ranges="'NTFS-SSD'.A25:'NTFS-SSD'.A25 'NTFS-SSD'.A26:'NTFS-SSD'.A43 'NTFS-SSD'.B25:'NTFS-SSD'.B25 'NTFS-SSD'.B26:'NTFS-SSD'.B43 'NTFS-SSD'.C25:'NTFS-SSD'.C25 'NTFS-SSD'.C26:'NTFS-SSD'.C43 'NTFS-SSD'.D25:'NTFS-SSD'.D25 'NTFS-SSD'.D26:'NTFS-SSD'.D43 'NTFS-SSD'.E25:'NTFS-SSD'.E25 'NTFS-SSD'.E26:'NTFS-SSD'.E4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7cm" svg:height="8.342cm" svg:x="11.399cm" svg:y="29.328cm">
            <draw:object draw:notify-on-update-of-ranges="'NTFS-SSD'.A65:'NTFS-SSD'.A65 'NTFS-SSD'.A66:'NTFS-SSD'.A83 'NTFS-SSD'.B65:'NTFS-SSD'.B65 'NTFS-SSD'.B66:'NTFS-SSD'.B83 'NTFS-SSD'.C65:'NTFS-SSD'.C65 'NTFS-SSD'.C66:'NTFS-SSD'.C83 'NTFS-SSD'.D65:'NTFS-SSD'.D65 'NTFS-SSD'.D66:'NTFS-SSD'.D83 'NTFS-SSD'.E65:'NTFS-SSD'.E65 'NTFS-SSD'.E66:'NTFS-SSD'.E83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4" draw:style-name="gr1" draw:text-style-name="P1" svg:width="15.997cm" svg:height="8.342cm" svg:x="11.399cm" svg:y="38.361cm">
            <draw:object draw:notify-on-update-of-ranges="'NTFS-SSD'.A85:'NTFS-SSD'.A85 'NTFS-SSD'.A86:'NTFS-SSD'.A103 'NTFS-SSD'.B85:'NTFS-SSD'.B85 'NTFS-SSD'.B86:'NTFS-SSD'.B103 'NTFS-SSD'.C85:'NTFS-SSD'.C85 'NTFS-SSD'.C86:'NTFS-SSD'.C103 'NTFS-SSD'.D85:'NTFS-SSD'.D85 'NTFS-SSD'.D86:'NTFS-SSD'.D103 'NTFS-SSD'.E85:'NTFS-SSD'.E85 'NTFS-SSD'.E86:'NTFS-SSD'.E103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5" draw:style-name="gr1" draw:text-style-name="P1" svg:width="15.997cm" svg:height="8.342cm" svg:x="11.399cm" svg:y="47.393cm">
            <draw:object draw:notify-on-update-of-ranges="'NTFS-SSD'.A105:'NTFS-SSD'.A105 'NTFS-SSD'.A106:'NTFS-SSD'.A123 'NTFS-SSD'.B105:'NTFS-SSD'.B105 'NTFS-SSD'.B106:'NTFS-SSD'.B123 'NTFS-SSD'.C105:'NTFS-SSD'.C105 'NTFS-SSD'.C106:'NTFS-SSD'.C123 'NTFS-SSD'.D105:'NTFS-SSD'.D105 'NTFS-SSD'.D106:'NTFS-SSD'.D123 'NTFS-SSD'.E105:'NTFS-SSD'.E105 'NTFS-SSD'.E106:'NTFS-SSD'.E123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number-columns-repeated="5" table:default-cell-style-name="ce4"/>
        <table:table-row table:style-name="ro1">
          <table:table-cell table:style-name="ce1" office:value-type="string" calcext:value-type="string" table:number-columns-spanned="5" table:number-rows-spanned="1">
            <text:p><text:s/>NTFS SSD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BLOCOS 64KB</text:p>
          </table:table-cell>
          <table:covered-table-cell table:number-columns-repeated="4"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2" office:value-type="string" calcext:value-type="string" table:number-columns-spanned="5" table:number-rows-spanned="1">
            <text:p>ESCRITA</text:p>
          </table:table-cell>
          <table:covered-table-cell table:number-columns-repeated="4" table:style-name="Default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9694" calcext:value-type="float">
            <text:p>59.694</text:p>
          </table:table-cell>
          <table:table-cell office:value-type="float" office:value="40946" calcext:value-type="float">
            <text:p>40.946</text:p>
          </table:table-cell>
          <table:table-cell office:value-type="float" office:value="39482" calcext:value-type="float">
            <text:p>39.482</text:p>
          </table:table-cell>
          <table:table-cell office:value-type="float" office:value="46707" calcext:value-type="float">
            <text:p>46.70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2327" calcext:value-type="float">
            <text:p>42.327</text:p>
          </table:table-cell>
          <table:table-cell office:value-type="float" office:value="52134" calcext:value-type="float">
            <text:p>52.134</text:p>
          </table:table-cell>
          <table:table-cell office:value-type="float" office:value="61337" calcext:value-type="float">
            <text:p>61.337</text:p>
          </table:table-cell>
          <table:table-cell office:value-type="float" office:value="51933" calcext:value-type="float">
            <text:p>51.933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51148" calcext:value-type="float">
            <text:p>51.148</text:p>
          </table:table-cell>
          <table:table-cell office:value-type="float" office:value="95880" calcext:value-type="float">
            <text:p>95.880</text:p>
          </table:table-cell>
          <table:table-cell office:value-type="float" office:value="47381" calcext:value-type="float">
            <text:p>47.381</text:p>
          </table:table-cell>
          <table:table-cell office:value-type="float" office:value="64803" calcext:value-type="float">
            <text:p>64.803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72428" calcext:value-type="float">
            <text:p>72.428</text:p>
          </table:table-cell>
          <table:table-cell office:value-type="float" office:value="64965" calcext:value-type="float">
            <text:p>64.965</text:p>
          </table:table-cell>
          <table:table-cell office:value-type="float" office:value="57795" calcext:value-type="float">
            <text:p>57.795</text:p>
          </table:table-cell>
          <table:table-cell office:value-type="float" office:value="65063" calcext:value-type="float">
            <text:p>65.063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74101" calcext:value-type="float">
            <text:p>74.101</text:p>
          </table:table-cell>
          <table:table-cell office:value-type="float" office:value="86559" calcext:value-type="float">
            <text:p>86.559</text:p>
          </table:table-cell>
          <table:table-cell office:value-type="float" office:value="58460" calcext:value-type="float">
            <text:p>58.460</text:p>
          </table:table-cell>
          <table:table-cell office:value-type="float" office:value="73040" calcext:value-type="float">
            <text:p>73.040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63346" calcext:value-type="float">
            <text:p>63.346</text:p>
          </table:table-cell>
          <table:table-cell office:value-type="float" office:value="71874" calcext:value-type="float">
            <text:p>71.874</text:p>
          </table:table-cell>
          <table:table-cell office:value-type="float" office:value="73576" calcext:value-type="float">
            <text:p>73.576</text:p>
          </table:table-cell>
          <table:table-cell office:value-type="float" office:value="69599" calcext:value-type="float">
            <text:p>69.599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76836" calcext:value-type="float">
            <text:p>76.836</text:p>
          </table:table-cell>
          <table:table-cell office:value-type="float" office:value="63152" calcext:value-type="float">
            <text:p>63.152</text:p>
          </table:table-cell>
          <table:table-cell office:value-type="float" office:value="82990" calcext:value-type="float">
            <text:p>82.990</text:p>
          </table:table-cell>
          <table:table-cell office:value-type="float" office:value="74326" calcext:value-type="float">
            <text:p>74.326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74368" calcext:value-type="float">
            <text:p>74.368</text:p>
          </table:table-cell>
          <table:table-cell office:value-type="float" office:value="75116" calcext:value-type="float">
            <text:p>75.116</text:p>
          </table:table-cell>
          <table:table-cell office:value-type="float" office:value="70413" calcext:value-type="float">
            <text:p>70.413</text:p>
          </table:table-cell>
          <table:table-cell office:value-type="float" office:value="73299" calcext:value-type="float">
            <text:p>73.299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74111" calcext:value-type="float">
            <text:p>74.111</text:p>
          </table:table-cell>
          <table:table-cell office:value-type="float" office:value="75670" calcext:value-type="float">
            <text:p>75.670</text:p>
          </table:table-cell>
          <table:table-cell office:value-type="float" office:value="74442" calcext:value-type="float">
            <text:p>74.442</text:p>
          </table:table-cell>
          <table:table-cell office:value-type="float" office:value="74741" calcext:value-type="float">
            <text:p>74.741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73080" calcext:value-type="float">
            <text:p>73.080</text:p>
          </table:table-cell>
          <table:table-cell office:value-type="float" office:value="73079" calcext:value-type="float">
            <text:p>73.079</text:p>
          </table:table-cell>
          <table:table-cell office:value-type="float" office:value="74366" calcext:value-type="float">
            <text:p>74.366</text:p>
          </table:table-cell>
          <table:table-cell office:value-type="float" office:value="73508" calcext:value-type="float">
            <text:p>73.508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75769" calcext:value-type="float">
            <text:p>75.769</text:p>
          </table:table-cell>
          <table:table-cell office:value-type="float" office:value="75055" calcext:value-type="float">
            <text:p>75.055</text:p>
          </table:table-cell>
          <table:table-cell office:value-type="float" office:value="76603" calcext:value-type="float">
            <text:p>76.603</text:p>
          </table:table-cell>
          <table:table-cell office:value-type="float" office:value="75809" calcext:value-type="float">
            <text:p>75.809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80128" calcext:value-type="float">
            <text:p>80.128</text:p>
          </table:table-cell>
          <table:table-cell office:value-type="float" office:value="90549" calcext:value-type="float">
            <text:p>90.549</text:p>
          </table:table-cell>
          <table:table-cell office:value-type="float" office:value="77151" calcext:value-type="float">
            <text:p>77.151</text:p>
          </table:table-cell>
          <table:table-cell office:value-type="float" office:value="82609" calcext:value-type="float">
            <text:p>82.609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75375" calcext:value-type="float">
            <text:p>75.375</text:p>
          </table:table-cell>
          <table:table-cell office:value-type="float" office:value="75539" calcext:value-type="float">
            <text:p>75.539</text:p>
          </table:table-cell>
          <table:table-cell office:value-type="float" office:value="83891" calcext:value-type="float">
            <text:p>83.891</text:p>
          </table:table-cell>
          <table:table-cell office:value-type="float" office:value="78268" calcext:value-type="float">
            <text:p>78.268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77944" calcext:value-type="float">
            <text:p>77.944</text:p>
          </table:table-cell>
          <table:table-cell office:value-type="float" office:value="75813" calcext:value-type="float">
            <text:p>75.813</text:p>
          </table:table-cell>
          <table:table-cell office:value-type="float" office:value="79928" calcext:value-type="float">
            <text:p>79.928</text:p>
          </table:table-cell>
          <table:table-cell office:value-type="float" office:value="77895" calcext:value-type="float">
            <text:p>77.895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78089" calcext:value-type="float">
            <text:p>78.089</text:p>
          </table:table-cell>
          <table:table-cell office:value-type="float" office:value="75945" calcext:value-type="float">
            <text:p>75.945</text:p>
          </table:table-cell>
          <table:table-cell office:value-type="float" office:value="77189" calcext:value-type="float">
            <text:p>77.189</text:p>
          </table:table-cell>
          <table:table-cell office:value-type="float" office:value="77074" calcext:value-type="float">
            <text:p>77.074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80001" calcext:value-type="float">
            <text:p>80.001</text:p>
          </table:table-cell>
          <table:table-cell office:value-type="float" office:value="76798" calcext:value-type="float">
            <text:p>76.798</text:p>
          </table:table-cell>
          <table:table-cell office:value-type="float" office:value="76938" calcext:value-type="float">
            <text:p>76.938</text:p>
          </table:table-cell>
          <table:table-cell office:value-type="float" office:value="77912" calcext:value-type="float">
            <text:p>77.912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75613" calcext:value-type="float">
            <text:p>75.613</text:p>
          </table:table-cell>
          <table:table-cell office:value-type="float" office:value="75610" calcext:value-type="float">
            <text:p>75.610</text:p>
          </table:table-cell>
          <table:table-cell office:value-type="float" office:value="75913" calcext:value-type="float">
            <text:p>75.913</text:p>
          </table:table-cell>
          <table:table-cell office:value-type="float" office:value="75712" calcext:value-type="float">
            <text:p>75.712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75837" calcext:value-type="float">
            <text:p>75.837</text:p>
          </table:table-cell>
          <table:table-cell office:value-type="float" office:value="76458" calcext:value-type="float">
            <text:p>76.458</text:p>
          </table:table-cell>
          <table:table-cell office:value-type="float" office:value="76392" calcext:value-type="float">
            <text:p>76.392</text:p>
          </table:table-cell>
          <table:table-cell office:value-type="float" office:value="76229" calcext:value-type="float">
            <text:p>76.229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RE-ESCRIT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9538" calcext:value-type="float">
            <text:p>99.538</text:p>
          </table:table-cell>
          <table:table-cell office:value-type="float" office:value="59038" calcext:value-type="float">
            <text:p>59.038</text:p>
          </table:table-cell>
          <table:table-cell office:value-type="float" office:value="39315" calcext:value-type="float">
            <text:p>39.315</text:p>
          </table:table-cell>
          <table:table-cell office:value-type="float" office:value="65964" calcext:value-type="float">
            <text:p>65.96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6466" calcext:value-type="float">
            <text:p>56.466</text:p>
          </table:table-cell>
          <table:table-cell office:value-type="float" office:value="79456" calcext:value-type="float">
            <text:p>79.456</text:p>
          </table:table-cell>
          <table:table-cell office:value-type="float" office:value="76512" calcext:value-type="float">
            <text:p>76.512</text:p>
          </table:table-cell>
          <table:table-cell office:value-type="float" office:value="70811" calcext:value-type="float">
            <text:p>70.81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92789" calcext:value-type="float">
            <text:p>92.789</text:p>
          </table:table-cell>
          <table:table-cell office:value-type="float" office:value="118910" calcext:value-type="float">
            <text:p>118.910</text:p>
          </table:table-cell>
          <table:table-cell office:value-type="float" office:value="75916" calcext:value-type="float">
            <text:p>75.916</text:p>
          </table:table-cell>
          <table:table-cell office:value-type="float" office:value="95872" calcext:value-type="float">
            <text:p>95.872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93398" calcext:value-type="float">
            <text:p>93.398</text:p>
          </table:table-cell>
          <table:table-cell office:value-type="float" office:value="100000" calcext:value-type="float">
            <text:p>100.000</text:p>
          </table:table-cell>
          <table:table-cell office:value-type="float" office:value="98387" calcext:value-type="float">
            <text:p>98.387</text:p>
          </table:table-cell>
          <table:table-cell office:value-type="float" office:value="97262" calcext:value-type="float">
            <text:p>97.262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83051" calcext:value-type="float">
            <text:p>83.051</text:p>
          </table:table-cell>
          <table:table-cell office:value-type="float" office:value="72321" calcext:value-type="float">
            <text:p>72.321</text:p>
          </table:table-cell>
          <table:table-cell office:value-type="float" office:value="75077" calcext:value-type="float">
            <text:p>75.077</text:p>
          </table:table-cell>
          <table:table-cell office:value-type="float" office:value="76816" calcext:value-type="float">
            <text:p>76.816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78953" calcext:value-type="float">
            <text:p>78.953</text:p>
          </table:table-cell>
          <table:table-cell office:value-type="float" office:value="70295" calcext:value-type="float">
            <text:p>70.295</text:p>
          </table:table-cell>
          <table:table-cell office:value-type="float" office:value="101380" calcext:value-type="float">
            <text:p>101.380</text:p>
          </table:table-cell>
          <table:table-cell office:value-type="float" office:value="83543" calcext:value-type="float">
            <text:p>83.543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88215" calcext:value-type="float">
            <text:p>88.215</text:p>
          </table:table-cell>
          <table:table-cell office:value-type="float" office:value="103730" calcext:value-type="float">
            <text:p>103.730</text:p>
          </table:table-cell>
          <table:table-cell office:value-type="float" office:value="112567" calcext:value-type="float">
            <text:p>112.567</text:p>
          </table:table-cell>
          <table:table-cell office:value-type="float" office:value="101504" calcext:value-type="float">
            <text:p>101.504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91308" calcext:value-type="float">
            <text:p>91.308</text:p>
          </table:table-cell>
          <table:table-cell office:value-type="float" office:value="90988" calcext:value-type="float">
            <text:p>90.988</text:p>
          </table:table-cell>
          <table:table-cell office:value-type="float" office:value="85205" calcext:value-type="float">
            <text:p>85.205</text:p>
          </table:table-cell>
          <table:table-cell office:value-type="float" office:value="89167" calcext:value-type="float">
            <text:p>89.167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107926" calcext:value-type="float">
            <text:p>107.926</text:p>
          </table:table-cell>
          <table:table-cell office:value-type="float" office:value="106119" calcext:value-type="float">
            <text:p>106.119</text:p>
          </table:table-cell>
          <table:table-cell office:value-type="float" office:value="89041" calcext:value-type="float">
            <text:p>89.041</text:p>
          </table:table-cell>
          <table:table-cell office:value-type="float" office:value="101029" calcext:value-type="float">
            <text:p>101.029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95868" calcext:value-type="float">
            <text:p>95.868</text:p>
          </table:table-cell>
          <table:table-cell office:value-type="float" office:value="91477" calcext:value-type="float">
            <text:p>91.477</text:p>
          </table:table-cell>
          <table:table-cell office:value-type="float" office:value="100606" calcext:value-type="float">
            <text:p>100.606</text:p>
          </table:table-cell>
          <table:table-cell office:value-type="float" office:value="95984" calcext:value-type="float">
            <text:p>95.984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104171" calcext:value-type="float">
            <text:p>104.171</text:p>
          </table:table-cell>
          <table:table-cell office:value-type="float" office:value="90371" calcext:value-type="float">
            <text:p>90.371</text:p>
          </table:table-cell>
          <table:table-cell office:value-type="float" office:value="91879" calcext:value-type="float">
            <text:p>91.879</text:p>
          </table:table-cell>
          <table:table-cell office:value-type="float" office:value="95474" calcext:value-type="float">
            <text:p>95.474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117846" calcext:value-type="float">
            <text:p>117.846</text:p>
          </table:table-cell>
          <table:table-cell office:value-type="float" office:value="91175" calcext:value-type="float">
            <text:p>91.175</text:p>
          </table:table-cell>
          <table:table-cell office:value-type="float" office:value="96594" calcext:value-type="float">
            <text:p>96.594</text:p>
          </table:table-cell>
          <table:table-cell office:value-type="float" office:value="101872" calcext:value-type="float">
            <text:p>101.872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91923" calcext:value-type="float">
            <text:p>91.923</text:p>
          </table:table-cell>
          <table:table-cell office:value-type="float" office:value="91234" calcext:value-type="float">
            <text:p>91.234</text:p>
          </table:table-cell>
          <table:table-cell office:value-type="float" office:value="91331" calcext:value-type="float">
            <text:p>91.331</text:p>
          </table:table-cell>
          <table:table-cell office:value-type="float" office:value="91496" calcext:value-type="float">
            <text:p>91.496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93103" calcext:value-type="float">
            <text:p>93.103</text:p>
          </table:table-cell>
          <table:table-cell office:value-type="float" office:value="91377" calcext:value-type="float">
            <text:p>91.377</text:p>
          </table:table-cell>
          <table:table-cell office:value-type="float" office:value="96662" calcext:value-type="float">
            <text:p>96.662</text:p>
          </table:table-cell>
          <table:table-cell office:value-type="float" office:value="93714" calcext:value-type="float">
            <text:p>93.714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91367" calcext:value-type="float">
            <text:p>91.367</text:p>
          </table:table-cell>
          <table:table-cell office:value-type="float" office:value="91853" calcext:value-type="float">
            <text:p>91.853</text:p>
          </table:table-cell>
          <table:table-cell office:value-type="float" office:value="91973" calcext:value-type="float">
            <text:p>91.973</text:p>
          </table:table-cell>
          <table:table-cell office:value-type="float" office:value="91731" calcext:value-type="float">
            <text:p>91.731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92453" calcext:value-type="float">
            <text:p>92.453</text:p>
          </table:table-cell>
          <table:table-cell office:value-type="float" office:value="92235" calcext:value-type="float">
            <text:p>92.235</text:p>
          </table:table-cell>
          <table:table-cell office:value-type="float" office:value="92691" calcext:value-type="float">
            <text:p>92.691</text:p>
          </table:table-cell>
          <table:table-cell office:value-type="float" office:value="92460" calcext:value-type="float">
            <text:p>92.460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91086" calcext:value-type="float">
            <text:p>91.086</text:p>
          </table:table-cell>
          <table:table-cell office:value-type="float" office:value="90049" calcext:value-type="float">
            <text:p>90.049</text:p>
          </table:table-cell>
          <table:table-cell office:value-type="float" office:value="90784" calcext:value-type="float">
            <text:p>90.784</text:p>
          </table:table-cell>
          <table:table-cell office:value-type="float" office:value="90640" calcext:value-type="float">
            <text:p>90.640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90511" calcext:value-type="float">
            <text:p>90.511</text:p>
          </table:table-cell>
          <table:table-cell office:value-type="float" office:value="88960" calcext:value-type="float">
            <text:p>88.960</text:p>
          </table:table-cell>
          <table:table-cell office:value-type="float" office:value="89370" calcext:value-type="float">
            <text:p>89.370</text:p>
          </table:table-cell>
          <table:table-cell office:value-type="float" office:value="89614" calcext:value-type="float">
            <text:p>89.614</text:p>
          </table:table-cell>
        </table:table-row>
        <table:table-row table:style-name="ro2">
          <table:table-cell table:style-name="ce7" office:value-type="string" calcext:value-type="string" table:number-columns-spanned="5" table:number-rows-spanned="1">
            <text:p>LEITURA</text:p>
          </table:table-cell>
          <table:covered-table-cell table:number-columns-repeated="4" table:style-name="ce6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541098" calcext:value-type="float">
            <text:p>3.541.098</text:p>
          </table:table-cell>
          <table:table-cell office:value-type="float" office:value="2801873" calcext:value-type="float">
            <text:p>2.801.873</text:p>
          </table:table-cell>
          <table:table-cell office:value-type="float" office:value="4274062" calcext:value-type="float">
            <text:p>4.274.062</text:p>
          </table:table-cell>
          <table:table-cell office:value-type="float" office:value="3539011" calcext:value-type="float">
            <text:p>3.539.01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660335" calcext:value-type="float">
            <text:p>2.660.335</text:p>
          </table:table-cell>
          <table:table-cell table:number-columns-repeated="2" office:value-type="float" office:value="3277486" calcext:value-type="float">
            <text:p>3.277.486</text:p>
          </table:table-cell>
          <table:table-cell office:value-type="float" office:value="3071769" calcext:value-type="float">
            <text:p>3.071.769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726577" calcext:value-type="float">
            <text:p>2.726.577</text:p>
          </table:table-cell>
          <table:table-cell office:value-type="float" office:value="6554972" calcext:value-type="float">
            <text:p>6.554.972</text:p>
          </table:table-cell>
          <table:table-cell office:value-type="float" office:value="2872459" calcext:value-type="float">
            <text:p>2.872.459</text:p>
          </table:table-cell>
          <table:table-cell office:value-type="float" office:value="4051336" calcext:value-type="float">
            <text:p>4.051.336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068685" calcext:value-type="float">
            <text:p>3.068.685</text:p>
          </table:table-cell>
          <table:table-cell office:value-type="float" office:value="2860238" calcext:value-type="float">
            <text:p>2.860.238</text:p>
          </table:table-cell>
          <table:table-cell office:value-type="float" office:value="5227492" calcext:value-type="float">
            <text:p>5.227.492</text:p>
          </table:table-cell>
          <table:table-cell office:value-type="float" office:value="3718805" calcext:value-type="float">
            <text:p>3.718.805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2900425" calcext:value-type="float">
            <text:p>2.900.425</text:p>
          </table:table-cell>
          <table:table-cell office:value-type="float" office:value="2497356" calcext:value-type="float">
            <text:p>2.497.356</text:p>
          </table:table-cell>
          <table:table-cell office:value-type="float" office:value="4995276" calcext:value-type="float">
            <text:p>4.995.276</text:p>
          </table:table-cell>
          <table:table-cell office:value-type="float" office:value="3464352" calcext:value-type="float">
            <text:p>3.464.352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2767549" calcext:value-type="float">
            <text:p>2.767.549</text:p>
          </table:table-cell>
          <table:table-cell office:value-type="float" office:value="2488533" calcext:value-type="float">
            <text:p>2.488.533</text:p>
          </table:table-cell>
          <table:table-cell office:value-type="float" office:value="2592166" calcext:value-type="float">
            <text:p>2.592.166</text:p>
          </table:table-cell>
          <table:table-cell office:value-type="float" office:value="2616083" calcext:value-type="float">
            <text:p>2.616.083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2663212" calcext:value-type="float">
            <text:p>2.663.212</text:p>
          </table:table-cell>
          <table:table-cell office:value-type="float" office:value="2888923" calcext:value-type="float">
            <text:p>2.888.923</text:p>
          </table:table-cell>
          <table:table-cell office:value-type="float" office:value="5640500" calcext:value-type="float">
            <text:p>5.640.500</text:p>
          </table:table-cell>
          <table:table-cell office:value-type="float" office:value="3730878" calcext:value-type="float">
            <text:p>3.730.878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2402475" calcext:value-type="float">
            <text:p>2.402.475</text:p>
          </table:table-cell>
          <table:table-cell office:value-type="float" office:value="2137224" calcext:value-type="float">
            <text:p>2.137.224</text:p>
          </table:table-cell>
          <table:table-cell office:value-type="float" office:value="2167149" calcext:value-type="float">
            <text:p>2.167.149</text:p>
          </table:table-cell>
          <table:table-cell office:value-type="float" office:value="2235616" calcext:value-type="float">
            <text:p>2.235.616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4410238" calcext:value-type="float">
            <text:p>4.410.238</text:p>
          </table:table-cell>
          <table:table-cell office:value-type="float" office:value="2162022" calcext:value-type="float">
            <text:p>2.162.022</text:p>
          </table:table-cell>
          <table:table-cell office:value-type="float" office:value="2143945" calcext:value-type="float">
            <text:p>2.143.945</text:p>
          </table:table-cell>
          <table:table-cell office:value-type="float" office:value="2905402" calcext:value-type="float">
            <text:p>2.905.402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5292055" calcext:value-type="float">
            <text:p>5.292.055</text:p>
          </table:table-cell>
          <table:table-cell office:value-type="float" office:value="2603315" calcext:value-type="float">
            <text:p>2.603.315</text:p>
          </table:table-cell>
          <table:table-cell office:value-type="float" office:value="3012835" calcext:value-type="float">
            <text:p>3.012.835</text:p>
          </table:table-cell>
          <table:table-cell office:value-type="float" office:value="3636068" calcext:value-type="float">
            <text:p>3.636.068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3274195" calcext:value-type="float">
            <text:p>3.274.195</text:p>
          </table:table-cell>
          <table:table-cell office:value-type="float" office:value="2891387" calcext:value-type="float">
            <text:p>2.891.387</text:p>
          </table:table-cell>
          <table:table-cell office:value-type="float" office:value="2976743" calcext:value-type="float">
            <text:p>2.976.743</text:p>
          </table:table-cell>
          <table:table-cell office:value-type="float" office:value="3047442" calcext:value-type="float">
            <text:p>3.047.442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4331111" calcext:value-type="float">
            <text:p>4.331.111</text:p>
          </table:table-cell>
          <table:table-cell office:value-type="float" office:value="4179864" calcext:value-type="float">
            <text:p>4.179.864</text:p>
          </table:table-cell>
          <table:table-cell office:value-type="float" office:value="3858915" calcext:value-type="float">
            <text:p>3.858.915</text:p>
          </table:table-cell>
          <table:table-cell office:value-type="float" office:value="4123297" calcext:value-type="float">
            <text:p>4.123.297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5111991" calcext:value-type="float">
            <text:p>5.111.991</text:p>
          </table:table-cell>
          <table:table-cell office:value-type="float" office:value="4519869" calcext:value-type="float">
            <text:p>4.519.869</text:p>
          </table:table-cell>
          <table:table-cell office:value-type="float" office:value="4455580" calcext:value-type="float">
            <text:p>4.455.580</text:p>
          </table:table-cell>
          <table:table-cell office:value-type="float" office:value="4695813" calcext:value-type="float">
            <text:p>4.695.813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5286014" calcext:value-type="float">
            <text:p>5.286.014</text:p>
          </table:table-cell>
          <table:table-cell office:value-type="float" office:value="4737448" calcext:value-type="float">
            <text:p>4.737.448</text:p>
          </table:table-cell>
          <table:table-cell office:value-type="float" office:value="4844028" calcext:value-type="float">
            <text:p>4.844.028</text:p>
          </table:table-cell>
          <table:table-cell office:value-type="float" office:value="4955830" calcext:value-type="float">
            <text:p>4.955.830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5514495" calcext:value-type="float">
            <text:p>5.514.495</text:p>
          </table:table-cell>
          <table:table-cell office:value-type="float" office:value="5060595" calcext:value-type="float">
            <text:p>5.060.595</text:p>
          </table:table-cell>
          <table:table-cell office:value-type="float" office:value="5249287" calcext:value-type="float">
            <text:p>5.249.287</text:p>
          </table:table-cell>
          <table:table-cell office:value-type="float" office:value="5274792" calcext:value-type="float">
            <text:p>5.274.792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5684570" calcext:value-type="float">
            <text:p>5.684.570</text:p>
          </table:table-cell>
          <table:table-cell office:value-type="float" office:value="4683097" calcext:value-type="float">
            <text:p>4.683.097</text:p>
          </table:table-cell>
          <table:table-cell office:value-type="float" office:value="4714649" calcext:value-type="float">
            <text:p>4.714.649</text:p>
          </table:table-cell>
          <table:table-cell office:value-type="float" office:value="5027439" calcext:value-type="float">
            <text:p>5.027.439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642417" calcext:value-type="float">
            <text:p>642.417</text:p>
          </table:table-cell>
          <table:table-cell office:value-type="float" office:value="632141" calcext:value-type="float">
            <text:p>632.141</text:p>
          </table:table-cell>
          <table:table-cell office:value-type="float" office:value="626753" calcext:value-type="float">
            <text:p>626.753</text:p>
          </table:table-cell>
          <table:table-cell office:value-type="float" office:value="633770" calcext:value-type="float">
            <text:p>633.770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475572" calcext:value-type="float">
            <text:p>475.572</text:p>
          </table:table-cell>
          <table:table-cell office:value-type="float" office:value="485043" calcext:value-type="float">
            <text:p>485.043</text:p>
          </table:table-cell>
          <table:table-cell office:value-type="float" office:value="482664" calcext:value-type="float">
            <text:p>482.664</text:p>
          </table:table-cell>
          <table:table-cell office:value-type="float" office:value="481093" calcext:value-type="float">
            <text:p>481.093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RE-LEITUR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274062" calcext:value-type="float">
            <text:p>4.274.062</text:p>
          </table:table-cell>
          <table:table-cell office:value-type="float" office:value="3738358" calcext:value-type="float">
            <text:p>3.738.358</text:p>
          </table:table-cell>
          <table:table-cell office:value-type="float" office:value="5860307" calcext:value-type="float">
            <text:p>5.860.307</text:p>
          </table:table-cell>
          <table:table-cell office:value-type="float" office:value="4624242" calcext:value-type="float">
            <text:p>4.624.24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464907" calcext:value-type="float">
            <text:p>2.464.907</text:p>
          </table:table-cell>
          <table:table-cell office:value-type="float" office:value="3199360" calcext:value-type="float">
            <text:p>3.199.360</text:p>
          </table:table-cell>
          <table:table-cell office:value-type="float" office:value="3657016" calcext:value-type="float">
            <text:p>3.657.016</text:p>
          </table:table-cell>
          <table:table-cell office:value-type="float" office:value="3107094" calcext:value-type="float">
            <text:p>3.107.094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3368013" calcext:value-type="float">
            <text:p>3.368.013</text:p>
          </table:table-cell>
          <table:table-cell office:value-type="float" office:value="7571923" calcext:value-type="float">
            <text:p>7.571.923</text:p>
          </table:table-cell>
          <table:table-cell office:value-type="float" office:value="3421677" calcext:value-type="float">
            <text:p>3.421.677</text:p>
          </table:table-cell>
          <table:table-cell office:value-type="float" office:value="4787204" calcext:value-type="float">
            <text:p>4.787.204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970896" calcext:value-type="float">
            <text:p>3.970.896</text:p>
          </table:table-cell>
          <table:table-cell office:value-type="float" office:value="3795443" calcext:value-type="float">
            <text:p>3.795.443</text:p>
          </table:table-cell>
          <table:table-cell office:value-type="float" office:value="7211022" calcext:value-type="float">
            <text:p>7.211.022</text:p>
          </table:table-cell>
          <table:table-cell office:value-type="float" office:value="4992454" calcext:value-type="float">
            <text:p>4.992.454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3579719" calcext:value-type="float">
            <text:p>3.579.719</text:p>
          </table:table-cell>
          <table:table-cell office:value-type="float" office:value="3057339" calcext:value-type="float">
            <text:p>3.057.339</text:p>
          </table:table-cell>
          <table:table-cell office:value-type="float" office:value="7020149" calcext:value-type="float">
            <text:p>7.020.149</text:p>
          </table:table-cell>
          <table:table-cell office:value-type="float" office:value="4552402" calcext:value-type="float">
            <text:p>4.552.402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3154809" calcext:value-type="float">
            <text:p>3.154.809</text:p>
          </table:table-cell>
          <table:table-cell office:value-type="float" office:value="2602375" calcext:value-type="float">
            <text:p>2.602.375</text:p>
          </table:table-cell>
          <table:table-cell office:value-type="float" office:value="2656292" calcext:value-type="float">
            <text:p>2.656.292</text:p>
          </table:table-cell>
          <table:table-cell office:value-type="float" office:value="2804492" calcext:value-type="float">
            <text:p>2.804.492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2710696" calcext:value-type="float">
            <text:p>2.710.696</text:p>
          </table:table-cell>
          <table:table-cell office:value-type="float" office:value="2419425" calcext:value-type="float">
            <text:p>2.419.425</text:p>
          </table:table-cell>
          <table:table-cell office:value-type="float" office:value="3082251" calcext:value-type="float">
            <text:p>3.082.251</text:p>
          </table:table-cell>
          <table:table-cell office:value-type="float" office:value="2737457" calcext:value-type="float">
            <text:p>2.737.457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4943985" calcext:value-type="float">
            <text:p>4.943.985</text:p>
          </table:table-cell>
          <table:table-cell office:value-type="float" office:value="2267399" calcext:value-type="float">
            <text:p>2.267.399</text:p>
          </table:table-cell>
          <table:table-cell office:value-type="float" office:value="2307601" calcext:value-type="float">
            <text:p>2.307.601</text:p>
          </table:table-cell>
          <table:table-cell office:value-type="float" office:value="3172995" calcext:value-type="float">
            <text:p>3.172.995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2514359" calcext:value-type="float">
            <text:p>2.514.359</text:p>
          </table:table-cell>
          <table:table-cell office:value-type="float" office:value="2192092" calcext:value-type="float">
            <text:p>2.192.092</text:p>
          </table:table-cell>
          <table:table-cell office:value-type="float" office:value="2554455" calcext:value-type="float">
            <text:p>2.554.455</text:p>
          </table:table-cell>
          <table:table-cell office:value-type="float" office:value="2420302" calcext:value-type="float">
            <text:p>2.420.302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4394839" calcext:value-type="float">
            <text:p>4.394.839</text:p>
          </table:table-cell>
          <table:table-cell office:value-type="float" office:value="4673712" calcext:value-type="float">
            <text:p>4.673.712</text:p>
          </table:table-cell>
          <table:table-cell office:value-type="float" office:value="4219956" calcext:value-type="float">
            <text:p>4.219.956</text:p>
          </table:table-cell>
          <table:table-cell office:value-type="float" office:value="4429502" calcext:value-type="float">
            <text:p>4.429.502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5544933" calcext:value-type="float">
            <text:p>5.544.933</text:p>
          </table:table-cell>
          <table:table-cell office:value-type="float" office:value="4689804" calcext:value-type="float">
            <text:p>4.689.804</text:p>
          </table:table-cell>
          <table:table-cell office:value-type="float" office:value="4705378" calcext:value-type="float">
            <text:p>4.705.378</text:p>
          </table:table-cell>
          <table:table-cell office:value-type="float" office:value="4980038" calcext:value-type="float">
            <text:p>4.980.038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5736913" calcext:value-type="float">
            <text:p>5.736.913</text:p>
          </table:table-cell>
          <table:table-cell office:value-type="float" office:value="4908323" calcext:value-type="float">
            <text:p>4.908.323</text:p>
          </table:table-cell>
          <table:table-cell office:value-type="float" office:value="4765575" calcext:value-type="float">
            <text:p>4.765.575</text:p>
          </table:table-cell>
          <table:table-cell office:value-type="float" office:value="5136937" calcext:value-type="float">
            <text:p>5.136.937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5960258" calcext:value-type="float">
            <text:p>5.960.258</text:p>
          </table:table-cell>
          <table:table-cell office:value-type="float" office:value="5099874" calcext:value-type="float">
            <text:p>5.099.874</text:p>
          </table:table-cell>
          <table:table-cell office:value-type="float" office:value="5200141" calcext:value-type="float">
            <text:p>5.200.141</text:p>
          </table:table-cell>
          <table:table-cell office:value-type="float" office:value="5420091" calcext:value-type="float">
            <text:p>5.420.091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5987144" calcext:value-type="float">
            <text:p>5.987.144</text:p>
          </table:table-cell>
          <table:table-cell office:value-type="float" office:value="5256070" calcext:value-type="float">
            <text:p>5.256.070</text:p>
          </table:table-cell>
          <table:table-cell office:value-type="float" office:value="5396405" calcext:value-type="float">
            <text:p>5.396.405</text:p>
          </table:table-cell>
          <table:table-cell office:value-type="float" office:value="5546540" calcext:value-type="float">
            <text:p>5.546.540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6014095" calcext:value-type="float">
            <text:p>6.014.095</text:p>
          </table:table-cell>
          <table:table-cell office:value-type="float" office:value="5479340" calcext:value-type="float">
            <text:p>5.479.340</text:p>
          </table:table-cell>
          <table:table-cell office:value-type="float" office:value="5621549" calcext:value-type="float">
            <text:p>5.621.549</text:p>
          </table:table-cell>
          <table:table-cell office:value-type="float" office:value="5704995" calcext:value-type="float">
            <text:p>5.704.995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5986083" calcext:value-type="float">
            <text:p>5.986.083</text:p>
          </table:table-cell>
          <table:table-cell office:value-type="float" office:value="5355370" calcext:value-type="float">
            <text:p>5.355.370</text:p>
          </table:table-cell>
          <table:table-cell office:value-type="float" office:value="5321600" calcext:value-type="float">
            <text:p>5.321.600</text:p>
          </table:table-cell>
          <table:table-cell office:value-type="float" office:value="5554351" calcext:value-type="float">
            <text:p>5.554.351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643116" calcext:value-type="float">
            <text:p>643.116</text:p>
          </table:table-cell>
          <table:table-cell office:value-type="float" office:value="632478" calcext:value-type="float">
            <text:p>632.478</text:p>
          </table:table-cell>
          <table:table-cell office:value-type="float" office:value="626701" calcext:value-type="float">
            <text:p>626.701</text:p>
          </table:table-cell>
          <table:table-cell office:value-type="float" office:value="634098" calcext:value-type="float">
            <text:p>634.098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481490" calcext:value-type="float">
            <text:p>481.490</text:p>
          </table:table-cell>
          <table:table-cell office:value-type="float" office:value="484655" calcext:value-type="float">
            <text:p>484.655</text:p>
          </table:table-cell>
          <table:table-cell office:value-type="float" office:value="485928" calcext:value-type="float">
            <text:p>485.928</text:p>
          </table:table-cell>
          <table:table-cell office:value-type="float" office:value="484024" calcext:value-type="float">
            <text:p>484.024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LEITURA ALEATÓRI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690338" calcext:value-type="float">
            <text:p>1.690.338</text:p>
          </table:table-cell>
          <table:table-cell office:value-type="float" office:value="3057153" calcext:value-type="float">
            <text:p>3.057.153</text:p>
          </table:table-cell>
          <table:table-cell office:value-type="float" office:value="4897948" calcext:value-type="float">
            <text:p>4.897.948</text:p>
          </table:table-cell>
          <table:table-cell office:value-type="float" office:value="3215146" calcext:value-type="float">
            <text:p>3.215.14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053774" calcext:value-type="float">
            <text:p>3.053.774</text:p>
          </table:table-cell>
          <table:table-cell table:number-columns-repeated="2" office:value-type="float" office:value="3199360" calcext:value-type="float">
            <text:p>3.199.360</text:p>
          </table:table-cell>
          <table:table-cell office:value-type="float" office:value="3150831" calcext:value-type="float">
            <text:p>3.150.83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3052087" calcext:value-type="float">
            <text:p>3.052.087</text:p>
          </table:table-cell>
          <table:table-cell office:value-type="float" office:value="6936061" calcext:value-type="float">
            <text:p>6.936.061</text:p>
          </table:table-cell>
          <table:table-cell office:value-type="float" office:value="3236056" calcext:value-type="float">
            <text:p>3.236.056</text:p>
          </table:table-cell>
          <table:table-cell office:value-type="float" office:value="4408068" calcext:value-type="float">
            <text:p>4.408.06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580298" calcext:value-type="float">
            <text:p>3.580.298</text:p>
          </table:table-cell>
          <table:table-cell office:value-type="float" office:value="3481620" calcext:value-type="float">
            <text:p>3.481.620</text:p>
          </table:table-cell>
          <table:table-cell office:value-type="float" office:value="6931711" calcext:value-type="float">
            <text:p>6.931.711</text:p>
          </table:table-cell>
          <table:table-cell office:value-type="float" office:value="4664543" calcext:value-type="float">
            <text:p>4.664.543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3337696" calcext:value-type="float">
            <text:p>3.337.696</text:p>
          </table:table-cell>
          <table:table-cell office:value-type="float" office:value="2944166" calcext:value-type="float">
            <text:p>2.944.166</text:p>
          </table:table-cell>
          <table:table-cell office:value-type="float" office:value="6529233" calcext:value-type="float">
            <text:p>6.529.233</text:p>
          </table:table-cell>
          <table:table-cell office:value-type="float" office:value="4270365" calcext:value-type="float">
            <text:p>4.270.365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2981782" calcext:value-type="float">
            <text:p>2.981.782</text:p>
          </table:table-cell>
          <table:table-cell office:value-type="float" office:value="2642401" calcext:value-type="float">
            <text:p>2.642.401</text:p>
          </table:table-cell>
          <table:table-cell office:value-type="float" office:value="2680329" calcext:value-type="float">
            <text:p>2.680.329</text:p>
          </table:table-cell>
          <table:table-cell office:value-type="float" office:value="2768171" calcext:value-type="float">
            <text:p>2.768.171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5482110" calcext:value-type="float">
            <text:p>5.482.110</text:p>
          </table:table-cell>
          <table:table-cell office:value-type="float" office:value="2274332" calcext:value-type="float">
            <text:p>2.274.332</text:p>
          </table:table-cell>
          <table:table-cell office:value-type="float" office:value="2381526" calcext:value-type="float">
            <text:p>2.381.526</text:p>
          </table:table-cell>
          <table:table-cell office:value-type="float" office:value="3379323" calcext:value-type="float">
            <text:p>3.379.323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6638529" calcext:value-type="float">
            <text:p>6.638.529</text:p>
          </table:table-cell>
          <table:table-cell office:value-type="float" office:value="2073885" calcext:value-type="float">
            <text:p>2.073.885</text:p>
          </table:table-cell>
          <table:table-cell office:value-type="float" office:value="2174143" calcext:value-type="float">
            <text:p>2.174.143</text:p>
          </table:table-cell>
          <table:table-cell office:value-type="float" office:value="3628852" calcext:value-type="float">
            <text:p>3.628.852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3065807" calcext:value-type="float">
            <text:p>3.065.807</text:p>
          </table:table-cell>
          <table:table-cell office:value-type="float" office:value="3594527" calcext:value-type="float">
            <text:p>3.594.527</text:p>
          </table:table-cell>
          <table:table-cell office:value-type="float" office:value="4578915" calcext:value-type="float">
            <text:p>4.578.915</text:p>
          </table:table-cell>
          <table:table-cell office:value-type="float" office:value="3746416" calcext:value-type="float">
            <text:p>3.746.416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4847455" calcext:value-type="float">
            <text:p>4.847.455</text:p>
          </table:table-cell>
          <table:table-cell office:value-type="float" office:value="4649364" calcext:value-type="float">
            <text:p>4.649.364</text:p>
          </table:table-cell>
          <table:table-cell office:value-type="float" office:value="4537765" calcext:value-type="float">
            <text:p>4.537.765</text:p>
          </table:table-cell>
          <table:table-cell office:value-type="float" office:value="4678195" calcext:value-type="float">
            <text:p>4.678.195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5421996" calcext:value-type="float">
            <text:p>5.421.996</text:p>
          </table:table-cell>
          <table:table-cell office:value-type="float" office:value="4628290" calcext:value-type="float">
            <text:p>4.628.290</text:p>
          </table:table-cell>
          <table:table-cell office:value-type="float" office:value="4556858" calcext:value-type="float">
            <text:p>4.556.858</text:p>
          </table:table-cell>
          <table:table-cell office:value-type="float" office:value="4869048" calcext:value-type="float">
            <text:p>4.869.048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5135466" calcext:value-type="float">
            <text:p>5.135.466</text:p>
          </table:table-cell>
          <table:table-cell office:value-type="float" office:value="4637262" calcext:value-type="float">
            <text:p>4.637.262</text:p>
          </table:table-cell>
          <table:table-cell office:value-type="float" office:value="4573036" calcext:value-type="float">
            <text:p>4.573.036</text:p>
          </table:table-cell>
          <table:table-cell office:value-type="float" office:value="4781921" calcext:value-type="float">
            <text:p>4.781.921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5322377" calcext:value-type="float">
            <text:p>5.322.377</text:p>
          </table:table-cell>
          <table:table-cell office:value-type="float" office:value="4659997" calcext:value-type="float">
            <text:p>4.659.997</text:p>
          </table:table-cell>
          <table:table-cell office:value-type="float" office:value="4689272" calcext:value-type="float">
            <text:p>4.689.272</text:p>
          </table:table-cell>
          <table:table-cell office:value-type="float" office:value="4890549" calcext:value-type="float">
            <text:p>4.890.549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5413116" calcext:value-type="float">
            <text:p>5.413.116</text:p>
          </table:table-cell>
          <table:table-cell office:value-type="float" office:value="4843302" calcext:value-type="float">
            <text:p>4.843.302</text:p>
          </table:table-cell>
          <table:table-cell office:value-type="float" office:value="4957569" calcext:value-type="float">
            <text:p>4.957.569</text:p>
          </table:table-cell>
          <table:table-cell office:value-type="float" office:value="5071329" calcext:value-type="float">
            <text:p>5.071.329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5494523" calcext:value-type="float">
            <text:p>5.494.523</text:p>
          </table:table-cell>
          <table:table-cell office:value-type="float" office:value="5076888" calcext:value-type="float">
            <text:p>5.076.888</text:p>
          </table:table-cell>
          <table:table-cell office:value-type="float" office:value="5210469" calcext:value-type="float">
            <text:p>5.210.469</text:p>
          </table:table-cell>
          <table:table-cell office:value-type="float" office:value="5260627" calcext:value-type="float">
            <text:p>5.260.627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5516611" calcext:value-type="float">
            <text:p>5.516.611</text:p>
          </table:table-cell>
          <table:table-cell office:value-type="float" office:value="5058499" calcext:value-type="float">
            <text:p>5.058.499</text:p>
          </table:table-cell>
          <table:table-cell office:value-type="float" office:value="5004585" calcext:value-type="float">
            <text:p>5.004.585</text:p>
          </table:table-cell>
          <table:table-cell office:value-type="float" office:value="5193232" calcext:value-type="float">
            <text:p>5.193.232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499649" calcext:value-type="float">
            <text:p>499.649</text:p>
          </table:table-cell>
          <table:table-cell office:value-type="float" office:value="241582" calcext:value-type="float">
            <text:p>241.582</text:p>
          </table:table-cell>
          <table:table-cell office:value-type="float" office:value="242139" calcext:value-type="float">
            <text:p>242.139</text:p>
          </table:table-cell>
          <table:table-cell office:value-type="float" office:value="327790" calcext:value-type="float">
            <text:p>327.790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155625" calcext:value-type="float">
            <text:p>155.625</text:p>
          </table:table-cell>
          <table:table-cell office:value-type="float" office:value="151268" calcext:value-type="float">
            <text:p>151.268</text:p>
          </table:table-cell>
          <table:table-cell office:value-type="float" office:value="153337" calcext:value-type="float">
            <text:p>153.337</text:p>
          </table:table-cell>
          <table:table-cell office:value-type="float" office:value="153410" calcext:value-type="float">
            <text:p>153.410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ESCRITA ALEATÓRIA</text:p>
          </table:table-cell>
          <table:covered-table-cell table:number-columns-repeated="4"/>
        </table:table-row>
        <table:table-row table:style-name="ro2">
          <table:table-cell table:style-name="ce3"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  <table:table-cell table:style-name="ce3" office:value-type="string" calcext:value-type="string">
            <text:p>Teste 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5671" calcext:value-type="float">
            <text:p>95.671</text:p>
          </table:table-cell>
          <table:table-cell office:value-type="float" office:value="61010" calcext:value-type="float">
            <text:p>61.010</text:p>
          </table:table-cell>
          <table:table-cell office:value-type="float" office:value="81225" calcext:value-type="float">
            <text:p>81.225</text:p>
          </table:table-cell>
          <table:table-cell office:value-type="float" office:value="79302" calcext:value-type="float">
            <text:p>79.30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6662" calcext:value-type="float">
            <text:p>56.662</text:p>
          </table:table-cell>
          <table:table-cell office:value-type="float" office:value="78676" calcext:value-type="float">
            <text:p>78.676</text:p>
          </table:table-cell>
          <table:table-cell office:value-type="float" office:value="78001" calcext:value-type="float">
            <text:p>78.001</text:p>
          </table:table-cell>
          <table:table-cell office:value-type="float" office:value="71113" calcext:value-type="float">
            <text:p>71.113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71631" calcext:value-type="float">
            <text:p>71.631</text:p>
          </table:table-cell>
          <table:table-cell office:value-type="float" office:value="121562" calcext:value-type="float">
            <text:p>121.562</text:p>
          </table:table-cell>
          <table:table-cell office:value-type="float" office:value="60248" calcext:value-type="float">
            <text:p>60.248</text:p>
          </table:table-cell>
          <table:table-cell office:value-type="float" office:value="84480" calcext:value-type="float">
            <text:p>84.48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83837" calcext:value-type="float">
            <text:p>83.837</text:p>
          </table:table-cell>
          <table:table-cell office:value-type="float" office:value="60135" calcext:value-type="float">
            <text:p>60.135</text:p>
          </table:table-cell>
          <table:table-cell office:value-type="float" office:value="105455" calcext:value-type="float">
            <text:p>105.455</text:p>
          </table:table-cell>
          <table:table-cell office:value-type="float" office:value="83142" calcext:value-type="float">
            <text:p>83.142</text:p>
          </table:table-cell>
        </table:table-row>
        <table:table-row table:style-name="ro2">
          <table:table-cell office:value-type="float" office:value="1024" calcext:value-type="float">
            <text:p>1.024</text:p>
          </table:table-cell>
          <table:table-cell office:value-type="float" office:value="78508" calcext:value-type="float">
            <text:p>78.508</text:p>
          </table:table-cell>
          <table:table-cell office:value-type="float" office:value="77073" calcext:value-type="float">
            <text:p>77.073</text:p>
          </table:table-cell>
          <table:table-cell office:value-type="float" office:value="133438" calcext:value-type="float">
            <text:p>133.438</text:p>
          </table:table-cell>
          <table:table-cell office:value-type="float" office:value="96340" calcext:value-type="float">
            <text:p>96.340</text:p>
          </table:table-cell>
        </table:table-row>
        <table:table-row table:style-name="ro2">
          <table:table-cell office:value-type="float" office:value="2048" calcext:value-type="float">
            <text:p>2.048</text:p>
          </table:table-cell>
          <table:table-cell office:value-type="float" office:value="94498" calcext:value-type="float">
            <text:p>94.498</text:p>
          </table:table-cell>
          <table:table-cell office:value-type="float" office:value="76012" calcext:value-type="float">
            <text:p>76.012</text:p>
          </table:table-cell>
          <table:table-cell office:value-type="float" office:value="86600" calcext:value-type="float">
            <text:p>86.600</text:p>
          </table:table-cell>
          <table:table-cell office:value-type="float" office:value="85703" calcext:value-type="float">
            <text:p>85.703</text:p>
          </table:table-cell>
        </table:table-row>
        <table:table-row table:style-name="ro2">
          <table:table-cell office:value-type="float" office:value="4096" calcext:value-type="float">
            <text:p>4.096</text:p>
          </table:table-cell>
          <table:table-cell office:value-type="float" office:value="83428" calcext:value-type="float">
            <text:p>83.428</text:p>
          </table:table-cell>
          <table:table-cell office:value-type="float" office:value="102880" calcext:value-type="float">
            <text:p>102.880</text:p>
          </table:table-cell>
          <table:table-cell office:value-type="float" office:value="87780" calcext:value-type="float">
            <text:p>87.780</text:p>
          </table:table-cell>
          <table:table-cell office:value-type="float" office:value="91363" calcext:value-type="float">
            <text:p>91.363</text:p>
          </table:table-cell>
        </table:table-row>
        <table:table-row table:style-name="ro2">
          <table:table-cell office:value-type="float" office:value="8192" calcext:value-type="float">
            <text:p>8.192</text:p>
          </table:table-cell>
          <table:table-cell office:value-type="float" office:value="89925" calcext:value-type="float">
            <text:p>89.925</text:p>
          </table:table-cell>
          <table:table-cell office:value-type="float" office:value="100426" calcext:value-type="float">
            <text:p>100.426</text:p>
          </table:table-cell>
          <table:table-cell office:value-type="float" office:value="90140" calcext:value-type="float">
            <text:p>90.140</text:p>
          </table:table-cell>
          <table:table-cell office:value-type="float" office:value="93497" calcext:value-type="float">
            <text:p>93.497</text:p>
          </table:table-cell>
        </table:table-row>
        <table:table-row table:style-name="ro2">
          <table:table-cell office:value-type="float" office:value="16384" calcext:value-type="float">
            <text:p>16.384</text:p>
          </table:table-cell>
          <table:table-cell office:value-type="float" office:value="92746" calcext:value-type="float">
            <text:p>92.746</text:p>
          </table:table-cell>
          <table:table-cell office:value-type="float" office:value="92942" calcext:value-type="float">
            <text:p>92.942</text:p>
          </table:table-cell>
          <table:table-cell office:value-type="float" office:value="99548" calcext:value-type="float">
            <text:p>99.548</text:p>
          </table:table-cell>
          <table:table-cell office:value-type="float" office:value="95079" calcext:value-type="float">
            <text:p>95.079</text:p>
          </table:table-cell>
        </table:table-row>
        <table:table-row table:style-name="ro2">
          <table:table-cell office:value-type="float" office:value="32768" calcext:value-type="float">
            <text:p>32.768</text:p>
          </table:table-cell>
          <table:table-cell office:value-type="float" office:value="95699" calcext:value-type="float">
            <text:p>95.699</text:p>
          </table:table-cell>
          <table:table-cell office:value-type="float" office:value="127817" calcext:value-type="float">
            <text:p>127.817</text:p>
          </table:table-cell>
          <table:table-cell office:value-type="float" office:value="101140" calcext:value-type="float">
            <text:p>101.140</text:p>
          </table:table-cell>
          <table:table-cell office:value-type="float" office:value="108219" calcext:value-type="float">
            <text:p>108.219</text:p>
          </table:table-cell>
        </table:table-row>
        <table:table-row table:style-name="ro2">
          <table:table-cell office:value-type="float" office:value="65536" calcext:value-type="float">
            <text:p>65.536</text:p>
          </table:table-cell>
          <table:table-cell office:value-type="float" office:value="90395" calcext:value-type="float">
            <text:p>90.395</text:p>
          </table:table-cell>
          <table:table-cell office:value-type="float" office:value="129121" calcext:value-type="float">
            <text:p>129.121</text:p>
          </table:table-cell>
          <table:table-cell office:value-type="float" office:value="105388" calcext:value-type="float">
            <text:p>105.388</text:p>
          </table:table-cell>
          <table:table-cell office:value-type="float" office:value="108301" calcext:value-type="float">
            <text:p>108.301</text:p>
          </table:table-cell>
        </table:table-row>
        <table:table-row table:style-name="ro2">
          <table:table-cell office:value-type="float" office:value="131072" calcext:value-type="float">
            <text:p>131.072</text:p>
          </table:table-cell>
          <table:table-cell office:value-type="float" office:value="92112" calcext:value-type="float">
            <text:p>92.112</text:p>
          </table:table-cell>
          <table:table-cell office:value-type="float" office:value="95814" calcext:value-type="float">
            <text:p>95.814</text:p>
          </table:table-cell>
          <table:table-cell office:value-type="float" office:value="92681" calcext:value-type="float">
            <text:p>92.681</text:p>
          </table:table-cell>
          <table:table-cell office:value-type="float" office:value="93536" calcext:value-type="float">
            <text:p>93.536</text:p>
          </table:table-cell>
        </table:table-row>
        <table:table-row table:style-name="ro2">
          <table:table-cell office:value-type="float" office:value="262144" calcext:value-type="float">
            <text:p>262.144</text:p>
          </table:table-cell>
          <table:table-cell office:value-type="float" office:value="95005" calcext:value-type="float">
            <text:p>95.005</text:p>
          </table:table-cell>
          <table:table-cell office:value-type="float" office:value="92678" calcext:value-type="float">
            <text:p>92.678</text:p>
          </table:table-cell>
          <table:table-cell office:value-type="float" office:value="94715" calcext:value-type="float">
            <text:p>94.715</text:p>
          </table:table-cell>
          <table:table-cell office:value-type="float" office:value="94133" calcext:value-type="float">
            <text:p>94.133</text:p>
          </table:table-cell>
        </table:table-row>
        <table:table-row table:style-name="ro2">
          <table:table-cell office:value-type="float" office:value="524288" calcext:value-type="float">
            <text:p>524.288</text:p>
          </table:table-cell>
          <table:table-cell office:value-type="float" office:value="98649" calcext:value-type="float">
            <text:p>98.649</text:p>
          </table:table-cell>
          <table:table-cell office:value-type="float" office:value="101746" calcext:value-type="float">
            <text:p>101.746</text:p>
          </table:table-cell>
          <table:table-cell office:value-type="float" office:value="91982" calcext:value-type="float">
            <text:p>91.982</text:p>
          </table:table-cell>
          <table:table-cell office:value-type="float" office:value="97459" calcext:value-type="float">
            <text:p>97.459</text:p>
          </table:table-cell>
        </table:table-row>
        <table:table-row table:style-name="ro2">
          <table:table-cell office:value-type="float" office:value="1048576" calcext:value-type="float">
            <text:p>1.048.576</text:p>
          </table:table-cell>
          <table:table-cell office:value-type="float" office:value="97557" calcext:value-type="float">
            <text:p>97.557</text:p>
          </table:table-cell>
          <table:table-cell office:value-type="float" office:value="92538" calcext:value-type="float">
            <text:p>92.538</text:p>
          </table:table-cell>
          <table:table-cell office:value-type="float" office:value="96054" calcext:value-type="float">
            <text:p>96.054</text:p>
          </table:table-cell>
          <table:table-cell office:value-type="float" office:value="95383" calcext:value-type="float">
            <text:p>95.383</text:p>
          </table:table-cell>
        </table:table-row>
        <table:table-row table:style-name="ro2">
          <table:table-cell office:value-type="float" office:value="2097152" calcext:value-type="float">
            <text:p>2.097.152</text:p>
          </table:table-cell>
          <table:table-cell office:value-type="float" office:value="96201" calcext:value-type="float">
            <text:p>96.201</text:p>
          </table:table-cell>
          <table:table-cell office:value-type="float" office:value="93566" calcext:value-type="float">
            <text:p>93.566</text:p>
          </table:table-cell>
          <table:table-cell office:value-type="float" office:value="92608" calcext:value-type="float">
            <text:p>92.608</text:p>
          </table:table-cell>
          <table:table-cell office:value-type="float" office:value="94125" calcext:value-type="float">
            <text:p>94.125</text:p>
          </table:table-cell>
        </table:table-row>
        <table:table-row table:style-name="ro2">
          <table:table-cell office:value-type="float" office:value="4194304" calcext:value-type="float">
            <text:p>4.194.304</text:p>
          </table:table-cell>
          <table:table-cell office:value-type="float" office:value="88732" calcext:value-type="float">
            <text:p>88.732</text:p>
          </table:table-cell>
          <table:table-cell office:value-type="float" office:value="89802" calcext:value-type="float">
            <text:p>89.802</text:p>
          </table:table-cell>
          <table:table-cell office:value-type="float" office:value="89952" calcext:value-type="float">
            <text:p>89.952</text:p>
          </table:table-cell>
          <table:table-cell office:value-type="float" office:value="89495" calcext:value-type="float">
            <text:p>89.495</text:p>
          </table:table-cell>
        </table:table-row>
        <table:table-row table:style-name="ro2">
          <table:table-cell office:value-type="float" office:value="8388608" calcext:value-type="float">
            <text:p>8.388.608</text:p>
          </table:table-cell>
          <table:table-cell office:value-type="float" office:value="88213" calcext:value-type="float">
            <text:p>88.213</text:p>
          </table:table-cell>
          <table:table-cell office:value-type="float" office:value="87854" calcext:value-type="float">
            <text:p>87.854</text:p>
          </table:table-cell>
          <table:table-cell office:value-type="float" office:value="87681" calcext:value-type="float">
            <text:p>87.681</text:p>
          </table:table-cell>
          <table:table-cell office:value-type="float" office:value="87916" calcext:value-type="float">
            <text:p>87.9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 style:data-style-name="N2" text:time-value="00:34:52.6339050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03:30:17.300685526</meta:creation-date>
    <dc:date>2014-07-07T01:23:53.202430915</dc:date>
    <meta:editing-duration>PT1H35M8S</meta:editing-duration>
    <meta:editing-cycles>44</meta:editing-cycles>
    <meta:generator>LibreOffice/4.2.4.2$Linux_X86_64 LibreOffice_project/420m0$Build-2</meta:generator>
    <meta:document-statistic meta:table-count="5" meta:cell-count="2860" meta:object-count="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16cm" xlink:href=".." xlink:type="simple" chart:class="chart:line" chart:style-name="ch1">
        <chart:title svg:x="6.857cm" svg:y="0.302cm" chart:style-name="ch2">
          <text:p>EXT3 SSD</text:p>
        </chart:title>
        <chart:subtitle svg:x="7.095cm" svg:y="1.273cm" chart:style-name="ch3">
          <text:p>ESCRITA</text:p>
        </chart:subtitle>
        <chart:legend chart:legend-position="end" svg:x="13.543cm" svg:y="3.112cm" style:legend-expansion="high" chart:style-name="ch4"/>
        <chart:plot-area chart:style-name="ch5" table:cell-range-address="'EXT3-SSD'.A5:'EXT3-SSD'.E23" chart:data-source-has-labels="both" svg:x="1.33cm" svg:y="2.314cm" svg:width="11.575cm" svg:height="4.855cm">
          <chartooo:coordinate-region svg:x="2.798cm" svg:y="2.513cm" svg:width="10.107cm" svg:height="3.06cm"/>
          <chart:axis chart:dimension="x" chart:name="primary-x" chart:style-name="ch6" chartooo:axis-type="auto">
            <chartooo:date-scale/>
            <chart:title svg:x="6.848cm" svg:y="7.335cm" chart:style-name="ch7">
              <text:p>KB</text:p>
            </chart:title>
            <chart:categories table:cell-range-address="'EXT3-SSD'.A6:'EXT3-SSD'.A23"/>
          </chart:axis>
          <chart:axis chart:dimension="y" chart:name="primary-y" chart:style-name="ch6">
            <chart:title svg:x="0.451cm" svg:y="5.155cm" chart:style-name="ch8">
              <text:p>KB/S</text:p>
            </chart:title>
            <chart:grid chart:style-name="ch9" chart:class="major"/>
          </chart:axis>
          <chart:series chart:style-name="ch10" chart:values-cell-range-address="'EXT3-SSD'.B6:'EXT3-SSD'.B23" chart:label-cell-address="'EXT3-SSD'.B5:'EXT3-SSD'.B5" chart:class="chart:line">
            <chart:data-point chart:repeated="18"/>
          </chart:series>
          <chart:series chart:style-name="ch11" chart:values-cell-range-address="'EXT3-SSD'.C6:'EXT3-SSD'.C23" chart:label-cell-address="'EXT3-SSD'.C5:'EXT3-SSD'.C5" chart:class="chart:line">
            <chart:data-point chart:repeated="18"/>
          </chart:series>
          <chart:series chart:style-name="ch12" chart:values-cell-range-address="'EXT3-SSD'.D6:'EXT3-SSD'.D23" chart:label-cell-address="'EXT3-SSD'.D5:'EXT3-SSD'.D5" chart:class="chart:line">
            <chart:data-point chart:repeated="18"/>
          </chart:series>
          <chart:series chart:style-name="ch13" chart:values-cell-range-address="'EXT3-SSD'.E6:'EXT3-SSD'.E23" chart:label-cell-address="'EXT3-SSD'.E5:'EXT3-SSD'.E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3-SSD'.B5:'EXT3-SSD'.B5</svg:desc>
                </draw:g>
              </table:table-cell>
              <table:table-cell office:value-type="string">
                <text:p>Teste 2</text:p>
                <draw:g>
                  <svg:desc>'EXT3-SSD'.C5:'EXT3-SSD'.C5</svg:desc>
                </draw:g>
              </table:table-cell>
              <table:table-cell office:value-type="string">
                <text:p>Teste 3</text:p>
                <draw:g>
                  <svg:desc>'EXT3-SSD'.D5:'EXT3-SSD'.D5</svg:desc>
                </draw:g>
              </table:table-cell>
              <table:table-cell office:value-type="string">
                <text:p>Média</text:p>
                <draw:g>
                  <svg:desc>'EXT3-SSD'.E5:'EXT3-SSD'.E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3-SSD'.A6:'EXT3-SSD'.A23</svg:desc>
                </draw:g>
              </table:table-cell>
              <table:table-cell office:value-type="float" office:value="125507">
                <text:p>125507</text:p>
                <draw:g>
                  <svg:desc>'EXT3-SSD'.B6:'EXT3-SSD'.B23</svg:desc>
                </draw:g>
              </table:table-cell>
              <table:table-cell office:value-type="float" office:value="189465">
                <text:p>189465</text:p>
                <draw:g>
                  <svg:desc>'EXT3-SSD'.C6:'EXT3-SSD'.C23</svg:desc>
                </draw:g>
              </table:table-cell>
              <table:table-cell office:value-type="float" office:value="323102">
                <text:p>323102</text:p>
                <draw:g>
                  <svg:desc>'EXT3-SSD'.D6:'EXT3-SSD'.D23</svg:desc>
                </draw:g>
              </table:table-cell>
              <table:table-cell office:value-type="float" office:value="212691">
                <text:p>212691</text:p>
                <draw:g>
                  <svg:desc>'EXT3-SSD'.E6:'EXT3-SSD'.E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43389">
                <text:p>243389</text:p>
              </table:table-cell>
              <table:table-cell office:value-type="float" office:value="205398">
                <text:p>205398</text:p>
              </table:table-cell>
              <table:table-cell office:value-type="float" office:value="222232">
                <text:p>222232</text:p>
              </table:table-cell>
              <table:table-cell office:value-type="float" office:value="223673">
                <text:p>22367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9370">
                <text:p>259370</text:p>
              </table:table-cell>
              <table:table-cell office:value-type="float" office:value="249776">
                <text:p>249776</text:p>
              </table:table-cell>
              <table:table-cell office:value-type="float" office:value="249776">
                <text:p>249776</text:p>
              </table:table-cell>
              <table:table-cell office:value-type="float" office:value="252974">
                <text:p>25297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97155">
                <text:p>297155</text:p>
              </table:table-cell>
              <table:table-cell office:value-type="float" office:value="258210">
                <text:p>258210</text:p>
              </table:table-cell>
              <table:table-cell office:value-type="float" office:value="251496">
                <text:p>251496</text:p>
              </table:table-cell>
              <table:table-cell office:value-type="float" office:value="268954">
                <text:p>26895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68892">
                <text:p>268892</text:p>
              </table:table-cell>
              <table:table-cell office:value-type="float" office:value="293656">
                <text:p>293656</text:p>
              </table:table-cell>
              <table:table-cell office:value-type="float" office:value="308240">
                <text:p>308240</text:p>
              </table:table-cell>
              <table:table-cell office:value-type="float" office:value="290263">
                <text:p>29026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02028">
                <text:p>302028</text:p>
              </table:table-cell>
              <table:table-cell office:value-type="float" office:value="300549">
                <text:p>300549</text:p>
              </table:table-cell>
              <table:table-cell office:value-type="float" office:value="399368">
                <text:p>399368</text:p>
              </table:table-cell>
              <table:table-cell office:value-type="float" office:value="333982">
                <text:p>33398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41417">
                <text:p>441417</text:p>
              </table:table-cell>
              <table:table-cell office:value-type="float" office:value="330186">
                <text:p>330186</text:p>
              </table:table-cell>
              <table:table-cell office:value-type="float" office:value="371586">
                <text:p>371586</text:p>
              </table:table-cell>
              <table:table-cell office:value-type="float" office:value="381063">
                <text:p>38106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524922">
                <text:p>524922</text:p>
              </table:table-cell>
              <table:table-cell office:value-type="float" office:value="486283">
                <text:p>486283</text:p>
              </table:table-cell>
              <table:table-cell office:value-type="float" office:value="482053">
                <text:p>482053</text:p>
              </table:table-cell>
              <table:table-cell office:value-type="float" office:value="497753">
                <text:p>49775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587111">
                <text:p>587111</text:p>
              </table:table-cell>
              <table:table-cell office:value-type="float" office:value="607643">
                <text:p>607643</text:p>
              </table:table-cell>
              <table:table-cell office:value-type="float" office:value="621784">
                <text:p>621784</text:p>
              </table:table-cell>
              <table:table-cell office:value-type="float" office:value="605513">
                <text:p>60551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660218">
                <text:p>660218</text:p>
              </table:table-cell>
              <table:table-cell office:value-type="float" office:value="622256">
                <text:p>622256</text:p>
              </table:table-cell>
              <table:table-cell office:value-type="float" office:value="603152">
                <text:p>603152</text:p>
              </table:table-cell>
              <table:table-cell office:value-type="float" office:value="628542">
                <text:p>62854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93180">
                <text:p>693180</text:p>
              </table:table-cell>
              <table:table-cell office:value-type="float" office:value="664679">
                <text:p>664679</text:p>
              </table:table-cell>
              <table:table-cell office:value-type="float" office:value="680052">
                <text:p>680052</text:p>
              </table:table-cell>
              <table:table-cell office:value-type="float" office:value="679304">
                <text:p>67930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701949">
                <text:p>701949</text:p>
              </table:table-cell>
              <table:table-cell office:value-type="float" office:value="697729">
                <text:p>697729</text:p>
              </table:table-cell>
              <table:table-cell office:value-type="float" office:value="714615">
                <text:p>714615</text:p>
              </table:table-cell>
              <table:table-cell office:value-type="float" office:value="704764">
                <text:p>70476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722976">
                <text:p>722976</text:p>
              </table:table-cell>
              <table:table-cell office:value-type="float" office:value="689123">
                <text:p>689123</text:p>
              </table:table-cell>
              <table:table-cell office:value-type="float" office:value="700621">
                <text:p>700621</text:p>
              </table:table-cell>
              <table:table-cell office:value-type="float" office:value="704240">
                <text:p>704240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720776">
                <text:p>720776</text:p>
              </table:table-cell>
              <table:table-cell office:value-type="float" office:value="715437">
                <text:p>715437</text:p>
              </table:table-cell>
              <table:table-cell office:value-type="float" office:value="715721">
                <text:p>715721</text:p>
              </table:table-cell>
              <table:table-cell office:value-type="float" office:value="717311">
                <text:p>71731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662796">
                <text:p>662796</text:p>
              </table:table-cell>
              <table:table-cell office:value-type="float" office:value="666601">
                <text:p>666601</text:p>
              </table:table-cell>
              <table:table-cell office:value-type="float" office:value="669026">
                <text:p>669026</text:p>
              </table:table-cell>
              <table:table-cell office:value-type="float" office:value="666141">
                <text:p>66614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92248">
                <text:p>592248</text:p>
              </table:table-cell>
              <table:table-cell office:value-type="float" office:value="593025">
                <text:p>593025</text:p>
              </table:table-cell>
              <table:table-cell office:value-type="float" office:value="596290">
                <text:p>596290</text:p>
              </table:table-cell>
              <table:table-cell office:value-type="float" office:value="593854">
                <text:p>59385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25238">
                <text:p>525238</text:p>
              </table:table-cell>
              <table:table-cell office:value-type="float" office:value="611791">
                <text:p>611791</text:p>
              </table:table-cell>
              <table:table-cell office:value-type="float" office:value="613156">
                <text:p>613156</text:p>
              </table:table-cell>
              <table:table-cell office:value-type="float" office:value="583395">
                <text:p>58339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538941">
                <text:p>538941</text:p>
              </table:table-cell>
              <table:table-cell office:value-type="float" office:value="547188">
                <text:p>547188</text:p>
              </table:table-cell>
              <table:table-cell office:value-type="float" office:value="497544">
                <text:p>497544</text:p>
              </table:table-cell>
              <table:table-cell office:value-type="float" office:value="527891">
                <text:p>5278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16cm" xlink:href=".." xlink:type="simple" chart:class="chart:line" chart:style-name="ch1">
        <chart:title svg:x="6.857cm" svg:y="0.302cm" chart:style-name="ch2">
          <text:p>EXT3 SSD</text:p>
        </chart:title>
        <chart:subtitle svg:x="6.751cm" svg:y="1.273cm" chart:style-name="ch3">
          <text:p>RE-LEITURA</text:p>
        </chart:subtitle>
        <chart:legend chart:legend-position="end" svg:x="13.543cm" svg:y="3.112cm" style:legend-expansion="high" chart:style-name="ch4"/>
        <chart:plot-area chart:style-name="ch5" table:cell-range-address="'EXT3-SSD'.A65:'EXT3-SSD'.E83" chart:data-source-has-labels="both" svg:x="1.33cm" svg:y="2.314cm" svg:width="11.575cm" svg:height="4.855cm">
          <chartooo:coordinate-region svg:x="3.089cm" svg:y="2.513cm" svg:width="9.816cm" svg:height="3.06cm"/>
          <chart:axis chart:dimension="x" chart:name="primary-x" chart:style-name="ch6" chartooo:axis-type="auto">
            <chartooo:date-scale/>
            <chart:title svg:x="6.848cm" svg:y="7.335cm" chart:style-name="ch7">
              <text:p>KB</text:p>
            </chart:title>
            <chart:categories table:cell-range-address="'EXT3-SSD'.A66:'EXT3-SSD'.A83"/>
          </chart:axis>
          <chart:axis chart:dimension="y" chart:name="primary-y" chart:style-name="ch6">
            <chart:title svg:x="0.451cm" svg:y="5.155cm" chart:style-name="ch8">
              <text:p>KB/S</text:p>
            </chart:title>
            <chart:grid chart:style-name="ch9" chart:class="major"/>
          </chart:axis>
          <chart:series chart:style-name="ch10" chart:values-cell-range-address="'EXT3-SSD'.B66:'EXT3-SSD'.B83" chart:label-cell-address="'EXT3-SSD'.B65:'EXT3-SSD'.B65" chart:class="chart:line">
            <chart:data-point chart:repeated="18"/>
          </chart:series>
          <chart:series chart:style-name="ch11" chart:values-cell-range-address="'EXT3-SSD'.C66:'EXT3-SSD'.C83" chart:label-cell-address="'EXT3-SSD'.C65:'EXT3-SSD'.C65" chart:class="chart:line">
            <chart:data-point chart:repeated="18"/>
          </chart:series>
          <chart:series chart:style-name="ch12" chart:values-cell-range-address="'EXT3-SSD'.D66:'EXT3-SSD'.D83" chart:label-cell-address="'EXT3-SSD'.D65:'EXT3-SSD'.D65" chart:class="chart:line">
            <chart:data-point chart:repeated="18"/>
          </chart:series>
          <chart:series chart:style-name="ch13" chart:values-cell-range-address="'EXT3-SSD'.E66:'EXT3-SSD'.E83" chart:label-cell-address="'EXT3-SSD'.E65:'EXT3-SSD'.E6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3-SSD'.B65:'EXT3-SSD'.B65</svg:desc>
                </draw:g>
              </table:table-cell>
              <table:table-cell office:value-type="string">
                <text:p>Teste 2</text:p>
                <draw:g>
                  <svg:desc>'EXT3-SSD'.C65:'EXT3-SSD'.C65</svg:desc>
                </draw:g>
              </table:table-cell>
              <table:table-cell office:value-type="string">
                <text:p>Teste 3</text:p>
                <draw:g>
                  <svg:desc>'EXT3-SSD'.D65:'EXT3-SSD'.D65</svg:desc>
                </draw:g>
              </table:table-cell>
              <table:table-cell office:value-type="string">
                <text:p>Média</text:p>
                <draw:g>
                  <svg:desc>'EXT3-SSD'.E65:'EXT3-SSD'.E6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3-SSD'.A66:'EXT3-SSD'.A83</svg:desc>
                </draw:g>
              </table:table-cell>
              <table:table-cell office:value-type="float" office:value="7100397">
                <text:p>7100397</text:p>
                <draw:g>
                  <svg:desc>'EXT3-SSD'.B66:'EXT3-SSD'.B83</svg:desc>
                </draw:g>
              </table:table-cell>
              <table:table-cell office:value-type="float" office:value="3541098">
                <text:p>3541098</text:p>
                <draw:g>
                  <svg:desc>'EXT3-SSD'.C66:'EXT3-SSD'.C83</svg:desc>
                </draw:g>
              </table:table-cell>
              <table:table-cell office:value-type="float" office:value="4897948">
                <text:p>4897948</text:p>
                <draw:g>
                  <svg:desc>'EXT3-SSD'.D66:'EXT3-SSD'.D83</svg:desc>
                </draw:g>
              </table:table-cell>
              <table:table-cell office:value-type="float" office:value="5179814">
                <text:p>5179814</text:p>
                <draw:g>
                  <svg:desc>'EXT3-SSD'.E66:'EXT3-SSD'.E8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359523">
                <text:p>3359523</text:p>
              </table:table-cell>
              <table:table-cell office:value-type="float" office:value="3657016">
                <text:p>3657016</text:p>
              </table:table-cell>
              <table:table-cell office:value-type="float" office:value="5122535">
                <text:p>5122535</text:p>
              </table:table-cell>
              <table:table-cell office:value-type="float" office:value="4046358">
                <text:p>404635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569035">
                <text:p>5569035</text:p>
              </table:table-cell>
              <table:table-cell office:value-type="float" office:value="3770085">
                <text:p>3770085</text:p>
              </table:table-cell>
              <table:table-cell office:value-type="float" office:value="3879045">
                <text:p>3879045</text:p>
              </table:table-cell>
              <table:table-cell office:value-type="float" office:value="4406055">
                <text:p>440605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941742">
                <text:p>3941742</text:p>
              </table:table-cell>
              <table:table-cell office:value-type="float" office:value="3742527">
                <text:p>3742527</text:p>
              </table:table-cell>
              <table:table-cell office:value-type="float" office:value="3510074">
                <text:p>3510074</text:p>
              </table:table-cell>
              <table:table-cell office:value-type="float" office:value="3731448">
                <text:p>373144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479632">
                <text:p>5479632</text:p>
              </table:table-cell>
              <table:table-cell office:value-type="float" office:value="5390231">
                <text:p>5390231</text:p>
              </table:table-cell>
              <table:table-cell office:value-type="float" office:value="4995276">
                <text:p>4995276</text:p>
              </table:table-cell>
              <table:table-cell office:value-type="float" office:value="5288380">
                <text:p>528838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750369">
                <text:p>5750369</text:p>
              </table:table-cell>
              <table:table-cell office:value-type="float" office:value="4104506">
                <text:p>4104506</text:p>
              </table:table-cell>
              <table:table-cell office:value-type="float" office:value="4086930">
                <text:p>4086930</text:p>
              </table:table-cell>
              <table:table-cell office:value-type="float" office:value="4647268">
                <text:p>46472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656212">
                <text:p>2656212</text:p>
              </table:table-cell>
              <table:table-cell office:value-type="float" office:value="2451183">
                <text:p>2451183</text:p>
              </table:table-cell>
              <table:table-cell office:value-type="float" office:value="2491711">
                <text:p>2491711</text:p>
              </table:table-cell>
              <table:table-cell office:value-type="float" office:value="2533035">
                <text:p>253303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568797">
                <text:p>2568797</text:p>
              </table:table-cell>
              <table:table-cell office:value-type="float" office:value="3477070">
                <text:p>3477070</text:p>
              </table:table-cell>
              <table:table-cell office:value-type="float" office:value="2798752">
                <text:p>2798752</text:p>
              </table:table-cell>
              <table:table-cell office:value-type="float" office:value="2948206">
                <text:p>294820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547762">
                <text:p>3547762</text:p>
              </table:table-cell>
              <table:table-cell office:value-type="float" office:value="2226683">
                <text:p>2226683</text:p>
              </table:table-cell>
              <table:table-cell office:value-type="float" office:value="2303409">
                <text:p>2303409</text:p>
              </table:table-cell>
              <table:table-cell office:value-type="float" office:value="2692618">
                <text:p>269261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3718203">
                <text:p>3718203</text:p>
              </table:table-cell>
              <table:table-cell office:value-type="float" office:value="4975380">
                <text:p>4975380</text:p>
              </table:table-cell>
              <table:table-cell office:value-type="float" office:value="4964059">
                <text:p>4964059</text:p>
              </table:table-cell>
              <table:table-cell office:value-type="float" office:value="4552547">
                <text:p>455254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765443">
                <text:p>5765443</text:p>
              </table:table-cell>
              <table:table-cell office:value-type="float" office:value="4361770">
                <text:p>4361770</text:p>
              </table:table-cell>
              <table:table-cell office:value-type="float" office:value="5211666">
                <text:p>5211666</text:p>
              </table:table-cell>
              <table:table-cell office:value-type="float" office:value="5112960">
                <text:p>5112960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902289">
                <text:p>5902289</text:p>
              </table:table-cell>
              <table:table-cell office:value-type="float" office:value="5402325">
                <text:p>5402325</text:p>
              </table:table-cell>
              <table:table-cell office:value-type="float" office:value="5437753">
                <text:p>5437753</text:p>
              </table:table-cell>
              <table:table-cell office:value-type="float" office:value="5580789">
                <text:p>558078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951451">
                <text:p>5951451</text:p>
              </table:table-cell>
              <table:table-cell office:value-type="float" office:value="5590619">
                <text:p>5590619</text:p>
              </table:table-cell>
              <table:table-cell office:value-type="float" office:value="5642259">
                <text:p>5642259</text:p>
              </table:table-cell>
              <table:table-cell office:value-type="float" office:value="5728110">
                <text:p>5728110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929111">
                <text:p>5929111</text:p>
              </table:table-cell>
              <table:table-cell office:value-type="float" office:value="5735752">
                <text:p>5735752</text:p>
              </table:table-cell>
              <table:table-cell office:value-type="float" office:value="5806326">
                <text:p>5806326</text:p>
              </table:table-cell>
              <table:table-cell office:value-type="float" office:value="5823730">
                <text:p>5823730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961474">
                <text:p>5961474</text:p>
              </table:table-cell>
              <table:table-cell office:value-type="float" office:value="5858228">
                <text:p>5858228</text:p>
              </table:table-cell>
              <table:table-cell office:value-type="float" office:value="5920816">
                <text:p>5920816</text:p>
              </table:table-cell>
              <table:table-cell office:value-type="float" office:value="5913506">
                <text:p>591350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979324">
                <text:p>5979324</text:p>
              </table:table-cell>
              <table:table-cell office:value-type="float" office:value="5911882">
                <text:p>5911882</text:p>
              </table:table-cell>
              <table:table-cell office:value-type="float" office:value="5962002">
                <text:p>5962002</text:p>
              </table:table-cell>
              <table:table-cell office:value-type="float" office:value="5951069">
                <text:p>595106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955220">
                <text:p>5955220</text:p>
              </table:table-cell>
              <table:table-cell office:value-type="float" office:value="5899601">
                <text:p>5899601</text:p>
              </table:table-cell>
              <table:table-cell office:value-type="float" office:value="5954503">
                <text:p>5954503</text:p>
              </table:table-cell>
              <table:table-cell office:value-type="float" office:value="5936441">
                <text:p>5936441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396016">
                <text:p>396016</text:p>
              </table:table-cell>
              <table:table-cell office:value-type="float" office:value="395333">
                <text:p>395333</text:p>
              </table:table-cell>
              <table:table-cell office:value-type="float" office:value="395152">
                <text:p>395152</text:p>
              </table:table-cell>
              <table:table-cell office:value-type="float" office:value="395500">
                <text:p>3955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16cm" xlink:href=".." xlink:type="simple" chart:class="chart:line" chart:style-name="ch1">
        <chart:title svg:x="6.857cm" svg:y="0.302cm" chart:style-name="ch2">
          <text:p>EXT3 SSD</text:p>
        </chart:title>
        <chart:subtitle svg:x="5.984cm" svg:y="1.273cm" chart:style-name="ch3">
          <text:p>LEITURA ALEATÓRIA</text:p>
        </chart:subtitle>
        <chart:legend chart:legend-position="end" svg:x="13.543cm" svg:y="3.112cm" style:legend-expansion="high" chart:style-name="ch4"/>
        <chart:plot-area chart:style-name="ch5" table:cell-range-address="'EXT3-SSD'.A85:'EXT3-SSD'.E103" chart:data-source-has-labels="both" svg:x="1.33cm" svg:y="2.314cm" svg:width="11.575cm" svg:height="4.855cm">
          <chartooo:coordinate-region svg:x="3.089cm" svg:y="2.513cm" svg:width="9.816cm" svg:height="3.06cm"/>
          <chart:axis chart:dimension="x" chart:name="primary-x" chart:style-name="ch6" chartooo:axis-type="auto">
            <chartooo:date-scale/>
            <chart:title svg:x="6.848cm" svg:y="7.335cm" chart:style-name="ch7">
              <text:p>KB</text:p>
            </chart:title>
            <chart:categories table:cell-range-address="'EXT3-SSD'.A86:'EXT3-SSD'.A103"/>
          </chart:axis>
          <chart:axis chart:dimension="y" chart:name="primary-y" chart:style-name="ch6">
            <chart:title svg:x="0.451cm" svg:y="5.155cm" chart:style-name="ch8">
              <text:p>KB/S</text:p>
            </chart:title>
            <chart:grid chart:style-name="ch9" chart:class="major"/>
          </chart:axis>
          <chart:series chart:style-name="ch10" chart:values-cell-range-address="'EXT3-SSD'.B86:'EXT3-SSD'.B103" chart:label-cell-address="'EXT3-SSD'.B85:'EXT3-SSD'.B85" chart:class="chart:line">
            <chart:data-point chart:repeated="18"/>
          </chart:series>
          <chart:series chart:style-name="ch11" chart:values-cell-range-address="'EXT3-SSD'.C86:'EXT3-SSD'.C103" chart:label-cell-address="'EXT3-SSD'.C85:'EXT3-SSD'.C85" chart:class="chart:line">
            <chart:data-point chart:repeated="18"/>
          </chart:series>
          <chart:series chart:style-name="ch12" chart:values-cell-range-address="'EXT3-SSD'.D86:'EXT3-SSD'.D103" chart:label-cell-address="'EXT3-SSD'.D85:'EXT3-SSD'.D85" chart:class="chart:line">
            <chart:data-point chart:repeated="18"/>
          </chart:series>
          <chart:series chart:style-name="ch13" chart:values-cell-range-address="'EXT3-SSD'.E86:'EXT3-SSD'.E103" chart:label-cell-address="'EXT3-SSD'.E85:'EXT3-SSD'.E8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3-SSD'.B85:'EXT3-SSD'.B85</svg:desc>
                </draw:g>
              </table:table-cell>
              <table:table-cell office:value-type="string">
                <text:p>Teste 2</text:p>
                <draw:g>
                  <svg:desc>'EXT3-SSD'.C85:'EXT3-SSD'.C85</svg:desc>
                </draw:g>
              </table:table-cell>
              <table:table-cell office:value-type="string">
                <text:p>Teste 3</text:p>
                <draw:g>
                  <svg:desc>'EXT3-SSD'.D85:'EXT3-SSD'.D85</svg:desc>
                </draw:g>
              </table:table-cell>
              <table:table-cell office:value-type="string">
                <text:p>Média</text:p>
                <draw:g>
                  <svg:desc>'EXT3-SSD'.E85:'EXT3-SSD'.E8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3-SSD'.A86:'EXT3-SSD'.A103</svg:desc>
                </draw:g>
              </table:table-cell>
              <table:table-cell office:value-type="float" office:value="1599680">
                <text:p>1599680</text:p>
                <draw:g>
                  <svg:desc>'EXT3-SSD'.B86:'EXT3-SSD'.B103</svg:desc>
                </draw:g>
              </table:table-cell>
              <table:table-cell office:value-type="float" office:value="3363612">
                <text:p>3363612</text:p>
                <draw:g>
                  <svg:desc>'EXT3-SSD'.C86:'EXT3-SSD'.C103</svg:desc>
                </draw:g>
              </table:table-cell>
              <table:table-cell office:value-type="float" office:value="4897948">
                <text:p>4897948</text:p>
                <draw:g>
                  <svg:desc>'EXT3-SSD'.D86:'EXT3-SSD'.D103</svg:desc>
                </draw:g>
              </table:table-cell>
              <table:table-cell office:value-type="float" office:value="3287080">
                <text:p>3287080</text:p>
                <draw:g>
                  <svg:desc>'EXT3-SSD'.E86:'EXT3-SSD'.E10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380677">
                <text:p>3380677</text:p>
              </table:table-cell>
              <table:table-cell office:value-type="float" office:value="3445772">
                <text:p>3445772</text:p>
              </table:table-cell>
              <table:table-cell office:value-type="float" office:value="5325799">
                <text:p>5325799</text:p>
              </table:table-cell>
              <table:table-cell office:value-type="float" office:value="4050749">
                <text:p>405074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455847">
                <text:p>5455847</text:p>
              </table:table-cell>
              <table:table-cell office:value-type="float" office:value="3465855">
                <text:p>3465855</text:p>
              </table:table-cell>
              <table:table-cell office:value-type="float" office:value="3236056">
                <text:p>3236056</text:p>
              </table:table-cell>
              <table:table-cell office:value-type="float" office:value="4052586">
                <text:p>405258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610395">
                <text:p>3610395</text:p>
              </table:table-cell>
              <table:table-cell office:value-type="float" office:value="3533174">
                <text:p>3533174</text:p>
              </table:table-cell>
              <table:table-cell office:value-type="float" office:value="3437042">
                <text:p>3437042</text:p>
              </table:table-cell>
              <table:table-cell office:value-type="float" office:value="3526870">
                <text:p>352687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451810">
                <text:p>5451810</text:p>
              </table:table-cell>
              <table:table-cell office:value-type="float" office:value="5144870">
                <text:p>5144870</text:p>
              </table:table-cell>
              <table:table-cell office:value-type="float" office:value="5144870">
                <text:p>5144870</text:p>
              </table:table-cell>
              <table:table-cell office:value-type="float" office:value="5247183">
                <text:p>524718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719737">
                <text:p>5719737</text:p>
              </table:table-cell>
              <table:table-cell office:value-type="float" office:value="4186524">
                <text:p>4186524</text:p>
              </table:table-cell>
              <table:table-cell office:value-type="float" office:value="4248644">
                <text:p>4248644</text:p>
              </table:table-cell>
              <table:table-cell office:value-type="float" office:value="4718302">
                <text:p>471830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487022">
                <text:p>2487022</text:p>
              </table:table-cell>
              <table:table-cell office:value-type="float" office:value="2403852">
                <text:p>2403852</text:p>
              </table:table-cell>
              <table:table-cell office:value-type="float" office:value="2452933">
                <text:p>2452933</text:p>
              </table:table-cell>
              <table:table-cell office:value-type="float" office:value="2447936">
                <text:p>244793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947864">
                <text:p>2947864</text:p>
              </table:table-cell>
              <table:table-cell office:value-type="float" office:value="4179607">
                <text:p>4179607</text:p>
              </table:table-cell>
              <table:table-cell office:value-type="float" office:value="4378260">
                <text:p>4378260</text:p>
              </table:table-cell>
              <table:table-cell office:value-type="float" office:value="3835244">
                <text:p>383524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242255">
                <text:p>4242255</text:p>
              </table:table-cell>
              <table:table-cell office:value-type="float" office:value="2454196">
                <text:p>2454196</text:p>
              </table:table-cell>
              <table:table-cell office:value-type="float" office:value="2753646">
                <text:p>2753646</text:p>
              </table:table-cell>
              <table:table-cell office:value-type="float" office:value="3150032">
                <text:p>315003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354597">
                <text:p>4354597</text:p>
              </table:table-cell>
              <table:table-cell office:value-type="float" office:value="4790014">
                <text:p>4790014</text:p>
              </table:table-cell>
              <table:table-cell office:value-type="float" office:value="4885536">
                <text:p>4885536</text:p>
              </table:table-cell>
              <table:table-cell office:value-type="float" office:value="4676716">
                <text:p>467671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360353">
                <text:p>5360353</text:p>
              </table:table-cell>
              <table:table-cell office:value-type="float" office:value="3269444">
                <text:p>3269444</text:p>
              </table:table-cell>
              <table:table-cell office:value-type="float" office:value="5002436">
                <text:p>5002436</text:p>
              </table:table-cell>
              <table:table-cell office:value-type="float" office:value="4544078">
                <text:p>454407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531866">
                <text:p>5531866</text:p>
              </table:table-cell>
              <table:table-cell office:value-type="float" office:value="5115396">
                <text:p>5115396</text:p>
              </table:table-cell>
              <table:table-cell office:value-type="float" office:value="5168004">
                <text:p>5168004</text:p>
              </table:table-cell>
              <table:table-cell office:value-type="float" office:value="5271755">
                <text:p>527175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512916">
                <text:p>5512916</text:p>
              </table:table-cell>
              <table:table-cell office:value-type="float" office:value="5245190">
                <text:p>5245190</text:p>
              </table:table-cell>
              <table:table-cell office:value-type="float" office:value="5323588">
                <text:p>5323588</text:p>
              </table:table-cell>
              <table:table-cell office:value-type="float" office:value="5360565">
                <text:p>536056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513826">
                <text:p>5513826</text:p>
              </table:table-cell>
              <table:table-cell office:value-type="float" office:value="5365541">
                <text:p>5365541</text:p>
              </table:table-cell>
              <table:table-cell office:value-type="float" office:value="5432640">
                <text:p>5432640</text:p>
              </table:table-cell>
              <table:table-cell office:value-type="float" office:value="5437336">
                <text:p>543733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525539">
                <text:p>5525539</text:p>
              </table:table-cell>
              <table:table-cell office:value-type="float" office:value="5448705">
                <text:p>5448705</text:p>
              </table:table-cell>
              <table:table-cell office:value-type="float" office:value="5492280">
                <text:p>5492280</text:p>
              </table:table-cell>
              <table:table-cell office:value-type="float" office:value="5488841">
                <text:p>548884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495206">
                <text:p>5495206</text:p>
              </table:table-cell>
              <table:table-cell office:value-type="float" office:value="5463269">
                <text:p>5463269</text:p>
              </table:table-cell>
              <table:table-cell office:value-type="float" office:value="5519852">
                <text:p>5519852</text:p>
              </table:table-cell>
              <table:table-cell office:value-type="float" office:value="5492776">
                <text:p>549277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509816">
                <text:p>5509816</text:p>
              </table:table-cell>
              <table:table-cell office:value-type="float" office:value="5479720">
                <text:p>5479720</text:p>
              </table:table-cell>
              <table:table-cell office:value-type="float" office:value="5539975">
                <text:p>5539975</text:p>
              </table:table-cell>
              <table:table-cell office:value-type="float" office:value="5509837">
                <text:p>550983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384973">
                <text:p>384973</text:p>
              </table:table-cell>
              <table:table-cell office:value-type="float" office:value="405941">
                <text:p>405941</text:p>
              </table:table-cell>
              <table:table-cell office:value-type="float" office:value="423600">
                <text:p>423600</text:p>
              </table:table-cell>
              <table:table-cell office:value-type="float" office:value="404838">
                <text:p>40483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43cm" xlink:href=".." xlink:type="simple" chart:class="chart:line" chart:style-name="ch1">
        <chart:title svg:x="6.857cm" svg:y="0.302cm" chart:style-name="ch2">
          <text:p>EXT3 SSD</text:p>
        </chart:title>
        <chart:subtitle svg:x="5.984cm" svg:y="1.273cm" chart:style-name="ch3">
          <text:p>ESCRITA ALEATÓRIA</text:p>
        </chart:subtitle>
        <chart:legend chart:legend-position="end" svg:x="13.543cm" svg:y="3.125cm" style:legend-expansion="high" chart:style-name="ch4"/>
        <chart:plot-area chart:style-name="ch5" table:cell-range-address="'EXT3-SSD'.A105:'EXT3-SSD'.E123" chart:data-source-has-labels="both" svg:x="1.33cm" svg:y="2.314cm" svg:width="11.575cm" svg:height="4.882cm">
          <chartooo:coordinate-region svg:x="3.089cm" svg:y="2.513cm" svg:width="9.816cm" svg:height="3.087cm"/>
          <chart:axis chart:dimension="x" chart:name="primary-x" chart:style-name="ch6" chartooo:axis-type="auto">
            <chartooo:date-scale/>
            <chart:title svg:x="6.848cm" svg:y="7.362cm" chart:style-name="ch7">
              <text:p>KB</text:p>
            </chart:title>
            <chart:categories table:cell-range-address="'EXT3-SSD'.A106:'EXT3-SSD'.A123"/>
          </chart:axis>
          <chart:axis chart:dimension="y" chart:name="primary-y" chart:style-name="ch6">
            <chart:title svg:x="0.451cm" svg:y="5.169cm" chart:style-name="ch8">
              <text:p>KB/S</text:p>
            </chart:title>
            <chart:grid chart:style-name="ch9" chart:class="major"/>
          </chart:axis>
          <chart:series chart:style-name="ch10" chart:values-cell-range-address="'EXT3-SSD'.B106:'EXT3-SSD'.B123" chart:label-cell-address="'EXT3-SSD'.B105:'EXT3-SSD'.B105" chart:class="chart:line">
            <chart:data-point chart:repeated="18"/>
          </chart:series>
          <chart:series chart:style-name="ch11" chart:values-cell-range-address="'EXT3-SSD'.C106:'EXT3-SSD'.C123" chart:label-cell-address="'EXT3-SSD'.C105:'EXT3-SSD'.C105" chart:class="chart:line">
            <chart:data-point chart:repeated="18"/>
          </chart:series>
          <chart:series chart:style-name="ch12" chart:values-cell-range-address="'EXT3-SSD'.D106:'EXT3-SSD'.D123" chart:label-cell-address="'EXT3-SSD'.D105:'EXT3-SSD'.D105" chart:class="chart:line">
            <chart:data-point chart:repeated="18"/>
          </chart:series>
          <chart:series chart:style-name="ch13" chart:values-cell-range-address="'EXT3-SSD'.E106:'EXT3-SSD'.E123" chart:label-cell-address="'EXT3-SSD'.E105:'EXT3-SSD'.E10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3-SSD'.B105:'EXT3-SSD'.B105</svg:desc>
                </draw:g>
              </table:table-cell>
              <table:table-cell office:value-type="string">
                <text:p>Teste 2</text:p>
                <draw:g>
                  <svg:desc>'EXT3-SSD'.C105:'EXT3-SSD'.C105</svg:desc>
                </draw:g>
              </table:table-cell>
              <table:table-cell office:value-type="string">
                <text:p>Teste 3</text:p>
                <draw:g>
                  <svg:desc>'EXT3-SSD'.D105:'EXT3-SSD'.D105</svg:desc>
                </draw:g>
              </table:table-cell>
              <table:table-cell office:value-type="string">
                <text:p>Média</text:p>
                <draw:g>
                  <svg:desc>'EXT3-SSD'.E105:'EXT3-SSD'.E10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3-SSD'.A106:'EXT3-SSD'.A123</svg:desc>
                </draw:g>
              </table:table-cell>
              <table:table-cell office:value-type="float" office:value="1562436">
                <text:p>1562436</text:p>
                <draw:g>
                  <svg:desc>'EXT3-SSD'.B106:'EXT3-SSD'.B123</svg:desc>
                </draw:g>
              </table:table-cell>
              <table:table-cell office:value-type="float" office:value="942521">
                <text:p>942521</text:p>
                <draw:g>
                  <svg:desc>'EXT3-SSD'.C106:'EXT3-SSD'.C123</svg:desc>
                </draw:g>
              </table:table-cell>
              <table:table-cell office:value-type="float" office:value="1460430">
                <text:p>1460430</text:p>
                <draw:g>
                  <svg:desc>'EXT3-SSD'.D106:'EXT3-SSD'.D123</svg:desc>
                </draw:g>
              </table:table-cell>
              <table:table-cell office:value-type="float" office:value="1321796">
                <text:p>1321796</text:p>
                <draw:g>
                  <svg:desc>'EXT3-SSD'.E106:'EXT3-SSD'.E1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57236">
                <text:p>1057236</text:p>
              </table:table-cell>
              <table:table-cell office:value-type="float" office:value="1048974">
                <text:p>1048974</text:p>
              </table:table-cell>
              <table:table-cell office:value-type="float" office:value="1526043">
                <text:p>1526043</text:p>
              </table:table-cell>
              <table:table-cell office:value-type="float" office:value="1210751">
                <text:p>121075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610276">
                <text:p>1610276</text:p>
              </table:table-cell>
              <table:table-cell office:value-type="float" office:value="1114064">
                <text:p>1114064</text:p>
              </table:table-cell>
              <table:table-cell office:value-type="float" office:value="1103757">
                <text:p>1103757</text:p>
              </table:table-cell>
              <table:table-cell office:value-type="float" office:value="1276032">
                <text:p>127603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034032">
                <text:p>1034032</text:p>
              </table:table-cell>
              <table:table-cell office:value-type="float" office:value="1120344">
                <text:p>1120344</text:p>
              </table:table-cell>
              <table:table-cell office:value-type="float" office:value="1110496">
                <text:p>1110496</text:p>
              </table:table-cell>
              <table:table-cell office:value-type="float" office:value="1088291">
                <text:p>108829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607514">
                <text:p>1607514</text:p>
              </table:table-cell>
              <table:table-cell office:value-type="float" office:value="1630707">
                <text:p>1630707</text:p>
              </table:table-cell>
              <table:table-cell office:value-type="float" office:value="1659694">
                <text:p>1659694</text:p>
              </table:table-cell>
              <table:table-cell office:value-type="float" office:value="1632638">
                <text:p>163263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068963">
                <text:p>2068963</text:p>
              </table:table-cell>
              <table:table-cell office:value-type="float" office:value="1543340">
                <text:p>1543340</text:p>
              </table:table-cell>
              <table:table-cell office:value-type="float" office:value="1528239">
                <text:p>1528239</text:p>
              </table:table-cell>
              <table:table-cell office:value-type="float" office:value="1713514">
                <text:p>171351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508752">
                <text:p>1508752</text:p>
              </table:table-cell>
              <table:table-cell office:value-type="float" office:value="1355755">
                <text:p>1355755</text:p>
              </table:table-cell>
              <table:table-cell office:value-type="float" office:value="1233760">
                <text:p>1233760</text:p>
              </table:table-cell>
              <table:table-cell office:value-type="float" office:value="1366089">
                <text:p>136608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875338">
                <text:p>2875338</text:p>
              </table:table-cell>
              <table:table-cell office:value-type="float" office:value="1859715">
                <text:p>1859715</text:p>
              </table:table-cell>
              <table:table-cell office:value-type="float" office:value="1885328">
                <text:p>1885328</text:p>
              </table:table-cell>
              <table:table-cell office:value-type="float" office:value="2206794">
                <text:p>220679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928220">
                <text:p>1928220</text:p>
              </table:table-cell>
              <table:table-cell office:value-type="float" office:value="2281310">
                <text:p>2281310</text:p>
              </table:table-cell>
              <table:table-cell office:value-type="float" office:value="2307896">
                <text:p>2307896</text:p>
              </table:table-cell>
              <table:table-cell office:value-type="float" office:value="2172475">
                <text:p>217247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436437">
                <text:p>2436437</text:p>
              </table:table-cell>
              <table:table-cell office:value-type="float" office:value="2238098">
                <text:p>2238098</text:p>
              </table:table-cell>
              <table:table-cell office:value-type="float" office:value="2264538">
                <text:p>2264538</text:p>
              </table:table-cell>
              <table:table-cell office:value-type="float" office:value="2313024">
                <text:p>231302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335315">
                <text:p>2335315</text:p>
              </table:table-cell>
              <table:table-cell office:value-type="float" office:value="2252473">
                <text:p>2252473</text:p>
              </table:table-cell>
              <table:table-cell office:value-type="float" office:value="2284105">
                <text:p>2284105</text:p>
              </table:table-cell>
              <table:table-cell office:value-type="float" office:value="2290631">
                <text:p>229063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382000">
                <text:p>2382000</text:p>
              </table:table-cell>
              <table:table-cell office:value-type="float" office:value="2251982">
                <text:p>2251982</text:p>
              </table:table-cell>
              <table:table-cell office:value-type="float" office:value="2312455">
                <text:p>2312455</text:p>
              </table:table-cell>
              <table:table-cell office:value-type="float" office:value="2315479">
                <text:p>231547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353392">
                <text:p>2353392</text:p>
              </table:table-cell>
              <table:table-cell office:value-type="float" office:value="2266072">
                <text:p>2266072</text:p>
              </table:table-cell>
              <table:table-cell office:value-type="float" office:value="2290764">
                <text:p>2290764</text:p>
              </table:table-cell>
              <table:table-cell office:value-type="float" office:value="2303409">
                <text:p>230340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299074">
                <text:p>2299074</text:p>
              </table:table-cell>
              <table:table-cell office:value-type="float" office:value="2290146">
                <text:p>2290146</text:p>
              </table:table-cell>
              <table:table-cell office:value-type="float" office:value="2308773">
                <text:p>2308773</text:p>
              </table:table-cell>
              <table:table-cell office:value-type="float" office:value="2299331">
                <text:p>229933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287364">
                <text:p>2287364</text:p>
              </table:table-cell>
              <table:table-cell office:value-type="float" office:value="2250908">
                <text:p>2250908</text:p>
              </table:table-cell>
              <table:table-cell office:value-type="float" office:value="2263261">
                <text:p>2263261</text:p>
              </table:table-cell>
              <table:table-cell office:value-type="float" office:value="2267178">
                <text:p>226717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909188">
                <text:p>909188</text:p>
              </table:table-cell>
              <table:table-cell office:value-type="float" office:value="1058979">
                <text:p>1058979</text:p>
              </table:table-cell>
              <table:table-cell office:value-type="float" office:value="1059100">
                <text:p>1059100</text:p>
              </table:table-cell>
              <table:table-cell office:value-type="float" office:value="1009089">
                <text:p>100908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79272">
                <text:p>679272</text:p>
              </table:table-cell>
              <table:table-cell office:value-type="float" office:value="677471">
                <text:p>677471</text:p>
              </table:table-cell>
              <table:table-cell office:value-type="float" office:value="679442">
                <text:p>679442</text:p>
              </table:table-cell>
              <table:table-cell office:value-type="float" office:value="678728">
                <text:p>67872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18913">
                <text:p>418913</text:p>
              </table:table-cell>
              <table:table-cell office:value-type="float" office:value="400348">
                <text:p>400348</text:p>
              </table:table-cell>
              <table:table-cell office:value-type="float" office:value="531351">
                <text:p>531351</text:p>
              </table:table-cell>
              <table:table-cell office:value-type="float" office:value="450204">
                <text:p>4502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715cm" xlink:href=".." xlink:type="simple" chart:class="chart:line" chart:style-name="ch1">
        <chart:title svg:x="6.857cm" svg:y="0.31cm" chart:style-name="ch2">
          <text:p>EXT4 SSD</text:p>
        </chart:title>
        <chart:subtitle svg:x="6.751cm" svg:y="1.289cm" chart:style-name="ch3">
          <text:p>RE-ESCRITA</text:p>
        </chart:subtitle>
        <chart:legend chart:legend-position="end" svg:x="13.543cm" svg:y="3.311cm" style:legend-expansion="high" chart:style-name="ch4"/>
        <chart:plot-area chart:style-name="ch5" table:cell-range-address="'EXT4-SSD'.A25:'EXT4-SSD'.E43" chart:data-source-has-labels="both" svg:x="1.33cm" svg:y="2.346cm" svg:width="11.575cm" svg:height="5.214cm">
          <chartooo:coordinate-region svg:x="3.089cm" svg:y="2.545cm" svg:width="9.816cm" svg:height="3.418cm"/>
          <chart:axis chart:dimension="x" chart:name="primary-x" chart:style-name="ch6" chartooo:axis-type="auto">
            <chartooo:date-scale/>
            <chart:title svg:x="6.848cm" svg:y="7.734cm" chart:style-name="ch7">
              <text:p>KB</text:p>
            </chart:title>
            <chart:categories table:cell-range-address="'EXT4-SSD'.A26:'EXT4-SSD'.A43"/>
          </chart:axis>
          <chart:axis chart:dimension="y" chart:name="primary-y" chart:style-name="ch6">
            <chart:title svg:x="0.451cm" svg:y="5.367cm" chart:style-name="ch8">
              <text:p>KB/S</text:p>
            </chart:title>
            <chart:grid chart:style-name="ch9" chart:class="major"/>
          </chart:axis>
          <chart:series chart:style-name="ch10" chart:values-cell-range-address="'EXT4-SSD'.B26:'EXT4-SSD'.B43" chart:label-cell-address="'EXT4-SSD'.B25:'EXT4-SSD'.B25" chart:class="chart:line">
            <chart:data-point chart:repeated="18"/>
          </chart:series>
          <chart:series chart:style-name="ch11" chart:values-cell-range-address="'EXT4-SSD'.C26:'EXT4-SSD'.C43" chart:label-cell-address="'EXT4-SSD'.C25:'EXT4-SSD'.C25" chart:class="chart:line">
            <chart:data-point chart:repeated="18"/>
          </chart:series>
          <chart:series chart:style-name="ch12" chart:values-cell-range-address="'EXT4-SSD'.D26:'EXT4-SSD'.D43" chart:label-cell-address="'EXT4-SSD'.D25:'EXT4-SSD'.D25" chart:class="chart:line">
            <chart:data-point chart:repeated="18"/>
          </chart:series>
          <chart:series chart:style-name="ch13" chart:values-cell-range-address="'EXT4-SSD'.E26:'EXT4-SSD'.E43" chart:label-cell-address="'EXT4-SSD'.E25:'EXT4-SSD'.E2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4-SSD'.B25:'EXT4-SSD'.B25</svg:desc>
                </draw:g>
              </table:table-cell>
              <table:table-cell office:value-type="string">
                <text:p>Teste 2</text:p>
                <draw:g>
                  <svg:desc>'EXT4-SSD'.C25:'EXT4-SSD'.C25</svg:desc>
                </draw:g>
              </table:table-cell>
              <table:table-cell office:value-type="string">
                <text:p>Teste 3</text:p>
                <draw:g>
                  <svg:desc>'EXT4-SSD'.D25:'EXT4-SSD'.D25</svg:desc>
                </draw:g>
              </table:table-cell>
              <table:table-cell office:value-type="string">
                <text:p>Média</text:p>
                <draw:g>
                  <svg:desc>'EXT4-SSD'.E25:'EXT4-SSD'.E2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4-SSD'.A26:'EXT4-SSD'.A43</svg:desc>
                </draw:g>
              </table:table-cell>
              <table:table-cell office:value-type="float" office:value="2203800">
                <text:p>2203800</text:p>
                <draw:g>
                  <svg:desc>'EXT4-SSD'.B26:'EXT4-SSD'.B43</svg:desc>
                </draw:g>
              </table:table-cell>
              <table:table-cell office:value-type="float" office:value="818885">
                <text:p>818885</text:p>
                <draw:g>
                  <svg:desc>'EXT4-SSD'.C26:'EXT4-SSD'.C43</svg:desc>
                </draw:g>
              </table:table-cell>
              <table:table-cell office:value-type="float" office:value="1722886">
                <text:p>1722886</text:p>
                <draw:g>
                  <svg:desc>'EXT4-SSD'.D26:'EXT4-SSD'.D43</svg:desc>
                </draw:g>
              </table:table-cell>
              <table:table-cell office:value-type="float" office:value="1581857">
                <text:p>1581857</text:p>
                <draw:g>
                  <svg:desc>'EXT4-SSD'.E26:'EXT4-SSD'.E4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07629">
                <text:p>1007629</text:p>
              </table:table-cell>
              <table:table-cell office:value-type="float" office:value="895074">
                <text:p>895074</text:p>
              </table:table-cell>
              <table:table-cell office:value-type="float" office:value="1663139">
                <text:p>1663139</text:p>
              </table:table-cell>
              <table:table-cell office:value-type="float" office:value="1188614">
                <text:p>11886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58076">
                <text:p>1058076</text:p>
              </table:table-cell>
              <table:table-cell office:value-type="float" office:value="1003679">
                <text:p>1003679</text:p>
              </table:table-cell>
              <table:table-cell office:value-type="float" office:value="1938842">
                <text:p>1938842</text:p>
              </table:table-cell>
              <table:table-cell office:value-type="float" office:value="1333532">
                <text:p>133353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00108">
                <text:p>900108</text:p>
              </table:table-cell>
              <table:table-cell office:value-type="float" office:value="927315">
                <text:p>927315</text:p>
              </table:table-cell>
              <table:table-cell office:value-type="float" office:value="1983258">
                <text:p>1983258</text:p>
              </table:table-cell>
              <table:table-cell office:value-type="float" office:value="1270227">
                <text:p>127022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516688">
                <text:p>1516688</text:p>
              </table:table-cell>
              <table:table-cell office:value-type="float" office:value="927477">
                <text:p>927477</text:p>
              </table:table-cell>
              <table:table-cell office:value-type="float" office:value="1786736">
                <text:p>1786736</text:p>
              </table:table-cell>
              <table:table-cell office:value-type="float" office:value="1410300">
                <text:p>141030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98503">
                <text:p>998503</text:p>
              </table:table-cell>
              <table:table-cell office:value-type="float" office:value="1314690">
                <text:p>1314690</text:p>
              </table:table-cell>
              <table:table-cell office:value-type="float" office:value="938605">
                <text:p>938605</text:p>
              </table:table-cell>
              <table:table-cell office:value-type="float" office:value="1083933">
                <text:p>108393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654571">
                <text:p>2654571</text:p>
              </table:table-cell>
              <table:table-cell office:value-type="float" office:value="2170598">
                <text:p>2170598</text:p>
              </table:table-cell>
              <table:table-cell office:value-type="float" office:value="2168133">
                <text:p>2168133</text:p>
              </table:table-cell>
              <table:table-cell office:value-type="float" office:value="2331101">
                <text:p>233110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068206">
                <text:p>1068206</text:p>
              </table:table-cell>
              <table:table-cell office:value-type="float" office:value="2010775">
                <text:p>2010775</text:p>
              </table:table-cell>
              <table:table-cell office:value-type="float" office:value="1287035">
                <text:p>1287035</text:p>
              </table:table-cell>
              <table:table-cell office:value-type="float" office:value="1455339">
                <text:p>1455339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149581">
                <text:p>1149581</text:p>
              </table:table-cell>
              <table:table-cell office:value-type="float" office:value="1952823">
                <text:p>1952823</text:p>
              </table:table-cell>
              <table:table-cell office:value-type="float" office:value="1750823">
                <text:p>1750823</text:p>
              </table:table-cell>
              <table:table-cell office:value-type="float" office:value="1617742">
                <text:p>161774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415338">
                <text:p>1415338</text:p>
              </table:table-cell>
              <table:table-cell office:value-type="float" office:value="1940438">
                <text:p>1940438</text:p>
              </table:table-cell>
              <table:table-cell office:value-type="float" office:value="1920401">
                <text:p>1920401</text:p>
              </table:table-cell>
              <table:table-cell office:value-type="float" office:value="1758726">
                <text:p>175872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825717">
                <text:p>1825717</text:p>
              </table:table-cell>
              <table:table-cell office:value-type="float" office:value="1930487">
                <text:p>1930487</text:p>
              </table:table-cell>
              <table:table-cell office:value-type="float" office:value="1564180">
                <text:p>1564180</text:p>
              </table:table-cell>
              <table:table-cell office:value-type="float" office:value="1773461">
                <text:p>177346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983984">
                <text:p>1983984</text:p>
              </table:table-cell>
              <table:table-cell office:value-type="float" office:value="1972906">
                <text:p>1972906</text:p>
              </table:table-cell>
              <table:table-cell office:value-type="float" office:value="1965485">
                <text:p>1965485</text:p>
              </table:table-cell>
              <table:table-cell office:value-type="float" office:value="1974125">
                <text:p>197412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244479">
                <text:p>2244479</text:p>
              </table:table-cell>
              <table:table-cell office:value-type="float" office:value="2123569">
                <text:p>2123569</text:p>
              </table:table-cell>
              <table:table-cell office:value-type="float" office:value="2099403">
                <text:p>2099403</text:p>
              </table:table-cell>
              <table:table-cell office:value-type="float" office:value="2155817">
                <text:p>215581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313551">
                <text:p>2313551</text:p>
              </table:table-cell>
              <table:table-cell office:value-type="float" office:value="2178733">
                <text:p>2178733</text:p>
              </table:table-cell>
              <table:table-cell office:value-type="float" office:value="2169967">
                <text:p>2169967</text:p>
              </table:table-cell>
              <table:table-cell office:value-type="float" office:value="2220750">
                <text:p>2220750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283080">
                <text:p>2283080</text:p>
              </table:table-cell>
              <table:table-cell office:value-type="float" office:value="2208323">
                <text:p>2208323</text:p>
              </table:table-cell>
              <table:table-cell office:value-type="float" office:value="2244907">
                <text:p>2244907</text:p>
              </table:table-cell>
              <table:table-cell office:value-type="float" office:value="2245437">
                <text:p>224543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977284">
                <text:p>977284</text:p>
              </table:table-cell>
              <table:table-cell office:value-type="float" office:value="1040958">
                <text:p>1040958</text:p>
              </table:table-cell>
              <table:table-cell office:value-type="float" office:value="1055275">
                <text:p>1055275</text:p>
              </table:table-cell>
              <table:table-cell office:value-type="float" office:value="1024506">
                <text:p>102450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20141">
                <text:p>620141</text:p>
              </table:table-cell>
              <table:table-cell office:value-type="float" office:value="637378">
                <text:p>637378</text:p>
              </table:table-cell>
              <table:table-cell office:value-type="float" office:value="632337">
                <text:p>632337</text:p>
              </table:table-cell>
              <table:table-cell office:value-type="float" office:value="629952">
                <text:p>62995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565739">
                <text:p>565739</text:p>
              </table:table-cell>
              <table:table-cell office:value-type="float" office:value="561346">
                <text:p>561346</text:p>
              </table:table-cell>
              <table:table-cell office:value-type="float" office:value="560686">
                <text:p>560686</text:p>
              </table:table-cell>
              <table:table-cell office:value-type="float" office:value="562590">
                <text:p>56259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96cm" xlink:href=".." xlink:type="simple" chart:class="chart:line" chart:style-name="ch1">
        <chart:title svg:x="6.857cm" svg:y="0.303cm" chart:style-name="ch2">
          <text:p>EXT4 SSD</text:p>
        </chart:title>
        <chart:subtitle svg:x="6.751cm" svg:y="1.275cm" chart:style-name="ch3">
          <text:p>RE-LEITURA</text:p>
        </chart:subtitle>
        <chart:legend chart:legend-position="end" svg:x="13.543cm" svg:y="3.152cm" style:legend-expansion="high" chart:style-name="ch4"/>
        <chart:plot-area chart:style-name="ch5" table:cell-range-address="'EXT4-SSD'.A65:'EXT4-SSD'.E83" chart:data-source-has-labels="both" svg:x="1.33cm" svg:y="2.318cm" svg:width="11.575cm" svg:height="4.93cm">
          <chartooo:coordinate-region svg:x="3.274cm" svg:y="2.517cm" svg:width="9.631cm" svg:height="3.134cm"/>
          <chart:axis chart:dimension="x" chart:name="primary-x" chart:style-name="ch6" chartooo:axis-type="auto">
            <chartooo:date-scale/>
            <chart:title svg:x="6.848cm" svg:y="7.415cm" chart:style-name="ch7">
              <text:p>KB</text:p>
            </chart:title>
            <chart:categories table:cell-range-address="'EXT4-SSD'.A66:'EXT4-SSD'.A83"/>
          </chart:axis>
          <chart:axis chart:dimension="y" chart:name="primary-y" chart:style-name="ch6">
            <chart:title svg:x="0.451cm" svg:y="5.197cm" chart:style-name="ch8">
              <text:p>KB/S</text:p>
            </chart:title>
            <chart:grid chart:style-name="ch9" chart:class="major"/>
          </chart:axis>
          <chart:series chart:style-name="ch10" chart:values-cell-range-address="'EXT4-SSD'.B66:'EXT4-SSD'.B83" chart:label-cell-address="'EXT4-SSD'.B65:'EXT4-SSD'.B65" chart:class="chart:line">
            <chart:data-point chart:repeated="18"/>
          </chart:series>
          <chart:series chart:style-name="ch11" chart:values-cell-range-address="'EXT4-SSD'.C66:'EXT4-SSD'.C83" chart:label-cell-address="'EXT4-SSD'.C65:'EXT4-SSD'.C65" chart:class="chart:line">
            <chart:data-point chart:repeated="18"/>
          </chart:series>
          <chart:series chart:style-name="ch12" chart:values-cell-range-address="'EXT4-SSD'.D66:'EXT4-SSD'.D83" chart:label-cell-address="'EXT4-SSD'.D65:'EXT4-SSD'.D65" chart:class="chart:line">
            <chart:data-point chart:repeated="18"/>
          </chart:series>
          <chart:series chart:style-name="ch13" chart:values-cell-range-address="'EXT4-SSD'.E66:'EXT4-SSD'.E83" chart:label-cell-address="'EXT4-SSD'.E65:'EXT4-SSD'.E6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4-SSD'.B65:'EXT4-SSD'.B65</svg:desc>
                </draw:g>
              </table:table-cell>
              <table:table-cell office:value-type="string">
                <text:p>Teste 2</text:p>
                <draw:g>
                  <svg:desc>'EXT4-SSD'.C65:'EXT4-SSD'.C65</svg:desc>
                </draw:g>
              </table:table-cell>
              <table:table-cell office:value-type="string">
                <text:p>Teste 3</text:p>
                <draw:g>
                  <svg:desc>'EXT4-SSD'.D65:'EXT4-SSD'.D65</svg:desc>
                </draw:g>
              </table:table-cell>
              <table:table-cell office:value-type="string">
                <text:p>Média</text:p>
                <draw:g>
                  <svg:desc>'EXT4-SSD'.E65:'EXT4-SSD'.E6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4-SSD'.A66:'EXT4-SSD'.A83</svg:desc>
                </draw:g>
              </table:table-cell>
              <table:table-cell office:value-type="float" office:value="10821524">
                <text:p>10821524</text:p>
                <draw:g>
                  <svg:desc>'EXT4-SSD'.B66:'EXT4-SSD'.B83</svg:desc>
                </draw:g>
              </table:table-cell>
              <table:table-cell office:value-type="float" office:value="3363612">
                <text:p>3363612</text:p>
                <draw:g>
                  <svg:desc>'EXT4-SSD'.C66:'EXT4-SSD'.C83</svg:desc>
                </draw:g>
              </table:table-cell>
              <table:table-cell office:value-type="float" office:value="7100397">
                <text:p>7100397</text:p>
                <draw:g>
                  <svg:desc>'EXT4-SSD'.D66:'EXT4-SSD'.D83</svg:desc>
                </draw:g>
              </table:table-cell>
              <table:table-cell office:value-type="float" office:value="7095178">
                <text:p>7095178</text:p>
                <draw:g>
                  <svg:desc>'EXT4-SSD'.E66:'EXT4-SSD'.E8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785961">
                <text:p>3785961</text:p>
              </table:table-cell>
              <table:table-cell office:value-type="float" office:value="3359523">
                <text:p>3359523</text:p>
              </table:table-cell>
              <table:table-cell office:value-type="float" office:value="7176872">
                <text:p>7176872</text:p>
              </table:table-cell>
              <table:table-cell office:value-type="float" office:value="4774119">
                <text:p>477411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511189">
                <text:p>3511189</text:p>
              </table:table-cell>
              <table:table-cell office:value-type="float" office:value="3654598">
                <text:p>3654598</text:p>
              </table:table-cell>
              <table:table-cell office:value-type="float" office:value="7120034">
                <text:p>7120034</text:p>
              </table:table-cell>
              <table:table-cell office:value-type="float" office:value="4761940">
                <text:p>476194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437042">
                <text:p>3437042</text:p>
              </table:table-cell>
              <table:table-cell office:value-type="float" office:value="3604335">
                <text:p>3604335</text:p>
              </table:table-cell>
              <table:table-cell office:value-type="float" office:value="7435738">
                <text:p>7435738</text:p>
              </table:table-cell>
              <table:table-cell office:value-type="float" office:value="4825705">
                <text:p>482570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863055">
                <text:p>3863055</text:p>
              </table:table-cell>
              <table:table-cell office:value-type="float" office:value="5219904">
                <text:p>5219904</text:p>
              </table:table-cell>
              <table:table-cell office:value-type="float" office:value="6599461">
                <text:p>6599461</text:p>
              </table:table-cell>
              <table:table-cell office:value-type="float" office:value="5227473">
                <text:p>522747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994254">
                <text:p>2994254</text:p>
              </table:table-cell>
              <table:table-cell office:value-type="float" office:value="3012103">
                <text:p>3012103</text:p>
              </table:table-cell>
              <table:table-cell office:value-type="float" office:value="4038890">
                <text:p>4038890</text:p>
              </table:table-cell>
              <table:table-cell office:value-type="float" office:value="3348416">
                <text:p>334841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511380">
                <text:p>2511380</text:p>
              </table:table-cell>
              <table:table-cell office:value-type="float" office:value="6339889">
                <text:p>6339889</text:p>
              </table:table-cell>
              <table:table-cell office:value-type="float" office:value="2400829">
                <text:p>2400829</text:p>
              </table:table-cell>
              <table:table-cell office:value-type="float" office:value="3750699">
                <text:p>375069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491496">
                <text:p>2491496</text:p>
              </table:table-cell>
              <table:table-cell office:value-type="float" office:value="4805016">
                <text:p>4805016</text:p>
              </table:table-cell>
              <table:table-cell office:value-type="float" office:value="4676190">
                <text:p>4676190</text:p>
              </table:table-cell>
              <table:table-cell office:value-type="float" office:value="3990901">
                <text:p>399090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681965">
                <text:p>2681965</text:p>
              </table:table-cell>
              <table:table-cell office:value-type="float" office:value="3262443">
                <text:p>3262443</text:p>
              </table:table-cell>
              <table:table-cell office:value-type="float" office:value="3191829">
                <text:p>3191829</text:p>
              </table:table-cell>
              <table:table-cell office:value-type="float" office:value="3045412">
                <text:p>304541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5549320">
                <text:p>5549320</text:p>
              </table:table-cell>
              <table:table-cell office:value-type="float" office:value="3436248">
                <text:p>3436248</text:p>
              </table:table-cell>
              <table:table-cell office:value-type="float" office:value="2458402">
                <text:p>2458402</text:p>
              </table:table-cell>
              <table:table-cell office:value-type="float" office:value="3814657">
                <text:p>381465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694849">
                <text:p>5694849</text:p>
              </table:table-cell>
              <table:table-cell office:value-type="float" office:value="4457614">
                <text:p>4457614</text:p>
              </table:table-cell>
              <table:table-cell office:value-type="float" office:value="4496773">
                <text:p>4496773</text:p>
              </table:table-cell>
              <table:table-cell office:value-type="float" office:value="4883079">
                <text:p>488307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792707">
                <text:p>5792707</text:p>
              </table:table-cell>
              <table:table-cell office:value-type="float" office:value="4834088">
                <text:p>4834088</text:p>
              </table:table-cell>
              <table:table-cell office:value-type="float" office:value="5110831">
                <text:p>5110831</text:p>
              </table:table-cell>
              <table:table-cell office:value-type="float" office:value="5245875">
                <text:p>524587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899876">
                <text:p>5899876</text:p>
              </table:table-cell>
              <table:table-cell office:value-type="float" office:value="5335083">
                <text:p>5335083</text:p>
              </table:table-cell>
              <table:table-cell office:value-type="float" office:value="5390349">
                <text:p>5390349</text:p>
              </table:table-cell>
              <table:table-cell office:value-type="float" office:value="5541769">
                <text:p>554176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992692">
                <text:p>5992692</text:p>
              </table:table-cell>
              <table:table-cell office:value-type="float" office:value="5645457">
                <text:p>5645457</text:p>
              </table:table-cell>
              <table:table-cell office:value-type="float" office:value="5514061">
                <text:p>5514061</text:p>
              </table:table-cell>
              <table:table-cell office:value-type="float" office:value="5717403">
                <text:p>571740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930756">
                <text:p>5930756</text:p>
              </table:table-cell>
              <table:table-cell office:value-type="float" office:value="5793689">
                <text:p>5793689</text:p>
              </table:table-cell>
              <table:table-cell office:value-type="float" office:value="5854859">
                <text:p>5854859</text:p>
              </table:table-cell>
              <table:table-cell office:value-type="float" office:value="5859768">
                <text:p>585976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6000178">
                <text:p>6000178</text:p>
              </table:table-cell>
              <table:table-cell office:value-type="float" office:value="5876120">
                <text:p>5876120</text:p>
              </table:table-cell>
              <table:table-cell office:value-type="float" office:value="5922585">
                <text:p>5922585</text:p>
              </table:table-cell>
              <table:table-cell office:value-type="float" office:value="5932961">
                <text:p>593296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004997">
                <text:p>6004997</text:p>
              </table:table-cell>
              <table:table-cell office:value-type="float" office:value="5936309">
                <text:p>5936309</text:p>
              </table:table-cell>
              <table:table-cell office:value-type="float" office:value="5958393">
                <text:p>5958393</text:p>
              </table:table-cell>
              <table:table-cell office:value-type="float" office:value="5966566">
                <text:p>596656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397923">
                <text:p>397923</text:p>
              </table:table-cell>
              <table:table-cell office:value-type="float" office:value="398556">
                <text:p>398556</text:p>
              </table:table-cell>
              <table:table-cell office:value-type="float" office:value="398467">
                <text:p>398467</text:p>
              </table:table-cell>
              <table:table-cell office:value-type="float" office:value="398315">
                <text:p>39831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96cm" xlink:href=".." xlink:type="simple" chart:class="chart:line" chart:style-name="ch1">
        <chart:title svg:x="6.857cm" svg:y="0.303cm" chart:style-name="ch2">
          <text:p>EXT4 SSD</text:p>
        </chart:title>
        <chart:subtitle svg:x="5.984cm" svg:y="1.275cm" chart:style-name="ch3">
          <text:p>LEITURA ALEATÓRIA</text:p>
        </chart:subtitle>
        <chart:legend chart:legend-position="end" svg:x="13.543cm" svg:y="3.152cm" style:legend-expansion="high" chart:style-name="ch4"/>
        <chart:plot-area chart:style-name="ch5" table:cell-range-address="'EXT4-SSD'.A85:'EXT4-SSD'.E103" chart:data-source-has-labels="both" svg:x="1.33cm" svg:y="2.318cm" svg:width="11.575cm" svg:height="4.93cm">
          <chartooo:coordinate-region svg:x="3.274cm" svg:y="2.517cm" svg:width="9.631cm" svg:height="3.134cm"/>
          <chart:axis chart:dimension="x" chart:name="primary-x" chart:style-name="ch6" chartooo:axis-type="auto">
            <chartooo:date-scale/>
            <chart:title svg:x="6.848cm" svg:y="7.415cm" chart:style-name="ch7">
              <text:p>KB</text:p>
            </chart:title>
            <chart:categories table:cell-range-address="'EXT4-SSD'.A86:'EXT4-SSD'.A103"/>
          </chart:axis>
          <chart:axis chart:dimension="y" chart:name="primary-y" chart:style-name="ch6">
            <chart:title svg:x="0.451cm" svg:y="5.197cm" chart:style-name="ch8">
              <text:p>KB/S</text:p>
            </chart:title>
            <chart:grid chart:style-name="ch9" chart:class="major"/>
          </chart:axis>
          <chart:series chart:style-name="ch10" chart:values-cell-range-address="'EXT4-SSD'.B86:'EXT4-SSD'.B103" chart:label-cell-address="'EXT4-SSD'.B85:'EXT4-SSD'.B85" chart:class="chart:line">
            <chart:data-point chart:repeated="18"/>
          </chart:series>
          <chart:series chart:style-name="ch11" chart:values-cell-range-address="'EXT4-SSD'.C86:'EXT4-SSD'.C103" chart:label-cell-address="'EXT4-SSD'.C85:'EXT4-SSD'.C85" chart:class="chart:line">
            <chart:data-point chart:repeated="18"/>
          </chart:series>
          <chart:series chart:style-name="ch12" chart:values-cell-range-address="'EXT4-SSD'.D86:'EXT4-SSD'.D103" chart:label-cell-address="'EXT4-SSD'.D85:'EXT4-SSD'.D85" chart:class="chart:line">
            <chart:data-point chart:repeated="18"/>
          </chart:series>
          <chart:series chart:style-name="ch13" chart:values-cell-range-address="'EXT4-SSD'.E86:'EXT4-SSD'.E103" chart:label-cell-address="'EXT4-SSD'.E85:'EXT4-SSD'.E8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4-SSD'.B85:'EXT4-SSD'.B85</svg:desc>
                </draw:g>
              </table:table-cell>
              <table:table-cell office:value-type="string">
                <text:p>Teste 2</text:p>
                <draw:g>
                  <svg:desc>'EXT4-SSD'.C85:'EXT4-SSD'.C85</svg:desc>
                </draw:g>
              </table:table-cell>
              <table:table-cell office:value-type="string">
                <text:p>Teste 3</text:p>
                <draw:g>
                  <svg:desc>'EXT4-SSD'.D85:'EXT4-SSD'.D85</svg:desc>
                </draw:g>
              </table:table-cell>
              <table:table-cell office:value-type="string">
                <text:p>Média</text:p>
                <draw:g>
                  <svg:desc>'EXT4-SSD'.E85:'EXT4-SSD'.E8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4-SSD'.A86:'EXT4-SSD'.A103</svg:desc>
                </draw:g>
              </table:table-cell>
              <table:table-cell office:value-type="float" office:value="10402178">
                <text:p>10402178</text:p>
                <draw:g>
                  <svg:desc>'EXT4-SSD'.B86:'EXT4-SSD'.B103</svg:desc>
                </draw:g>
              </table:table-cell>
              <table:table-cell office:value-type="float" office:value="3165299">
                <text:p>3165299</text:p>
                <draw:g>
                  <svg:desc>'EXT4-SSD'.C86:'EXT4-SSD'.C103</svg:desc>
                </draw:g>
              </table:table-cell>
              <table:table-cell office:value-type="float" office:value="7100397">
                <text:p>7100397</text:p>
                <draw:g>
                  <svg:desc>'EXT4-SSD'.D86:'EXT4-SSD'.D103</svg:desc>
                </draw:g>
              </table:table-cell>
              <table:table-cell office:value-type="float" office:value="6889291">
                <text:p>6889291</text:p>
                <draw:g>
                  <svg:desc>'EXT4-SSD'.E86:'EXT4-SSD'.E10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468030">
                <text:p>3468030</text:p>
              </table:table-cell>
              <table:table-cell office:value-type="float" office:value="3380677">
                <text:p>3380677</text:p>
              </table:table-cell>
              <table:table-cell office:value-type="float" office:value="6727225">
                <text:p>6727225</text:p>
              </table:table-cell>
              <table:table-cell office:value-type="float" office:value="4525311">
                <text:p>45253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499745">
                <text:p>3499745</text:p>
              </table:table-cell>
              <table:table-cell office:value-type="float" office:value="3410808">
                <text:p>3410808</text:p>
              </table:table-cell>
              <table:table-cell office:value-type="float" office:value="6554972">
                <text:p>6554972</text:p>
              </table:table-cell>
              <table:table-cell office:value-type="float" office:value="4488508">
                <text:p>448850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867692">
                <text:p>1867692</text:p>
              </table:table-cell>
              <table:table-cell office:value-type="float" office:value="3325278">
                <text:p>3325278</text:p>
              </table:table-cell>
              <table:table-cell office:value-type="float" office:value="7410080">
                <text:p>7410080</text:p>
              </table:table-cell>
              <table:table-cell office:value-type="float" office:value="4201017">
                <text:p>420101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606774">
                <text:p>3606774</text:p>
              </table:table-cell>
              <table:table-cell office:value-type="float" office:value="4966395">
                <text:p>4966395</text:p>
              </table:table-cell>
              <table:table-cell office:value-type="float" office:value="6744549">
                <text:p>6744549</text:p>
              </table:table-cell>
              <table:table-cell office:value-type="float" office:value="5105906">
                <text:p>510590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265523">
                <text:p>4265523</text:p>
              </table:table-cell>
              <table:table-cell office:value-type="float" office:value="2635914">
                <text:p>2635914</text:p>
              </table:table-cell>
              <table:table-cell office:value-type="float" office:value="4006862">
                <text:p>4006862</text:p>
              </table:table-cell>
              <table:table-cell office:value-type="float" office:value="3636100">
                <text:p>3636100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463132">
                <text:p>2463132</text:p>
              </table:table-cell>
              <table:table-cell office:value-type="float" office:value="6252213">
                <text:p>6252213</text:p>
              </table:table-cell>
              <table:table-cell office:value-type="float" office:value="2343197">
                <text:p>2343197</text:p>
              </table:table-cell>
              <table:table-cell office:value-type="float" office:value="3686181">
                <text:p>368618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701703">
                <text:p>2701703</text:p>
              </table:table-cell>
              <table:table-cell office:value-type="float" office:value="5421393">
                <text:p>5421393</text:p>
              </table:table-cell>
              <table:table-cell office:value-type="float" office:value="5368033">
                <text:p>5368033</text:p>
              </table:table-cell>
              <table:table-cell office:value-type="float" office:value="4497043">
                <text:p>449704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5124569">
                <text:p>5124569</text:p>
              </table:table-cell>
              <table:table-cell office:value-type="float" office:value="2068691">
                <text:p>2068691</text:p>
              </table:table-cell>
              <table:table-cell office:value-type="float" office:value="2579675">
                <text:p>2579675</text:p>
              </table:table-cell>
              <table:table-cell office:value-type="float" office:value="3257645">
                <text:p>325764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5248805">
                <text:p>5248805</text:p>
              </table:table-cell>
              <table:table-cell office:value-type="float" office:value="4337145">
                <text:p>4337145</text:p>
              </table:table-cell>
              <table:table-cell office:value-type="float" office:value="4321734">
                <text:p>4321734</text:p>
              </table:table-cell>
              <table:table-cell office:value-type="float" office:value="4635895">
                <text:p>463589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381131">
                <text:p>5381131</text:p>
              </table:table-cell>
              <table:table-cell office:value-type="float" office:value="4299750">
                <text:p>4299750</text:p>
              </table:table-cell>
              <table:table-cell office:value-type="float" office:value="4305609">
                <text:p>4305609</text:p>
              </table:table-cell>
              <table:table-cell office:value-type="float" office:value="4662163">
                <text:p>466216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403228">
                <text:p>5403228</text:p>
              </table:table-cell>
              <table:table-cell office:value-type="float" office:value="4787654">
                <text:p>4787654</text:p>
              </table:table-cell>
              <table:table-cell office:value-type="float" office:value="4858268">
                <text:p>4858268</text:p>
              </table:table-cell>
              <table:table-cell office:value-type="float" office:value="5016383">
                <text:p>501638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496381">
                <text:p>5496381</text:p>
              </table:table-cell>
              <table:table-cell office:value-type="float" office:value="5061001">
                <text:p>5061001</text:p>
              </table:table-cell>
              <table:table-cell office:value-type="float" office:value="5060302">
                <text:p>5060302</text:p>
              </table:table-cell>
              <table:table-cell office:value-type="float" office:value="5205895">
                <text:p>520589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562671">
                <text:p>5562671</text:p>
              </table:table-cell>
              <table:table-cell office:value-type="float" office:value="5265194">
                <text:p>5265194</text:p>
              </table:table-cell>
              <table:table-cell office:value-type="float" office:value="5150385">
                <text:p>5150385</text:p>
              </table:table-cell>
              <table:table-cell office:value-type="float" office:value="5326083">
                <text:p>532608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570272">
                <text:p>5570272</text:p>
              </table:table-cell>
              <table:table-cell office:value-type="float" office:value="5397019">
                <text:p>5397019</text:p>
              </table:table-cell>
              <table:table-cell office:value-type="float" office:value="5437710">
                <text:p>5437710</text:p>
              </table:table-cell>
              <table:table-cell office:value-type="float" office:value="5468334">
                <text:p>546833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534637">
                <text:p>5534637</text:p>
              </table:table-cell>
              <table:table-cell office:value-type="float" office:value="5444899">
                <text:p>5444899</text:p>
              </table:table-cell>
              <table:table-cell office:value-type="float" office:value="5443585">
                <text:p>5443585</text:p>
              </table:table-cell>
              <table:table-cell office:value-type="float" office:value="5474374">
                <text:p>547437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535887">
                <text:p>5535887</text:p>
              </table:table-cell>
              <table:table-cell office:value-type="float" office:value="5465268">
                <text:p>5465268</text:p>
              </table:table-cell>
              <table:table-cell office:value-type="float" office:value="5509231">
                <text:p>5509231</text:p>
              </table:table-cell>
              <table:table-cell office:value-type="float" office:value="5503462">
                <text:p>550346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382402">
                <text:p>382402</text:p>
              </table:table-cell>
              <table:table-cell office:value-type="float" office:value="401918">
                <text:p>401918</text:p>
              </table:table-cell>
              <table:table-cell office:value-type="float" office:value="406410">
                <text:p>406410</text:p>
              </table:table-cell>
              <table:table-cell office:value-type="float" office:value="396910">
                <text:p>39691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69cm" xlink:href=".." xlink:type="simple" chart:class="chart:line" chart:style-name="ch1">
        <chart:title svg:x="6.857cm" svg:y="0.303cm" chart:style-name="ch2">
          <text:p>EXT4 SSD</text:p>
        </chart:title>
        <chart:subtitle svg:x="5.984cm" svg:y="1.275cm" chart:style-name="ch3">
          <text:p>ESCRITA ALEATÓRIA</text:p>
        </chart:subtitle>
        <chart:legend chart:legend-position="end" svg:x="13.543cm" svg:y="3.138cm" style:legend-expansion="high" chart:style-name="ch4"/>
        <chart:plot-area chart:style-name="ch5" table:cell-range-address="'EXT4-SSD'.A105:'EXT4-SSD'.E123" chart:data-source-has-labels="both" svg:x="1.33cm" svg:y="2.318cm" svg:width="11.575cm" svg:height="4.903cm">
          <chartooo:coordinate-region svg:x="3.089cm" svg:y="2.517cm" svg:width="9.816cm" svg:height="3.107cm"/>
          <chart:axis chart:dimension="x" chart:name="primary-x" chart:style-name="ch6" chartooo:axis-type="auto">
            <chartooo:date-scale/>
            <chart:title svg:x="6.848cm" svg:y="7.388cm" chart:style-name="ch7">
              <text:p>KB</text:p>
            </chart:title>
            <chart:categories table:cell-range-address="'EXT4-SSD'.A106:'EXT4-SSD'.A123"/>
          </chart:axis>
          <chart:axis chart:dimension="y" chart:name="primary-y" chart:style-name="ch6">
            <chart:title svg:x="0.451cm" svg:y="5.183cm" chart:style-name="ch8">
              <text:p>KB/S</text:p>
            </chart:title>
            <chart:grid chart:style-name="ch9" chart:class="major"/>
          </chart:axis>
          <chart:series chart:style-name="ch10" chart:values-cell-range-address="'EXT4-SSD'.B106:'EXT4-SSD'.B123" chart:label-cell-address="'EXT4-SSD'.B105:'EXT4-SSD'.B105" chart:class="chart:line">
            <chart:data-point chart:repeated="18"/>
          </chart:series>
          <chart:series chart:style-name="ch11" chart:values-cell-range-address="'EXT4-SSD'.C106:'EXT4-SSD'.C123" chart:label-cell-address="'EXT4-SSD'.C105:'EXT4-SSD'.C105" chart:class="chart:line">
            <chart:data-point chart:repeated="18"/>
          </chart:series>
          <chart:series chart:style-name="ch12" chart:values-cell-range-address="'EXT4-SSD'.D106:'EXT4-SSD'.D123" chart:label-cell-address="'EXT4-SSD'.D105:'EXT4-SSD'.D105" chart:class="chart:line">
            <chart:data-point chart:repeated="18"/>
          </chart:series>
          <chart:series chart:style-name="ch13" chart:values-cell-range-address="'EXT4-SSD'.E106:'EXT4-SSD'.E123" chart:label-cell-address="'EXT4-SSD'.E105:'EXT4-SSD'.E10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4-SSD'.B105:'EXT4-SSD'.B105</svg:desc>
                </draw:g>
              </table:table-cell>
              <table:table-cell office:value-type="string">
                <text:p>Teste 2</text:p>
                <draw:g>
                  <svg:desc>'EXT4-SSD'.C105:'EXT4-SSD'.C105</svg:desc>
                </draw:g>
              </table:table-cell>
              <table:table-cell office:value-type="string">
                <text:p>Teste 3</text:p>
                <draw:g>
                  <svg:desc>'EXT4-SSD'.D105:'EXT4-SSD'.D105</svg:desc>
                </draw:g>
              </table:table-cell>
              <table:table-cell office:value-type="string">
                <text:p>Média</text:p>
                <draw:g>
                  <svg:desc>'EXT4-SSD'.E105:'EXT4-SSD'.E10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4-SSD'.A106:'EXT4-SSD'.A123</svg:desc>
                </draw:g>
              </table:table-cell>
              <table:table-cell office:value-type="float" office:value="2133730">
                <text:p>2133730</text:p>
                <draw:g>
                  <svg:desc>'EXT4-SSD'.B106:'EXT4-SSD'.B123</svg:desc>
                </draw:g>
              </table:table-cell>
              <table:table-cell office:value-type="float" office:value="952555">
                <text:p>952555</text:p>
                <draw:g>
                  <svg:desc>'EXT4-SSD'.C106:'EXT4-SSD'.C123</svg:desc>
                </draw:g>
              </table:table-cell>
              <table:table-cell office:value-type="float" office:value="1947927">
                <text:p>1947927</text:p>
                <draw:g>
                  <svg:desc>'EXT4-SSD'.D106:'EXT4-SSD'.D123</svg:desc>
                </draw:g>
              </table:table-cell>
              <table:table-cell office:value-type="float" office:value="1678071">
                <text:p>1678071</text:p>
                <draw:g>
                  <svg:desc>'EXT4-SSD'.E106:'EXT4-SSD'.E1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65630">
                <text:p>1065630</text:p>
              </table:table-cell>
              <table:table-cell office:value-type="float" office:value="1007629">
                <text:p>1007629</text:p>
              </table:table-cell>
              <table:table-cell office:value-type="float" office:value="2132084">
                <text:p>2132084</text:p>
              </table:table-cell>
              <table:table-cell office:value-type="float" office:value="1401781">
                <text:p>140178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89202">
                <text:p>1089202</text:p>
              </table:table-cell>
              <table:table-cell office:value-type="float" office:value="1142514">
                <text:p>1142514</text:p>
              </table:table-cell>
              <table:table-cell office:value-type="float" office:value="2228578">
                <text:p>2228578</text:p>
              </table:table-cell>
              <table:table-cell office:value-type="float" office:value="1486765">
                <text:p>148676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73118">
                <text:p>973118</text:p>
              </table:table-cell>
              <table:table-cell office:value-type="float" office:value="1147892">
                <text:p>1147892</text:p>
              </table:table-cell>
              <table:table-cell office:value-type="float" office:value="2297251">
                <text:p>2297251</text:p>
              </table:table-cell>
              <table:table-cell office:value-type="float" office:value="1472754">
                <text:p>147275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203137">
                <text:p>1203137</text:p>
              </table:table-cell>
              <table:table-cell office:value-type="float" office:value="1720874">
                <text:p>1720874</text:p>
              </table:table-cell>
              <table:table-cell office:value-type="float" office:value="2220992">
                <text:p>2220992</text:p>
              </table:table-cell>
              <table:table-cell office:value-type="float" office:value="1715001">
                <text:p>171500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591080">
                <text:p>1591080</text:p>
              </table:table-cell>
              <table:table-cell office:value-type="float" office:value="1033710">
                <text:p>1033710</text:p>
              </table:table-cell>
              <table:table-cell office:value-type="float" office:value="1586379">
                <text:p>1586379</text:p>
              </table:table-cell>
              <table:table-cell office:value-type="float" office:value="1403723">
                <text:p>140372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016331">
                <text:p>1016331</text:p>
              </table:table-cell>
              <table:table-cell office:value-type="float" office:value="2801763">
                <text:p>2801763</text:p>
              </table:table-cell>
              <table:table-cell office:value-type="float" office:value="998086">
                <text:p>998086</text:p>
              </table:table-cell>
              <table:table-cell office:value-type="float" office:value="1605393">
                <text:p>160539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831736">
                <text:p>2831736</text:p>
              </table:table-cell>
              <table:table-cell office:value-type="float" office:value="992258">
                <text:p>992258</text:p>
              </table:table-cell>
              <table:table-cell office:value-type="float" office:value="2441049">
                <text:p>2441049</text:p>
              </table:table-cell>
              <table:table-cell office:value-type="float" office:value="2088348">
                <text:p>208834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478270">
                <text:p>2478270</text:p>
              </table:table-cell>
              <table:table-cell office:value-type="float" office:value="1984975">
                <text:p>1984975</text:p>
              </table:table-cell>
              <table:table-cell office:value-type="float" office:value="1784976">
                <text:p>1784976</text:p>
              </table:table-cell>
              <table:table-cell office:value-type="float" office:value="2082740">
                <text:p>2082740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421882">
                <text:p>2421882</text:p>
              </table:table-cell>
              <table:table-cell office:value-type="float" office:value="2110944">
                <text:p>2110944</text:p>
              </table:table-cell>
              <table:table-cell office:value-type="float" office:value="2116112">
                <text:p>2116112</text:p>
              </table:table-cell>
              <table:table-cell office:value-type="float" office:value="2216313">
                <text:p>221631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381755">
                <text:p>2381755</text:p>
              </table:table-cell>
              <table:table-cell office:value-type="float" office:value="2082821">
                <text:p>2082821</text:p>
              </table:table-cell>
              <table:table-cell office:value-type="float" office:value="2061917">
                <text:p>2061917</text:p>
              </table:table-cell>
              <table:table-cell office:value-type="float" office:value="2175498">
                <text:p>217549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343037">
                <text:p>2343037</text:p>
              </table:table-cell>
              <table:table-cell office:value-type="float" office:value="2216937">
                <text:p>2216937</text:p>
              </table:table-cell>
              <table:table-cell office:value-type="float" office:value="2244232">
                <text:p>2244232</text:p>
              </table:table-cell>
              <table:table-cell office:value-type="float" office:value="2268069">
                <text:p>226806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391298">
                <text:p>2391298</text:p>
              </table:table-cell>
              <table:table-cell office:value-type="float" office:value="2265563">
                <text:p>2265563</text:p>
              </table:table-cell>
              <table:table-cell office:value-type="float" office:value="2288628">
                <text:p>2288628</text:p>
              </table:table-cell>
              <table:table-cell office:value-type="float" office:value="2315163">
                <text:p>231516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368091">
                <text:p>2368091</text:p>
              </table:table-cell>
              <table:table-cell office:value-type="float" office:value="2321491">
                <text:p>2321491</text:p>
              </table:table-cell>
              <table:table-cell office:value-type="float" office:value="2294356">
                <text:p>2294356</text:p>
              </table:table-cell>
              <table:table-cell office:value-type="float" office:value="2327979">
                <text:p>232797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329506">
                <text:p>2329506</text:p>
              </table:table-cell>
              <table:table-cell office:value-type="float" office:value="2289497">
                <text:p>2289497</text:p>
              </table:table-cell>
              <table:table-cell office:value-type="float" office:value="2324898">
                <text:p>2324898</text:p>
              </table:table-cell>
              <table:table-cell office:value-type="float" office:value="2314634">
                <text:p>231463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007628">
                <text:p>1007628</text:p>
              </table:table-cell>
              <table:table-cell office:value-type="float" office:value="1052645">
                <text:p>1052645</text:p>
              </table:table-cell>
              <table:table-cell office:value-type="float" office:value="1063066">
                <text:p>1063066</text:p>
              </table:table-cell>
              <table:table-cell office:value-type="float" office:value="1041113">
                <text:p>10411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29335">
                <text:p>629335</text:p>
              </table:table-cell>
              <table:table-cell office:value-type="float" office:value="631211">
                <text:p>631211</text:p>
              </table:table-cell>
              <table:table-cell office:value-type="float" office:value="628202">
                <text:p>628202</text:p>
              </table:table-cell>
              <table:table-cell office:value-type="float" office:value="629583">
                <text:p>62958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92398">
                <text:p>492398</text:p>
              </table:table-cell>
              <table:table-cell office:value-type="float" office:value="487554">
                <text:p>487554</text:p>
              </table:table-cell>
              <table:table-cell office:value-type="float" office:value="469913">
                <text:p>469913</text:p>
              </table:table-cell>
              <table:table-cell office:value-type="float" office:value="483288">
                <text:p>48328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42cm" xlink:href=".." xlink:type="simple" chart:class="chart:line" chart:style-name="ch1">
        <chart:title svg:x="6.685cm" svg:y="0.302cm" chart:style-name="ch2">
          <text:p>BTRFS SSD</text:p>
        </chart:title>
        <chart:subtitle svg:x="6.751cm" svg:y="1.273cm" chart:style-name="ch3">
          <text:p>RE-ESCRITA</text:p>
        </chart:subtitle>
        <chart:legend chart:legend-position="end" svg:x="13.543cm" svg:y="3.125cm" style:legend-expansion="high" chart:style-name="ch4"/>
        <chart:plot-area chart:style-name="ch5" table:cell-range-address="'BTRFS-SSD'.A26:'BTRFS-SSD'.E43 'BTRFS-SSD'.B25:'BTRFS-SSD'.E25" chart:data-source-has-labels="both" svg:x="1.33cm" svg:y="2.314cm" svg:width="11.575cm" svg:height="4.881cm">
          <chartooo:coordinate-region svg:x="3.089cm" svg:y="2.513cm" svg:width="9.816cm" svg:height="3.085cm"/>
          <chart:axis chart:dimension="x" chart:name="primary-x" chart:style-name="ch6" chartooo:axis-type="auto">
            <chartooo:date-scale/>
            <chart:title svg:x="6.848cm" svg:y="7.361cm" chart:style-name="ch7">
              <text:p>KB</text:p>
            </chart:title>
            <chart:categories table:cell-range-address="'BTRFS-SSD'.A26:'BTRFS-SSD'.A43"/>
          </chart:axis>
          <chart:axis chart:dimension="y" chart:name="primary-y" chart:style-name="ch6">
            <chart:title svg:x="0.451cm" svg:y="5.168cm" chart:style-name="ch8">
              <text:p>KB/S</text:p>
            </chart:title>
            <chart:grid chart:style-name="ch9" chart:class="major"/>
          </chart:axis>
          <chart:series chart:style-name="ch10" chart:values-cell-range-address="'BTRFS-SSD'.B26:'BTRFS-SSD'.B43" chart:label-cell-address="'BTRFS-SSD'.B25:'BTRFS-SSD'.B25" chart:class="chart:line">
            <chart:data-point chart:repeated="18"/>
          </chart:series>
          <chart:series chart:style-name="ch11" chart:values-cell-range-address="'BTRFS-SSD'.C26:'BTRFS-SSD'.C43" chart:label-cell-address="'BTRFS-SSD'.C25:'BTRFS-SSD'.C25" chart:class="chart:line">
            <chart:data-point chart:repeated="18"/>
          </chart:series>
          <chart:series chart:style-name="ch12" chart:values-cell-range-address="'BTRFS-SSD'.D26:'BTRFS-SSD'.D43" chart:label-cell-address="'BTRFS-SSD'.D25:'BTRFS-SSD'.D25" chart:class="chart:line">
            <chart:data-point chart:repeated="18"/>
          </chart:series>
          <chart:series chart:style-name="ch13" chart:values-cell-range-address="'BTRFS-SSD'.E26:'BTRFS-SSD'.E43" chart:label-cell-address="'BTRFS-SSD'.E25:'BTRFS-SSD'.E2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BTRFS-SSD'.B25:'BTRFS-SSD'.B25</svg:desc>
                </draw:g>
              </table:table-cell>
              <table:table-cell office:value-type="string">
                <text:p>Teste 2</text:p>
                <draw:g>
                  <svg:desc>'BTRFS-SSD'.C25:'BTRFS-SSD'.C25</svg:desc>
                </draw:g>
              </table:table-cell>
              <table:table-cell office:value-type="string">
                <text:p>Teste 3</text:p>
                <draw:g>
                  <svg:desc>'BTRFS-SSD'.D25:'BTRFS-SSD'.D25</svg:desc>
                </draw:g>
              </table:table-cell>
              <table:table-cell office:value-type="string">
                <text:p>Média</text:p>
                <draw:g>
                  <svg:desc>'BTRFS-SSD'.E25:'BTRFS-SSD'.E2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BTRFS-SSD'.A26:'BTRFS-SSD'.A43</svg:desc>
                </draw:g>
              </table:table-cell>
              <table:table-cell office:value-type="float" office:value="2772930">
                <text:p>2772930</text:p>
                <draw:g>
                  <svg:desc>'BTRFS-SSD'.B26:'BTRFS-SSD'.B43</svg:desc>
                </draw:g>
              </table:table-cell>
              <table:table-cell office:value-type="float" office:value="2067979">
                <text:p>2067979</text:p>
                <draw:g>
                  <svg:desc>'BTRFS-SSD'.C26:'BTRFS-SSD'.C43</svg:desc>
                </draw:g>
              </table:table-cell>
              <table:table-cell office:value-type="float" office:value="1279447">
                <text:p>1279447</text:p>
                <draw:g>
                  <svg:desc>'BTRFS-SSD'.D26:'BTRFS-SSD'.D43</svg:desc>
                </draw:g>
              </table:table-cell>
              <table:table-cell office:value-type="float" office:value="2040119">
                <text:p>2040119</text:p>
                <draw:g>
                  <svg:desc>'BTRFS-SSD'.E26:'BTRFS-SSD'.E4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46196">
                <text:p>1346196</text:p>
              </table:table-cell>
              <table:table-cell office:value-type="float" office:value="1032829">
                <text:p>1032829</text:p>
              </table:table-cell>
              <table:table-cell office:value-type="float" office:value="2377579">
                <text:p>2377579</text:p>
              </table:table-cell>
              <table:table-cell office:value-type="float" office:value="1585535">
                <text:p>158553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692393">
                <text:p>2692393</text:p>
              </table:table-cell>
              <table:table-cell office:value-type="float" office:value="2639446">
                <text:p>2639446</text:p>
              </table:table-cell>
              <table:table-cell office:value-type="float" office:value="1729594">
                <text:p>1729594</text:p>
              </table:table-cell>
              <table:table-cell office:value-type="float" office:value="2353811">
                <text:p>235381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024389">
                <text:p>2024389</text:p>
              </table:table-cell>
              <table:table-cell office:value-type="float" office:value="1772135">
                <text:p>1772135</text:p>
              </table:table-cell>
              <table:table-cell office:value-type="float" office:value="1791352">
                <text:p>1791352</text:p>
              </table:table-cell>
              <table:table-cell office:value-type="float" office:value="1862625">
                <text:p>186262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015654">
                <text:p>2015654</text:p>
              </table:table-cell>
              <table:table-cell office:value-type="float" office:value="1906496">
                <text:p>1906496</text:p>
              </table:table-cell>
              <table:table-cell office:value-type="float" office:value="2225595">
                <text:p>2225595</text:p>
              </table:table-cell>
              <table:table-cell office:value-type="float" office:value="2049248">
                <text:p>20492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670330">
                <text:p>2670330</text:p>
              </table:table-cell>
              <table:table-cell office:value-type="float" office:value="2469929">
                <text:p>2469929</text:p>
              </table:table-cell>
              <table:table-cell office:value-type="float" office:value="3413030">
                <text:p>3413030</text:p>
              </table:table-cell>
              <table:table-cell office:value-type="float" office:value="2851096">
                <text:p>285109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150647">
                <text:p>3150647</text:p>
              </table:table-cell>
              <table:table-cell office:value-type="float" office:value="1773166">
                <text:p>1773166</text:p>
              </table:table-cell>
              <table:table-cell office:value-type="float" office:value="2327326">
                <text:p>2327326</text:p>
              </table:table-cell>
              <table:table-cell office:value-type="float" office:value="2417046">
                <text:p>241704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868209">
                <text:p>1868209</text:p>
              </table:table-cell>
              <table:table-cell office:value-type="float" office:value="1237483">
                <text:p>1237483</text:p>
              </table:table-cell>
              <table:table-cell office:value-type="float" office:value="1329206">
                <text:p>1329206</text:p>
              </table:table-cell>
              <table:table-cell office:value-type="float" office:value="1478299">
                <text:p>1478299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691522">
                <text:p>1691522</text:p>
              </table:table-cell>
              <table:table-cell office:value-type="float" office:value="1665369">
                <text:p>1665369</text:p>
              </table:table-cell>
              <table:table-cell office:value-type="float" office:value="2420142">
                <text:p>2420142</text:p>
              </table:table-cell>
              <table:table-cell office:value-type="float" office:value="1925678">
                <text:p>192567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607702">
                <text:p>1607702</text:p>
              </table:table-cell>
              <table:table-cell office:value-type="float" office:value="1801419">
                <text:p>1801419</text:p>
              </table:table-cell>
              <table:table-cell office:value-type="float" office:value="2338239">
                <text:p>2338239</text:p>
              </table:table-cell>
              <table:table-cell office:value-type="float" office:value="1915787">
                <text:p>191578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366621">
                <text:p>2366621</text:p>
              </table:table-cell>
              <table:table-cell office:value-type="float" office:value="2054688">
                <text:p>2054688</text:p>
              </table:table-cell>
              <table:table-cell office:value-type="float" office:value="1842816">
                <text:p>1842816</text:p>
              </table:table-cell>
              <table:table-cell office:value-type="float" office:value="2088042">
                <text:p>208804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622808">
                <text:p>2622808</text:p>
              </table:table-cell>
              <table:table-cell office:value-type="float" office:value="2121726">
                <text:p>2121726</text:p>
              </table:table-cell>
              <table:table-cell office:value-type="float" office:value="2140436">
                <text:p>2140436</text:p>
              </table:table-cell>
              <table:table-cell office:value-type="float" office:value="2294990">
                <text:p>229499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770431">
                <text:p>2770431</text:p>
              </table:table-cell>
              <table:table-cell office:value-type="float" office:value="2639492">
                <text:p>2639492</text:p>
              </table:table-cell>
              <table:table-cell office:value-type="float" office:value="2523309">
                <text:p>2523309</text:p>
              </table:table-cell>
              <table:table-cell office:value-type="float" office:value="2644411">
                <text:p>264441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800950">
                <text:p>2800950</text:p>
              </table:table-cell>
              <table:table-cell office:value-type="float" office:value="2733030">
                <text:p>2733030</text:p>
              </table:table-cell>
              <table:table-cell office:value-type="float" office:value="2690710">
                <text:p>2690710</text:p>
              </table:table-cell>
              <table:table-cell office:value-type="float" office:value="2741563">
                <text:p>274156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577182">
                <text:p>2577182</text:p>
              </table:table-cell>
              <table:table-cell office:value-type="float" office:value="2519251">
                <text:p>2519251</text:p>
              </table:table-cell>
              <table:table-cell office:value-type="float" office:value="2537885">
                <text:p>2537885</text:p>
              </table:table-cell>
              <table:table-cell office:value-type="float" office:value="2544773">
                <text:p>254477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925086">
                <text:p>925086</text:p>
              </table:table-cell>
              <table:table-cell office:value-type="float" office:value="1054840">
                <text:p>1054840</text:p>
              </table:table-cell>
              <table:table-cell office:value-type="float" office:value="1059577">
                <text:p>1059577</text:p>
              </table:table-cell>
              <table:table-cell office:value-type="float" office:value="1013168">
                <text:p>101316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88078">
                <text:p>688078</text:p>
              </table:table-cell>
              <table:table-cell office:value-type="float" office:value="686776">
                <text:p>686776</text:p>
              </table:table-cell>
              <table:table-cell office:value-type="float" office:value="687811">
                <text:p>687811</text:p>
              </table:table-cell>
              <table:table-cell office:value-type="float" office:value="687555">
                <text:p>68755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523038">
                <text:p>523038</text:p>
              </table:table-cell>
              <table:table-cell office:value-type="float" office:value="523933">
                <text:p>523933</text:p>
              </table:table-cell>
              <table:table-cell office:value-type="float" office:value="568272">
                <text:p>568272</text:p>
              </table:table-cell>
              <table:table-cell office:value-type="float" office:value="538414">
                <text:p>53841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69cm" xlink:href=".." xlink:type="simple" chart:class="chart:line" chart:style-name="ch1">
        <chart:title svg:x="6.685cm" svg:y="0.303cm" chart:style-name="ch2">
          <text:p>BTRFS SSD</text:p>
        </chart:title>
        <chart:subtitle svg:x="6.751cm" svg:y="1.275cm" chart:style-name="ch3">
          <text:p>RE-LEITURA</text:p>
        </chart:subtitle>
        <chart:legend chart:legend-position="end" svg:x="13.543cm" svg:y="3.138cm" style:legend-expansion="high" chart:style-name="ch4"/>
        <chart:plot-area chart:style-name="ch5" table:cell-range-address="'BTRFS-SSD'.A66:'BTRFS-SSD'.E83 'BTRFS-SSD'.B65:'BTRFS-SSD'.E65" chart:data-source-has-labels="both" svg:x="1.33cm" svg:y="2.318cm" svg:width="11.575cm" svg:height="4.903cm">
          <chartooo:coordinate-region svg:x="3.274cm" svg:y="2.517cm" svg:width="9.631cm" svg:height="3.108cm"/>
          <chart:axis chart:dimension="x" chart:name="primary-x" chart:style-name="ch6" chartooo:axis-type="auto">
            <chartooo:date-scale/>
            <chart:title svg:x="6.848cm" svg:y="7.388cm" chart:style-name="ch7">
              <text:p>KB</text:p>
            </chart:title>
            <chart:categories table:cell-range-address="'BTRFS-SSD'.A66:'BTRFS-SSD'.A83"/>
          </chart:axis>
          <chart:axis chart:dimension="y" chart:name="primary-y" chart:style-name="ch6">
            <chart:title svg:x="0.451cm" svg:y="5.183cm" chart:style-name="ch8">
              <text:p>KB/S</text:p>
            </chart:title>
            <chart:grid chart:style-name="ch9" chart:class="major"/>
          </chart:axis>
          <chart:series chart:style-name="ch10" chart:values-cell-range-address="'BTRFS-SSD'.B66:'BTRFS-SSD'.B83" chart:label-cell-address="'BTRFS-SSD'.B65:'BTRFS-SSD'.B65" chart:class="chart:line">
            <chart:data-point chart:repeated="18"/>
          </chart:series>
          <chart:series chart:style-name="ch11" chart:values-cell-range-address="'BTRFS-SSD'.C66:'BTRFS-SSD'.C83" chart:label-cell-address="'BTRFS-SSD'.C65:'BTRFS-SSD'.C65" chart:class="chart:line">
            <chart:data-point chart:repeated="18"/>
          </chart:series>
          <chart:series chart:style-name="ch12" chart:values-cell-range-address="'BTRFS-SSD'.D66:'BTRFS-SSD'.D83" chart:label-cell-address="'BTRFS-SSD'.D65:'BTRFS-SSD'.D65" chart:class="chart:line">
            <chart:data-point chart:repeated="18"/>
          </chart:series>
          <chart:series chart:style-name="ch13" chart:values-cell-range-address="'BTRFS-SSD'.E66:'BTRFS-SSD'.E83" chart:label-cell-address="'BTRFS-SSD'.E65:'BTRFS-SSD'.E6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BTRFS-SSD'.B65:'BTRFS-SSD'.B65</svg:desc>
                </draw:g>
              </table:table-cell>
              <table:table-cell office:value-type="string">
                <text:p>Teste 2</text:p>
                <draw:g>
                  <svg:desc>'BTRFS-SSD'.C65:'BTRFS-SSD'.C65</svg:desc>
                </draw:g>
              </table:table-cell>
              <table:table-cell office:value-type="string">
                <text:p>Teste 3</text:p>
                <draw:g>
                  <svg:desc>'BTRFS-SSD'.D65:'BTRFS-SSD'.D65</svg:desc>
                </draw:g>
              </table:table-cell>
              <table:table-cell office:value-type="string">
                <text:p>Média</text:p>
                <draw:g>
                  <svg:desc>'BTRFS-SSD'.E65:'BTRFS-SSD'.E6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BTRFS-SSD'.A66:'BTRFS-SSD'.A83</svg:desc>
                </draw:g>
              </table:table-cell>
              <table:table-cell office:value-type="float" office:value="9006179">
                <text:p>9006179</text:p>
                <draw:g>
                  <svg:desc>'BTRFS-SSD'.B66:'BTRFS-SSD'.B83</svg:desc>
                </draw:g>
              </table:table-cell>
              <table:table-cell office:value-type="float" office:value="7100397">
                <text:p>7100397</text:p>
                <draw:g>
                  <svg:desc>'BTRFS-SSD'.C66:'BTRFS-SSD'.C83</svg:desc>
                </draw:g>
              </table:table-cell>
              <table:table-cell office:value-type="float" office:value="5283570">
                <text:p>5283570</text:p>
                <draw:g>
                  <svg:desc>'BTRFS-SSD'.D66:'BTRFS-SSD'.D83</svg:desc>
                </draw:g>
              </table:table-cell>
              <table:table-cell office:value-type="float" office:value="7130049">
                <text:p>7130049</text:p>
                <draw:g>
                  <svg:desc>'BTRFS-SSD'.E66:'BTRFS-SSD'.E8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657016">
                <text:p>3657016</text:p>
              </table:table-cell>
              <table:table-cell office:value-type="float" office:value="3759450">
                <text:p>3759450</text:p>
              </table:table-cell>
              <table:table-cell office:value-type="float" office:value="7476717">
                <text:p>7476717</text:p>
              </table:table-cell>
              <table:table-cell office:value-type="float" office:value="4964394">
                <text:p>496439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024634">
                <text:p>8024634</text:p>
              </table:table-cell>
              <table:table-cell office:value-type="float" office:value="7314033">
                <text:p>7314033</text:p>
              </table:table-cell>
              <table:table-cell office:value-type="float" office:value="5687020">
                <text:p>5687020</text:p>
              </table:table-cell>
              <table:table-cell office:value-type="float" office:value="7008562">
                <text:p>700856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271001">
                <text:p>4271001</text:p>
              </table:table-cell>
              <table:table-cell office:value-type="float" office:value="5509113">
                <text:p>5509113</text:p>
              </table:table-cell>
              <table:table-cell office:value-type="float" office:value="5624545">
                <text:p>5624545</text:p>
              </table:table-cell>
              <table:table-cell office:value-type="float" office:value="5134886">
                <text:p>513488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472650">
                <text:p>5472650</text:p>
              </table:table-cell>
              <table:table-cell office:value-type="float" office:value="4826859">
                <text:p>4826859</text:p>
              </table:table-cell>
              <table:table-cell office:value-type="float" office:value="6650556">
                <text:p>6650556</text:p>
              </table:table-cell>
              <table:table-cell office:value-type="float" office:value="5650022">
                <text:p>565002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582208">
                <text:p>5582208</text:p>
              </table:table-cell>
              <table:table-cell office:value-type="float" office:value="2691246">
                <text:p>2691246</text:p>
              </table:table-cell>
              <table:table-cell office:value-type="float" office:value="2756005">
                <text:p>2756005</text:p>
              </table:table-cell>
              <table:table-cell office:value-type="float" office:value="3676486">
                <text:p>367648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980686">
                <text:p>3980686</text:p>
              </table:table-cell>
              <table:table-cell office:value-type="float" office:value="3702713">
                <text:p>3702713</text:p>
              </table:table-cell>
              <table:table-cell office:value-type="float" office:value="2464545">
                <text:p>2464545</text:p>
              </table:table-cell>
              <table:table-cell office:value-type="float" office:value="3382648">
                <text:p>33826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721887">
                <text:p>3721887</text:p>
              </table:table-cell>
              <table:table-cell office:value-type="float" office:value="5265210">
                <text:p>5265210</text:p>
              </table:table-cell>
              <table:table-cell office:value-type="float" office:value="4662231">
                <text:p>4662231</text:p>
              </table:table-cell>
              <table:table-cell office:value-type="float" office:value="4549776">
                <text:p>454977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040172">
                <text:p>3040172</text:p>
              </table:table-cell>
              <table:table-cell office:value-type="float" office:value="4661221">
                <text:p>4661221</text:p>
              </table:table-cell>
              <table:table-cell office:value-type="float" office:value="4692092">
                <text:p>4692092</text:p>
              </table:table-cell>
              <table:table-cell office:value-type="float" office:value="4131162">
                <text:p>413116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5668098">
                <text:p>5668098</text:p>
              </table:table-cell>
              <table:table-cell office:value-type="float" office:value="4641983">
                <text:p>4641983</text:p>
              </table:table-cell>
              <table:table-cell office:value-type="float" office:value="4593117">
                <text:p>4593117</text:p>
              </table:table-cell>
              <table:table-cell office:value-type="float" office:value="4967733">
                <text:p>496773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608419">
                <text:p>3608419</text:p>
              </table:table-cell>
              <table:table-cell office:value-type="float" office:value="4634142">
                <text:p>4634142</text:p>
              </table:table-cell>
              <table:table-cell office:value-type="float" office:value="4691885">
                <text:p>4691885</text:p>
              </table:table-cell>
              <table:table-cell office:value-type="float" office:value="4311482">
                <text:p>431148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870022">
                <text:p>5870022</text:p>
              </table:table-cell>
              <table:table-cell office:value-type="float" office:value="4931571">
                <text:p>4931571</text:p>
              </table:table-cell>
              <table:table-cell office:value-type="float" office:value="4965961">
                <text:p>4965961</text:p>
              </table:table-cell>
              <table:table-cell office:value-type="float" office:value="5255851">
                <text:p>525585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616607">
                <text:p>5616607</text:p>
              </table:table-cell>
              <table:table-cell office:value-type="float" office:value="5481092">
                <text:p>5481092</text:p>
              </table:table-cell>
              <table:table-cell office:value-type="float" office:value="5187065">
                <text:p>5187065</text:p>
              </table:table-cell>
              <table:table-cell office:value-type="float" office:value="5428255">
                <text:p>542825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6007721">
                <text:p>6007721</text:p>
              </table:table-cell>
              <table:table-cell office:value-type="float" office:value="5653920">
                <text:p>5653920</text:p>
              </table:table-cell>
              <table:table-cell office:value-type="float" office:value="5750481">
                <text:p>5750481</text:p>
              </table:table-cell>
              <table:table-cell office:value-type="float" office:value="5804041">
                <text:p>580404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6036605">
                <text:p>6036605</text:p>
              </table:table-cell>
              <table:table-cell office:value-type="float" office:value="5812310">
                <text:p>5812310</text:p>
              </table:table-cell>
              <table:table-cell office:value-type="float" office:value="5872433">
                <text:p>5872433</text:p>
              </table:table-cell>
              <table:table-cell office:value-type="float" office:value="5907116">
                <text:p>590711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6038722">
                <text:p>6038722</text:p>
              </table:table-cell>
              <table:table-cell office:value-type="float" office:value="5903680">
                <text:p>5903680</text:p>
              </table:table-cell>
              <table:table-cell office:value-type="float" office:value="5948069">
                <text:p>5948069</text:p>
              </table:table-cell>
              <table:table-cell office:value-type="float" office:value="5963490">
                <text:p>5963490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964130">
                <text:p>5964130</text:p>
              </table:table-cell>
              <table:table-cell office:value-type="float" office:value="5927875">
                <text:p>5927875</text:p>
              </table:table-cell>
              <table:table-cell office:value-type="float" office:value="5976120">
                <text:p>5976120</text:p>
              </table:table-cell>
              <table:table-cell office:value-type="float" office:value="5956042">
                <text:p>595604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508460">
                <text:p>508460</text:p>
              </table:table-cell>
              <table:table-cell office:value-type="float" office:value="508720">
                <text:p>508720</text:p>
              </table:table-cell>
              <table:table-cell office:value-type="float" office:value="508145">
                <text:p>508145</text:p>
              </table:table-cell>
              <table:table-cell office:value-type="float" office:value="508442">
                <text:p>50844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69cm" xlink:href=".." xlink:type="simple" chart:class="chart:line" chart:style-name="ch1">
        <chart:title svg:x="6.685cm" svg:y="0.303cm" chart:style-name="ch2">
          <text:p>BTRFS SSD</text:p>
        </chart:title>
        <chart:subtitle svg:x="5.984cm" svg:y="1.275cm" chart:style-name="ch3">
          <text:p>LEITURA ALEATÓRIA</text:p>
        </chart:subtitle>
        <chart:legend chart:legend-position="end" svg:x="13.543cm" svg:y="3.138cm" style:legend-expansion="high" chart:style-name="ch4"/>
        <chart:plot-area chart:style-name="ch5" table:cell-range-address="'BTRFS-SSD'.A86:'BTRFS-SSD'.E103 'BTRFS-SSD'.B85:'BTRFS-SSD'.E85" chart:data-source-has-labels="both" svg:x="1.33cm" svg:y="2.318cm" svg:width="11.575cm" svg:height="4.903cm">
          <chartooo:coordinate-region svg:x="3.089cm" svg:y="2.517cm" svg:width="9.816cm" svg:height="3.108cm"/>
          <chart:axis chart:dimension="x" chart:name="primary-x" chart:style-name="ch6" chartooo:axis-type="auto">
            <chartooo:date-scale/>
            <chart:title svg:x="6.848cm" svg:y="7.388cm" chart:style-name="ch7">
              <text:p>KB</text:p>
            </chart:title>
            <chart:categories table:cell-range-address="'BTRFS-SSD'.A86:'BTRFS-SSD'.A103"/>
          </chart:axis>
          <chart:axis chart:dimension="y" chart:name="primary-y" chart:style-name="ch6">
            <chart:title svg:x="0.451cm" svg:y="5.183cm" chart:style-name="ch8">
              <text:p>KB/S</text:p>
            </chart:title>
            <chart:grid chart:style-name="ch9" chart:class="major"/>
          </chart:axis>
          <chart:series chart:style-name="ch10" chart:values-cell-range-address="'BTRFS-SSD'.B86:'BTRFS-SSD'.B103" chart:label-cell-address="'BTRFS-SSD'.B85:'BTRFS-SSD'.B85" chart:class="chart:line">
            <chart:data-point chart:repeated="18"/>
          </chart:series>
          <chart:series chart:style-name="ch11" chart:values-cell-range-address="'BTRFS-SSD'.C86:'BTRFS-SSD'.C103" chart:label-cell-address="'BTRFS-SSD'.C85:'BTRFS-SSD'.C85" chart:class="chart:line">
            <chart:data-point chart:repeated="18"/>
          </chart:series>
          <chart:series chart:style-name="ch12" chart:values-cell-range-address="'BTRFS-SSD'.D86:'BTRFS-SSD'.D103" chart:label-cell-address="'BTRFS-SSD'.D85:'BTRFS-SSD'.D85" chart:class="chart:line">
            <chart:data-point chart:repeated="18"/>
          </chart:series>
          <chart:series chart:style-name="ch13" chart:values-cell-range-address="'BTRFS-SSD'.E86:'BTRFS-SSD'.E103" chart:label-cell-address="'BTRFS-SSD'.E85:'BTRFS-SSD'.E8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BTRFS-SSD'.B85:'BTRFS-SSD'.B85</svg:desc>
                </draw:g>
              </table:table-cell>
              <table:table-cell office:value-type="string">
                <text:p>Teste 2</text:p>
                <draw:g>
                  <svg:desc>'BTRFS-SSD'.C85:'BTRFS-SSD'.C85</svg:desc>
                </draw:g>
              </table:table-cell>
              <table:table-cell office:value-type="string">
                <text:p>Teste 3</text:p>
                <draw:g>
                  <svg:desc>'BTRFS-SSD'.D85:'BTRFS-SSD'.D85</svg:desc>
                </draw:g>
              </table:table-cell>
              <table:table-cell office:value-type="string">
                <text:p>Média</text:p>
                <draw:g>
                  <svg:desc>'BTRFS-SSD'.E85:'BTRFS-SSD'.E8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BTRFS-SSD'.A86:'BTRFS-SSD'.A103</svg:desc>
                </draw:g>
              </table:table-cell>
              <table:table-cell office:value-type="float" office:value="7940539">
                <text:p>7940539</text:p>
                <draw:g>
                  <svg:desc>'BTRFS-SSD'.B86:'BTRFS-SSD'.B103</svg:desc>
                </draw:g>
              </table:table-cell>
              <table:table-cell office:value-type="float" office:value="7100397">
                <text:p>7100397</text:p>
                <draw:g>
                  <svg:desc>'BTRFS-SSD'.C86:'BTRFS-SSD'.C103</svg:desc>
                </draw:g>
              </table:table-cell>
              <table:table-cell office:value-type="float" office:value="4897948">
                <text:p>4897948</text:p>
                <draw:g>
                  <svg:desc>'BTRFS-SSD'.D86:'BTRFS-SSD'.D103</svg:desc>
                </draw:g>
              </table:table-cell>
              <table:table-cell office:value-type="float" office:value="6646295">
                <text:p>6646295</text:p>
                <draw:g>
                  <svg:desc>'BTRFS-SSD'.E86:'BTRFS-SSD'.E10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380677">
                <text:p>3380677</text:p>
              </table:table-cell>
              <table:table-cell office:value-type="float" office:value="3560017">
                <text:p>3560017</text:p>
              </table:table-cell>
              <table:table-cell office:value-type="float" office:value="6727225">
                <text:p>6727225</text:p>
              </table:table-cell>
              <table:table-cell office:value-type="float" office:value="4555973">
                <text:p>455597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734192">
                <text:p>4734192</text:p>
              </table:table-cell>
              <table:table-cell office:value-type="float" office:value="6891544">
                <text:p>6891544</text:p>
              </table:table-cell>
              <table:table-cell office:value-type="float" office:value="5242734">
                <text:p>5242734</text:p>
              </table:table-cell>
              <table:table-cell office:value-type="float" office:value="5622823">
                <text:p>562282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331314">
                <text:p>5331314</text:p>
              </table:table-cell>
              <table:table-cell office:value-type="float" office:value="4262523">
                <text:p>4262523</text:p>
              </table:table-cell>
              <table:table-cell office:value-type="float" office:value="5227492">
                <text:p>5227492</text:p>
              </table:table-cell>
              <table:table-cell office:value-type="float" office:value="4940443">
                <text:p>494044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303701">
                <text:p>5303701</text:p>
              </table:table-cell>
              <table:table-cell office:value-type="float" office:value="4832290">
                <text:p>4832290</text:p>
              </table:table-cell>
              <table:table-cell office:value-type="float" office:value="6479979">
                <text:p>6479979</text:p>
              </table:table-cell>
              <table:table-cell office:value-type="float" office:value="5538657">
                <text:p>553865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933071">
                <text:p>5933071</text:p>
              </table:table-cell>
              <table:table-cell office:value-type="float" office:value="2801852">
                <text:p>2801852</text:p>
              </table:table-cell>
              <table:table-cell office:value-type="float" office:value="3379461">
                <text:p>3379461</text:p>
              </table:table-cell>
              <table:table-cell office:value-type="float" office:value="4038128">
                <text:p>403812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864287">
                <text:p>3864287</text:p>
              </table:table-cell>
              <table:table-cell office:value-type="float" office:value="3650006">
                <text:p>3650006</text:p>
              </table:table-cell>
              <table:table-cell office:value-type="float" office:value="2422154">
                <text:p>2422154</text:p>
              </table:table-cell>
              <table:table-cell office:value-type="float" office:value="3312149">
                <text:p>331214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634487">
                <text:p>3634487</text:p>
              </table:table-cell>
              <table:table-cell office:value-type="float" office:value="5654243">
                <text:p>5654243</text:p>
              </table:table-cell>
              <table:table-cell office:value-type="float" office:value="2230890">
                <text:p>2230890</text:p>
              </table:table-cell>
              <table:table-cell office:value-type="float" office:value="3839873">
                <text:p>383987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5494127">
                <text:p>5494127</text:p>
              </table:table-cell>
              <table:table-cell office:value-type="float" office:value="4557355">
                <text:p>4557355</text:p>
              </table:table-cell>
              <table:table-cell office:value-type="float" office:value="4628258">
                <text:p>4628258</text:p>
              </table:table-cell>
              <table:table-cell office:value-type="float" office:value="4893247">
                <text:p>489324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5340378">
                <text:p>5340378</text:p>
              </table:table-cell>
              <table:table-cell office:value-type="float" office:value="4475846">
                <text:p>4475846</text:p>
              </table:table-cell>
              <table:table-cell office:value-type="float" office:value="4447890">
                <text:p>4447890</text:p>
              </table:table-cell>
              <table:table-cell office:value-type="float" office:value="4754705">
                <text:p>475470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325975">
                <text:p>5325975</text:p>
              </table:table-cell>
              <table:table-cell office:value-type="float" office:value="4429884">
                <text:p>4429884</text:p>
              </table:table-cell>
              <table:table-cell office:value-type="float" office:value="4462172">
                <text:p>4462172</text:p>
              </table:table-cell>
              <table:table-cell office:value-type="float" office:value="4739344">
                <text:p>473934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489225">
                <text:p>5489225</text:p>
              </table:table-cell>
              <table:table-cell office:value-type="float" office:value="4749313">
                <text:p>4749313</text:p>
              </table:table-cell>
              <table:table-cell office:value-type="float" office:value="4787487">
                <text:p>4787487</text:p>
              </table:table-cell>
              <table:table-cell office:value-type="float" office:value="5008675">
                <text:p>500867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519752">
                <text:p>5519752</text:p>
              </table:table-cell>
              <table:table-cell office:value-type="float" office:value="5208713">
                <text:p>5208713</text:p>
              </table:table-cell>
              <table:table-cell office:value-type="float" office:value="5263923">
                <text:p>5263923</text:p>
              </table:table-cell>
              <table:table-cell office:value-type="float" office:value="5330796">
                <text:p>533079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541100">
                <text:p>5541100</text:p>
              </table:table-cell>
              <table:table-cell office:value-type="float" office:value="5343832">
                <text:p>5343832</text:p>
              </table:table-cell>
              <table:table-cell office:value-type="float" office:value="5392144">
                <text:p>5392144</text:p>
              </table:table-cell>
              <table:table-cell office:value-type="float" office:value="5425692">
                <text:p>542569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573590">
                <text:p>5573590</text:p>
              </table:table-cell>
              <table:table-cell office:value-type="float" office:value="5399683">
                <text:p>5399683</text:p>
              </table:table-cell>
              <table:table-cell office:value-type="float" office:value="5458829">
                <text:p>5458829</text:p>
              </table:table-cell>
              <table:table-cell office:value-type="float" office:value="5477367">
                <text:p>547736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567627">
                <text:p>5567627</text:p>
              </table:table-cell>
              <table:table-cell office:value-type="float" office:value="5469109">
                <text:p>5469109</text:p>
              </table:table-cell>
              <table:table-cell office:value-type="float" office:value="5489725">
                <text:p>5489725</text:p>
              </table:table-cell>
              <table:table-cell office:value-type="float" office:value="5508820">
                <text:p>5508820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505637">
                <text:p>5505637</text:p>
              </table:table-cell>
              <table:table-cell office:value-type="float" office:value="5462804">
                <text:p>5462804</text:p>
              </table:table-cell>
              <table:table-cell office:value-type="float" office:value="5499760">
                <text:p>5499760</text:p>
              </table:table-cell>
              <table:table-cell office:value-type="float" office:value="5489400">
                <text:p>5489400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16cm" xlink:href=".." xlink:type="simple" chart:class="chart:line" chart:style-name="ch1">
        <chart:title svg:x="6.857cm" svg:y="0.302cm" chart:style-name="ch2">
          <text:p>EXT4 SSD</text:p>
        </chart:title>
        <chart:subtitle svg:x="7.095cm" svg:y="1.273cm" chart:style-name="ch3">
          <text:p>ESCRITA</text:p>
        </chart:subtitle>
        <chart:legend chart:legend-position="end" svg:x="13.543cm" svg:y="3.112cm" style:legend-expansion="high" chart:style-name="ch4"/>
        <chart:plot-area chart:style-name="ch5" table:cell-range-address="'EXT4-SSD'.A5:'EXT4-SSD'.E23" chart:data-source-has-labels="both" svg:x="1.33cm" svg:y="2.314cm" svg:width="11.575cm" svg:height="4.855cm">
          <chartooo:coordinate-region svg:x="3.089cm" svg:y="2.513cm" svg:width="9.816cm" svg:height="3.06cm"/>
          <chart:axis chart:dimension="x" chart:name="primary-x" chart:style-name="ch6" chartooo:axis-type="auto">
            <chartooo:date-scale/>
            <chart:title svg:x="6.848cm" svg:y="7.335cm" chart:style-name="ch7">
              <text:p>KB</text:p>
            </chart:title>
            <chart:categories table:cell-range-address="'EXT4-SSD'.A6:'EXT4-SSD'.A23"/>
          </chart:axis>
          <chart:axis chart:dimension="y" chart:name="primary-y" chart:style-name="ch6">
            <chart:title svg:x="0.451cm" svg:y="5.155cm" chart:style-name="ch8">
              <text:p>KB/S</text:p>
            </chart:title>
            <chart:grid chart:style-name="ch9" chart:class="major"/>
          </chart:axis>
          <chart:series chart:style-name="ch10" chart:values-cell-range-address="'EXT4-SSD'.B6:'EXT4-SSD'.B23" chart:label-cell-address="'EXT4-SSD'.B5:'EXT4-SSD'.B5" chart:class="chart:line">
            <chart:data-point chart:repeated="18"/>
          </chart:series>
          <chart:series chart:style-name="ch11" chart:values-cell-range-address="'EXT4-SSD'.C6:'EXT4-SSD'.C23" chart:label-cell-address="'EXT4-SSD'.C5:'EXT4-SSD'.C5" chart:class="chart:line">
            <chart:data-point chart:repeated="18"/>
          </chart:series>
          <chart:series chart:style-name="ch12" chart:values-cell-range-address="'EXT4-SSD'.D6:'EXT4-SSD'.D23" chart:label-cell-address="'EXT4-SSD'.D5:'EXT4-SSD'.D5" chart:class="chart:line">
            <chart:data-point chart:repeated="18"/>
          </chart:series>
          <chart:series chart:style-name="ch13" chart:values-cell-range-address="'EXT4-SSD'.E6:'EXT4-SSD'.E23" chart:label-cell-address="'EXT4-SSD'.E5:'EXT4-SSD'.E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4-SSD'.B5:'EXT4-SSD'.B5</svg:desc>
                </draw:g>
              </table:table-cell>
              <table:table-cell office:value-type="string">
                <text:p>Teste 2</text:p>
                <draw:g>
                  <svg:desc>'EXT4-SSD'.C5:'EXT4-SSD'.C5</svg:desc>
                </draw:g>
              </table:table-cell>
              <table:table-cell office:value-type="string">
                <text:p>Teste 3</text:p>
                <draw:g>
                  <svg:desc>'EXT4-SSD'.D5:'EXT4-SSD'.D5</svg:desc>
                </draw:g>
              </table:table-cell>
              <table:table-cell office:value-type="string">
                <text:p>Média</text:p>
                <draw:g>
                  <svg:desc>'EXT4-SSD'.E5:'EXT4-SSD'.E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4-SSD'.A6:'EXT4-SSD'.A23</svg:desc>
                </draw:g>
              </table:table-cell>
              <table:table-cell office:value-type="float" office:value="333540">
                <text:p>333540</text:p>
                <draw:g>
                  <svg:desc>'EXT4-SSD'.B6:'EXT4-SSD'.B23</svg:desc>
                </draw:g>
              </table:table-cell>
              <table:table-cell office:value-type="float" office:value="316997">
                <text:p>316997</text:p>
                <draw:g>
                  <svg:desc>'EXT4-SSD'.C6:'EXT4-SSD'.C23</svg:desc>
                </draw:g>
              </table:table-cell>
              <table:table-cell office:value-type="float" office:value="679917">
                <text:p>679917</text:p>
                <draw:g>
                  <svg:desc>'EXT4-SSD'.D6:'EXT4-SSD'.D23</svg:desc>
                </draw:g>
              </table:table-cell>
              <table:table-cell office:value-type="float" office:value="443485">
                <text:p>443485</text:p>
                <draw:g>
                  <svg:desc>'EXT4-SSD'.E6:'EXT4-SSD'.E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18187">
                <text:p>418187</text:p>
              </table:table-cell>
              <table:table-cell office:value-type="float" office:value="942199">
                <text:p>942199</text:p>
              </table:table-cell>
              <table:table-cell office:value-type="float" office:value="382167">
                <text:p>382167</text:p>
              </table:table-cell>
              <table:table-cell office:value-type="float" office:value="580851">
                <text:p>58085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34044">
                <text:p>434044</text:p>
              </table:table-cell>
              <table:table-cell office:value-type="float" office:value="416210">
                <text:p>416210</text:p>
              </table:table-cell>
              <table:table-cell office:value-type="float" office:value="812944">
                <text:p>812944</text:p>
              </table:table-cell>
              <table:table-cell office:value-type="float" office:value="554399">
                <text:p>55439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38727">
                <text:p>438727</text:p>
              </table:table-cell>
              <table:table-cell office:value-type="float" office:value="421008">
                <text:p>421008</text:p>
              </table:table-cell>
              <table:table-cell office:value-type="float" office:value="837942">
                <text:p>837942</text:p>
              </table:table-cell>
              <table:table-cell office:value-type="float" office:value="565892">
                <text:p>56589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67977">
                <text:p>667977</text:p>
              </table:table-cell>
              <table:table-cell office:value-type="float" office:value="437600">
                <text:p>437600</text:p>
              </table:table-cell>
              <table:table-cell office:value-type="float" office:value="421910">
                <text:p>421910</text:p>
              </table:table-cell>
              <table:table-cell office:value-type="float" office:value="509162">
                <text:p>50916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40039">
                <text:p>440039</text:p>
              </table:table-cell>
              <table:table-cell office:value-type="float" office:value="630000">
                <text:p>630000</text:p>
              </table:table-cell>
              <table:table-cell office:value-type="float" office:value="425690">
                <text:p>425690</text:p>
              </table:table-cell>
              <table:table-cell office:value-type="float" office:value="498576">
                <text:p>49857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48340">
                <text:p>448340</text:p>
              </table:table-cell>
              <table:table-cell office:value-type="float" office:value="630435">
                <text:p>630435</text:p>
              </table:table-cell>
              <table:table-cell office:value-type="float" office:value="432243">
                <text:p>432243</text:p>
              </table:table-cell>
              <table:table-cell office:value-type="float" office:value="503673">
                <text:p>50367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613448">
                <text:p>613448</text:p>
              </table:table-cell>
              <table:table-cell office:value-type="float" office:value="665089">
                <text:p>665089</text:p>
              </table:table-cell>
              <table:table-cell office:value-type="float" office:value="524625">
                <text:p>524625</text:p>
              </table:table-cell>
              <table:table-cell office:value-type="float" office:value="601054">
                <text:p>60105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778480">
                <text:p>778480</text:p>
              </table:table-cell>
              <table:table-cell office:value-type="float" office:value="686928">
                <text:p>686928</text:p>
              </table:table-cell>
              <table:table-cell office:value-type="float" office:value="1109061">
                <text:p>1109061</text:p>
              </table:table-cell>
              <table:table-cell office:value-type="float" office:value="858156">
                <text:p>85815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986152">
                <text:p>986152</text:p>
              </table:table-cell>
              <table:table-cell office:value-type="float" office:value="840097">
                <text:p>840097</text:p>
              </table:table-cell>
              <table:table-cell office:value-type="float" office:value="916175">
                <text:p>916175</text:p>
              </table:table-cell>
              <table:table-cell office:value-type="float" office:value="914141">
                <text:p>91414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095297">
                <text:p>1095297</text:p>
              </table:table-cell>
              <table:table-cell office:value-type="float" office:value="1081809">
                <text:p>1081809</text:p>
              </table:table-cell>
              <table:table-cell office:value-type="float" office:value="974758">
                <text:p>974758</text:p>
              </table:table-cell>
              <table:table-cell office:value-type="float" office:value="1050621">
                <text:p>105062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168438">
                <text:p>1168438</text:p>
              </table:table-cell>
              <table:table-cell office:value-type="float" office:value="1076435">
                <text:p>1076435</text:p>
              </table:table-cell>
              <table:table-cell office:value-type="float" office:value="1058328">
                <text:p>1058328</text:p>
              </table:table-cell>
              <table:table-cell office:value-type="float" office:value="1101067">
                <text:p>110106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180503">
                <text:p>1180503</text:p>
              </table:table-cell>
              <table:table-cell office:value-type="float" office:value="1148439">
                <text:p>1148439</text:p>
              </table:table-cell>
              <table:table-cell office:value-type="float" office:value="1132087">
                <text:p>1132087</text:p>
              </table:table-cell>
              <table:table-cell office:value-type="float" office:value="1153676">
                <text:p>115367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181123">
                <text:p>1181123</text:p>
              </table:table-cell>
              <table:table-cell office:value-type="float" office:value="1156714">
                <text:p>1156714</text:p>
              </table:table-cell>
              <table:table-cell office:value-type="float" office:value="1135922">
                <text:p>1135922</text:p>
              </table:table-cell>
              <table:table-cell office:value-type="float" office:value="1157920">
                <text:p>1157920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1164542">
                <text:p>1164542</text:p>
              </table:table-cell>
              <table:table-cell office:value-type="float" office:value="1064237">
                <text:p>1064237</text:p>
              </table:table-cell>
              <table:table-cell office:value-type="float" office:value="1038713">
                <text:p>1038713</text:p>
              </table:table-cell>
              <table:table-cell office:value-type="float" office:value="1089164">
                <text:p>108916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810948">
                <text:p>810948</text:p>
              </table:table-cell>
              <table:table-cell office:value-type="float" office:value="851151">
                <text:p>851151</text:p>
              </table:table-cell>
              <table:table-cell office:value-type="float" office:value="873591">
                <text:p>873591</text:p>
              </table:table-cell>
              <table:table-cell office:value-type="float" office:value="845230">
                <text:p>845230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52840">
                <text:p>652840</text:p>
              </table:table-cell>
              <table:table-cell office:value-type="float" office:value="650612">
                <text:p>650612</text:p>
              </table:table-cell>
              <table:table-cell office:value-type="float" office:value="649711">
                <text:p>649711</text:p>
              </table:table-cell>
              <table:table-cell office:value-type="float" office:value="651054">
                <text:p>65105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561791">
                <text:p>561791</text:p>
              </table:table-cell>
              <table:table-cell office:value-type="float" office:value="559779">
                <text:p>559779</text:p>
              </table:table-cell>
              <table:table-cell office:value-type="float" office:value="562171">
                <text:p>562171</text:p>
              </table:table-cell>
              <table:table-cell office:value-type="float" office:value="561247">
                <text:p>5612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69cm" xlink:href=".." xlink:type="simple" chart:class="chart:line" chart:style-name="ch1">
        <chart:title svg:x="6.685cm" svg:y="0.303cm" chart:style-name="ch2">
          <text:p>BTRFS SSD</text:p>
        </chart:title>
        <chart:subtitle svg:x="5.984cm" svg:y="1.275cm" chart:style-name="ch3">
          <text:p>ESCRITA ALEATÓRIA</text:p>
        </chart:subtitle>
        <chart:legend chart:legend-position="end" svg:x="13.543cm" svg:y="3.138cm" style:legend-expansion="high" chart:style-name="ch4"/>
        <chart:plot-area chart:style-name="ch5" table:cell-range-address="'BTRFS-SSD'.A106:'BTRFS-SSD'.E123 'BTRFS-SSD'.B105:'BTRFS-SSD'.E105" chart:data-source-has-labels="both" svg:x="1.33cm" svg:y="2.318cm" svg:width="11.575cm" svg:height="4.903cm">
          <chartooo:coordinate-region svg:x="3.089cm" svg:y="2.517cm" svg:width="9.816cm" svg:height="3.108cm"/>
          <chart:axis chart:dimension="x" chart:name="primary-x" chart:style-name="ch6" chartooo:axis-type="auto">
            <chartooo:date-scale/>
            <chart:title svg:x="6.848cm" svg:y="7.388cm" chart:style-name="ch7">
              <text:p>KB</text:p>
            </chart:title>
            <chart:categories table:cell-range-address="'BTRFS-SSD'.A106:'BTRFS-SSD'.A123"/>
          </chart:axis>
          <chart:axis chart:dimension="y" chart:name="primary-y" chart:style-name="ch6">
            <chart:title svg:x="0.451cm" svg:y="5.183cm" chart:style-name="ch8">
              <text:p>KB/S</text:p>
            </chart:title>
            <chart:grid chart:style-name="ch9" chart:class="major"/>
          </chart:axis>
          <chart:series chart:style-name="ch10" chart:values-cell-range-address="'BTRFS-SSD'.B106:'BTRFS-SSD'.B123" chart:label-cell-address="'BTRFS-SSD'.B105:'BTRFS-SSD'.B105" chart:class="chart:line">
            <chart:data-point chart:repeated="18"/>
          </chart:series>
          <chart:series chart:style-name="ch11" chart:values-cell-range-address="'BTRFS-SSD'.C106:'BTRFS-SSD'.C123" chart:label-cell-address="'BTRFS-SSD'.C105:'BTRFS-SSD'.C105" chart:class="chart:line">
            <chart:data-point chart:repeated="18"/>
          </chart:series>
          <chart:series chart:style-name="ch12" chart:values-cell-range-address="'BTRFS-SSD'.D106:'BTRFS-SSD'.D123" chart:label-cell-address="'BTRFS-SSD'.D105:'BTRFS-SSD'.D105" chart:class="chart:line">
            <chart:data-point chart:repeated="18"/>
          </chart:series>
          <chart:series chart:style-name="ch13" chart:values-cell-range-address="'BTRFS-SSD'.E106:'BTRFS-SSD'.E123" chart:label-cell-address="'BTRFS-SSD'.E105:'BTRFS-SSD'.E10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BTRFS-SSD'.B105:'BTRFS-SSD'.B105</svg:desc>
                </draw:g>
              </table:table-cell>
              <table:table-cell office:value-type="string">
                <text:p>Teste 2</text:p>
                <draw:g>
                  <svg:desc>'BTRFS-SSD'.C105:'BTRFS-SSD'.C105</svg:desc>
                </draw:g>
              </table:table-cell>
              <table:table-cell office:value-type="string">
                <text:p>Teste 3</text:p>
                <draw:g>
                  <svg:desc>'BTRFS-SSD'.D105:'BTRFS-SSD'.D105</svg:desc>
                </draw:g>
              </table:table-cell>
              <table:table-cell office:value-type="string">
                <text:p>Média</text:p>
                <draw:g>
                  <svg:desc>'BTRFS-SSD'.E105:'BTRFS-SSD'.E10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BTRFS-SSD'.A106:'BTRFS-SSD'.A123</svg:desc>
                </draw:g>
              </table:table-cell>
              <table:table-cell office:value-type="float" office:value="3588436">
                <text:p>3588436</text:p>
                <draw:g>
                  <svg:desc>'BTRFS-SSD'.B106:'BTRFS-SSD'.B123</svg:desc>
                </draw:g>
              </table:table-cell>
              <table:table-cell office:value-type="float" office:value="2923952">
                <text:p>2923952</text:p>
                <draw:g>
                  <svg:desc>'BTRFS-SSD'.C106:'BTRFS-SSD'.C123</svg:desc>
                </draw:g>
              </table:table-cell>
              <table:table-cell office:value-type="float" office:value="2278628">
                <text:p>2278628</text:p>
                <draw:g>
                  <svg:desc>'BTRFS-SSD'.D106:'BTRFS-SSD'.D123</svg:desc>
                </draw:g>
              </table:table-cell>
              <table:table-cell office:value-type="float" office:value="2930339">
                <text:p>2930339</text:p>
                <draw:g>
                  <svg:desc>'BTRFS-SSD'.E106:'BTRFS-SSD'.E1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63288">
                <text:p>1363288</text:p>
              </table:table-cell>
              <table:table-cell office:value-type="float" office:value="1622919">
                <text:p>1622919</text:p>
              </table:table-cell>
              <table:table-cell office:value-type="float" office:value="2727923">
                <text:p>2727923</text:p>
              </table:table-cell>
              <table:table-cell office:value-type="float" office:value="1904710">
                <text:p>190471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441400">
                <text:p>2441400</text:p>
              </table:table-cell>
              <table:table-cell office:value-type="float" office:value="3197509">
                <text:p>3197509</text:p>
              </table:table-cell>
              <table:table-cell office:value-type="float" office:value="2392442">
                <text:p>2392442</text:p>
              </table:table-cell>
              <table:table-cell office:value-type="float" office:value="2677117">
                <text:p>267711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030130">
                <text:p>2030130</text:p>
              </table:table-cell>
              <table:table-cell office:value-type="float" office:value="2381315">
                <text:p>2381315</text:p>
              </table:table-cell>
              <table:table-cell office:value-type="float" office:value="2152206">
                <text:p>2152206</text:p>
              </table:table-cell>
              <table:table-cell office:value-type="float" office:value="2187884">
                <text:p>218788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467229">
                <text:p>2467229</text:p>
              </table:table-cell>
              <table:table-cell office:value-type="float" office:value="2316837">
                <text:p>2316837</text:p>
              </table:table-cell>
              <table:table-cell office:value-type="float" office:value="2995501">
                <text:p>2995501</text:p>
              </table:table-cell>
              <table:table-cell office:value-type="float" office:value="2593189">
                <text:p>259318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929912">
                <text:p>2929912</text:p>
              </table:table-cell>
              <table:table-cell office:value-type="float" office:value="1370922">
                <text:p>1370922</text:p>
              </table:table-cell>
              <table:table-cell office:value-type="float" office:value="2085540">
                <text:p>2085540</text:p>
              </table:table-cell>
              <table:table-cell office:value-type="float" office:value="2128791">
                <text:p>212879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061467">
                <text:p>2061467</text:p>
              </table:table-cell>
              <table:table-cell office:value-type="float" office:value="1880704">
                <text:p>1880704</text:p>
              </table:table-cell>
              <table:table-cell office:value-type="float" office:value="2199781">
                <text:p>2199781</text:p>
              </table:table-cell>
              <table:table-cell office:value-type="float" office:value="2047317">
                <text:p>204731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622319">
                <text:p>2622319</text:p>
              </table:table-cell>
              <table:table-cell office:value-type="float" office:value="1959292">
                <text:p>1959292</text:p>
              </table:table-cell>
              <table:table-cell office:value-type="float" office:value="1250863">
                <text:p>1250863</text:p>
              </table:table-cell>
              <table:table-cell office:value-type="float" office:value="1944158">
                <text:p>194415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156206">
                <text:p>3156206</text:p>
              </table:table-cell>
              <table:table-cell office:value-type="float" office:value="2749460">
                <text:p>2749460</text:p>
              </table:table-cell>
              <table:table-cell office:value-type="float" office:value="2771303">
                <text:p>2771303</text:p>
              </table:table-cell>
              <table:table-cell office:value-type="float" office:value="2892323">
                <text:p>289232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958233">
                <text:p>2958233</text:p>
              </table:table-cell>
              <table:table-cell office:value-type="float" office:value="2573242">
                <text:p>2573242</text:p>
              </table:table-cell>
              <table:table-cell office:value-type="float" office:value="2575701">
                <text:p>2575701</text:p>
              </table:table-cell>
              <table:table-cell office:value-type="float" office:value="2702392">
                <text:p>270239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880963">
                <text:p>2880963</text:p>
              </table:table-cell>
              <table:table-cell office:value-type="float" office:value="2506048">
                <text:p>2506048</text:p>
              </table:table-cell>
              <table:table-cell office:value-type="float" office:value="2529268">
                <text:p>2529268</text:p>
              </table:table-cell>
              <table:table-cell office:value-type="float" office:value="2638760">
                <text:p>2638760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854601">
                <text:p>2854601</text:p>
              </table:table-cell>
              <table:table-cell office:value-type="float" office:value="2572765">
                <text:p>2572765</text:p>
              </table:table-cell>
              <table:table-cell office:value-type="float" office:value="2571863">
                <text:p>2571863</text:p>
              </table:table-cell>
              <table:table-cell office:value-type="float" office:value="2666410">
                <text:p>266641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93302">
                <text:p>593302</text:p>
              </table:table-cell>
              <table:table-cell office:value-type="float" office:value="590959">
                <text:p>590959</text:p>
              </table:table-cell>
              <table:table-cell office:value-type="float" office:value="592030">
                <text:p>592030</text:p>
              </table:table-cell>
              <table:table-cell office:value-type="float" office:value="592097">
                <text:p>59209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34868">
                <text:p>534868</text:p>
              </table:table-cell>
              <table:table-cell office:value-type="float" office:value="545905">
                <text:p>545905</text:p>
              </table:table-cell>
              <table:table-cell office:value-type="float" office:value="545913">
                <text:p>545913</text:p>
              </table:table-cell>
              <table:table-cell office:value-type="float" office:value="542229">
                <text:p>54222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01730">
                <text:p>501730</text:p>
              </table:table-cell>
              <table:table-cell office:value-type="float" office:value="515145">
                <text:p>515145</text:p>
              </table:table-cell>
              <table:table-cell office:value-type="float" office:value="515370">
                <text:p>515370</text:p>
              </table:table-cell>
              <table:table-cell office:value-type="float" office:value="510748">
                <text:p>51074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488609">
                <text:p>488609</text:p>
              </table:table-cell>
              <table:table-cell office:value-type="float" office:value="503609">
                <text:p>503609</text:p>
              </table:table-cell>
              <table:table-cell office:value-type="float" office:value="505731">
                <text:p>505731</text:p>
              </table:table-cell>
              <table:table-cell office:value-type="float" office:value="499316">
                <text:p>49931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98082">
                <text:p>498082</text:p>
              </table:table-cell>
              <table:table-cell office:value-type="float" office:value="496772">
                <text:p>496772</text:p>
              </table:table-cell>
              <table:table-cell office:value-type="float" office:value="470265">
                <text:p>470265</text:p>
              </table:table-cell>
              <table:table-cell office:value-type="float" office:value="488373">
                <text:p>48837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42cm" xlink:href=".." xlink:type="simple" chart:class="chart:line" chart:style-name="ch1">
        <chart:title svg:x="6.831cm" svg:y="0.302cm" chart:style-name="ch2">
          <text:p>NTFS SSD</text:p>
        </chart:title>
        <chart:subtitle svg:x="7.095cm" svg:y="1.273cm" chart:style-name="ch3">
          <text:p>ESCRITA</text:p>
        </chart:subtitle>
        <chart:legend chart:legend-position="end" svg:x="13.543cm" svg:y="3.125cm" style:legend-expansion="high" chart:style-name="ch4"/>
        <chart:plot-area chart:style-name="ch5" table:cell-range-address="'NTFS-SSD'.A6:'NTFS-SSD'.E23 'NTFS-SSD'.B5:'NTFS-SSD'.E5" chart:data-source-has-labels="both" svg:x="1.33cm" svg:y="2.314cm" svg:width="11.575cm" svg:height="4.881cm">
          <chartooo:coordinate-region svg:x="2.798cm" svg:y="2.513cm" svg:width="10.107cm" svg:height="3.086cm"/>
          <chart:axis chart:dimension="x" chart:name="primary-x" chart:style-name="ch6" chartooo:axis-type="auto">
            <chartooo:date-scale/>
            <chart:title svg:x="6.848cm" svg:y="7.361cm" chart:style-name="ch7">
              <text:p>KB</text:p>
            </chart:title>
            <chart:categories table:cell-range-address="'NTFS-SSD'.A6:'NTFS-SSD'.A23"/>
          </chart:axis>
          <chart:axis chart:dimension="y" chart:name="primary-y" chart:style-name="ch6">
            <chart:title svg:x="0.451cm" svg:y="5.168cm" chart:style-name="ch8">
              <text:p>KB/S</text:p>
            </chart:title>
            <chart:grid chart:style-name="ch9" chart:class="major"/>
          </chart:axis>
          <chart:series chart:style-name="ch10" chart:values-cell-range-address="'NTFS-SSD'.B6:'NTFS-SSD'.B23" chart:label-cell-address="'NTFS-SSD'.B5:'NTFS-SSD'.B5" chart:class="chart:line">
            <chart:data-point chart:repeated="18"/>
          </chart:series>
          <chart:series chart:style-name="ch11" chart:values-cell-range-address="'NTFS-SSD'.C6:'NTFS-SSD'.C23" chart:label-cell-address="'NTFS-SSD'.C5:'NTFS-SSD'.C5" chart:class="chart:line">
            <chart:data-point chart:repeated="18"/>
          </chart:series>
          <chart:series chart:style-name="ch12" chart:values-cell-range-address="'NTFS-SSD'.D6:'NTFS-SSD'.D23" chart:label-cell-address="'NTFS-SSD'.D5:'NTFS-SSD'.D5" chart:class="chart:line">
            <chart:data-point chart:repeated="18"/>
          </chart:series>
          <chart:series chart:style-name="ch13" chart:values-cell-range-address="'NTFS-SSD'.E6:'NTFS-SSD'.E23" chart:label-cell-address="'NTFS-SSD'.E5:'NTFS-SSD'.E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NTFS-SSD'.B5:'NTFS-SSD'.B5</svg:desc>
                </draw:g>
              </table:table-cell>
              <table:table-cell office:value-type="string">
                <text:p>Teste 2</text:p>
                <draw:g>
                  <svg:desc>'NTFS-SSD'.C5:'NTFS-SSD'.C5</svg:desc>
                </draw:g>
              </table:table-cell>
              <table:table-cell office:value-type="string">
                <text:p>Teste 3</text:p>
                <draw:g>
                  <svg:desc>'NTFS-SSD'.D5:'NTFS-SSD'.D5</svg:desc>
                </draw:g>
              </table:table-cell>
              <table:table-cell office:value-type="string">
                <text:p>Média</text:p>
                <draw:g>
                  <svg:desc>'NTFS-SSD'.E5:'NTFS-SSD'.E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NTFS-SSD'.A6:'NTFS-SSD'.A23</svg:desc>
                </draw:g>
              </table:table-cell>
              <table:table-cell office:value-type="float" office:value="59694">
                <text:p>59694</text:p>
                <draw:g>
                  <svg:desc>'NTFS-SSD'.B6:'NTFS-SSD'.B23</svg:desc>
                </draw:g>
              </table:table-cell>
              <table:table-cell office:value-type="float" office:value="40946">
                <text:p>40946</text:p>
                <draw:g>
                  <svg:desc>'NTFS-SSD'.C6:'NTFS-SSD'.C23</svg:desc>
                </draw:g>
              </table:table-cell>
              <table:table-cell office:value-type="float" office:value="39482">
                <text:p>39482</text:p>
                <draw:g>
                  <svg:desc>'NTFS-SSD'.D6:'NTFS-SSD'.D23</svg:desc>
                </draw:g>
              </table:table-cell>
              <table:table-cell office:value-type="float" office:value="46707">
                <text:p>46707</text:p>
                <draw:g>
                  <svg:desc>'NTFS-SSD'.E6:'NTFS-SSD'.E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327">
                <text:p>42327</text:p>
              </table:table-cell>
              <table:table-cell office:value-type="float" office:value="52134">
                <text:p>52134</text:p>
              </table:table-cell>
              <table:table-cell office:value-type="float" office:value="61337">
                <text:p>61337</text:p>
              </table:table-cell>
              <table:table-cell office:value-type="float" office:value="51933">
                <text:p>5193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1148">
                <text:p>51148</text:p>
              </table:table-cell>
              <table:table-cell office:value-type="float" office:value="95880">
                <text:p>95880</text:p>
              </table:table-cell>
              <table:table-cell office:value-type="float" office:value="47381">
                <text:p>47381</text:p>
              </table:table-cell>
              <table:table-cell office:value-type="float" office:value="64803">
                <text:p>648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2428">
                <text:p>72428</text:p>
              </table:table-cell>
              <table:table-cell office:value-type="float" office:value="64965">
                <text:p>64965</text:p>
              </table:table-cell>
              <table:table-cell office:value-type="float" office:value="57795">
                <text:p>57795</text:p>
              </table:table-cell>
              <table:table-cell office:value-type="float" office:value="65063">
                <text:p>6506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74101">
                <text:p>74101</text:p>
              </table:table-cell>
              <table:table-cell office:value-type="float" office:value="86559">
                <text:p>86559</text:p>
              </table:table-cell>
              <table:table-cell office:value-type="float" office:value="58460">
                <text:p>58460</text:p>
              </table:table-cell>
              <table:table-cell office:value-type="float" office:value="73040">
                <text:p>7304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3346">
                <text:p>63346</text:p>
              </table:table-cell>
              <table:table-cell office:value-type="float" office:value="71874">
                <text:p>71874</text:p>
              </table:table-cell>
              <table:table-cell office:value-type="float" office:value="73576">
                <text:p>73576</text:p>
              </table:table-cell>
              <table:table-cell office:value-type="float" office:value="69599">
                <text:p>6959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6836">
                <text:p>76836</text:p>
              </table:table-cell>
              <table:table-cell office:value-type="float" office:value="63152">
                <text:p>63152</text:p>
              </table:table-cell>
              <table:table-cell office:value-type="float" office:value="82990">
                <text:p>82990</text:p>
              </table:table-cell>
              <table:table-cell office:value-type="float" office:value="74326">
                <text:p>7432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74368">
                <text:p>74368</text:p>
              </table:table-cell>
              <table:table-cell office:value-type="float" office:value="75116">
                <text:p>75116</text:p>
              </table:table-cell>
              <table:table-cell office:value-type="float" office:value="70413">
                <text:p>70413</text:p>
              </table:table-cell>
              <table:table-cell office:value-type="float" office:value="73299">
                <text:p>73299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74111">
                <text:p>74111</text:p>
              </table:table-cell>
              <table:table-cell office:value-type="float" office:value="75670">
                <text:p>75670</text:p>
              </table:table-cell>
              <table:table-cell office:value-type="float" office:value="74442">
                <text:p>74442</text:p>
              </table:table-cell>
              <table:table-cell office:value-type="float" office:value="74741">
                <text:p>7474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73080">
                <text:p>73080</text:p>
              </table:table-cell>
              <table:table-cell office:value-type="float" office:value="73079">
                <text:p>73079</text:p>
              </table:table-cell>
              <table:table-cell office:value-type="float" office:value="74366">
                <text:p>74366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75769">
                <text:p>75769</text:p>
              </table:table-cell>
              <table:table-cell office:value-type="float" office:value="75055">
                <text:p>75055</text:p>
              </table:table-cell>
              <table:table-cell office:value-type="float" office:value="76603">
                <text:p>76603</text:p>
              </table:table-cell>
              <table:table-cell office:value-type="float" office:value="75809">
                <text:p>7580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80128">
                <text:p>80128</text:p>
              </table:table-cell>
              <table:table-cell office:value-type="float" office:value="90549">
                <text:p>90549</text:p>
              </table:table-cell>
              <table:table-cell office:value-type="float" office:value="77151">
                <text:p>77151</text:p>
              </table:table-cell>
              <table:table-cell office:value-type="float" office:value="82609">
                <text:p>8260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75375">
                <text:p>75375</text:p>
              </table:table-cell>
              <table:table-cell office:value-type="float" office:value="75539">
                <text:p>75539</text:p>
              </table:table-cell>
              <table:table-cell office:value-type="float" office:value="83891">
                <text:p>83891</text:p>
              </table:table-cell>
              <table:table-cell office:value-type="float" office:value="78268">
                <text:p>7826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77944">
                <text:p>77944</text:p>
              </table:table-cell>
              <table:table-cell office:value-type="float" office:value="75813">
                <text:p>75813</text:p>
              </table:table-cell>
              <table:table-cell office:value-type="float" office:value="79928">
                <text:p>79928</text:p>
              </table:table-cell>
              <table:table-cell office:value-type="float" office:value="77895">
                <text:p>7789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78089">
                <text:p>78089</text:p>
              </table:table-cell>
              <table:table-cell office:value-type="float" office:value="75945">
                <text:p>75945</text:p>
              </table:table-cell>
              <table:table-cell office:value-type="float" office:value="77189">
                <text:p>77189</text:p>
              </table:table-cell>
              <table:table-cell office:value-type="float" office:value="77074">
                <text:p>7707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80001">
                <text:p>80001</text:p>
              </table:table-cell>
              <table:table-cell office:value-type="float" office:value="76798">
                <text:p>76798</text:p>
              </table:table-cell>
              <table:table-cell office:value-type="float" office:value="76938">
                <text:p>76938</text:p>
              </table:table-cell>
              <table:table-cell office:value-type="float" office:value="77912">
                <text:p>7791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75613">
                <text:p>75613</text:p>
              </table:table-cell>
              <table:table-cell office:value-type="float" office:value="75610">
                <text:p>75610</text:p>
              </table:table-cell>
              <table:table-cell office:value-type="float" office:value="75913">
                <text:p>75913</text:p>
              </table:table-cell>
              <table:table-cell office:value-type="float" office:value="75712">
                <text:p>7571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75837">
                <text:p>75837</text:p>
              </table:table-cell>
              <table:table-cell office:value-type="float" office:value="76458">
                <text:p>76458</text:p>
              </table:table-cell>
              <table:table-cell office:value-type="float" office:value="76392">
                <text:p>76392</text:p>
              </table:table-cell>
              <table:table-cell office:value-type="float" office:value="76229">
                <text:p>7622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68cm" xlink:href=".." xlink:type="simple" chart:class="chart:line" chart:style-name="ch1">
        <chart:title svg:x="6.831cm" svg:y="0.303cm" chart:style-name="ch2">
          <text:p>NTFS SSD</text:p>
        </chart:title>
        <chart:subtitle svg:x="7.095cm" svg:y="1.275cm" chart:style-name="ch3">
          <text:p>LEITURA</text:p>
        </chart:subtitle>
        <chart:legend chart:legend-position="end" svg:x="13.543cm" svg:y="3.138cm" style:legend-expansion="high" chart:style-name="ch4"/>
        <chart:plot-area chart:style-name="ch5" table:cell-range-address="'NTFS-SSD'.A46:'NTFS-SSD'.E63 'NTFS-SSD'.B45:'NTFS-SSD'.E45" chart:data-source-has-labels="both" svg:x="1.33cm" svg:y="2.318cm" svg:width="11.575cm" svg:height="4.902cm">
          <chartooo:coordinate-region svg:x="3.089cm" svg:y="2.517cm" svg:width="9.816cm" svg:height="3.107cm"/>
          <chart:axis chart:dimension="x" chart:name="primary-x" chart:style-name="ch6" chartooo:axis-type="auto">
            <chartooo:date-scale/>
            <chart:title svg:x="6.848cm" svg:y="7.387cm" chart:style-name="ch7">
              <text:p>KB</text:p>
            </chart:title>
            <chart:categories table:cell-range-address="'NTFS-SSD'.A46:'NTFS-SSD'.A63"/>
          </chart:axis>
          <chart:axis chart:dimension="y" chart:name="primary-y" chart:style-name="ch6">
            <chart:title svg:x="0.451cm" svg:y="5.183cm" chart:style-name="ch8">
              <text:p>KB/S</text:p>
            </chart:title>
            <chart:grid chart:style-name="ch9" chart:class="major"/>
          </chart:axis>
          <chart:series chart:style-name="ch10" chart:values-cell-range-address="'NTFS-SSD'.B46:'NTFS-SSD'.B63" chart:label-cell-address="'NTFS-SSD'.B45:'NTFS-SSD'.B45" chart:class="chart:line">
            <chart:data-point chart:repeated="18"/>
          </chart:series>
          <chart:series chart:style-name="ch11" chart:values-cell-range-address="'NTFS-SSD'.C46:'NTFS-SSD'.C63" chart:label-cell-address="'NTFS-SSD'.C45:'NTFS-SSD'.C45" chart:class="chart:line">
            <chart:data-point chart:repeated="18"/>
          </chart:series>
          <chart:series chart:style-name="ch12" chart:values-cell-range-address="'NTFS-SSD'.D46:'NTFS-SSD'.D63" chart:label-cell-address="'NTFS-SSD'.D45:'NTFS-SSD'.D45" chart:class="chart:line">
            <chart:data-point chart:repeated="18"/>
          </chart:series>
          <chart:series chart:style-name="ch13" chart:values-cell-range-address="'NTFS-SSD'.E46:'NTFS-SSD'.E63" chart:label-cell-address="'NTFS-SSD'.E45:'NTFS-SSD'.E4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NTFS-SSD'.B45:'NTFS-SSD'.B45</svg:desc>
                </draw:g>
              </table:table-cell>
              <table:table-cell office:value-type="string">
                <text:p>Teste 2</text:p>
                <draw:g>
                  <svg:desc>'NTFS-SSD'.C45:'NTFS-SSD'.C45</svg:desc>
                </draw:g>
              </table:table-cell>
              <table:table-cell office:value-type="string">
                <text:p>Teste 3</text:p>
                <draw:g>
                  <svg:desc>'NTFS-SSD'.D45:'NTFS-SSD'.D45</svg:desc>
                </draw:g>
              </table:table-cell>
              <table:table-cell office:value-type="string">
                <text:p>Média</text:p>
                <draw:g>
                  <svg:desc>'NTFS-SSD'.E45:'NTFS-SSD'.E4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NTFS-SSD'.A46:'NTFS-SSD'.A63</svg:desc>
                </draw:g>
              </table:table-cell>
              <table:table-cell office:value-type="float" office:value="3541098">
                <text:p>3541098</text:p>
                <draw:g>
                  <svg:desc>'NTFS-SSD'.B46:'NTFS-SSD'.B63</svg:desc>
                </draw:g>
              </table:table-cell>
              <table:table-cell office:value-type="float" office:value="2801873">
                <text:p>2801873</text:p>
                <draw:g>
                  <svg:desc>'NTFS-SSD'.C46:'NTFS-SSD'.C63</svg:desc>
                </draw:g>
              </table:table-cell>
              <table:table-cell office:value-type="float" office:value="4274062">
                <text:p>4274062</text:p>
                <draw:g>
                  <svg:desc>'NTFS-SSD'.D46:'NTFS-SSD'.D63</svg:desc>
                </draw:g>
              </table:table-cell>
              <table:table-cell office:value-type="float" office:value="3539011">
                <text:p>3539011</text:p>
                <draw:g>
                  <svg:desc>'NTFS-SSD'.E46:'NTFS-SSD'.E6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660335">
                <text:p>2660335</text:p>
              </table:table-cell>
              <table:table-cell office:value-type="float" office:value="3277486">
                <text:p>3277486</text:p>
              </table:table-cell>
              <table:table-cell office:value-type="float" office:value="3277486">
                <text:p>3277486</text:p>
              </table:table-cell>
              <table:table-cell office:value-type="float" office:value="3071769">
                <text:p>307176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726577">
                <text:p>2726577</text:p>
              </table:table-cell>
              <table:table-cell office:value-type="float" office:value="6554972">
                <text:p>6554972</text:p>
              </table:table-cell>
              <table:table-cell office:value-type="float" office:value="2872459">
                <text:p>2872459</text:p>
              </table:table-cell>
              <table:table-cell office:value-type="float" office:value="4051336">
                <text:p>40513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068685">
                <text:p>3068685</text:p>
              </table:table-cell>
              <table:table-cell office:value-type="float" office:value="2860238">
                <text:p>2860238</text:p>
              </table:table-cell>
              <table:table-cell office:value-type="float" office:value="5227492">
                <text:p>5227492</text:p>
              </table:table-cell>
              <table:table-cell office:value-type="float" office:value="3718805">
                <text:p>371880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900425">
                <text:p>2900425</text:p>
              </table:table-cell>
              <table:table-cell office:value-type="float" office:value="2497356">
                <text:p>2497356</text:p>
              </table:table-cell>
              <table:table-cell office:value-type="float" office:value="4995276">
                <text:p>4995276</text:p>
              </table:table-cell>
              <table:table-cell office:value-type="float" office:value="3464352">
                <text:p>346435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67549">
                <text:p>2767549</text:p>
              </table:table-cell>
              <table:table-cell office:value-type="float" office:value="2488533">
                <text:p>2488533</text:p>
              </table:table-cell>
              <table:table-cell office:value-type="float" office:value="2592166">
                <text:p>2592166</text:p>
              </table:table-cell>
              <table:table-cell office:value-type="float" office:value="2616083">
                <text:p>261608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663212">
                <text:p>2663212</text:p>
              </table:table-cell>
              <table:table-cell office:value-type="float" office:value="2888923">
                <text:p>2888923</text:p>
              </table:table-cell>
              <table:table-cell office:value-type="float" office:value="5640500">
                <text:p>5640500</text:p>
              </table:table-cell>
              <table:table-cell office:value-type="float" office:value="3730878">
                <text:p>373087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402475">
                <text:p>2402475</text:p>
              </table:table-cell>
              <table:table-cell office:value-type="float" office:value="2137224">
                <text:p>2137224</text:p>
              </table:table-cell>
              <table:table-cell office:value-type="float" office:value="2167149">
                <text:p>2167149</text:p>
              </table:table-cell>
              <table:table-cell office:value-type="float" office:value="2235616">
                <text:p>223561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410238">
                <text:p>4410238</text:p>
              </table:table-cell>
              <table:table-cell office:value-type="float" office:value="2162022">
                <text:p>2162022</text:p>
              </table:table-cell>
              <table:table-cell office:value-type="float" office:value="2143945">
                <text:p>2143945</text:p>
              </table:table-cell>
              <table:table-cell office:value-type="float" office:value="2905402">
                <text:p>290540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5292055">
                <text:p>5292055</text:p>
              </table:table-cell>
              <table:table-cell office:value-type="float" office:value="2603315">
                <text:p>2603315</text:p>
              </table:table-cell>
              <table:table-cell office:value-type="float" office:value="3012835">
                <text:p>3012835</text:p>
              </table:table-cell>
              <table:table-cell office:value-type="float" office:value="3636068">
                <text:p>363606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274195">
                <text:p>3274195</text:p>
              </table:table-cell>
              <table:table-cell office:value-type="float" office:value="2891387">
                <text:p>2891387</text:p>
              </table:table-cell>
              <table:table-cell office:value-type="float" office:value="2976743">
                <text:p>2976743</text:p>
              </table:table-cell>
              <table:table-cell office:value-type="float" office:value="3047442">
                <text:p>304744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4331111">
                <text:p>4331111</text:p>
              </table:table-cell>
              <table:table-cell office:value-type="float" office:value="4179864">
                <text:p>4179864</text:p>
              </table:table-cell>
              <table:table-cell office:value-type="float" office:value="3858915">
                <text:p>3858915</text:p>
              </table:table-cell>
              <table:table-cell office:value-type="float" office:value="4123297">
                <text:p>412329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111991">
                <text:p>5111991</text:p>
              </table:table-cell>
              <table:table-cell office:value-type="float" office:value="4519869">
                <text:p>4519869</text:p>
              </table:table-cell>
              <table:table-cell office:value-type="float" office:value="4455580">
                <text:p>4455580</text:p>
              </table:table-cell>
              <table:table-cell office:value-type="float" office:value="4695813">
                <text:p>469581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286014">
                <text:p>5286014</text:p>
              </table:table-cell>
              <table:table-cell office:value-type="float" office:value="4737448">
                <text:p>4737448</text:p>
              </table:table-cell>
              <table:table-cell office:value-type="float" office:value="4844028">
                <text:p>4844028</text:p>
              </table:table-cell>
              <table:table-cell office:value-type="float" office:value="4955830">
                <text:p>4955830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514495">
                <text:p>5514495</text:p>
              </table:table-cell>
              <table:table-cell office:value-type="float" office:value="5060595">
                <text:p>5060595</text:p>
              </table:table-cell>
              <table:table-cell office:value-type="float" office:value="5249287">
                <text:p>5249287</text:p>
              </table:table-cell>
              <table:table-cell office:value-type="float" office:value="5274792">
                <text:p>52747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684570">
                <text:p>5684570</text:p>
              </table:table-cell>
              <table:table-cell office:value-type="float" office:value="4683097">
                <text:p>4683097</text:p>
              </table:table-cell>
              <table:table-cell office:value-type="float" office:value="4714649">
                <text:p>4714649</text:p>
              </table:table-cell>
              <table:table-cell office:value-type="float" office:value="5027439">
                <text:p>502743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42417">
                <text:p>642417</text:p>
              </table:table-cell>
              <table:table-cell office:value-type="float" office:value="632141">
                <text:p>632141</text:p>
              </table:table-cell>
              <table:table-cell office:value-type="float" office:value="626753">
                <text:p>626753</text:p>
              </table:table-cell>
              <table:table-cell office:value-type="float" office:value="633770">
                <text:p>633770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75572">
                <text:p>475572</text:p>
              </table:table-cell>
              <table:table-cell office:value-type="float" office:value="485043">
                <text:p>485043</text:p>
              </table:table-cell>
              <table:table-cell office:value-type="float" office:value="482664">
                <text:p>482664</text:p>
              </table:table-cell>
              <table:table-cell office:value-type="float" office:value="481093">
                <text:p>48109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289cm" xlink:href=".." xlink:type="simple" chart:class="chart:line" chart:style-name="ch1">
        <chart:title svg:x="6.831cm" svg:y="0.301cm" chart:style-name="ch2">
          <text:p>NTFS SSD</text:p>
        </chart:title>
        <chart:subtitle svg:x="6.751cm" svg:y="1.271cm" chart:style-name="ch3">
          <text:p>RE-ESCRITA</text:p>
        </chart:subtitle>
        <chart:legend chart:legend-position="end" svg:x="13.543cm" svg:y="3.098cm" style:legend-expansion="high" chart:style-name="ch4"/>
        <chart:plot-area chart:style-name="ch5" table:cell-range-address="'NTFS-SSD'.A25:'NTFS-SSD'.E43" chart:data-source-has-labels="both" svg:x="1.33cm" svg:y="2.31cm" svg:width="11.575cm" svg:height="4.833cm">
          <chartooo:coordinate-region svg:x="2.798cm" svg:y="2.509cm" svg:width="10.107cm" svg:height="3.038cm"/>
          <chart:axis chart:dimension="x" chart:name="primary-x" chart:style-name="ch6" chartooo:axis-type="auto">
            <chartooo:date-scale/>
            <chart:title svg:x="6.848cm" svg:y="7.308cm" chart:style-name="ch7">
              <text:p>KB</text:p>
            </chart:title>
            <chart:categories table:cell-range-address="'NTFS-SSD'.A26:'NTFS-SSD'.A43"/>
          </chart:axis>
          <chart:axis chart:dimension="y" chart:name="primary-y" chart:style-name="ch6">
            <chart:title svg:x="0.451cm" svg:y="5.14cm" chart:style-name="ch8">
              <text:p>KB/S</text:p>
            </chart:title>
            <chart:grid chart:style-name="ch9" chart:class="major"/>
          </chart:axis>
          <chart:series chart:style-name="ch10" chart:values-cell-range-address="'NTFS-SSD'.B26:'NTFS-SSD'.B43" chart:label-cell-address="'NTFS-SSD'.B25:'NTFS-SSD'.B25" chart:class="chart:line">
            <chart:data-point chart:repeated="18"/>
          </chart:series>
          <chart:series chart:style-name="ch11" chart:values-cell-range-address="'NTFS-SSD'.C26:'NTFS-SSD'.C43" chart:label-cell-address="'NTFS-SSD'.C25:'NTFS-SSD'.C25" chart:class="chart:line">
            <chart:data-point chart:repeated="18"/>
          </chart:series>
          <chart:series chart:style-name="ch12" chart:values-cell-range-address="'NTFS-SSD'.D26:'NTFS-SSD'.D43" chart:label-cell-address="'NTFS-SSD'.D25:'NTFS-SSD'.D25" chart:class="chart:line">
            <chart:data-point chart:repeated="18"/>
          </chart:series>
          <chart:series chart:style-name="ch13" chart:values-cell-range-address="'NTFS-SSD'.E26:'NTFS-SSD'.E43" chart:label-cell-address="'NTFS-SSD'.E25:'NTFS-SSD'.E2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NTFS-SSD'.B25:'NTFS-SSD'.B25</svg:desc>
                </draw:g>
              </table:table-cell>
              <table:table-cell office:value-type="string">
                <text:p>Teste 2</text:p>
                <draw:g>
                  <svg:desc>'NTFS-SSD'.C25:'NTFS-SSD'.C25</svg:desc>
                </draw:g>
              </table:table-cell>
              <table:table-cell office:value-type="string">
                <text:p>Teste 3</text:p>
                <draw:g>
                  <svg:desc>'NTFS-SSD'.D25:'NTFS-SSD'.D25</svg:desc>
                </draw:g>
              </table:table-cell>
              <table:table-cell office:value-type="string">
                <text:p>Média</text:p>
                <draw:g>
                  <svg:desc>'NTFS-SSD'.E25:'NTFS-SSD'.E2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NTFS-SSD'.A26:'NTFS-SSD'.A43</svg:desc>
                </draw:g>
              </table:table-cell>
              <table:table-cell office:value-type="float" office:value="99538">
                <text:p>99538</text:p>
                <draw:g>
                  <svg:desc>'NTFS-SSD'.B26:'NTFS-SSD'.B43</svg:desc>
                </draw:g>
              </table:table-cell>
              <table:table-cell office:value-type="float" office:value="59038">
                <text:p>59038</text:p>
                <draw:g>
                  <svg:desc>'NTFS-SSD'.C26:'NTFS-SSD'.C43</svg:desc>
                </draw:g>
              </table:table-cell>
              <table:table-cell office:value-type="float" office:value="39315">
                <text:p>39315</text:p>
                <draw:g>
                  <svg:desc>'NTFS-SSD'.D26:'NTFS-SSD'.D43</svg:desc>
                </draw:g>
              </table:table-cell>
              <table:table-cell office:value-type="float" office:value="65964">
                <text:p>65964</text:p>
                <draw:g>
                  <svg:desc>'NTFS-SSD'.E26:'NTFS-SSD'.E4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6466">
                <text:p>56466</text:p>
              </table:table-cell>
              <table:table-cell office:value-type="float" office:value="79456">
                <text:p>79456</text:p>
              </table:table-cell>
              <table:table-cell office:value-type="float" office:value="76512">
                <text:p>76512</text:p>
              </table:table-cell>
              <table:table-cell office:value-type="float" office:value="70811">
                <text:p>708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2789">
                <text:p>92789</text:p>
              </table:table-cell>
              <table:table-cell office:value-type="float" office:value="118910">
                <text:p>118910</text:p>
              </table:table-cell>
              <table:table-cell office:value-type="float" office:value="75916">
                <text:p>75916</text:p>
              </table:table-cell>
              <table:table-cell office:value-type="float" office:value="95872">
                <text:p>9587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3398">
                <text:p>93398</text:p>
              </table:table-cell>
              <table:table-cell office:value-type="float" office:value="100000">
                <text:p>100000</text:p>
              </table:table-cell>
              <table:table-cell office:value-type="float" office:value="98387">
                <text:p>98387</text:p>
              </table:table-cell>
              <table:table-cell office:value-type="float" office:value="97262">
                <text:p>9726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3051">
                <text:p>83051</text:p>
              </table:table-cell>
              <table:table-cell office:value-type="float" office:value="72321">
                <text:p>72321</text:p>
              </table:table-cell>
              <table:table-cell office:value-type="float" office:value="75077">
                <text:p>75077</text:p>
              </table:table-cell>
              <table:table-cell office:value-type="float" office:value="76816">
                <text:p>7681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78953">
                <text:p>78953</text:p>
              </table:table-cell>
              <table:table-cell office:value-type="float" office:value="70295">
                <text:p>70295</text:p>
              </table:table-cell>
              <table:table-cell office:value-type="float" office:value="101380">
                <text:p>101380</text:p>
              </table:table-cell>
              <table:table-cell office:value-type="float" office:value="83543">
                <text:p>8354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88215">
                <text:p>88215</text:p>
              </table:table-cell>
              <table:table-cell office:value-type="float" office:value="103730">
                <text:p>103730</text:p>
              </table:table-cell>
              <table:table-cell office:value-type="float" office:value="112567">
                <text:p>112567</text:p>
              </table:table-cell>
              <table:table-cell office:value-type="float" office:value="101504">
                <text:p>10150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1308">
                <text:p>91308</text:p>
              </table:table-cell>
              <table:table-cell office:value-type="float" office:value="90988">
                <text:p>90988</text:p>
              </table:table-cell>
              <table:table-cell office:value-type="float" office:value="85205">
                <text:p>85205</text:p>
              </table:table-cell>
              <table:table-cell office:value-type="float" office:value="89167">
                <text:p>8916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07926">
                <text:p>107926</text:p>
              </table:table-cell>
              <table:table-cell office:value-type="float" office:value="106119">
                <text:p>106119</text:p>
              </table:table-cell>
              <table:table-cell office:value-type="float" office:value="89041">
                <text:p>89041</text:p>
              </table:table-cell>
              <table:table-cell office:value-type="float" office:value="101029">
                <text:p>10102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95868">
                <text:p>95868</text:p>
              </table:table-cell>
              <table:table-cell office:value-type="float" office:value="91477">
                <text:p>91477</text:p>
              </table:table-cell>
              <table:table-cell office:value-type="float" office:value="100606">
                <text:p>100606</text:p>
              </table:table-cell>
              <table:table-cell office:value-type="float" office:value="95984">
                <text:p>9598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04171">
                <text:p>104171</text:p>
              </table:table-cell>
              <table:table-cell office:value-type="float" office:value="90371">
                <text:p>90371</text:p>
              </table:table-cell>
              <table:table-cell office:value-type="float" office:value="91879">
                <text:p>91879</text:p>
              </table:table-cell>
              <table:table-cell office:value-type="float" office:value="95474">
                <text:p>9547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17846">
                <text:p>117846</text:p>
              </table:table-cell>
              <table:table-cell office:value-type="float" office:value="91175">
                <text:p>91175</text:p>
              </table:table-cell>
              <table:table-cell office:value-type="float" office:value="96594">
                <text:p>96594</text:p>
              </table:table-cell>
              <table:table-cell office:value-type="float" office:value="101872">
                <text:p>10187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91923">
                <text:p>91923</text:p>
              </table:table-cell>
              <table:table-cell office:value-type="float" office:value="91234">
                <text:p>91234</text:p>
              </table:table-cell>
              <table:table-cell office:value-type="float" office:value="91331">
                <text:p>91331</text:p>
              </table:table-cell>
              <table:table-cell office:value-type="float" office:value="91496">
                <text:p>9149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93103">
                <text:p>93103</text:p>
              </table:table-cell>
              <table:table-cell office:value-type="float" office:value="91377">
                <text:p>91377</text:p>
              </table:table-cell>
              <table:table-cell office:value-type="float" office:value="96662">
                <text:p>96662</text:p>
              </table:table-cell>
              <table:table-cell office:value-type="float" office:value="93714">
                <text:p>9371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91367">
                <text:p>91367</text:p>
              </table:table-cell>
              <table:table-cell office:value-type="float" office:value="91853">
                <text:p>91853</text:p>
              </table:table-cell>
              <table:table-cell office:value-type="float" office:value="91973">
                <text:p>91973</text:p>
              </table:table-cell>
              <table:table-cell office:value-type="float" office:value="91731">
                <text:p>9173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92453">
                <text:p>92453</text:p>
              </table:table-cell>
              <table:table-cell office:value-type="float" office:value="92235">
                <text:p>92235</text:p>
              </table:table-cell>
              <table:table-cell office:value-type="float" office:value="92691">
                <text:p>92691</text:p>
              </table:table-cell>
              <table:table-cell office:value-type="float" office:value="92460">
                <text:p>92460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91086">
                <text:p>91086</text:p>
              </table:table-cell>
              <table:table-cell office:value-type="float" office:value="90049">
                <text:p>90049</text:p>
              </table:table-cell>
              <table:table-cell office:value-type="float" office:value="90784">
                <text:p>90784</text:p>
              </table:table-cell>
              <table:table-cell office:value-type="float" office:value="90640">
                <text:p>90640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90511">
                <text:p>90511</text:p>
              </table:table-cell>
              <table:table-cell office:value-type="float" office:value="88960">
                <text:p>88960</text:p>
              </table:table-cell>
              <table:table-cell office:value-type="float" office:value="89370">
                <text:p>89370</text:p>
              </table:table-cell>
              <table:table-cell office:value-type="float" office:value="89614">
                <text:p>8961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43cm" xlink:href=".." xlink:type="simple" chart:class="chart:line" chart:style-name="ch1">
        <chart:title svg:x="6.831cm" svg:y="0.302cm" chart:style-name="ch2">
          <text:p>NTFS SSD</text:p>
        </chart:title>
        <chart:subtitle svg:x="6.751cm" svg:y="1.273cm" chart:style-name="ch3">
          <text:p>RE-LEITURA</text:p>
        </chart:subtitle>
        <chart:legend chart:legend-position="end" svg:x="13.543cm" svg:y="3.125cm" style:legend-expansion="high" chart:style-name="ch4"/>
        <chart:plot-area chart:style-name="ch5" table:cell-range-address="'NTFS-SSD'.A65:'NTFS-SSD'.E83" chart:data-source-has-labels="both" svg:x="1.33cm" svg:y="2.314cm" svg:width="11.575cm" svg:height="4.882cm">
          <chartooo:coordinate-region svg:x="3.089cm" svg:y="2.513cm" svg:width="9.816cm" svg:height="3.087cm"/>
          <chart:axis chart:dimension="x" chart:name="primary-x" chart:style-name="ch6" chartooo:axis-type="auto">
            <chartooo:date-scale/>
            <chart:title svg:x="6.848cm" svg:y="7.362cm" chart:style-name="ch7">
              <text:p>KB</text:p>
            </chart:title>
            <chart:categories table:cell-range-address="'NTFS-SSD'.A66:'NTFS-SSD'.A83"/>
          </chart:axis>
          <chart:axis chart:dimension="y" chart:name="primary-y" chart:style-name="ch6">
            <chart:title svg:x="0.451cm" svg:y="5.169cm" chart:style-name="ch8">
              <text:p>KB/S</text:p>
            </chart:title>
            <chart:grid chart:style-name="ch9" chart:class="major"/>
          </chart:axis>
          <chart:series chart:style-name="ch10" chart:values-cell-range-address="'NTFS-SSD'.B66:'NTFS-SSD'.B83" chart:label-cell-address="'NTFS-SSD'.B65:'NTFS-SSD'.B65" chart:class="chart:line">
            <chart:data-point chart:repeated="18"/>
          </chart:series>
          <chart:series chart:style-name="ch11" chart:values-cell-range-address="'NTFS-SSD'.C66:'NTFS-SSD'.C83" chart:label-cell-address="'NTFS-SSD'.C65:'NTFS-SSD'.C65" chart:class="chart:line">
            <chart:data-point chart:repeated="18"/>
          </chart:series>
          <chart:series chart:style-name="ch12" chart:values-cell-range-address="'NTFS-SSD'.D66:'NTFS-SSD'.D83" chart:label-cell-address="'NTFS-SSD'.D65:'NTFS-SSD'.D65" chart:class="chart:line">
            <chart:data-point chart:repeated="18"/>
          </chart:series>
          <chart:series chart:style-name="ch13" chart:values-cell-range-address="'NTFS-SSD'.E66:'NTFS-SSD'.E83" chart:label-cell-address="'NTFS-SSD'.E65:'NTFS-SSD'.E6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NTFS-SSD'.B65:'NTFS-SSD'.B65</svg:desc>
                </draw:g>
              </table:table-cell>
              <table:table-cell office:value-type="string">
                <text:p>Teste 2</text:p>
                <draw:g>
                  <svg:desc>'NTFS-SSD'.C65:'NTFS-SSD'.C65</svg:desc>
                </draw:g>
              </table:table-cell>
              <table:table-cell office:value-type="string">
                <text:p>Teste 3</text:p>
                <draw:g>
                  <svg:desc>'NTFS-SSD'.D65:'NTFS-SSD'.D65</svg:desc>
                </draw:g>
              </table:table-cell>
              <table:table-cell office:value-type="string">
                <text:p>Média</text:p>
                <draw:g>
                  <svg:desc>'NTFS-SSD'.E65:'NTFS-SSD'.E6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NTFS-SSD'.A66:'NTFS-SSD'.A83</svg:desc>
                </draw:g>
              </table:table-cell>
              <table:table-cell office:value-type="float" office:value="4274062">
                <text:p>4274062</text:p>
                <draw:g>
                  <svg:desc>'NTFS-SSD'.B66:'NTFS-SSD'.B83</svg:desc>
                </draw:g>
              </table:table-cell>
              <table:table-cell office:value-type="float" office:value="3738358">
                <text:p>3738358</text:p>
                <draw:g>
                  <svg:desc>'NTFS-SSD'.C66:'NTFS-SSD'.C83</svg:desc>
                </draw:g>
              </table:table-cell>
              <table:table-cell office:value-type="float" office:value="5860307">
                <text:p>5860307</text:p>
                <draw:g>
                  <svg:desc>'NTFS-SSD'.D66:'NTFS-SSD'.D83</svg:desc>
                </draw:g>
              </table:table-cell>
              <table:table-cell office:value-type="float" office:value="4624242">
                <text:p>4624242</text:p>
                <draw:g>
                  <svg:desc>'NTFS-SSD'.E66:'NTFS-SSD'.E8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464907">
                <text:p>2464907</text:p>
              </table:table-cell>
              <table:table-cell office:value-type="float" office:value="3199360">
                <text:p>3199360</text:p>
              </table:table-cell>
              <table:table-cell office:value-type="float" office:value="3657016">
                <text:p>3657016</text:p>
              </table:table-cell>
              <table:table-cell office:value-type="float" office:value="3107094">
                <text:p>310709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368013">
                <text:p>3368013</text:p>
              </table:table-cell>
              <table:table-cell office:value-type="float" office:value="7571923">
                <text:p>7571923</text:p>
              </table:table-cell>
              <table:table-cell office:value-type="float" office:value="3421677">
                <text:p>3421677</text:p>
              </table:table-cell>
              <table:table-cell office:value-type="float" office:value="4787204">
                <text:p>478720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970896">
                <text:p>3970896</text:p>
              </table:table-cell>
              <table:table-cell office:value-type="float" office:value="3795443">
                <text:p>3795443</text:p>
              </table:table-cell>
              <table:table-cell office:value-type="float" office:value="7211022">
                <text:p>7211022</text:p>
              </table:table-cell>
              <table:table-cell office:value-type="float" office:value="4992454">
                <text:p>499245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579719">
                <text:p>3579719</text:p>
              </table:table-cell>
              <table:table-cell office:value-type="float" office:value="3057339">
                <text:p>3057339</text:p>
              </table:table-cell>
              <table:table-cell office:value-type="float" office:value="7020149">
                <text:p>7020149</text:p>
              </table:table-cell>
              <table:table-cell office:value-type="float" office:value="4552402">
                <text:p>455240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154809">
                <text:p>3154809</text:p>
              </table:table-cell>
              <table:table-cell office:value-type="float" office:value="2602375">
                <text:p>2602375</text:p>
              </table:table-cell>
              <table:table-cell office:value-type="float" office:value="2656292">
                <text:p>2656292</text:p>
              </table:table-cell>
              <table:table-cell office:value-type="float" office:value="2804492">
                <text:p>280449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710696">
                <text:p>2710696</text:p>
              </table:table-cell>
              <table:table-cell office:value-type="float" office:value="2419425">
                <text:p>2419425</text:p>
              </table:table-cell>
              <table:table-cell office:value-type="float" office:value="3082251">
                <text:p>3082251</text:p>
              </table:table-cell>
              <table:table-cell office:value-type="float" office:value="2737457">
                <text:p>273745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943985">
                <text:p>4943985</text:p>
              </table:table-cell>
              <table:table-cell office:value-type="float" office:value="2267399">
                <text:p>2267399</text:p>
              </table:table-cell>
              <table:table-cell office:value-type="float" office:value="2307601">
                <text:p>2307601</text:p>
              </table:table-cell>
              <table:table-cell office:value-type="float" office:value="3172995">
                <text:p>317299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514359">
                <text:p>2514359</text:p>
              </table:table-cell>
              <table:table-cell office:value-type="float" office:value="2192092">
                <text:p>2192092</text:p>
              </table:table-cell>
              <table:table-cell office:value-type="float" office:value="2554455">
                <text:p>2554455</text:p>
              </table:table-cell>
              <table:table-cell office:value-type="float" office:value="2420302">
                <text:p>242030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394839">
                <text:p>4394839</text:p>
              </table:table-cell>
              <table:table-cell office:value-type="float" office:value="4673712">
                <text:p>4673712</text:p>
              </table:table-cell>
              <table:table-cell office:value-type="float" office:value="4219956">
                <text:p>4219956</text:p>
              </table:table-cell>
              <table:table-cell office:value-type="float" office:value="4429502">
                <text:p>442950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544933">
                <text:p>5544933</text:p>
              </table:table-cell>
              <table:table-cell office:value-type="float" office:value="4689804">
                <text:p>4689804</text:p>
              </table:table-cell>
              <table:table-cell office:value-type="float" office:value="4705378">
                <text:p>4705378</text:p>
              </table:table-cell>
              <table:table-cell office:value-type="float" office:value="4980038">
                <text:p>498003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736913">
                <text:p>5736913</text:p>
              </table:table-cell>
              <table:table-cell office:value-type="float" office:value="4908323">
                <text:p>4908323</text:p>
              </table:table-cell>
              <table:table-cell office:value-type="float" office:value="4765575">
                <text:p>4765575</text:p>
              </table:table-cell>
              <table:table-cell office:value-type="float" office:value="5136937">
                <text:p>513693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960258">
                <text:p>5960258</text:p>
              </table:table-cell>
              <table:table-cell office:value-type="float" office:value="5099874">
                <text:p>5099874</text:p>
              </table:table-cell>
              <table:table-cell office:value-type="float" office:value="5200141">
                <text:p>5200141</text:p>
              </table:table-cell>
              <table:table-cell office:value-type="float" office:value="5420091">
                <text:p>542009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987144">
                <text:p>5987144</text:p>
              </table:table-cell>
              <table:table-cell office:value-type="float" office:value="5256070">
                <text:p>5256070</text:p>
              </table:table-cell>
              <table:table-cell office:value-type="float" office:value="5396405">
                <text:p>5396405</text:p>
              </table:table-cell>
              <table:table-cell office:value-type="float" office:value="5546540">
                <text:p>5546540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6014095">
                <text:p>6014095</text:p>
              </table:table-cell>
              <table:table-cell office:value-type="float" office:value="5479340">
                <text:p>5479340</text:p>
              </table:table-cell>
              <table:table-cell office:value-type="float" office:value="5621549">
                <text:p>5621549</text:p>
              </table:table-cell>
              <table:table-cell office:value-type="float" office:value="5704995">
                <text:p>570499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986083">
                <text:p>5986083</text:p>
              </table:table-cell>
              <table:table-cell office:value-type="float" office:value="5355370">
                <text:p>5355370</text:p>
              </table:table-cell>
              <table:table-cell office:value-type="float" office:value="5321600">
                <text:p>5321600</text:p>
              </table:table-cell>
              <table:table-cell office:value-type="float" office:value="5554351">
                <text:p>555435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43116">
                <text:p>643116</text:p>
              </table:table-cell>
              <table:table-cell office:value-type="float" office:value="632478">
                <text:p>632478</text:p>
              </table:table-cell>
              <table:table-cell office:value-type="float" office:value="626701">
                <text:p>626701</text:p>
              </table:table-cell>
              <table:table-cell office:value-type="float" office:value="634098">
                <text:p>63409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81490">
                <text:p>481490</text:p>
              </table:table-cell>
              <table:table-cell office:value-type="float" office:value="484655">
                <text:p>484655</text:p>
              </table:table-cell>
              <table:table-cell office:value-type="float" office:value="485928">
                <text:p>485928</text:p>
              </table:table-cell>
              <table:table-cell office:value-type="float" office:value="484024">
                <text:p>48402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43cm" xlink:href=".." xlink:type="simple" chart:class="chart:line" chart:style-name="ch1">
        <chart:title svg:x="6.831cm" svg:y="0.302cm" chart:style-name="ch2">
          <text:p>NTFS SSD</text:p>
        </chart:title>
        <chart:subtitle svg:x="5.984cm" svg:y="1.273cm" chart:style-name="ch3">
          <text:p>LEITURA ALEATÓRIA</text:p>
        </chart:subtitle>
        <chart:legend chart:legend-position="end" svg:x="13.543cm" svg:y="3.125cm" style:legend-expansion="high" chart:style-name="ch4"/>
        <chart:plot-area chart:style-name="ch5" table:cell-range-address="'NTFS-SSD'.A85:'NTFS-SSD'.E103" chart:data-source-has-labels="both" svg:x="1.33cm" svg:y="2.314cm" svg:width="11.575cm" svg:height="4.882cm">
          <chartooo:coordinate-region svg:x="3.089cm" svg:y="2.513cm" svg:width="9.816cm" svg:height="3.087cm"/>
          <chart:axis chart:dimension="x" chart:name="primary-x" chart:style-name="ch6" chartooo:axis-type="auto">
            <chartooo:date-scale/>
            <chart:title svg:x="6.848cm" svg:y="7.362cm" chart:style-name="ch7">
              <text:p>KB</text:p>
            </chart:title>
            <chart:categories table:cell-range-address="'NTFS-SSD'.A86:'NTFS-SSD'.A103"/>
          </chart:axis>
          <chart:axis chart:dimension="y" chart:name="primary-y" chart:style-name="ch6">
            <chart:title svg:x="0.451cm" svg:y="5.169cm" chart:style-name="ch8">
              <text:p>KB/S</text:p>
            </chart:title>
            <chart:grid chart:style-name="ch9" chart:class="major"/>
          </chart:axis>
          <chart:series chart:style-name="ch10" chart:values-cell-range-address="'NTFS-SSD'.B86:'NTFS-SSD'.B103" chart:label-cell-address="'NTFS-SSD'.B85:'NTFS-SSD'.B85" chart:class="chart:line">
            <chart:data-point chart:repeated="18"/>
          </chart:series>
          <chart:series chart:style-name="ch11" chart:values-cell-range-address="'NTFS-SSD'.C86:'NTFS-SSD'.C103" chart:label-cell-address="'NTFS-SSD'.C85:'NTFS-SSD'.C85" chart:class="chart:line">
            <chart:data-point chart:repeated="18"/>
          </chart:series>
          <chart:series chart:style-name="ch12" chart:values-cell-range-address="'NTFS-SSD'.D86:'NTFS-SSD'.D103" chart:label-cell-address="'NTFS-SSD'.D85:'NTFS-SSD'.D85" chart:class="chart:line">
            <chart:data-point chart:repeated="18"/>
          </chart:series>
          <chart:series chart:style-name="ch13" chart:values-cell-range-address="'NTFS-SSD'.E86:'NTFS-SSD'.E103" chart:label-cell-address="'NTFS-SSD'.E85:'NTFS-SSD'.E8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NTFS-SSD'.B85:'NTFS-SSD'.B85</svg:desc>
                </draw:g>
              </table:table-cell>
              <table:table-cell office:value-type="string">
                <text:p>Teste 2</text:p>
                <draw:g>
                  <svg:desc>'NTFS-SSD'.C85:'NTFS-SSD'.C85</svg:desc>
                </draw:g>
              </table:table-cell>
              <table:table-cell office:value-type="string">
                <text:p>Teste 3</text:p>
                <draw:g>
                  <svg:desc>'NTFS-SSD'.D85:'NTFS-SSD'.D85</svg:desc>
                </draw:g>
              </table:table-cell>
              <table:table-cell office:value-type="string">
                <text:p>Média</text:p>
                <draw:g>
                  <svg:desc>'NTFS-SSD'.E85:'NTFS-SSD'.E8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NTFS-SSD'.A86:'NTFS-SSD'.A103</svg:desc>
                </draw:g>
              </table:table-cell>
              <table:table-cell office:value-type="float" office:value="1690338">
                <text:p>1690338</text:p>
                <draw:g>
                  <svg:desc>'NTFS-SSD'.B86:'NTFS-SSD'.B103</svg:desc>
                </draw:g>
              </table:table-cell>
              <table:table-cell office:value-type="float" office:value="3057153">
                <text:p>3057153</text:p>
                <draw:g>
                  <svg:desc>'NTFS-SSD'.C86:'NTFS-SSD'.C103</svg:desc>
                </draw:g>
              </table:table-cell>
              <table:table-cell office:value-type="float" office:value="4897948">
                <text:p>4897948</text:p>
                <draw:g>
                  <svg:desc>'NTFS-SSD'.D86:'NTFS-SSD'.D103</svg:desc>
                </draw:g>
              </table:table-cell>
              <table:table-cell office:value-type="float" office:value="3215146">
                <text:p>3215146</text:p>
                <draw:g>
                  <svg:desc>'NTFS-SSD'.E86:'NTFS-SSD'.E10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053774">
                <text:p>3053774</text:p>
              </table:table-cell>
              <table:table-cell office:value-type="float" office:value="3199360">
                <text:p>3199360</text:p>
              </table:table-cell>
              <table:table-cell office:value-type="float" office:value="3199360">
                <text:p>3199360</text:p>
              </table:table-cell>
              <table:table-cell office:value-type="float" office:value="3150831">
                <text:p>315083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052087">
                <text:p>3052087</text:p>
              </table:table-cell>
              <table:table-cell office:value-type="float" office:value="6936061">
                <text:p>6936061</text:p>
              </table:table-cell>
              <table:table-cell office:value-type="float" office:value="3236056">
                <text:p>3236056</text:p>
              </table:table-cell>
              <table:table-cell office:value-type="float" office:value="4408068">
                <text:p>440806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580298">
                <text:p>3580298</text:p>
              </table:table-cell>
              <table:table-cell office:value-type="float" office:value="3481620">
                <text:p>3481620</text:p>
              </table:table-cell>
              <table:table-cell office:value-type="float" office:value="6931711">
                <text:p>6931711</text:p>
              </table:table-cell>
              <table:table-cell office:value-type="float" office:value="4664543">
                <text:p>466454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337696">
                <text:p>3337696</text:p>
              </table:table-cell>
              <table:table-cell office:value-type="float" office:value="2944166">
                <text:p>2944166</text:p>
              </table:table-cell>
              <table:table-cell office:value-type="float" office:value="6529233">
                <text:p>6529233</text:p>
              </table:table-cell>
              <table:table-cell office:value-type="float" office:value="4270365">
                <text:p>427036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981782">
                <text:p>2981782</text:p>
              </table:table-cell>
              <table:table-cell office:value-type="float" office:value="2642401">
                <text:p>2642401</text:p>
              </table:table-cell>
              <table:table-cell office:value-type="float" office:value="2680329">
                <text:p>2680329</text:p>
              </table:table-cell>
              <table:table-cell office:value-type="float" office:value="2768171">
                <text:p>276817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5482110">
                <text:p>5482110</text:p>
              </table:table-cell>
              <table:table-cell office:value-type="float" office:value="2274332">
                <text:p>2274332</text:p>
              </table:table-cell>
              <table:table-cell office:value-type="float" office:value="2381526">
                <text:p>2381526</text:p>
              </table:table-cell>
              <table:table-cell office:value-type="float" office:value="3379323">
                <text:p>337932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6638529">
                <text:p>6638529</text:p>
              </table:table-cell>
              <table:table-cell office:value-type="float" office:value="2073885">
                <text:p>2073885</text:p>
              </table:table-cell>
              <table:table-cell office:value-type="float" office:value="2174143">
                <text:p>2174143</text:p>
              </table:table-cell>
              <table:table-cell office:value-type="float" office:value="3628852">
                <text:p>362885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065807">
                <text:p>3065807</text:p>
              </table:table-cell>
              <table:table-cell office:value-type="float" office:value="3594527">
                <text:p>3594527</text:p>
              </table:table-cell>
              <table:table-cell office:value-type="float" office:value="4578915">
                <text:p>4578915</text:p>
              </table:table-cell>
              <table:table-cell office:value-type="float" office:value="3746416">
                <text:p>374641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847455">
                <text:p>4847455</text:p>
              </table:table-cell>
              <table:table-cell office:value-type="float" office:value="4649364">
                <text:p>4649364</text:p>
              </table:table-cell>
              <table:table-cell office:value-type="float" office:value="4537765">
                <text:p>4537765</text:p>
              </table:table-cell>
              <table:table-cell office:value-type="float" office:value="4678195">
                <text:p>467819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421996">
                <text:p>5421996</text:p>
              </table:table-cell>
              <table:table-cell office:value-type="float" office:value="4628290">
                <text:p>4628290</text:p>
              </table:table-cell>
              <table:table-cell office:value-type="float" office:value="4556858">
                <text:p>4556858</text:p>
              </table:table-cell>
              <table:table-cell office:value-type="float" office:value="4869048">
                <text:p>486904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135466">
                <text:p>5135466</text:p>
              </table:table-cell>
              <table:table-cell office:value-type="float" office:value="4637262">
                <text:p>4637262</text:p>
              </table:table-cell>
              <table:table-cell office:value-type="float" office:value="4573036">
                <text:p>4573036</text:p>
              </table:table-cell>
              <table:table-cell office:value-type="float" office:value="4781921">
                <text:p>478192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322377">
                <text:p>5322377</text:p>
              </table:table-cell>
              <table:table-cell office:value-type="float" office:value="4659997">
                <text:p>4659997</text:p>
              </table:table-cell>
              <table:table-cell office:value-type="float" office:value="4689272">
                <text:p>4689272</text:p>
              </table:table-cell>
              <table:table-cell office:value-type="float" office:value="4890549">
                <text:p>489054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413116">
                <text:p>5413116</text:p>
              </table:table-cell>
              <table:table-cell office:value-type="float" office:value="4843302">
                <text:p>4843302</text:p>
              </table:table-cell>
              <table:table-cell office:value-type="float" office:value="4957569">
                <text:p>4957569</text:p>
              </table:table-cell>
              <table:table-cell office:value-type="float" office:value="5071329">
                <text:p>507132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494523">
                <text:p>5494523</text:p>
              </table:table-cell>
              <table:table-cell office:value-type="float" office:value="5076888">
                <text:p>5076888</text:p>
              </table:table-cell>
              <table:table-cell office:value-type="float" office:value="5210469">
                <text:p>5210469</text:p>
              </table:table-cell>
              <table:table-cell office:value-type="float" office:value="5260627">
                <text:p>526062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516611">
                <text:p>5516611</text:p>
              </table:table-cell>
              <table:table-cell office:value-type="float" office:value="5058499">
                <text:p>5058499</text:p>
              </table:table-cell>
              <table:table-cell office:value-type="float" office:value="5004585">
                <text:p>5004585</text:p>
              </table:table-cell>
              <table:table-cell office:value-type="float" office:value="5193232">
                <text:p>519323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99649">
                <text:p>499649</text:p>
              </table:table-cell>
              <table:table-cell office:value-type="float" office:value="241582">
                <text:p>241582</text:p>
              </table:table-cell>
              <table:table-cell office:value-type="float" office:value="242139">
                <text:p>242139</text:p>
              </table:table-cell>
              <table:table-cell office:value-type="float" office:value="327790">
                <text:p>327790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55625">
                <text:p>155625</text:p>
              </table:table-cell>
              <table:table-cell office:value-type="float" office:value="151268">
                <text:p>151268</text:p>
              </table:table-cell>
              <table:table-cell office:value-type="float" office:value="153337">
                <text:p>153337</text:p>
              </table:table-cell>
              <table:table-cell office:value-type="float" office:value="153410">
                <text:p>15341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43cm" xlink:href=".." xlink:type="simple" chart:class="chart:line" chart:style-name="ch1">
        <chart:title svg:x="6.831cm" svg:y="0.302cm" chart:style-name="ch2">
          <text:p>NTFS SSD</text:p>
        </chart:title>
        <chart:subtitle svg:x="5.984cm" svg:y="1.273cm" chart:style-name="ch3">
          <text:p>ESCRITA ALEATÓRIA</text:p>
        </chart:subtitle>
        <chart:legend chart:legend-position="end" svg:x="13.543cm" svg:y="3.125cm" style:legend-expansion="high" chart:style-name="ch4"/>
        <chart:plot-area chart:style-name="ch5" table:cell-range-address="'NTFS-SSD'.A105:'NTFS-SSD'.E123" chart:data-source-has-labels="both" svg:x="1.33cm" svg:y="2.314cm" svg:width="11.575cm" svg:height="4.882cm">
          <chartooo:coordinate-region svg:x="2.798cm" svg:y="2.513cm" svg:width="10.107cm" svg:height="3.087cm"/>
          <chart:axis chart:dimension="x" chart:name="primary-x" chart:style-name="ch6" chartooo:axis-type="auto">
            <chartooo:date-scale/>
            <chart:title svg:x="6.848cm" svg:y="7.362cm" chart:style-name="ch7">
              <text:p>KB</text:p>
            </chart:title>
            <chart:categories table:cell-range-address="'NTFS-SSD'.A106:'NTFS-SSD'.A123"/>
          </chart:axis>
          <chart:axis chart:dimension="y" chart:name="primary-y" chart:style-name="ch6">
            <chart:title svg:x="0.451cm" svg:y="5.169cm" chart:style-name="ch8">
              <text:p>KB/S</text:p>
            </chart:title>
            <chart:grid chart:style-name="ch9" chart:class="major"/>
          </chart:axis>
          <chart:series chart:style-name="ch10" chart:values-cell-range-address="'NTFS-SSD'.B106:'NTFS-SSD'.B123" chart:label-cell-address="'NTFS-SSD'.B105:'NTFS-SSD'.B105" chart:class="chart:line">
            <chart:data-point chart:repeated="18"/>
          </chart:series>
          <chart:series chart:style-name="ch11" chart:values-cell-range-address="'NTFS-SSD'.C106:'NTFS-SSD'.C123" chart:label-cell-address="'NTFS-SSD'.C105:'NTFS-SSD'.C105" chart:class="chart:line">
            <chart:data-point chart:repeated="18"/>
          </chart:series>
          <chart:series chart:style-name="ch12" chart:values-cell-range-address="'NTFS-SSD'.D106:'NTFS-SSD'.D123" chart:label-cell-address="'NTFS-SSD'.D105:'NTFS-SSD'.D105" chart:class="chart:line">
            <chart:data-point chart:repeated="18"/>
          </chart:series>
          <chart:series chart:style-name="ch13" chart:values-cell-range-address="'NTFS-SSD'.E106:'NTFS-SSD'.E123" chart:label-cell-address="'NTFS-SSD'.E105:'NTFS-SSD'.E10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NTFS-SSD'.B105:'NTFS-SSD'.B105</svg:desc>
                </draw:g>
              </table:table-cell>
              <table:table-cell office:value-type="string">
                <text:p>Teste 2</text:p>
                <draw:g>
                  <svg:desc>'NTFS-SSD'.C105:'NTFS-SSD'.C105</svg:desc>
                </draw:g>
              </table:table-cell>
              <table:table-cell office:value-type="string">
                <text:p>Teste 3</text:p>
                <draw:g>
                  <svg:desc>'NTFS-SSD'.D105:'NTFS-SSD'.D105</svg:desc>
                </draw:g>
              </table:table-cell>
              <table:table-cell office:value-type="string">
                <text:p>Média</text:p>
                <draw:g>
                  <svg:desc>'NTFS-SSD'.E105:'NTFS-SSD'.E10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NTFS-SSD'.A106:'NTFS-SSD'.A123</svg:desc>
                </draw:g>
              </table:table-cell>
              <table:table-cell office:value-type="float" office:value="95671">
                <text:p>95671</text:p>
                <draw:g>
                  <svg:desc>'NTFS-SSD'.B106:'NTFS-SSD'.B123</svg:desc>
                </draw:g>
              </table:table-cell>
              <table:table-cell office:value-type="float" office:value="61010">
                <text:p>61010</text:p>
                <draw:g>
                  <svg:desc>'NTFS-SSD'.C106:'NTFS-SSD'.C123</svg:desc>
                </draw:g>
              </table:table-cell>
              <table:table-cell office:value-type="float" office:value="81225">
                <text:p>81225</text:p>
                <draw:g>
                  <svg:desc>'NTFS-SSD'.D106:'NTFS-SSD'.D123</svg:desc>
                </draw:g>
              </table:table-cell>
              <table:table-cell office:value-type="float" office:value="79302">
                <text:p>79302</text:p>
                <draw:g>
                  <svg:desc>'NTFS-SSD'.E106:'NTFS-SSD'.E1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6662">
                <text:p>56662</text:p>
              </table:table-cell>
              <table:table-cell office:value-type="float" office:value="78676">
                <text:p>78676</text:p>
              </table:table-cell>
              <table:table-cell office:value-type="float" office:value="78001">
                <text:p>78001</text:p>
              </table:table-cell>
              <table:table-cell office:value-type="float" office:value="71113">
                <text:p>7111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71631">
                <text:p>71631</text:p>
              </table:table-cell>
              <table:table-cell office:value-type="float" office:value="121562">
                <text:p>121562</text:p>
              </table:table-cell>
              <table:table-cell office:value-type="float" office:value="60248">
                <text:p>60248</text:p>
              </table:table-cell>
              <table:table-cell office:value-type="float" office:value="84480">
                <text:p>8448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3837">
                <text:p>83837</text:p>
              </table:table-cell>
              <table:table-cell office:value-type="float" office:value="60135">
                <text:p>60135</text:p>
              </table:table-cell>
              <table:table-cell office:value-type="float" office:value="105455">
                <text:p>105455</text:p>
              </table:table-cell>
              <table:table-cell office:value-type="float" office:value="83142">
                <text:p>8314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78508">
                <text:p>78508</text:p>
              </table:table-cell>
              <table:table-cell office:value-type="float" office:value="77073">
                <text:p>77073</text:p>
              </table:table-cell>
              <table:table-cell office:value-type="float" office:value="133438">
                <text:p>133438</text:p>
              </table:table-cell>
              <table:table-cell office:value-type="float" office:value="96340">
                <text:p>9634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4498">
                <text:p>94498</text:p>
              </table:table-cell>
              <table:table-cell office:value-type="float" office:value="76012">
                <text:p>76012</text:p>
              </table:table-cell>
              <table:table-cell office:value-type="float" office:value="86600">
                <text:p>86600</text:p>
              </table:table-cell>
              <table:table-cell office:value-type="float" office:value="85703">
                <text:p>8570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83428">
                <text:p>83428</text:p>
              </table:table-cell>
              <table:table-cell office:value-type="float" office:value="102880">
                <text:p>102880</text:p>
              </table:table-cell>
              <table:table-cell office:value-type="float" office:value="87780">
                <text:p>87780</text:p>
              </table:table-cell>
              <table:table-cell office:value-type="float" office:value="91363">
                <text:p>9136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89925">
                <text:p>89925</text:p>
              </table:table-cell>
              <table:table-cell office:value-type="float" office:value="100426">
                <text:p>100426</text:p>
              </table:table-cell>
              <table:table-cell office:value-type="float" office:value="90140">
                <text:p>90140</text:p>
              </table:table-cell>
              <table:table-cell office:value-type="float" office:value="93497">
                <text:p>9349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92746">
                <text:p>92746</text:p>
              </table:table-cell>
              <table:table-cell office:value-type="float" office:value="92942">
                <text:p>92942</text:p>
              </table:table-cell>
              <table:table-cell office:value-type="float" office:value="99548">
                <text:p>99548</text:p>
              </table:table-cell>
              <table:table-cell office:value-type="float" office:value="95079">
                <text:p>9507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95699">
                <text:p>95699</text:p>
              </table:table-cell>
              <table:table-cell office:value-type="float" office:value="127817">
                <text:p>127817</text:p>
              </table:table-cell>
              <table:table-cell office:value-type="float" office:value="101140">
                <text:p>101140</text:p>
              </table:table-cell>
              <table:table-cell office:value-type="float" office:value="108219">
                <text:p>10821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90395">
                <text:p>90395</text:p>
              </table:table-cell>
              <table:table-cell office:value-type="float" office:value="129121">
                <text:p>129121</text:p>
              </table:table-cell>
              <table:table-cell office:value-type="float" office:value="105388">
                <text:p>105388</text:p>
              </table:table-cell>
              <table:table-cell office:value-type="float" office:value="108301">
                <text:p>10830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92112">
                <text:p>92112</text:p>
              </table:table-cell>
              <table:table-cell office:value-type="float" office:value="95814">
                <text:p>95814</text:p>
              </table:table-cell>
              <table:table-cell office:value-type="float" office:value="92681">
                <text:p>92681</text:p>
              </table:table-cell>
              <table:table-cell office:value-type="float" office:value="93536">
                <text:p>9353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95005">
                <text:p>95005</text:p>
              </table:table-cell>
              <table:table-cell office:value-type="float" office:value="92678">
                <text:p>92678</text:p>
              </table:table-cell>
              <table:table-cell office:value-type="float" office:value="94715">
                <text:p>94715</text:p>
              </table:table-cell>
              <table:table-cell office:value-type="float" office:value="94133">
                <text:p>9413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98649">
                <text:p>98649</text:p>
              </table:table-cell>
              <table:table-cell office:value-type="float" office:value="101746">
                <text:p>101746</text:p>
              </table:table-cell>
              <table:table-cell office:value-type="float" office:value="91982">
                <text:p>91982</text:p>
              </table:table-cell>
              <table:table-cell office:value-type="float" office:value="97459">
                <text:p>9745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97557">
                <text:p>97557</text:p>
              </table:table-cell>
              <table:table-cell office:value-type="float" office:value="92538">
                <text:p>92538</text:p>
              </table:table-cell>
              <table:table-cell office:value-type="float" office:value="96054">
                <text:p>96054</text:p>
              </table:table-cell>
              <table:table-cell office:value-type="float" office:value="95383">
                <text:p>9538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96201">
                <text:p>96201</text:p>
              </table:table-cell>
              <table:table-cell office:value-type="float" office:value="93566">
                <text:p>93566</text:p>
              </table:table-cell>
              <table:table-cell office:value-type="float" office:value="92608">
                <text:p>92608</text:p>
              </table:table-cell>
              <table:table-cell office:value-type="float" office:value="94125">
                <text:p>9412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88732">
                <text:p>88732</text:p>
              </table:table-cell>
              <table:table-cell office:value-type="float" office:value="89802">
                <text:p>89802</text:p>
              </table:table-cell>
              <table:table-cell office:value-type="float" office:value="89952">
                <text:p>89952</text:p>
              </table:table-cell>
              <table:table-cell office:value-type="float" office:value="89495">
                <text:p>8949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88213">
                <text:p>88213</text:p>
              </table:table-cell>
              <table:table-cell office:value-type="float" office:value="87854">
                <text:p>87854</text:p>
              </table:table-cell>
              <table:table-cell office:value-type="float" office:value="87681">
                <text:p>87681</text:p>
              </table:table-cell>
              <table:table-cell office:value-type="float" office:value="87916">
                <text:p>8791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16cm" xlink:href=".." xlink:type="simple" chart:class="chart:bar" chart:style-name="ch1">
        <chart:title svg:x="5.839cm" svg:y="0.302cm" chart:style-name="ch2">
          <text:p>COMPARAÇÃO SSD</text:p>
        </chart:title>
        <chart:subtitle svg:x="6.751cm" svg:y="1.273cm" chart:style-name="ch3">
          <text:p>RE-ESCRITA</text:p>
        </chart:subtitle>
        <chart:legend chart:legend-position="end" svg:x="14.105cm" svg:y="3.112cm" style:legend-expansion="high" chart:style-name="ch4"/>
        <chart:plot-area chart:style-name="ch5" table:cell-range-address="SSD.A25:SSD.E43" chart:data-source-has-labels="both" svg:x="1.33cm" svg:y="2.148cm" svg:width="12.137cm" svg:height="5.0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89cm" svg:y="2.271cm" svg:width="10.378cm" svg:height="3.28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29cm" svg:y="7.335cm" chart:style-name="ch7">
              <text:p>KB</text:p>
            </chart:title>
            <chart:categories table:cell-range-address="SSD.A26:SSD.A43"/>
          </chart:axis>
          <chart:axis chart:dimension="y" chart:name="primary-y" chart:style-name="ch8">
            <chart:title svg:x="0.451cm" svg:y="5.072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SD.B26:SSD.B43" chart:label-cell-address="SSD.B25:SSD.B25" chart:class="chart:bar">
            <chart:data-point chart:repeated="18"/>
          </chart:series>
          <chart:series chart:style-name="ch12" chart:values-cell-range-address="SSD.C26:SSD.C43" chart:label-cell-address="SSD.C25:SSD.C25" chart:class="chart:bar">
            <chart:data-point chart:repeated="18"/>
          </chart:series>
          <chart:series chart:style-name="ch13" chart:values-cell-range-address="SSD.D26:SSD.D43" chart:label-cell-address="SSD.D25:SSD.D25" chart:class="chart:bar">
            <chart:data-point chart:repeated="18"/>
          </chart:series>
          <chart:series chart:style-name="ch14" chart:values-cell-range-address="SSD.E26:SSD.E43" chart:label-cell-address="SSD.E25:SSD.E25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  <draw:g>
                  <svg:desc>SSD.B25:SSD.B25</svg:desc>
                </draw:g>
              </table:table-cell>
              <table:table-cell office:value-type="string">
                <text:p>EXT4</text:p>
                <draw:g>
                  <svg:desc>SSD.C25:SSD.C25</svg:desc>
                </draw:g>
              </table:table-cell>
              <table:table-cell office:value-type="string">
                <text:p>BTRFS</text:p>
                <draw:g>
                  <svg:desc>SSD.D25:SSD.D25</svg:desc>
                </draw:g>
              </table:table-cell>
              <table:table-cell office:value-type="string">
                <text:p>NTFS</text:p>
                <draw:g>
                  <svg:desc>SSD.E25:SSD.E2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SD.A26:SSD.A43</svg:desc>
                </draw:g>
              </table:table-cell>
              <table:table-cell office:value-type="float" office:value="1747648">
                <text:p>1747648</text:p>
                <draw:g>
                  <svg:desc>SSD.B26:SSD.B43</svg:desc>
                </draw:g>
              </table:table-cell>
              <table:table-cell office:value-type="float" office:value="1581857">
                <text:p>1581857</text:p>
                <draw:g>
                  <svg:desc>SSD.C26:SSD.C43</svg:desc>
                </draw:g>
              </table:table-cell>
              <table:table-cell office:value-type="float" office:value="2040119">
                <text:p>2040119</text:p>
                <draw:g>
                  <svg:desc>SSD.D26:SSD.D43</svg:desc>
                </draw:g>
              </table:table-cell>
              <table:table-cell office:value-type="float" office:value="65964">
                <text:p>65964</text:p>
                <draw:g>
                  <svg:desc>SSD.E26:SSD.E4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51624">
                <text:p>1051624</text:p>
              </table:table-cell>
              <table:table-cell office:value-type="float" office:value="1188614">
                <text:p>1188614</text:p>
              </table:table-cell>
              <table:table-cell office:value-type="float" office:value="1585535">
                <text:p>1585535</text:p>
              </table:table-cell>
              <table:table-cell office:value-type="float" office:value="70811">
                <text:p>708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87151">
                <text:p>987151</text:p>
              </table:table-cell>
              <table:table-cell office:value-type="float" office:value="1333532">
                <text:p>1333532</text:p>
              </table:table-cell>
              <table:table-cell office:value-type="float" office:value="2353811">
                <text:p>2353811</text:p>
              </table:table-cell>
              <table:table-cell office:value-type="float" office:value="95872">
                <text:p>9587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19789">
                <text:p>919789</text:p>
              </table:table-cell>
              <table:table-cell office:value-type="float" office:value="1270227">
                <text:p>1270227</text:p>
              </table:table-cell>
              <table:table-cell office:value-type="float" office:value="1862625">
                <text:p>1862625</text:p>
              </table:table-cell>
              <table:table-cell office:value-type="float" office:value="97262">
                <text:p>9726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470037">
                <text:p>1470037</text:p>
              </table:table-cell>
              <table:table-cell office:value-type="float" office:value="1410300">
                <text:p>1410300</text:p>
              </table:table-cell>
              <table:table-cell office:value-type="float" office:value="2049248">
                <text:p>2049248</text:p>
              </table:table-cell>
              <table:table-cell office:value-type="float" office:value="76816">
                <text:p>7681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452247">
                <text:p>1452247</text:p>
              </table:table-cell>
              <table:table-cell office:value-type="float" office:value="1083933">
                <text:p>1083933</text:p>
              </table:table-cell>
              <table:table-cell office:value-type="float" office:value="2851096">
                <text:p>2851096</text:p>
              </table:table-cell>
              <table:table-cell office:value-type="float" office:value="83543">
                <text:p>8354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365680">
                <text:p>1365680</text:p>
              </table:table-cell>
              <table:table-cell office:value-type="float" office:value="2331101">
                <text:p>2331101</text:p>
              </table:table-cell>
              <table:table-cell office:value-type="float" office:value="2417046">
                <text:p>2417046</text:p>
              </table:table-cell>
              <table:table-cell office:value-type="float" office:value="101504">
                <text:p>10150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178462">
                <text:p>1178462</text:p>
              </table:table-cell>
              <table:table-cell office:value-type="float" office:value="1455339">
                <text:p>1455339</text:p>
              </table:table-cell>
              <table:table-cell office:value-type="float" office:value="1478299">
                <text:p>1478299</text:p>
              </table:table-cell>
              <table:table-cell office:value-type="float" office:value="89167">
                <text:p>8916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597871">
                <text:p>1597871</text:p>
              </table:table-cell>
              <table:table-cell office:value-type="float" office:value="1617742">
                <text:p>1617742</text:p>
              </table:table-cell>
              <table:table-cell office:value-type="float" office:value="1925678">
                <text:p>1925678</text:p>
              </table:table-cell>
              <table:table-cell office:value-type="float" office:value="101029">
                <text:p>10102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668040">
                <text:p>1668040</text:p>
              </table:table-cell>
              <table:table-cell office:value-type="float" office:value="1758726">
                <text:p>1758726</text:p>
              </table:table-cell>
              <table:table-cell office:value-type="float" office:value="1915787">
                <text:p>1915787</text:p>
              </table:table-cell>
              <table:table-cell office:value-type="float" office:value="95984">
                <text:p>9598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908918">
                <text:p>1908918</text:p>
              </table:table-cell>
              <table:table-cell office:value-type="float" office:value="1773461">
                <text:p>1773461</text:p>
              </table:table-cell>
              <table:table-cell office:value-type="float" office:value="2088042">
                <text:p>2088042</text:p>
              </table:table-cell>
              <table:table-cell office:value-type="float" office:value="95474">
                <text:p>9547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093317">
                <text:p>2093317</text:p>
              </table:table-cell>
              <table:table-cell office:value-type="float" office:value="1974125">
                <text:p>1974125</text:p>
              </table:table-cell>
              <table:table-cell office:value-type="float" office:value="2294990">
                <text:p>2294990</text:p>
              </table:table-cell>
              <table:table-cell office:value-type="float" office:value="101872">
                <text:p>10187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128769">
                <text:p>2128769</text:p>
              </table:table-cell>
              <table:table-cell office:value-type="float" office:value="2155817">
                <text:p>2155817</text:p>
              </table:table-cell>
              <table:table-cell office:value-type="float" office:value="2644411">
                <text:p>2644411</text:p>
              </table:table-cell>
              <table:table-cell office:value-type="float" office:value="91496">
                <text:p>9149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184118">
                <text:p>2184118</text:p>
              </table:table-cell>
              <table:table-cell office:value-type="float" office:value="2220750">
                <text:p>2220750</text:p>
              </table:table-cell>
              <table:table-cell office:value-type="float" office:value="2741563">
                <text:p>2741563</text:p>
              </table:table-cell>
              <table:table-cell office:value-type="float" office:value="93714">
                <text:p>9371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179237">
                <text:p>2179237</text:p>
              </table:table-cell>
              <table:table-cell office:value-type="float" office:value="2245437">
                <text:p>2245437</text:p>
              </table:table-cell>
              <table:table-cell office:value-type="float" office:value="2544773">
                <text:p>2544773</text:p>
              </table:table-cell>
              <table:table-cell office:value-type="float" office:value="91731">
                <text:p>9173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003266">
                <text:p>1003266</text:p>
              </table:table-cell>
              <table:table-cell office:value-type="float" office:value="1024506">
                <text:p>1024506</text:p>
              </table:table-cell>
              <table:table-cell office:value-type="float" office:value="1013168">
                <text:p>1013168</text:p>
              </table:table-cell>
              <table:table-cell office:value-type="float" office:value="92460">
                <text:p>92460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83883">
                <text:p>683883</text:p>
              </table:table-cell>
              <table:table-cell office:value-type="float" office:value="629952">
                <text:p>629952</text:p>
              </table:table-cell>
              <table:table-cell office:value-type="float" office:value="687555">
                <text:p>687555</text:p>
              </table:table-cell>
              <table:table-cell office:value-type="float" office:value="90640">
                <text:p>90640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566091">
                <text:p>566091</text:p>
              </table:table-cell>
              <table:table-cell office:value-type="float" office:value="562590">
                <text:p>562590</text:p>
              </table:table-cell>
              <table:table-cell office:value-type="float" office:value="538414">
                <text:p>538414</text:p>
              </table:table-cell>
              <table:table-cell office:value-type="float" office:value="89614">
                <text:p>89614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16cm" xlink:href=".." xlink:type="simple" chart:class="chart:bar" chart:style-name="ch1">
        <chart:title svg:x="5.839cm" svg:y="0.302cm" chart:style-name="ch2">
          <text:p>COMPARAÇÃO SSD</text:p>
        </chart:title>
        <chart:subtitle svg:x="6.751cm" svg:y="1.273cm" chart:style-name="ch3">
          <text:p>RE-LEITURA</text:p>
        </chart:subtitle>
        <chart:legend chart:legend-position="end" svg:x="14.105cm" svg:y="3.112cm" style:legend-expansion="high" chart:style-name="ch4"/>
        <chart:plot-area chart:style-name="ch5" table:cell-range-address="SSD.A65:SSD.E83" chart:data-source-has-labels="both" svg:x="1.33cm" svg:y="2.148cm" svg:width="12.137cm" svg:height="5.0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89cm" svg:y="2.271cm" svg:width="10.378cm" svg:height="3.28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29cm" svg:y="7.335cm" chart:style-name="ch7">
              <text:p>KB</text:p>
            </chart:title>
            <chart:categories table:cell-range-address="SSD.A66:SSD.A83"/>
          </chart:axis>
          <chart:axis chart:dimension="y" chart:name="primary-y" chart:style-name="ch8">
            <chart:title svg:x="0.451cm" svg:y="5.072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SD.B66:SSD.B83" chart:label-cell-address="SSD.B65:SSD.B65" chart:class="chart:bar">
            <chart:data-point chart:repeated="18"/>
          </chart:series>
          <chart:series chart:style-name="ch12" chart:values-cell-range-address="SSD.C66:SSD.C83" chart:label-cell-address="SSD.C65:SSD.C65" chart:class="chart:bar">
            <chart:data-point chart:repeated="18"/>
          </chart:series>
          <chart:series chart:style-name="ch13" chart:values-cell-range-address="SSD.D66:SSD.D83" chart:label-cell-address="SSD.D65:SSD.D65" chart:class="chart:bar">
            <chart:data-point chart:repeated="18"/>
          </chart:series>
          <chart:series chart:style-name="ch14" chart:values-cell-range-address="SSD.E66:SSD.E83" chart:label-cell-address="SSD.E65:SSD.E65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  <draw:g>
                  <svg:desc>SSD.B65:SSD.B65</svg:desc>
                </draw:g>
              </table:table-cell>
              <table:table-cell office:value-type="string">
                <text:p>EXT4</text:p>
                <draw:g>
                  <svg:desc>SSD.C65:SSD.C65</svg:desc>
                </draw:g>
              </table:table-cell>
              <table:table-cell office:value-type="string">
                <text:p>BTRFS</text:p>
                <draw:g>
                  <svg:desc>SSD.D65:SSD.D65</svg:desc>
                </draw:g>
              </table:table-cell>
              <table:table-cell office:value-type="string">
                <text:p>Média</text:p>
                <draw:g>
                  <svg:desc>SSD.E65:SSD.E6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SD.A66:SSD.A83</svg:desc>
                </draw:g>
              </table:table-cell>
              <table:table-cell office:value-type="float" office:value="5179814">
                <text:p>5179814</text:p>
                <draw:g>
                  <svg:desc>SSD.B66:SSD.B83</svg:desc>
                </draw:g>
              </table:table-cell>
              <table:table-cell office:value-type="float" office:value="7095178">
                <text:p>7095178</text:p>
                <draw:g>
                  <svg:desc>SSD.C66:SSD.C83</svg:desc>
                </draw:g>
              </table:table-cell>
              <table:table-cell office:value-type="float" office:value="7130049">
                <text:p>7130049</text:p>
                <draw:g>
                  <svg:desc>SSD.D66:SSD.D83</svg:desc>
                </draw:g>
              </table:table-cell>
              <table:table-cell office:value-type="float" office:value="4624242">
                <text:p>4624242</text:p>
                <draw:g>
                  <svg:desc>SSD.E66:SSD.E8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046358">
                <text:p>4046358</text:p>
              </table:table-cell>
              <table:table-cell office:value-type="float" office:value="4774119">
                <text:p>4774119</text:p>
              </table:table-cell>
              <table:table-cell office:value-type="float" office:value="4964394">
                <text:p>4964394</text:p>
              </table:table-cell>
              <table:table-cell office:value-type="float" office:value="3107094">
                <text:p>310709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406055">
                <text:p>4406055</text:p>
              </table:table-cell>
              <table:table-cell office:value-type="float" office:value="4761940">
                <text:p>4761940</text:p>
              </table:table-cell>
              <table:table-cell office:value-type="float" office:value="7008562">
                <text:p>7008562</text:p>
              </table:table-cell>
              <table:table-cell office:value-type="float" office:value="4787204">
                <text:p>478720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731448">
                <text:p>3731448</text:p>
              </table:table-cell>
              <table:table-cell office:value-type="float" office:value="4825705">
                <text:p>4825705</text:p>
              </table:table-cell>
              <table:table-cell office:value-type="float" office:value="5134886">
                <text:p>5134886</text:p>
              </table:table-cell>
              <table:table-cell office:value-type="float" office:value="4992454">
                <text:p>499245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288380">
                <text:p>5288380</text:p>
              </table:table-cell>
              <table:table-cell office:value-type="float" office:value="5227473">
                <text:p>5227473</text:p>
              </table:table-cell>
              <table:table-cell office:value-type="float" office:value="5650022">
                <text:p>5650022</text:p>
              </table:table-cell>
              <table:table-cell office:value-type="float" office:value="4552402">
                <text:p>455240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647268">
                <text:p>4647268</text:p>
              </table:table-cell>
              <table:table-cell office:value-type="float" office:value="3348416">
                <text:p>3348416</text:p>
              </table:table-cell>
              <table:table-cell office:value-type="float" office:value="3676486">
                <text:p>3676486</text:p>
              </table:table-cell>
              <table:table-cell office:value-type="float" office:value="2804492">
                <text:p>280449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533035">
                <text:p>2533035</text:p>
              </table:table-cell>
              <table:table-cell office:value-type="float" office:value="3750699">
                <text:p>3750699</text:p>
              </table:table-cell>
              <table:table-cell office:value-type="float" office:value="3382648">
                <text:p>3382648</text:p>
              </table:table-cell>
              <table:table-cell office:value-type="float" office:value="2737457">
                <text:p>273745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948206">
                <text:p>2948206</text:p>
              </table:table-cell>
              <table:table-cell office:value-type="float" office:value="3990901">
                <text:p>3990901</text:p>
              </table:table-cell>
              <table:table-cell office:value-type="float" office:value="4549776">
                <text:p>4549776</text:p>
              </table:table-cell>
              <table:table-cell office:value-type="float" office:value="3172995">
                <text:p>317299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692618">
                <text:p>2692618</text:p>
              </table:table-cell>
              <table:table-cell office:value-type="float" office:value="3045412">
                <text:p>3045412</text:p>
              </table:table-cell>
              <table:table-cell office:value-type="float" office:value="4131162">
                <text:p>4131162</text:p>
              </table:table-cell>
              <table:table-cell office:value-type="float" office:value="2420302">
                <text:p>242030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552547">
                <text:p>4552547</text:p>
              </table:table-cell>
              <table:table-cell office:value-type="float" office:value="3814657">
                <text:p>3814657</text:p>
              </table:table-cell>
              <table:table-cell office:value-type="float" office:value="4967733">
                <text:p>4967733</text:p>
              </table:table-cell>
              <table:table-cell office:value-type="float" office:value="4429502">
                <text:p>442950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112960">
                <text:p>5112960</text:p>
              </table:table-cell>
              <table:table-cell office:value-type="float" office:value="4883079">
                <text:p>4883079</text:p>
              </table:table-cell>
              <table:table-cell office:value-type="float" office:value="4311482">
                <text:p>4311482</text:p>
              </table:table-cell>
              <table:table-cell office:value-type="float" office:value="4980038">
                <text:p>498003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580789">
                <text:p>5580789</text:p>
              </table:table-cell>
              <table:table-cell office:value-type="float" office:value="5245875">
                <text:p>5245875</text:p>
              </table:table-cell>
              <table:table-cell office:value-type="float" office:value="5255851">
                <text:p>5255851</text:p>
              </table:table-cell>
              <table:table-cell office:value-type="float" office:value="5136937">
                <text:p>513693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728110">
                <text:p>5728110</text:p>
              </table:table-cell>
              <table:table-cell office:value-type="float" office:value="5541769">
                <text:p>5541769</text:p>
              </table:table-cell>
              <table:table-cell office:value-type="float" office:value="5428255">
                <text:p>5428255</text:p>
              </table:table-cell>
              <table:table-cell office:value-type="float" office:value="5420091">
                <text:p>542009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823730">
                <text:p>5823730</text:p>
              </table:table-cell>
              <table:table-cell office:value-type="float" office:value="5717403">
                <text:p>5717403</text:p>
              </table:table-cell>
              <table:table-cell office:value-type="float" office:value="5804041">
                <text:p>5804041</text:p>
              </table:table-cell>
              <table:table-cell office:value-type="float" office:value="5546540">
                <text:p>5546540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913506">
                <text:p>5913506</text:p>
              </table:table-cell>
              <table:table-cell office:value-type="float" office:value="5859768">
                <text:p>5859768</text:p>
              </table:table-cell>
              <table:table-cell office:value-type="float" office:value="5907116">
                <text:p>5907116</text:p>
              </table:table-cell>
              <table:table-cell office:value-type="float" office:value="5704995">
                <text:p>570499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951069">
                <text:p>5951069</text:p>
              </table:table-cell>
              <table:table-cell office:value-type="float" office:value="5932961">
                <text:p>5932961</text:p>
              </table:table-cell>
              <table:table-cell office:value-type="float" office:value="5963490">
                <text:p>5963490</text:p>
              </table:table-cell>
              <table:table-cell office:value-type="float" office:value="5554351">
                <text:p>555435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936441">
                <text:p>5936441</text:p>
              </table:table-cell>
              <table:table-cell office:value-type="float" office:value="5966566">
                <text:p>5966566</text:p>
              </table:table-cell>
              <table:table-cell office:value-type="float" office:value="5956042">
                <text:p>5956042</text:p>
              </table:table-cell>
              <table:table-cell office:value-type="float" office:value="634098">
                <text:p>63409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395500">
                <text:p>395500</text:p>
              </table:table-cell>
              <table:table-cell office:value-type="float" office:value="398315">
                <text:p>398315</text:p>
              </table:table-cell>
              <table:table-cell office:value-type="float" office:value="508442">
                <text:p>508442</text:p>
              </table:table-cell>
              <table:table-cell office:value-type="float" office:value="484024">
                <text:p>48402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7cm" xlink:href=".." xlink:type="simple" chart:class="chart:bar" chart:style-name="ch1">
        <chart:title svg:x="5.839cm" svg:y="0.303cm" chart:style-name="ch2">
          <text:p>COMPARAÇÃO SSD</text:p>
        </chart:title>
        <chart:subtitle svg:x="5.984cm" svg:y="1.275cm" chart:style-name="ch3">
          <text:p>LEITURA ALEATÓRIA</text:p>
        </chart:subtitle>
        <chart:legend chart:legend-position="end" svg:x="14.105cm" svg:y="3.139cm" style:legend-expansion="high" chart:style-name="ch4"/>
        <chart:plot-area chart:style-name="ch5" table:cell-range-address="SSD.A85:SSD.E103" chart:data-source-has-labels="both" svg:x="1.33cm" svg:y="2.151cm" svg:width="12.137cm" svg:height="5.07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27cm" svg:y="2.258cm" svg:width="10.102cm" svg:height="3.36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29cm" svg:y="7.389cm" chart:style-name="ch7">
              <text:p>KB</text:p>
            </chart:title>
            <chart:categories table:cell-range-address="SSD.A86:SSD.A103"/>
          </chart:axis>
          <chart:axis chart:dimension="y" chart:name="primary-y" chart:style-name="ch8">
            <chart:title svg:x="0.451cm" svg:y="5.1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SD.B86:SSD.B103" chart:label-cell-address="SSD.B85:SSD.B85" chart:class="chart:bar">
            <chart:data-point chart:repeated="18"/>
          </chart:series>
          <chart:series chart:style-name="ch12" chart:values-cell-range-address="SSD.C86:SSD.C103" chart:label-cell-address="SSD.C85:SSD.C85" chart:class="chart:bar">
            <chart:data-point chart:repeated="18"/>
          </chart:series>
          <chart:series chart:style-name="ch13" chart:values-cell-range-address="SSD.D86:SSD.D103" chart:label-cell-address="SSD.D85:SSD.D85" chart:class="chart:bar">
            <chart:data-point chart:repeated="18"/>
          </chart:series>
          <chart:series chart:style-name="ch14" chart:values-cell-range-address="SSD.E86:SSD.E103" chart:label-cell-address="SSD.E85:SSD.E85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  <draw:g>
                  <svg:desc>SSD.B85:SSD.B85</svg:desc>
                </draw:g>
              </table:table-cell>
              <table:table-cell office:value-type="string">
                <text:p>EXT4</text:p>
                <draw:g>
                  <svg:desc>SSD.C85:SSD.C85</svg:desc>
                </draw:g>
              </table:table-cell>
              <table:table-cell office:value-type="string">
                <text:p>BTRFS</text:p>
                <draw:g>
                  <svg:desc>SSD.D85:SSD.D85</svg:desc>
                </draw:g>
              </table:table-cell>
              <table:table-cell office:value-type="string">
                <text:p>Média</text:p>
                <draw:g>
                  <svg:desc>SSD.E85:SSD.E8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SD.A86:SSD.A103</svg:desc>
                </draw:g>
              </table:table-cell>
              <table:table-cell office:value-type="float" office:value="3287080">
                <text:p>3287080</text:p>
                <draw:g>
                  <svg:desc>SSD.B86:SSD.B103</svg:desc>
                </draw:g>
              </table:table-cell>
              <table:table-cell office:value-type="float" office:value="6889291">
                <text:p>6889291</text:p>
                <draw:g>
                  <svg:desc>SSD.C86:SSD.C103</svg:desc>
                </draw:g>
              </table:table-cell>
              <table:table-cell office:value-type="float" office:value="6646295">
                <text:p>6646295</text:p>
                <draw:g>
                  <svg:desc>SSD.D86:SSD.D103</svg:desc>
                </draw:g>
              </table:table-cell>
              <table:table-cell office:value-type="float" office:value="3215146">
                <text:p>3215146</text:p>
                <draw:g>
                  <svg:desc>SSD.E86:SSD.E10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050749">
                <text:p>4050749</text:p>
              </table:table-cell>
              <table:table-cell office:value-type="float" office:value="4525311">
                <text:p>4525311</text:p>
              </table:table-cell>
              <table:table-cell office:value-type="float" office:value="4555973">
                <text:p>4555973</text:p>
              </table:table-cell>
              <table:table-cell office:value-type="float" office:value="3150831">
                <text:p>315083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052586">
                <text:p>4052586</text:p>
              </table:table-cell>
              <table:table-cell office:value-type="float" office:value="4488508">
                <text:p>4488508</text:p>
              </table:table-cell>
              <table:table-cell office:value-type="float" office:value="5622823">
                <text:p>5622823</text:p>
              </table:table-cell>
              <table:table-cell office:value-type="float" office:value="4408068">
                <text:p>440806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526870">
                <text:p>3526870</text:p>
              </table:table-cell>
              <table:table-cell office:value-type="float" office:value="4201017">
                <text:p>4201017</text:p>
              </table:table-cell>
              <table:table-cell office:value-type="float" office:value="4940443">
                <text:p>4940443</text:p>
              </table:table-cell>
              <table:table-cell office:value-type="float" office:value="4664543">
                <text:p>466454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247183">
                <text:p>5247183</text:p>
              </table:table-cell>
              <table:table-cell office:value-type="float" office:value="5105906">
                <text:p>5105906</text:p>
              </table:table-cell>
              <table:table-cell office:value-type="float" office:value="5538657">
                <text:p>5538657</text:p>
              </table:table-cell>
              <table:table-cell office:value-type="float" office:value="4270365">
                <text:p>427036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718302">
                <text:p>4718302</text:p>
              </table:table-cell>
              <table:table-cell office:value-type="float" office:value="3636100">
                <text:p>3636100</text:p>
              </table:table-cell>
              <table:table-cell office:value-type="float" office:value="4038128">
                <text:p>4038128</text:p>
              </table:table-cell>
              <table:table-cell office:value-type="float" office:value="2768171">
                <text:p>276817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447936">
                <text:p>2447936</text:p>
              </table:table-cell>
              <table:table-cell office:value-type="float" office:value="3686181">
                <text:p>3686181</text:p>
              </table:table-cell>
              <table:table-cell office:value-type="float" office:value="3312149">
                <text:p>3312149</text:p>
              </table:table-cell>
              <table:table-cell office:value-type="float" office:value="3379323">
                <text:p>337932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835244">
                <text:p>3835244</text:p>
              </table:table-cell>
              <table:table-cell office:value-type="float" office:value="4497043">
                <text:p>4497043</text:p>
              </table:table-cell>
              <table:table-cell office:value-type="float" office:value="3839873">
                <text:p>3839873</text:p>
              </table:table-cell>
              <table:table-cell office:value-type="float" office:value="3628852">
                <text:p>362885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150032">
                <text:p>3150032</text:p>
              </table:table-cell>
              <table:table-cell office:value-type="float" office:value="3257645">
                <text:p>3257645</text:p>
              </table:table-cell>
              <table:table-cell office:value-type="float" office:value="4893247">
                <text:p>4893247</text:p>
              </table:table-cell>
              <table:table-cell office:value-type="float" office:value="3746416">
                <text:p>374641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676716">
                <text:p>4676716</text:p>
              </table:table-cell>
              <table:table-cell office:value-type="float" office:value="4635895">
                <text:p>4635895</text:p>
              </table:table-cell>
              <table:table-cell office:value-type="float" office:value="4754705">
                <text:p>4754705</text:p>
              </table:table-cell>
              <table:table-cell office:value-type="float" office:value="4678195">
                <text:p>467819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4544078">
                <text:p>4544078</text:p>
              </table:table-cell>
              <table:table-cell office:value-type="float" office:value="4662163">
                <text:p>4662163</text:p>
              </table:table-cell>
              <table:table-cell office:value-type="float" office:value="4739344">
                <text:p>4739344</text:p>
              </table:table-cell>
              <table:table-cell office:value-type="float" office:value="4869048">
                <text:p>486904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271755">
                <text:p>5271755</text:p>
              </table:table-cell>
              <table:table-cell office:value-type="float" office:value="5016383">
                <text:p>5016383</text:p>
              </table:table-cell>
              <table:table-cell office:value-type="float" office:value="5008675">
                <text:p>5008675</text:p>
              </table:table-cell>
              <table:table-cell office:value-type="float" office:value="4781921">
                <text:p>478192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360565">
                <text:p>5360565</text:p>
              </table:table-cell>
              <table:table-cell office:value-type="float" office:value="5205895">
                <text:p>5205895</text:p>
              </table:table-cell>
              <table:table-cell office:value-type="float" office:value="5330796">
                <text:p>5330796</text:p>
              </table:table-cell>
              <table:table-cell office:value-type="float" office:value="4890549">
                <text:p>489054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437336">
                <text:p>5437336</text:p>
              </table:table-cell>
              <table:table-cell office:value-type="float" office:value="5326083">
                <text:p>5326083</text:p>
              </table:table-cell>
              <table:table-cell office:value-type="float" office:value="5425692">
                <text:p>5425692</text:p>
              </table:table-cell>
              <table:table-cell office:value-type="float" office:value="5071329">
                <text:p>507132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488841">
                <text:p>5488841</text:p>
              </table:table-cell>
              <table:table-cell office:value-type="float" office:value="5468334">
                <text:p>5468334</text:p>
              </table:table-cell>
              <table:table-cell office:value-type="float" office:value="5477367">
                <text:p>5477367</text:p>
              </table:table-cell>
              <table:table-cell office:value-type="float" office:value="5260627">
                <text:p>526062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492776">
                <text:p>5492776</text:p>
              </table:table-cell>
              <table:table-cell office:value-type="float" office:value="5474374">
                <text:p>5474374</text:p>
              </table:table-cell>
              <table:table-cell office:value-type="float" office:value="5508820">
                <text:p>5508820</text:p>
              </table:table-cell>
              <table:table-cell office:value-type="float" office:value="5193232">
                <text:p>519323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509837">
                <text:p>5509837</text:p>
              </table:table-cell>
              <table:table-cell office:value-type="float" office:value="5503462">
                <text:p>5503462</text:p>
              </table:table-cell>
              <table:table-cell office:value-type="float" office:value="5489400">
                <text:p>5489400</text:p>
              </table:table-cell>
              <table:table-cell office:value-type="float" office:value="327790">
                <text:p>327790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04838">
                <text:p>404838</text:p>
              </table:table-cell>
              <table:table-cell office:value-type="float" office:value="396910">
                <text:p>396910</text:p>
              </table:table-cell>
              <table:table-cell office:value-type="float" office:value="0">
                <text:p>0</text:p>
              </table:table-cell>
              <table:table-cell office:value-type="float" office:value="153410">
                <text:p>15341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42cm" xlink:href=".." xlink:type="simple" chart:class="chart:bar" chart:style-name="ch1">
        <chart:title svg:x="5.839cm" svg:y="0.302cm" chart:style-name="ch2">
          <text:p>COMPARAÇÃO SSD</text:p>
        </chart:title>
        <chart:subtitle svg:x="7.095cm" svg:y="1.273cm" chart:style-name="ch3">
          <text:p>ESCRITA</text:p>
        </chart:subtitle>
        <chart:legend chart:legend-position="end" svg:x="14.105cm" svg:y="3.125cm" style:legend-expansion="high" chart:style-name="ch4"/>
        <chart:plot-area chart:style-name="ch5" table:cell-range-address="SSD.A5:SSD.E23" chart:data-source-has-labels="both" svg:x="1.33cm" svg:y="2.148cm" svg:width="12.137cm" svg:height="5.0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48cm" svg:y="2.255cm" svg:width="10.059cm" svg:height="3.34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29cm" svg:y="7.361cm" chart:style-name="ch7">
              <text:p>KB</text:p>
            </chart:title>
            <chart:categories table:cell-range-address="SSD.A6:SSD.A23"/>
          </chart:axis>
          <chart:axis chart:dimension="y" chart:name="primary-y" chart:style-name="ch8">
            <chart:title svg:x="0.451cm" svg:y="5.085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SD.B6:SSD.B23" chart:label-cell-address="SSD.B5:SSD.B5" chart:class="chart:bar">
            <chart:data-point chart:repeated="18"/>
          </chart:series>
          <chart:series chart:style-name="ch12" chart:values-cell-range-address="SSD.C6:SSD.C23" chart:label-cell-address="SSD.C5:SSD.C5" chart:class="chart:bar">
            <chart:data-point chart:repeated="18"/>
          </chart:series>
          <chart:series chart:style-name="ch13" chart:values-cell-range-address="SSD.D6:SSD.D23" chart:label-cell-address="SSD.D5:SSD.D5" chart:class="chart:bar">
            <chart:data-point chart:repeated="18"/>
          </chart:series>
          <chart:series chart:style-name="ch14" chart:values-cell-range-address="SSD.E6:SSD.E23" chart:label-cell-address="SSD.E5:SSD.E5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  <draw:g>
                  <svg:desc>SSD.B5:SSD.B5</svg:desc>
                </draw:g>
              </table:table-cell>
              <table:table-cell office:value-type="string">
                <text:p>EXT4</text:p>
                <draw:g>
                  <svg:desc>SSD.C5:SSD.C5</svg:desc>
                </draw:g>
              </table:table-cell>
              <table:table-cell office:value-type="string">
                <text:p>BTRFS</text:p>
                <draw:g>
                  <svg:desc>SSD.D5:SSD.D5</svg:desc>
                </draw:g>
              </table:table-cell>
              <table:table-cell office:value-type="string">
                <text:p>NTFS</text:p>
                <draw:g>
                  <svg:desc>SSD.E5:SSD.E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SD.A6:SSD.A23</svg:desc>
                </draw:g>
              </table:table-cell>
              <table:table-cell office:value-type="float" office:value="212691">
                <text:p>212691</text:p>
                <draw:g>
                  <svg:desc>SSD.B6:SSD.B23</svg:desc>
                </draw:g>
              </table:table-cell>
              <table:table-cell office:value-type="float" office:value="443485">
                <text:p>443485</text:p>
                <draw:g>
                  <svg:desc>SSD.C6:SSD.C23</svg:desc>
                </draw:g>
              </table:table-cell>
              <table:table-cell office:value-type="float" office:value="1179772">
                <text:p>1179772</text:p>
                <draw:g>
                  <svg:desc>SSD.D6:SSD.D23</svg:desc>
                </draw:g>
              </table:table-cell>
              <table:table-cell office:value-type="float" office:value="46707">
                <text:p>46707</text:p>
                <draw:g>
                  <svg:desc>SSD.E6:SSD.E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23673">
                <text:p>223673</text:p>
              </table:table-cell>
              <table:table-cell office:value-type="float" office:value="580851">
                <text:p>580851</text:p>
              </table:table-cell>
              <table:table-cell office:value-type="float" office:value="979035">
                <text:p>979035</text:p>
              </table:table-cell>
              <table:table-cell office:value-type="float" office:value="51933">
                <text:p>5193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2974">
                <text:p>252974</text:p>
              </table:table-cell>
              <table:table-cell office:value-type="float" office:value="554399">
                <text:p>554399</text:p>
              </table:table-cell>
              <table:table-cell office:value-type="float" office:value="1456239">
                <text:p>1456239</text:p>
              </table:table-cell>
              <table:table-cell office:value-type="float" office:value="64803">
                <text:p>648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68954">
                <text:p>268954</text:p>
              </table:table-cell>
              <table:table-cell office:value-type="float" office:value="565892">
                <text:p>565892</text:p>
              </table:table-cell>
              <table:table-cell office:value-type="float" office:value="1309395">
                <text:p>1309395</text:p>
              </table:table-cell>
              <table:table-cell office:value-type="float" office:value="65063">
                <text:p>6506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90263">
                <text:p>290263</text:p>
              </table:table-cell>
              <table:table-cell office:value-type="float" office:value="509162">
                <text:p>509162</text:p>
              </table:table-cell>
              <table:table-cell office:value-type="float" office:value="1248084">
                <text:p>1248084</text:p>
              </table:table-cell>
              <table:table-cell office:value-type="float" office:value="73040">
                <text:p>7304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33982">
                <text:p>333982</text:p>
              </table:table-cell>
              <table:table-cell office:value-type="float" office:value="498576">
                <text:p>498576</text:p>
              </table:table-cell>
              <table:table-cell office:value-type="float" office:value="1640598">
                <text:p>1640598</text:p>
              </table:table-cell>
              <table:table-cell office:value-type="float" office:value="69599">
                <text:p>6959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81063">
                <text:p>381063</text:p>
              </table:table-cell>
              <table:table-cell office:value-type="float" office:value="503673">
                <text:p>503673</text:p>
              </table:table-cell>
              <table:table-cell office:value-type="float" office:value="1554191">
                <text:p>1554191</text:p>
              </table:table-cell>
              <table:table-cell office:value-type="float" office:value="74326">
                <text:p>7432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97753">
                <text:p>497753</text:p>
              </table:table-cell>
              <table:table-cell office:value-type="float" office:value="601054">
                <text:p>601054</text:p>
              </table:table-cell>
              <table:table-cell office:value-type="float" office:value="1620811">
                <text:p>1620811</text:p>
              </table:table-cell>
              <table:table-cell office:value-type="float" office:value="73299">
                <text:p>73299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605513">
                <text:p>605513</text:p>
              </table:table-cell>
              <table:table-cell office:value-type="float" office:value="858156">
                <text:p>858156</text:p>
              </table:table-cell>
              <table:table-cell office:value-type="float" office:value="1597294">
                <text:p>1597294</text:p>
              </table:table-cell>
              <table:table-cell office:value-type="float" office:value="74741">
                <text:p>7474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628542">
                <text:p>628542</text:p>
              </table:table-cell>
              <table:table-cell office:value-type="float" office:value="914141">
                <text:p>914141</text:p>
              </table:table-cell>
              <table:table-cell office:value-type="float" office:value="1763161">
                <text:p>1763161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79304">
                <text:p>679304</text:p>
              </table:table-cell>
              <table:table-cell office:value-type="float" office:value="1050621">
                <text:p>1050621</text:p>
              </table:table-cell>
              <table:table-cell office:value-type="float" office:value="1884392">
                <text:p>1884392</text:p>
              </table:table-cell>
              <table:table-cell office:value-type="float" office:value="75809">
                <text:p>7580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704764">
                <text:p>704764</text:p>
              </table:table-cell>
              <table:table-cell office:value-type="float" office:value="1101067">
                <text:p>1101067</text:p>
              </table:table-cell>
              <table:table-cell office:value-type="float" office:value="1928501">
                <text:p>1928501</text:p>
              </table:table-cell>
              <table:table-cell office:value-type="float" office:value="82609">
                <text:p>8260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704240">
                <text:p>704240</text:p>
              </table:table-cell>
              <table:table-cell office:value-type="float" office:value="1153676">
                <text:p>1153676</text:p>
              </table:table-cell>
              <table:table-cell office:value-type="float" office:value="2179581">
                <text:p>2179581</text:p>
              </table:table-cell>
              <table:table-cell office:value-type="float" office:value="78268">
                <text:p>7826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717311">
                <text:p>717311</text:p>
              </table:table-cell>
              <table:table-cell office:value-type="float" office:value="1157920">
                <text:p>1157920</text:p>
              </table:table-cell>
              <table:table-cell office:value-type="float" office:value="2219514">
                <text:p>2219514</text:p>
              </table:table-cell>
              <table:table-cell office:value-type="float" office:value="77895">
                <text:p>7789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666141">
                <text:p>666141</text:p>
              </table:table-cell>
              <table:table-cell office:value-type="float" office:value="1089164">
                <text:p>1089164</text:p>
              </table:table-cell>
              <table:table-cell office:value-type="float" office:value="2098232">
                <text:p>2098232</text:p>
              </table:table-cell>
              <table:table-cell office:value-type="float" office:value="77074">
                <text:p>7707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93854">
                <text:p>593854</text:p>
              </table:table-cell>
              <table:table-cell office:value-type="float" office:value="845230">
                <text:p>845230</text:p>
              </table:table-cell>
              <table:table-cell office:value-type="float" office:value="980136">
                <text:p>980136</text:p>
              </table:table-cell>
              <table:table-cell office:value-type="float" office:value="77912">
                <text:p>7791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83395">
                <text:p>583395</text:p>
              </table:table-cell>
              <table:table-cell office:value-type="float" office:value="651054">
                <text:p>651054</text:p>
              </table:table-cell>
              <table:table-cell office:value-type="float" office:value="679933">
                <text:p>679933</text:p>
              </table:table-cell>
              <table:table-cell office:value-type="float" office:value="75712">
                <text:p>7571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527891">
                <text:p>527891</text:p>
              </table:table-cell>
              <table:table-cell office:value-type="float" office:value="561247">
                <text:p>561247</text:p>
              </table:table-cell>
              <table:table-cell office:value-type="float" office:value="571664">
                <text:p>571664</text:p>
              </table:table-cell>
              <table:table-cell office:value-type="float" office:value="76229">
                <text:p>762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95cm" xlink:href=".." xlink:type="simple" chart:class="chart:bar" chart:style-name="ch1">
        <chart:title svg:x="5.839cm" svg:y="0.303cm" chart:style-name="ch2">
          <text:p>COMPARAÇÃO SSD</text:p>
        </chart:title>
        <chart:subtitle svg:x="5.984cm" svg:y="1.275cm" chart:style-name="ch3">
          <text:p>ESCRITA ALEATÓRIA</text:p>
        </chart:subtitle>
        <chart:legend chart:legend-position="end" svg:x="14.105cm" svg:y="3.151cm" style:legend-expansion="high" chart:style-name="ch4"/>
        <chart:plot-area chart:style-name="ch5" table:cell-range-address="SSD.A105:SSD.E123" chart:data-source-has-labels="both" svg:x="1.33cm" svg:y="2.151cm" svg:width="12.137cm" svg:height="5.09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01cm" svg:y="2.258cm" svg:width="10.153cm" svg:height="3.39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29cm" svg:y="7.414cm" chart:style-name="ch7">
              <text:p>KB</text:p>
            </chart:title>
            <chart:categories table:cell-range-address="SSD.A106:SSD.A123"/>
          </chart:axis>
          <chart:axis chart:dimension="y" chart:name="primary-y" chart:style-name="ch8">
            <chart:title svg:x="0.451cm" svg:y="5.113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SD.B106:SSD.B123" chart:label-cell-address="SSD.B105:SSD.B105" chart:class="chart:bar">
            <chart:data-point chart:repeated="18"/>
          </chart:series>
          <chart:series chart:style-name="ch12" chart:values-cell-range-address="SSD.C106:SSD.C123" chart:label-cell-address="SSD.C105:SSD.C105" chart:class="chart:bar">
            <chart:data-point chart:repeated="18"/>
          </chart:series>
          <chart:series chart:style-name="ch13" chart:values-cell-range-address="SSD.D106:SSD.D123" chart:label-cell-address="SSD.D105:SSD.D105" chart:class="chart:bar">
            <chart:data-point chart:repeated="18"/>
          </chart:series>
          <chart:series chart:style-name="ch14" chart:values-cell-range-address="SSD.E106:SSD.E123" chart:label-cell-address="SSD.E105:SSD.E105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  <draw:g>
                  <svg:desc>SSD.B105:SSD.B105</svg:desc>
                </draw:g>
              </table:table-cell>
              <table:table-cell office:value-type="string">
                <text:p>EXT4</text:p>
                <draw:g>
                  <svg:desc>SSD.C105:SSD.C105</svg:desc>
                </draw:g>
              </table:table-cell>
              <table:table-cell office:value-type="string">
                <text:p>BTRFS</text:p>
                <draw:g>
                  <svg:desc>SSD.D105:SSD.D105</svg:desc>
                </draw:g>
              </table:table-cell>
              <table:table-cell office:value-type="string">
                <text:p>Média</text:p>
                <draw:g>
                  <svg:desc>SSD.E105:SSD.E10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SD.A106:SSD.A123</svg:desc>
                </draw:g>
              </table:table-cell>
              <table:table-cell office:value-type="float" office:value="1321796">
                <text:p>1321796</text:p>
                <draw:g>
                  <svg:desc>SSD.B106:SSD.B123</svg:desc>
                </draw:g>
              </table:table-cell>
              <table:table-cell office:value-type="float" office:value="1678071">
                <text:p>1678071</text:p>
                <draw:g>
                  <svg:desc>SSD.C106:SSD.C123</svg:desc>
                </draw:g>
              </table:table-cell>
              <table:table-cell office:value-type="float" office:value="2930339">
                <text:p>2930339</text:p>
                <draw:g>
                  <svg:desc>SSD.D106:SSD.D123</svg:desc>
                </draw:g>
              </table:table-cell>
              <table:table-cell office:value-type="float" office:value="79302">
                <text:p>79302</text:p>
                <draw:g>
                  <svg:desc>SSD.E106:SSD.E1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10751">
                <text:p>1210751</text:p>
              </table:table-cell>
              <table:table-cell office:value-type="float" office:value="1401781">
                <text:p>1401781</text:p>
              </table:table-cell>
              <table:table-cell office:value-type="float" office:value="1904710">
                <text:p>1904710</text:p>
              </table:table-cell>
              <table:table-cell office:value-type="float" office:value="71113">
                <text:p>7111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276032">
                <text:p>1276032</text:p>
              </table:table-cell>
              <table:table-cell office:value-type="float" office:value="1486765">
                <text:p>1486765</text:p>
              </table:table-cell>
              <table:table-cell office:value-type="float" office:value="2677117">
                <text:p>2677117</text:p>
              </table:table-cell>
              <table:table-cell office:value-type="float" office:value="84480">
                <text:p>8448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088291">
                <text:p>1088291</text:p>
              </table:table-cell>
              <table:table-cell office:value-type="float" office:value="1472754">
                <text:p>1472754</text:p>
              </table:table-cell>
              <table:table-cell office:value-type="float" office:value="2187884">
                <text:p>2187884</text:p>
              </table:table-cell>
              <table:table-cell office:value-type="float" office:value="83142">
                <text:p>8314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632638">
                <text:p>1632638</text:p>
              </table:table-cell>
              <table:table-cell office:value-type="float" office:value="1715001">
                <text:p>1715001</text:p>
              </table:table-cell>
              <table:table-cell office:value-type="float" office:value="2593189">
                <text:p>2593189</text:p>
              </table:table-cell>
              <table:table-cell office:value-type="float" office:value="96340">
                <text:p>9634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713514">
                <text:p>1713514</text:p>
              </table:table-cell>
              <table:table-cell office:value-type="float" office:value="1403723">
                <text:p>1403723</text:p>
              </table:table-cell>
              <table:table-cell office:value-type="float" office:value="2128791">
                <text:p>2128791</text:p>
              </table:table-cell>
              <table:table-cell office:value-type="float" office:value="85703">
                <text:p>8570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366089">
                <text:p>1366089</text:p>
              </table:table-cell>
              <table:table-cell office:value-type="float" office:value="1605393">
                <text:p>1605393</text:p>
              </table:table-cell>
              <table:table-cell office:value-type="float" office:value="2047317">
                <text:p>2047317</text:p>
              </table:table-cell>
              <table:table-cell office:value-type="float" office:value="91363">
                <text:p>9136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206794">
                <text:p>2206794</text:p>
              </table:table-cell>
              <table:table-cell office:value-type="float" office:value="2088348">
                <text:p>2088348</text:p>
              </table:table-cell>
              <table:table-cell office:value-type="float" office:value="1944158">
                <text:p>1944158</text:p>
              </table:table-cell>
              <table:table-cell office:value-type="float" office:value="93497">
                <text:p>9349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172475">
                <text:p>2172475</text:p>
              </table:table-cell>
              <table:table-cell office:value-type="float" office:value="2082740">
                <text:p>2082740</text:p>
              </table:table-cell>
              <table:table-cell office:value-type="float" office:value="2892323">
                <text:p>2892323</text:p>
              </table:table-cell>
              <table:table-cell office:value-type="float" office:value="95079">
                <text:p>9507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313024">
                <text:p>2313024</text:p>
              </table:table-cell>
              <table:table-cell office:value-type="float" office:value="2216313">
                <text:p>2216313</text:p>
              </table:table-cell>
              <table:table-cell office:value-type="float" office:value="2702392">
                <text:p>2702392</text:p>
              </table:table-cell>
              <table:table-cell office:value-type="float" office:value="108219">
                <text:p>10821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290631">
                <text:p>2290631</text:p>
              </table:table-cell>
              <table:table-cell office:value-type="float" office:value="2175498">
                <text:p>2175498</text:p>
              </table:table-cell>
              <table:table-cell office:value-type="float" office:value="2638760">
                <text:p>2638760</text:p>
              </table:table-cell>
              <table:table-cell office:value-type="float" office:value="108301">
                <text:p>10830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315479">
                <text:p>2315479</text:p>
              </table:table-cell>
              <table:table-cell office:value-type="float" office:value="2268069">
                <text:p>2268069</text:p>
              </table:table-cell>
              <table:table-cell office:value-type="float" office:value="2666410">
                <text:p>2666410</text:p>
              </table:table-cell>
              <table:table-cell office:value-type="float" office:value="93536">
                <text:p>9353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303409">
                <text:p>2303409</text:p>
              </table:table-cell>
              <table:table-cell office:value-type="float" office:value="2315163">
                <text:p>2315163</text:p>
              </table:table-cell>
              <table:table-cell office:value-type="float" office:value="592097">
                <text:p>592097</text:p>
              </table:table-cell>
              <table:table-cell office:value-type="float" office:value="94133">
                <text:p>9413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299331">
                <text:p>2299331</text:p>
              </table:table-cell>
              <table:table-cell office:value-type="float" office:value="2327979">
                <text:p>2327979</text:p>
              </table:table-cell>
              <table:table-cell office:value-type="float" office:value="542229">
                <text:p>542229</text:p>
              </table:table-cell>
              <table:table-cell office:value-type="float" office:value="97459">
                <text:p>9745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267178">
                <text:p>2267178</text:p>
              </table:table-cell>
              <table:table-cell office:value-type="float" office:value="2314634">
                <text:p>2314634</text:p>
              </table:table-cell>
              <table:table-cell office:value-type="float" office:value="510748">
                <text:p>510748</text:p>
              </table:table-cell>
              <table:table-cell office:value-type="float" office:value="95383">
                <text:p>9538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009089">
                <text:p>1009089</text:p>
              </table:table-cell>
              <table:table-cell office:value-type="float" office:value="1041113">
                <text:p>1041113</text:p>
              </table:table-cell>
              <table:table-cell office:value-type="float" office:value="499316">
                <text:p>499316</text:p>
              </table:table-cell>
              <table:table-cell office:value-type="float" office:value="94125">
                <text:p>9412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78728">
                <text:p>678728</text:p>
              </table:table-cell>
              <table:table-cell office:value-type="float" office:value="629583">
                <text:p>629583</text:p>
              </table:table-cell>
              <table:table-cell office:value-type="float" office:value="488373">
                <text:p>488373</text:p>
              </table:table-cell>
              <table:table-cell office:value-type="float" office:value="89495">
                <text:p>8949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50204">
                <text:p>450204</text:p>
              </table:table-cell>
              <table:table-cell office:value-type="float" office:value="483288">
                <text:p>483288</text:p>
              </table:table-cell>
              <table:table-cell office:value-type="float" office:value="0">
                <text:p>0</text:p>
              </table:table-cell>
              <table:table-cell office:value-type="float" office:value="87916">
                <text:p>8791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69cm" xlink:href=".." xlink:type="simple" chart:class="chart:line" chart:style-name="ch1">
        <chart:title svg:x="6.857cm" svg:y="0.303cm" chart:style-name="ch2">
          <text:p>EXT3 SSD</text:p>
        </chart:title>
        <chart:subtitle svg:x="7.095cm" svg:y="1.275cm" chart:style-name="ch3">
          <text:p>LEITURA</text:p>
        </chart:subtitle>
        <chart:legend chart:legend-position="end" svg:x="13.543cm" svg:y="3.138cm" style:legend-expansion="high" chart:style-name="ch4"/>
        <chart:plot-area chart:style-name="ch5" table:cell-range-address="'EXT3-SSD'.A45:'EXT3-SSD'.E63" chart:data-source-has-labels="both" svg:x="1.33cm" svg:y="2.318cm" svg:width="11.575cm" svg:height="4.903cm">
          <chartooo:coordinate-region svg:x="3.274cm" svg:y="2.517cm" svg:width="9.631cm" svg:height="3.108cm"/>
          <chart:axis chart:dimension="x" chart:name="primary-x" chart:style-name="ch6" chartooo:axis-type="auto">
            <chartooo:date-scale/>
            <chart:title svg:x="6.848cm" svg:y="7.388cm" chart:style-name="ch7">
              <text:p>KB</text:p>
            </chart:title>
            <chart:categories table:cell-range-address="'EXT3-SSD'.A46:'EXT3-SSD'.A63"/>
          </chart:axis>
          <chart:axis chart:dimension="y" chart:name="primary-y" chart:style-name="ch6">
            <chart:title svg:x="0.451cm" svg:y="5.183cm" chart:style-name="ch8">
              <text:p>KB/S</text:p>
            </chart:title>
            <chart:grid chart:style-name="ch9" chart:class="major"/>
          </chart:axis>
          <chart:series chart:style-name="ch10" chart:values-cell-range-address="'EXT3-SSD'.B46:'EXT3-SSD'.B63" chart:label-cell-address="'EXT3-SSD'.B45:'EXT3-SSD'.B45" chart:class="chart:line">
            <chart:data-point chart:repeated="18"/>
          </chart:series>
          <chart:series chart:style-name="ch11" chart:values-cell-range-address="'EXT3-SSD'.C46:'EXT3-SSD'.C63" chart:label-cell-address="'EXT3-SSD'.C45:'EXT3-SSD'.C45" chart:class="chart:line">
            <chart:data-point chart:repeated="18"/>
          </chart:series>
          <chart:series chart:style-name="ch12" chart:values-cell-range-address="'EXT3-SSD'.D46:'EXT3-SSD'.D63" chart:label-cell-address="'EXT3-SSD'.D45:'EXT3-SSD'.D45" chart:class="chart:line">
            <chart:data-point chart:repeated="18"/>
          </chart:series>
          <chart:series chart:style-name="ch13" chart:values-cell-range-address="'EXT3-SSD'.E46:'EXT3-SSD'.E63" chart:label-cell-address="'EXT3-SSD'.E45:'EXT3-SSD'.E4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3-SSD'.B45:'EXT3-SSD'.B45</svg:desc>
                </draw:g>
              </table:table-cell>
              <table:table-cell office:value-type="string">
                <text:p>Teste 2</text:p>
                <draw:g>
                  <svg:desc>'EXT3-SSD'.C45:'EXT3-SSD'.C45</svg:desc>
                </draw:g>
              </table:table-cell>
              <table:table-cell office:value-type="string">
                <text:p>Teste 3</text:p>
                <draw:g>
                  <svg:desc>'EXT3-SSD'.D45:'EXT3-SSD'.D45</svg:desc>
                </draw:g>
              </table:table-cell>
              <table:table-cell office:value-type="string">
                <text:p>Média</text:p>
                <draw:g>
                  <svg:desc>'EXT3-SSD'.E45:'EXT3-SSD'.E4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3-SSD'.A46:'EXT3-SSD'.A63</svg:desc>
                </draw:g>
              </table:table-cell>
              <table:table-cell office:value-type="float" office:value="9006179">
                <text:p>9006179</text:p>
                <draw:g>
                  <svg:desc>'EXT3-SSD'.B46:'EXT3-SSD'.B63</svg:desc>
                </draw:g>
              </table:table-cell>
              <table:table-cell office:value-type="float" office:value="3363612">
                <text:p>3363612</text:p>
                <draw:g>
                  <svg:desc>'EXT3-SSD'.C46:'EXT3-SSD'.C63</svg:desc>
                </draw:g>
              </table:table-cell>
              <table:table-cell office:value-type="float" office:value="4897948">
                <text:p>4897948</text:p>
                <draw:g>
                  <svg:desc>'EXT3-SSD'.D46:'EXT3-SSD'.D63</svg:desc>
                </draw:g>
              </table:table-cell>
              <table:table-cell office:value-type="float" office:value="5755913">
                <text:p>5755913</text:p>
                <draw:g>
                  <svg:desc>'EXT3-SSD'.E46:'EXT3-SSD'.E6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380677">
                <text:p>3380677</text:p>
              </table:table-cell>
              <table:table-cell office:value-type="float" office:value="3359523">
                <text:p>3359523</text:p>
              </table:table-cell>
              <table:table-cell office:value-type="float" office:value="4759253">
                <text:p>4759253</text:p>
              </table:table-cell>
              <table:table-cell office:value-type="float" office:value="3833151">
                <text:p>383315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652146">
                <text:p>4652146</text:p>
              </table:table-cell>
              <table:table-cell office:value-type="float" office:value="3123106">
                <text:p>3123106</text:p>
              </table:table-cell>
              <table:table-cell office:value-type="float" office:value="2911402">
                <text:p>2911402</text:p>
              </table:table-cell>
              <table:table-cell office:value-type="float" office:value="3562218">
                <text:p>356221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220553">
                <text:p>3220553</text:p>
              </table:table-cell>
              <table:table-cell office:value-type="float" office:value="2600470">
                <text:p>2600470</text:p>
              </table:table-cell>
              <table:table-cell office:value-type="float" office:value="2782414">
                <text:p>2782414</text:p>
              </table:table-cell>
              <table:table-cell office:value-type="float" office:value="2867812">
                <text:p>286781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433259">
                <text:p>4433259</text:p>
              </table:table-cell>
              <table:table-cell office:value-type="float" office:value="4126579">
                <text:p>4126579</text:p>
              </table:table-cell>
              <table:table-cell office:value-type="float" office:value="4178773">
                <text:p>4178773</text:p>
              </table:table-cell>
              <table:table-cell office:value-type="float" office:value="4246204">
                <text:p>424620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444228">
                <text:p>5444228</text:p>
              </table:table-cell>
              <table:table-cell office:value-type="float" office:value="2663706">
                <text:p>2663706</text:p>
              </table:table-cell>
              <table:table-cell office:value-type="float" office:value="3915540">
                <text:p>3915540</text:p>
              </table:table-cell>
              <table:table-cell office:value-type="float" office:value="4007825">
                <text:p>400782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607037">
                <text:p>2607037</text:p>
              </table:table-cell>
              <table:table-cell office:value-type="float" office:value="2437965">
                <text:p>2437965</text:p>
              </table:table-cell>
              <table:table-cell office:value-type="float" office:value="2531736">
                <text:p>2531736</text:p>
              </table:table-cell>
              <table:table-cell office:value-type="float" office:value="2525579">
                <text:p>252557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396777">
                <text:p>2396777</text:p>
              </table:table-cell>
              <table:table-cell office:value-type="float" office:value="2360714">
                <text:p>2360714</text:p>
              </table:table-cell>
              <table:table-cell office:value-type="float" office:value="3626431">
                <text:p>3626431</text:p>
              </table:table-cell>
              <table:table-cell office:value-type="float" office:value="2794641">
                <text:p>279464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775108">
                <text:p>2775108</text:p>
              </table:table-cell>
              <table:table-cell office:value-type="float" office:value="3506130">
                <text:p>3506130</text:p>
              </table:table-cell>
              <table:table-cell office:value-type="float" office:value="2247511">
                <text:p>2247511</text:p>
              </table:table-cell>
              <table:table-cell office:value-type="float" office:value="2842916">
                <text:p>284291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3167540">
                <text:p>3167540</text:p>
              </table:table-cell>
              <table:table-cell office:value-type="float" office:value="3539430">
                <text:p>3539430</text:p>
              </table:table-cell>
              <table:table-cell office:value-type="float" office:value="4744050">
                <text:p>4744050</text:p>
              </table:table-cell>
              <table:table-cell office:value-type="float" office:value="3817007">
                <text:p>381700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930206">
                <text:p>3930206</text:p>
              </table:table-cell>
              <table:table-cell office:value-type="float" office:value="3684107">
                <text:p>3684107</text:p>
              </table:table-cell>
              <table:table-cell office:value-type="float" office:value="3429936">
                <text:p>3429936</text:p>
              </table:table-cell>
              <table:table-cell office:value-type="float" office:value="3681416">
                <text:p>368141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4741080">
                <text:p>4741080</text:p>
              </table:table-cell>
              <table:table-cell office:value-type="float" office:value="4844141">
                <text:p>4844141</text:p>
              </table:table-cell>
              <table:table-cell office:value-type="float" office:value="4682646">
                <text:p>4682646</text:p>
              </table:table-cell>
              <table:table-cell office:value-type="float" office:value="4755956">
                <text:p>475595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403807">
                <text:p>5403807</text:p>
              </table:table-cell>
              <table:table-cell office:value-type="float" office:value="4971143">
                <text:p>4971143</text:p>
              </table:table-cell>
              <table:table-cell office:value-type="float" office:value="5064987">
                <text:p>5064987</text:p>
              </table:table-cell>
              <table:table-cell office:value-type="float" office:value="5146646">
                <text:p>514664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269496">
                <text:p>5269496</text:p>
              </table:table-cell>
              <table:table-cell office:value-type="float" office:value="5261969">
                <text:p>5261969</text:p>
              </table:table-cell>
              <table:table-cell office:value-type="float" office:value="5367230">
                <text:p>5367230</text:p>
              </table:table-cell>
              <table:table-cell office:value-type="float" office:value="5299565">
                <text:p>529956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587333">
                <text:p>5587333</text:p>
              </table:table-cell>
              <table:table-cell office:value-type="float" office:value="5450494">
                <text:p>5450494</text:p>
              </table:table-cell>
              <table:table-cell office:value-type="float" office:value="5503441">
                <text:p>5503441</text:p>
              </table:table-cell>
              <table:table-cell office:value-type="float" office:value="5513756">
                <text:p>551375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677906">
                <text:p>5677906</text:p>
              </table:table-cell>
              <table:table-cell office:value-type="float" office:value="5593985">
                <text:p>5593985</text:p>
              </table:table-cell>
              <table:table-cell office:value-type="float" office:value="5748378">
                <text:p>5748378</text:p>
              </table:table-cell>
              <table:table-cell office:value-type="float" office:value="5673423">
                <text:p>567342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790486">
                <text:p>5790486</text:p>
              </table:table-cell>
              <table:table-cell office:value-type="float" office:value="5732318">
                <text:p>5732318</text:p>
              </table:table-cell>
              <table:table-cell office:value-type="float" office:value="5792852">
                <text:p>5792852</text:p>
              </table:table-cell>
              <table:table-cell office:value-type="float" office:value="5771885">
                <text:p>577188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390913">
                <text:p>390913</text:p>
              </table:table-cell>
              <table:table-cell office:value-type="float" office:value="393940">
                <text:p>393940</text:p>
              </table:table-cell>
              <table:table-cell office:value-type="float" office:value="393634">
                <text:p>393634</text:p>
              </table:table-cell>
              <table:table-cell office:value-type="float" office:value="392829">
                <text:p>3928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43cm" xlink:href=".." xlink:type="simple" chart:class="chart:line" chart:style-name="ch1">
        <chart:title svg:x="6.857cm" svg:y="0.302cm" chart:style-name="ch2">
          <text:p>EXT4 SSD</text:p>
        </chart:title>
        <chart:subtitle svg:x="7.095cm" svg:y="1.273cm" chart:style-name="ch3">
          <text:p>LEITURA</text:p>
        </chart:subtitle>
        <chart:legend chart:legend-position="end" svg:x="13.543cm" svg:y="3.125cm" style:legend-expansion="high" chart:style-name="ch4"/>
        <chart:plot-area chart:style-name="ch5" table:cell-range-address="'EXT4-SSD'.A45:'EXT4-SSD'.E63" chart:data-source-has-labels="both" svg:x="1.33cm" svg:y="2.314cm" svg:width="11.575cm" svg:height="4.882cm">
          <chartooo:coordinate-region svg:x="3.274cm" svg:y="2.513cm" svg:width="9.631cm" svg:height="3.086cm"/>
          <chart:axis chart:dimension="x" chart:name="primary-x" chart:style-name="ch6" chartooo:axis-type="auto">
            <chartooo:date-scale/>
            <chart:title svg:x="6.848cm" svg:y="7.362cm" chart:style-name="ch7">
              <text:p>KB</text:p>
            </chart:title>
            <chart:categories table:cell-range-address="'EXT4-SSD'.A46:'EXT4-SSD'.A63"/>
          </chart:axis>
          <chart:axis chart:dimension="y" chart:name="primary-y" chart:style-name="ch6">
            <chart:title svg:x="0.451cm" svg:y="5.169cm" chart:style-name="ch8">
              <text:p>KB/S</text:p>
            </chart:title>
            <chart:grid chart:style-name="ch9" chart:class="major"/>
          </chart:axis>
          <chart:series chart:style-name="ch10" chart:values-cell-range-address="'EXT4-SSD'.B46:'EXT4-SSD'.B63" chart:label-cell-address="'EXT4-SSD'.B45:'EXT4-SSD'.B45" chart:class="chart:line">
            <chart:data-point chart:repeated="18"/>
          </chart:series>
          <chart:series chart:style-name="ch11" chart:values-cell-range-address="'EXT4-SSD'.C46:'EXT4-SSD'.C63" chart:label-cell-address="'EXT4-SSD'.C45:'EXT4-SSD'.C45" chart:class="chart:line">
            <chart:data-point chart:repeated="18"/>
          </chart:series>
          <chart:series chart:style-name="ch12" chart:values-cell-range-address="'EXT4-SSD'.D46:'EXT4-SSD'.D63" chart:label-cell-address="'EXT4-SSD'.D45:'EXT4-SSD'.D45" chart:class="chart:line">
            <chart:data-point chart:repeated="18"/>
          </chart:series>
          <chart:series chart:style-name="ch13" chart:values-cell-range-address="'EXT4-SSD'.E46:'EXT4-SSD'.E63" chart:label-cell-address="'EXT4-SSD'.E45:'EXT4-SSD'.E4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4-SSD'.B45:'EXT4-SSD'.B45</svg:desc>
                </draw:g>
              </table:table-cell>
              <table:table-cell office:value-type="string">
                <text:p>Teste 2</text:p>
                <draw:g>
                  <svg:desc>'EXT4-SSD'.C45:'EXT4-SSD'.C45</svg:desc>
                </draw:g>
              </table:table-cell>
              <table:table-cell office:value-type="string">
                <text:p>Teste 3</text:p>
                <draw:g>
                  <svg:desc>'EXT4-SSD'.D45:'EXT4-SSD'.D45</svg:desc>
                </draw:g>
              </table:table-cell>
              <table:table-cell office:value-type="string">
                <text:p>Média</text:p>
                <draw:g>
                  <svg:desc>'EXT4-SSD'.E45:'EXT4-SSD'.E4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4-SSD'.A46:'EXT4-SSD'.A63</svg:desc>
                </draw:g>
              </table:table-cell>
              <table:table-cell office:value-type="float" office:value="10821524">
                <text:p>10821524</text:p>
                <draw:g>
                  <svg:desc>'EXT4-SSD'.B46:'EXT4-SSD'.B63</svg:desc>
                </draw:g>
              </table:table-cell>
              <table:table-cell office:value-type="float" office:value="3057153">
                <text:p>3057153</text:p>
                <draw:g>
                  <svg:desc>'EXT4-SSD'.C46:'EXT4-SSD'.C63</svg:desc>
                </draw:g>
              </table:table-cell>
              <table:table-cell office:value-type="float" office:value="7100397">
                <text:p>7100397</text:p>
                <draw:g>
                  <svg:desc>'EXT4-SSD'.D46:'EXT4-SSD'.D63</svg:desc>
                </draw:g>
              </table:table-cell>
              <table:table-cell office:value-type="float" office:value="6993025">
                <text:p>6993025</text:p>
                <draw:g>
                  <svg:desc>'EXT4-SSD'.E46:'EXT4-SSD'.E6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359523">
                <text:p>3359523</text:p>
              </table:table-cell>
              <table:table-cell office:value-type="float" office:value="3036502">
                <text:p>3036502</text:p>
              </table:table-cell>
              <table:table-cell office:value-type="float" office:value="6114306">
                <text:p>6114306</text:p>
              </table:table-cell>
              <table:table-cell office:value-type="float" office:value="4170110">
                <text:p>417011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75955">
                <text:p>2975955</text:p>
              </table:table-cell>
              <table:table-cell office:value-type="float" office:value="2880164">
                <text:p>2880164</text:p>
              </table:table-cell>
              <table:table-cell office:value-type="float" office:value="6936061">
                <text:p>6936061</text:p>
              </table:table-cell>
              <table:table-cell office:value-type="float" office:value="4264060">
                <text:p>426406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826358">
                <text:p>2826358</text:p>
              </table:table-cell>
              <table:table-cell office:value-type="float" office:value="2739816">
                <text:p>2739816</text:p>
              </table:table-cell>
              <table:table-cell office:value-type="float" office:value="5384786">
                <text:p>5384786</text:p>
              </table:table-cell>
              <table:table-cell office:value-type="float" office:value="3650320">
                <text:p>365032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926114">
                <text:p>2926114</text:p>
              </table:table-cell>
              <table:table-cell office:value-type="float" office:value="2510493">
                <text:p>2510493</text:p>
              </table:table-cell>
              <table:table-cell office:value-type="float" office:value="4762630">
                <text:p>4762630</text:p>
              </table:table-cell>
              <table:table-cell office:value-type="float" office:value="3399746">
                <text:p>33997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74700">
                <text:p>2774700</text:p>
              </table:table-cell>
              <table:table-cell office:value-type="float" office:value="3517861">
                <text:p>3517861</text:p>
              </table:table-cell>
              <table:table-cell office:value-type="float" office:value="2488533">
                <text:p>2488533</text:p>
              </table:table-cell>
              <table:table-cell office:value-type="float" office:value="2927031">
                <text:p>292703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553562">
                <text:p>2553562</text:p>
              </table:table-cell>
              <table:table-cell office:value-type="float" office:value="4244242">
                <text:p>4244242</text:p>
              </table:table-cell>
              <table:table-cell office:value-type="float" office:value="2192762">
                <text:p>2192762</text:p>
              </table:table-cell>
              <table:table-cell office:value-type="float" office:value="2996855">
                <text:p>299685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359579">
                <text:p>2359579</text:p>
              </table:table-cell>
              <table:table-cell office:value-type="float" office:value="3908154">
                <text:p>3908154</text:p>
              </table:table-cell>
              <table:table-cell office:value-type="float" office:value="3953573">
                <text:p>3953573</text:p>
              </table:table-cell>
              <table:table-cell office:value-type="float" office:value="3407102">
                <text:p>340710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708391">
                <text:p>3708391</text:p>
              </table:table-cell>
              <table:table-cell office:value-type="float" office:value="4015675">
                <text:p>4015675</text:p>
              </table:table-cell>
              <table:table-cell office:value-type="float" office:value="3571734">
                <text:p>3571734</text:p>
              </table:table-cell>
              <table:table-cell office:value-type="float" office:value="3765267">
                <text:p>376526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3067915">
                <text:p>3067915</text:p>
              </table:table-cell>
              <table:table-cell office:value-type="float" office:value="4220993">
                <text:p>4220993</text:p>
              </table:table-cell>
              <table:table-cell office:value-type="float" office:value="4249444">
                <text:p>4249444</text:p>
              </table:table-cell>
              <table:table-cell office:value-type="float" office:value="3846117">
                <text:p>384611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349318">
                <text:p>3349318</text:p>
              </table:table-cell>
              <table:table-cell office:value-type="float" office:value="4320090">
                <text:p>4320090</text:p>
              </table:table-cell>
              <table:table-cell office:value-type="float" office:value="4333849">
                <text:p>4333849</text:p>
              </table:table-cell>
              <table:table-cell office:value-type="float" office:value="4001086">
                <text:p>400108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554334">
                <text:p>5554334</text:p>
              </table:table-cell>
              <table:table-cell office:value-type="float" office:value="3967213">
                <text:p>3967213</text:p>
              </table:table-cell>
              <table:table-cell office:value-type="float" office:value="3843403">
                <text:p>3843403</text:p>
              </table:table-cell>
              <table:table-cell office:value-type="float" office:value="4454983">
                <text:p>445498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918639">
                <text:p>4918639</text:p>
              </table:table-cell>
              <table:table-cell office:value-type="float" office:value="4924653">
                <text:p>4924653</text:p>
              </table:table-cell>
              <table:table-cell office:value-type="float" office:value="4728598">
                <text:p>4728598</text:p>
              </table:table-cell>
              <table:table-cell office:value-type="float" office:value="4857297">
                <text:p>485729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593588">
                <text:p>5593588</text:p>
              </table:table-cell>
              <table:table-cell office:value-type="float" office:value="5071667">
                <text:p>5071667</text:p>
              </table:table-cell>
              <table:table-cell office:value-type="float" office:value="5260081">
                <text:p>5260081</text:p>
              </table:table-cell>
              <table:table-cell office:value-type="float" office:value="5308445">
                <text:p>530844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684574">
                <text:p>5684574</text:p>
              </table:table-cell>
              <table:table-cell office:value-type="float" office:value="5445446">
                <text:p>5445446</text:p>
              </table:table-cell>
              <table:table-cell office:value-type="float" office:value="5492280">
                <text:p>5492280</text:p>
              </table:table-cell>
              <table:table-cell office:value-type="float" office:value="5540767">
                <text:p>554076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748724">
                <text:p>5748724</text:p>
              </table:table-cell>
              <table:table-cell office:value-type="float" office:value="5646492">
                <text:p>5646492</text:p>
              </table:table-cell>
              <table:table-cell office:value-type="float" office:value="5603914">
                <text:p>5603914</text:p>
              </table:table-cell>
              <table:table-cell office:value-type="float" office:value="5666377">
                <text:p>566637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776339">
                <text:p>5776339</text:p>
              </table:table-cell>
              <table:table-cell office:value-type="float" office:value="5724769">
                <text:p>5724769</text:p>
              </table:table-cell>
              <table:table-cell office:value-type="float" office:value="5739149">
                <text:p>5739149</text:p>
              </table:table-cell>
              <table:table-cell office:value-type="float" office:value="5746752">
                <text:p>574675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396511">
                <text:p>396511</text:p>
              </table:table-cell>
              <table:table-cell office:value-type="float" office:value="395399">
                <text:p>395399</text:p>
              </table:table-cell>
              <table:table-cell office:value-type="float" office:value="396171">
                <text:p>396171</text:p>
              </table:table-cell>
              <table:table-cell office:value-type="float" office:value="396027">
                <text:p>3960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17cm" xlink:href=".." xlink:type="simple" chart:class="chart:bar" chart:style-name="ch1">
        <chart:title svg:x="5.839cm" svg:y="0.302cm" chart:style-name="ch2">
          <text:p>COMPARAÇÃO SSD</text:p>
        </chart:title>
        <chart:subtitle svg:x="7.095cm" svg:y="1.273cm" chart:style-name="ch3">
          <text:p>LEITURA</text:p>
        </chart:subtitle>
        <chart:legend chart:legend-position="end" svg:x="14.105cm" svg:y="3.112cm" style:legend-expansion="high" chart:style-name="ch4"/>
        <chart:plot-area chart:style-name="ch5" table:cell-range-address="SSD.A45:SSD.E63" chart:data-source-has-labels="both" svg:x="1.33cm" svg:y="2.148cm" svg:width="12.137cm" svg:height="5.02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89cm" svg:y="2.27cm" svg:width="10.378cm" svg:height="3.2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29cm" svg:y="7.336cm" chart:style-name="ch7">
              <text:p>KB</text:p>
            </chart:title>
            <chart:categories table:cell-range-address="SSD.A46:SSD.A63"/>
          </chart:axis>
          <chart:axis chart:dimension="y" chart:name="primary-y" chart:style-name="ch8">
            <chart:title svg:x="0.451cm" svg:y="5.073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SD.B46:SSD.B63" chart:label-cell-address="SSD.B45:SSD.B45" chart:class="chart:bar">
            <chart:data-point chart:repeated="18"/>
          </chart:series>
          <chart:series chart:style-name="ch12" chart:values-cell-range-address="SSD.C46:SSD.C63" chart:label-cell-address="SSD.C45:SSD.C45" chart:class="chart:bar">
            <chart:data-point chart:repeated="18"/>
          </chart:series>
          <chart:series chart:style-name="ch13" chart:values-cell-range-address="SSD.D46:SSD.D63" chart:label-cell-address="SSD.D45:SSD.D45" chart:class="chart:bar">
            <chart:data-point chart:repeated="18"/>
          </chart:series>
          <chart:series chart:style-name="ch14" chart:values-cell-range-address="SSD.E46:SSD.E63" chart:label-cell-address="SSD.E45:SSD.E45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  <draw:g>
                  <svg:desc>SSD.B45:SSD.B45</svg:desc>
                </draw:g>
              </table:table-cell>
              <table:table-cell office:value-type="string">
                <text:p>EXT4</text:p>
                <draw:g>
                  <svg:desc>SSD.C45:SSD.C45</svg:desc>
                </draw:g>
              </table:table-cell>
              <table:table-cell office:value-type="string">
                <text:p>BTRFS</text:p>
                <draw:g>
                  <svg:desc>SSD.D45:SSD.D45</svg:desc>
                </draw:g>
              </table:table-cell>
              <table:table-cell office:value-type="string">
                <text:p>NTFS</text:p>
                <draw:g>
                  <svg:desc>SSD.E45:SSD.E4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SD.A46:SSD.A63</svg:desc>
                </draw:g>
              </table:table-cell>
              <table:table-cell office:value-type="float" office:value="5755913">
                <text:p>5755913</text:p>
                <draw:g>
                  <svg:desc>SSD.B46:SSD.B63</svg:desc>
                </draw:g>
              </table:table-cell>
              <table:table-cell office:value-type="float" office:value="6993025">
                <text:p>6993025</text:p>
                <draw:g>
                  <svg:desc>SSD.C46:SSD.C63</svg:desc>
                </draw:g>
              </table:table-cell>
              <table:table-cell office:value-type="float" office:value="6419837">
                <text:p>6419837</text:p>
                <draw:g>
                  <svg:desc>SSD.D46:SSD.D63</svg:desc>
                </draw:g>
              </table:table-cell>
              <table:table-cell office:value-type="float" office:value="3539011">
                <text:p>3539011</text:p>
                <draw:g>
                  <svg:desc>SSD.E46:SSD.E6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833151">
                <text:p>3833151</text:p>
              </table:table-cell>
              <table:table-cell office:value-type="float" office:value="4170110">
                <text:p>4170110</text:p>
              </table:table-cell>
              <table:table-cell office:value-type="float" office:value="4277784">
                <text:p>4277784</text:p>
              </table:table-cell>
              <table:table-cell office:value-type="float" office:value="3071769">
                <text:p>307176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562218">
                <text:p>3562218</text:p>
              </table:table-cell>
              <table:table-cell office:value-type="float" office:value="4264060">
                <text:p>4264060</text:p>
              </table:table-cell>
              <table:table-cell office:value-type="float" office:value="5405710">
                <text:p>5405710</text:p>
              </table:table-cell>
              <table:table-cell office:value-type="float" office:value="4051336">
                <text:p>40513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867812">
                <text:p>2867812</text:p>
              </table:table-cell>
              <table:table-cell office:value-type="float" office:value="3650320">
                <text:p>3650320</text:p>
              </table:table-cell>
              <table:table-cell office:value-type="float" office:value="3373162">
                <text:p>3373162</text:p>
              </table:table-cell>
              <table:table-cell office:value-type="float" office:value="3718805">
                <text:p>371880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246204">
                <text:p>4246204</text:p>
              </table:table-cell>
              <table:table-cell office:value-type="float" office:value="3399746">
                <text:p>3399746</text:p>
              </table:table-cell>
              <table:table-cell office:value-type="float" office:value="4342398">
                <text:p>4342398</text:p>
              </table:table-cell>
              <table:table-cell office:value-type="float" office:value="3464352">
                <text:p>346435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007825">
                <text:p>4007825</text:p>
              </table:table-cell>
              <table:table-cell office:value-type="float" office:value="2927031">
                <text:p>2927031</text:p>
              </table:table-cell>
              <table:table-cell office:value-type="float" office:value="3506511">
                <text:p>3506511</text:p>
              </table:table-cell>
              <table:table-cell office:value-type="float" office:value="2616083">
                <text:p>261608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525579">
                <text:p>2525579</text:p>
              </table:table-cell>
              <table:table-cell office:value-type="float" office:value="2996855">
                <text:p>2996855</text:p>
              </table:table-cell>
              <table:table-cell office:value-type="float" office:value="3317546">
                <text:p>3317546</text:p>
              </table:table-cell>
              <table:table-cell office:value-type="float" office:value="3730878">
                <text:p>373087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794641">
                <text:p>2794641</text:p>
              </table:table-cell>
              <table:table-cell office:value-type="float" office:value="3407102">
                <text:p>3407102</text:p>
              </table:table-cell>
              <table:table-cell office:value-type="float" office:value="3357271">
                <text:p>3357271</text:p>
              </table:table-cell>
              <table:table-cell office:value-type="float" office:value="2235616">
                <text:p>223561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842916">
                <text:p>2842916</text:p>
              </table:table-cell>
              <table:table-cell office:value-type="float" office:value="3765267">
                <text:p>3765267</text:p>
              </table:table-cell>
              <table:table-cell office:value-type="float" office:value="3535679">
                <text:p>3535679</text:p>
              </table:table-cell>
              <table:table-cell office:value-type="float" office:value="2905402">
                <text:p>290540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3817007">
                <text:p>3817007</text:p>
              </table:table-cell>
              <table:table-cell office:value-type="float" office:value="3846117">
                <text:p>3846117</text:p>
              </table:table-cell>
              <table:table-cell office:value-type="float" office:value="3594404">
                <text:p>3594404</text:p>
              </table:table-cell>
              <table:table-cell office:value-type="float" office:value="3636068">
                <text:p>363606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681416">
                <text:p>3681416</text:p>
              </table:table-cell>
              <table:table-cell office:value-type="float" office:value="4001086">
                <text:p>4001086</text:p>
              </table:table-cell>
              <table:table-cell office:value-type="float" office:value="3896225">
                <text:p>3896225</text:p>
              </table:table-cell>
              <table:table-cell office:value-type="float" office:value="3047442">
                <text:p>304744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4755956">
                <text:p>4755956</text:p>
              </table:table-cell>
              <table:table-cell office:value-type="float" office:value="4454983">
                <text:p>4454983</text:p>
              </table:table-cell>
              <table:table-cell office:value-type="float" office:value="4351005">
                <text:p>4351005</text:p>
              </table:table-cell>
              <table:table-cell office:value-type="float" office:value="4123297">
                <text:p>412329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146646">
                <text:p>5146646</text:p>
              </table:table-cell>
              <table:table-cell office:value-type="float" office:value="4857297">
                <text:p>4857297</text:p>
              </table:table-cell>
              <table:table-cell office:value-type="float" office:value="5036624">
                <text:p>5036624</text:p>
              </table:table-cell>
              <table:table-cell office:value-type="float" office:value="4695813">
                <text:p>469581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299565">
                <text:p>5299565</text:p>
              </table:table-cell>
              <table:table-cell office:value-type="float" office:value="5308445">
                <text:p>5308445</text:p>
              </table:table-cell>
              <table:table-cell office:value-type="float" office:value="5353631">
                <text:p>5353631</text:p>
              </table:table-cell>
              <table:table-cell office:value-type="float" office:value="4955830">
                <text:p>4955830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513756">
                <text:p>5513756</text:p>
              </table:table-cell>
              <table:table-cell office:value-type="float" office:value="5540767">
                <text:p>5540767</text:p>
              </table:table-cell>
              <table:table-cell office:value-type="float" office:value="5631652">
                <text:p>5631652</text:p>
              </table:table-cell>
              <table:table-cell office:value-type="float" office:value="5274792">
                <text:p>52747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673423">
                <text:p>5673423</text:p>
              </table:table-cell>
              <table:table-cell office:value-type="float" office:value="5666377">
                <text:p>5666377</text:p>
              </table:table-cell>
              <table:table-cell office:value-type="float" office:value="5724297">
                <text:p>5724297</text:p>
              </table:table-cell>
              <table:table-cell office:value-type="float" office:value="5027439">
                <text:p>502743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771885">
                <text:p>5771885</text:p>
              </table:table-cell>
              <table:table-cell office:value-type="float" office:value="5746752">
                <text:p>5746752</text:p>
              </table:table-cell>
              <table:table-cell office:value-type="float" office:value="5755924">
                <text:p>5755924</text:p>
              </table:table-cell>
              <table:table-cell office:value-type="float" office:value="633770">
                <text:p>633770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392829">
                <text:p>392829</text:p>
              </table:table-cell>
              <table:table-cell office:value-type="float" office:value="396027">
                <text:p>396027</text:p>
              </table:table-cell>
              <table:table-cell office:value-type="float" office:value="508571">
                <text:p>508571</text:p>
              </table:table-cell>
              <table:table-cell office:value-type="float" office:value="481093">
                <text:p>48109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29cm" xlink:href=".." xlink:type="simple" chart:class="chart:line" chart:style-name="ch1">
        <chart:title svg:x="6.685cm" svg:y="0.301cm" chart:style-name="ch2">
          <text:p>BTRFS SSD</text:p>
        </chart:title>
        <chart:subtitle svg:x="7.095cm" svg:y="1.271cm" chart:style-name="ch3">
          <text:p>ESCRITA</text:p>
        </chart:subtitle>
        <chart:legend chart:legend-position="end" svg:x="13.544cm" svg:y="3.099cm" style:legend-expansion="high" chart:style-name="ch4"/>
        <chart:plot-area chart:style-name="ch5" table:cell-range-address="'BTRFS-SSD'.A6:'BTRFS-SSD'.E23 'BTRFS-SSD'.B5:'BTRFS-SSD'.E5" chart:data-source-has-labels="both" svg:x="1.33cm" svg:y="2.31cm" svg:width="11.576cm" svg:height="4.834cm">
          <chartooo:coordinate-region svg:x="3.089cm" svg:y="2.509cm" svg:width="9.817cm" svg:height="3.039cm"/>
          <chart:axis chart:dimension="x" chart:name="primary-x" chart:style-name="ch6" chartooo:axis-type="auto">
            <chartooo:date-scale/>
            <chart:title svg:x="6.849cm" svg:y="7.309cm" chart:style-name="ch7">
              <text:p>KB</text:p>
            </chart:title>
            <chart:categories table:cell-range-address="'BTRFS-SSD'.A6:'BTRFS-SSD'.A23"/>
          </chart:axis>
          <chart:axis chart:dimension="y" chart:name="primary-y" chart:style-name="ch6">
            <chart:title svg:x="0.451cm" svg:y="5.141cm" chart:style-name="ch8">
              <text:p>KB/S</text:p>
            </chart:title>
            <chart:grid chart:style-name="ch9" chart:class="major"/>
          </chart:axis>
          <chart:series chart:style-name="ch10" chart:values-cell-range-address="'BTRFS-SSD'.B6:'BTRFS-SSD'.B23" chart:label-cell-address="'BTRFS-SSD'.B5:'BTRFS-SSD'.B5" chart:class="chart:line">
            <chart:data-point chart:repeated="18"/>
          </chart:series>
          <chart:series chart:style-name="ch11" chart:values-cell-range-address="'BTRFS-SSD'.C6:'BTRFS-SSD'.C23" chart:label-cell-address="'BTRFS-SSD'.C5:'BTRFS-SSD'.C5" chart:class="chart:line">
            <chart:data-point chart:repeated="18"/>
          </chart:series>
          <chart:series chart:style-name="ch12" chart:values-cell-range-address="'BTRFS-SSD'.D6:'BTRFS-SSD'.D23" chart:label-cell-address="'BTRFS-SSD'.D5:'BTRFS-SSD'.D5" chart:class="chart:line">
            <chart:data-point chart:repeated="18"/>
          </chart:series>
          <chart:series chart:style-name="ch13" chart:values-cell-range-address="'BTRFS-SSD'.E6:'BTRFS-SSD'.E23" chart:label-cell-address="'BTRFS-SSD'.E5:'BTRFS-SSD'.E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BTRFS-SSD'.B5:'BTRFS-SSD'.B5</svg:desc>
                </draw:g>
              </table:table-cell>
              <table:table-cell office:value-type="string">
                <text:p>Teste 2</text:p>
                <draw:g>
                  <svg:desc>'BTRFS-SSD'.C5:'BTRFS-SSD'.C5</svg:desc>
                </draw:g>
              </table:table-cell>
              <table:table-cell office:value-type="string">
                <text:p>Teste 3</text:p>
                <draw:g>
                  <svg:desc>'BTRFS-SSD'.D5:'BTRFS-SSD'.D5</svg:desc>
                </draw:g>
              </table:table-cell>
              <table:table-cell office:value-type="string">
                <text:p>Média</text:p>
                <draw:g>
                  <svg:desc>'BTRFS-SSD'.E5:'BTRFS-SSD'.E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BTRFS-SSD'.A6:'BTRFS-SSD'.A23</svg:desc>
                </draw:g>
              </table:table-cell>
              <table:table-cell office:value-type="float" office:value="1638743">
                <text:p>1638743</text:p>
                <draw:g>
                  <svg:desc>'BTRFS-SSD'.B6:'BTRFS-SSD'.B23</svg:desc>
                </draw:g>
              </table:table-cell>
              <table:table-cell office:value-type="float" office:value="1204796">
                <text:p>1204796</text:p>
                <draw:g>
                  <svg:desc>'BTRFS-SSD'.C6:'BTRFS-SSD'.C23</svg:desc>
                </draw:g>
              </table:table-cell>
              <table:table-cell office:value-type="float" office:value="695778">
                <text:p>695778</text:p>
                <draw:g>
                  <svg:desc>'BTRFS-SSD'.D6:'BTRFS-SSD'.D23</svg:desc>
                </draw:g>
              </table:table-cell>
              <table:table-cell office:value-type="float" office:value="1179772">
                <text:p>1179772</text:p>
                <draw:g>
                  <svg:desc>'BTRFS-SSD'.E6:'BTRFS-SSD'.E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76086">
                <text:p>876086</text:p>
              </table:table-cell>
              <table:table-cell office:value-type="float" office:value="864797">
                <text:p>864797</text:p>
              </table:table-cell>
              <table:table-cell office:value-type="float" office:value="1196221">
                <text:p>1196221</text:p>
              </table:table-cell>
              <table:table-cell office:value-type="float" office:value="979035">
                <text:p>97903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707589">
                <text:p>1707589</text:p>
              </table:table-cell>
              <table:table-cell office:value-type="float" office:value="1523457">
                <text:p>1523457</text:p>
              </table:table-cell>
              <table:table-cell office:value-type="float" office:value="1137672">
                <text:p>1137672</text:p>
              </table:table-cell>
              <table:table-cell office:value-type="float" office:value="1456239">
                <text:p>145623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458090">
                <text:p>1458090</text:p>
              </table:table-cell>
              <table:table-cell office:value-type="float" office:value="1239310">
                <text:p>1239310</text:p>
              </table:table-cell>
              <table:table-cell office:value-type="float" office:value="1230786">
                <text:p>1230786</text:p>
              </table:table-cell>
              <table:table-cell office:value-type="float" office:value="1309395">
                <text:p>130939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09518">
                <text:p>1309518</text:p>
              </table:table-cell>
              <table:table-cell office:value-type="float" office:value="1140214">
                <text:p>1140214</text:p>
              </table:table-cell>
              <table:table-cell office:value-type="float" office:value="1294520">
                <text:p>1294520</text:p>
              </table:table-cell>
              <table:table-cell office:value-type="float" office:value="1248084">
                <text:p>124808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407538">
                <text:p>1407538</text:p>
              </table:table-cell>
              <table:table-cell office:value-type="float" office:value="1337828">
                <text:p>1337828</text:p>
              </table:table-cell>
              <table:table-cell office:value-type="float" office:value="2176427">
                <text:p>2176427</text:p>
              </table:table-cell>
              <table:table-cell office:value-type="float" office:value="1640598">
                <text:p>164059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496008">
                <text:p>1496008</text:p>
              </table:table-cell>
              <table:table-cell office:value-type="float" office:value="1652894">
                <text:p>1652894</text:p>
              </table:table-cell>
              <table:table-cell office:value-type="float" office:value="1513670">
                <text:p>1513670</text:p>
              </table:table-cell>
              <table:table-cell office:value-type="float" office:value="1554191">
                <text:p>155419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397259">
                <text:p>1397259</text:p>
              </table:table-cell>
              <table:table-cell office:value-type="float" office:value="1475819">
                <text:p>1475819</text:p>
              </table:table-cell>
              <table:table-cell office:value-type="float" office:value="1989354">
                <text:p>1989354</text:p>
              </table:table-cell>
              <table:table-cell office:value-type="float" office:value="1620811">
                <text:p>162081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461034">
                <text:p>1461034</text:p>
              </table:table-cell>
              <table:table-cell office:value-type="float" office:value="1302817">
                <text:p>1302817</text:p>
              </table:table-cell>
              <table:table-cell office:value-type="float" office:value="2028032">
                <text:p>2028032</text:p>
              </table:table-cell>
              <table:table-cell office:value-type="float" office:value="1597294">
                <text:p>159729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636123">
                <text:p>1636123</text:p>
              </table:table-cell>
              <table:table-cell office:value-type="float" office:value="1658972">
                <text:p>1658972</text:p>
              </table:table-cell>
              <table:table-cell office:value-type="float" office:value="1994389">
                <text:p>1994389</text:p>
              </table:table-cell>
              <table:table-cell office:value-type="float" office:value="1763161">
                <text:p>176316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036859">
                <text:p>2036859</text:p>
              </table:table-cell>
              <table:table-cell office:value-type="float" office:value="1644775">
                <text:p>1644775</text:p>
              </table:table-cell>
              <table:table-cell office:value-type="float" office:value="1971541">
                <text:p>1971541</text:p>
              </table:table-cell>
              <table:table-cell office:value-type="float" office:value="1884392">
                <text:p>188439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112123">
                <text:p>2112123</text:p>
              </table:table-cell>
              <table:table-cell office:value-type="float" office:value="1857146">
                <text:p>1857146</text:p>
              </table:table-cell>
              <table:table-cell office:value-type="float" office:value="1816234">
                <text:p>1816234</text:p>
              </table:table-cell>
              <table:table-cell office:value-type="float" office:value="1928501">
                <text:p>192850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216784">
                <text:p>2216784</text:p>
              </table:table-cell>
              <table:table-cell office:value-type="float" office:value="2093487">
                <text:p>2093487</text:p>
              </table:table-cell>
              <table:table-cell office:value-type="float" office:value="2228471">
                <text:p>2228471</text:p>
              </table:table-cell>
              <table:table-cell office:value-type="float" office:value="2179581">
                <text:p>217958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242014">
                <text:p>2242014</text:p>
              </table:table-cell>
              <table:table-cell office:value-type="float" office:value="2195013">
                <text:p>2195013</text:p>
              </table:table-cell>
              <table:table-cell office:value-type="float" office:value="2221514">
                <text:p>2221514</text:p>
              </table:table-cell>
              <table:table-cell office:value-type="float" office:value="2219514">
                <text:p>221951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101316">
                <text:p>2101316</text:p>
              </table:table-cell>
              <table:table-cell office:value-type="float" office:value="2113641">
                <text:p>2113641</text:p>
              </table:table-cell>
              <table:table-cell office:value-type="float" office:value="2079740">
                <text:p>2079740</text:p>
              </table:table-cell>
              <table:table-cell office:value-type="float" office:value="2098232">
                <text:p>209823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892331">
                <text:p>892331</text:p>
              </table:table-cell>
              <table:table-cell office:value-type="float" office:value="1022018">
                <text:p>1022018</text:p>
              </table:table-cell>
              <table:table-cell office:value-type="float" office:value="1026058">
                <text:p>1026058</text:p>
              </table:table-cell>
              <table:table-cell office:value-type="float" office:value="980136">
                <text:p>98013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82954">
                <text:p>682954</text:p>
              </table:table-cell>
              <table:table-cell office:value-type="float" office:value="678720">
                <text:p>678720</text:p>
              </table:table-cell>
              <table:table-cell office:value-type="float" office:value="678124">
                <text:p>678124</text:p>
              </table:table-cell>
              <table:table-cell office:value-type="float" office:value="679933">
                <text:p>67993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571136">
                <text:p>571136</text:p>
              </table:table-cell>
              <table:table-cell office:value-type="float" office:value="572029">
                <text:p>572029</text:p>
              </table:table-cell>
              <table:table-cell office:value-type="float" office:value="571828">
                <text:p>571828</text:p>
              </table:table-cell>
              <table:table-cell office:value-type="float" office:value="571664">
                <text:p>5716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57cm" xlink:href=".." xlink:type="simple" chart:class="chart:line" chart:style-name="ch1">
        <chart:title svg:x="6.686cm" svg:y="0.307cm" chart:style-name="ch2">
          <text:p>BTRFS SSD</text:p>
        </chart:title>
        <chart:subtitle svg:x="7.096cm" svg:y="1.283cm" chart:style-name="ch3">
          <text:p>LEITURA</text:p>
        </chart:subtitle>
        <chart:legend chart:legend-position="end" svg:x="13.545cm" svg:y="3.239cm" style:legend-expansion="high" chart:style-name="ch4"/>
        <chart:plot-area chart:style-name="ch5" table:cell-range-address="'BTRFS-SSD'.A46:'BTRFS-SSD'.E63 'BTRFS-SSD'.B45:'BTRFS-SSD'.E45" chart:data-source-has-labels="both" svg:x="1.331cm" svg:y="2.334cm" svg:width="11.574cm" svg:height="5.084cm">
          <chartooo:coordinate-region svg:x="3.09cm" svg:y="2.533cm" svg:width="9.815cm" svg:height="3.289cm"/>
          <chart:axis chart:dimension="x" chart:name="primary-x" chart:style-name="ch6" chartooo:axis-type="auto">
            <chartooo:date-scale/>
            <chart:title svg:x="6.849cm" svg:y="7.589cm" chart:style-name="ch7">
              <text:p>KB</text:p>
            </chart:title>
            <chart:categories table:cell-range-address="'BTRFS-SSD'.A46:'BTRFS-SSD'.A63"/>
          </chart:axis>
          <chart:axis chart:dimension="y" chart:name="primary-y" chart:style-name="ch6">
            <chart:title svg:x="0.451cm" svg:y="5.29cm" chart:style-name="ch8">
              <text:p>KB/S</text:p>
            </chart:title>
            <chart:grid chart:style-name="ch9" chart:class="major"/>
          </chart:axis>
          <chart:series chart:style-name="ch10" chart:values-cell-range-address="'BTRFS-SSD'.B46:'BTRFS-SSD'.B63" chart:label-cell-address="'BTRFS-SSD'.B45:'BTRFS-SSD'.B45" chart:class="chart:line">
            <chart:data-point chart:repeated="18"/>
          </chart:series>
          <chart:series chart:style-name="ch11" chart:values-cell-range-address="'BTRFS-SSD'.C46:'BTRFS-SSD'.C63" chart:label-cell-address="'BTRFS-SSD'.C45:'BTRFS-SSD'.C45" chart:class="chart:line">
            <chart:data-point chart:repeated="18"/>
          </chart:series>
          <chart:series chart:style-name="ch12" chart:values-cell-range-address="'BTRFS-SSD'.D46:'BTRFS-SSD'.D63" chart:label-cell-address="'BTRFS-SSD'.D45:'BTRFS-SSD'.D45" chart:class="chart:line">
            <chart:data-point chart:repeated="18"/>
          </chart:series>
          <chart:series chart:style-name="ch13" chart:values-cell-range-address="'BTRFS-SSD'.E46:'BTRFS-SSD'.E63" chart:label-cell-address="'BTRFS-SSD'.E45:'BTRFS-SSD'.E4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BTRFS-SSD'.B45:'BTRFS-SSD'.B45</svg:desc>
                </draw:g>
              </table:table-cell>
              <table:table-cell office:value-type="string">
                <text:p>Teste 2</text:p>
                <draw:g>
                  <svg:desc>'BTRFS-SSD'.C45:'BTRFS-SSD'.C45</svg:desc>
                </draw:g>
              </table:table-cell>
              <table:table-cell office:value-type="string">
                <text:p>Teste 3</text:p>
                <draw:g>
                  <svg:desc>'BTRFS-SSD'.D45:'BTRFS-SSD'.D45</svg:desc>
                </draw:g>
              </table:table-cell>
              <table:table-cell office:value-type="string">
                <text:p>Média</text:p>
                <draw:g>
                  <svg:desc>'BTRFS-SSD'.E45:'BTRFS-SSD'.E4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BTRFS-SSD'.A46:'BTRFS-SSD'.A63</svg:desc>
                </draw:g>
              </table:table-cell>
              <table:table-cell office:value-type="float" office:value="7940539">
                <text:p>7940539</text:p>
                <draw:g>
                  <svg:desc>'BTRFS-SSD'.B46:'BTRFS-SSD'.B63</svg:desc>
                </draw:g>
              </table:table-cell>
              <table:table-cell office:value-type="float" office:value="6421025">
                <text:p>6421025</text:p>
                <draw:g>
                  <svg:desc>'BTRFS-SSD'.C46:'BTRFS-SSD'.C63</svg:desc>
                </draw:g>
              </table:table-cell>
              <table:table-cell office:value-type="float" office:value="4897948">
                <text:p>4897948</text:p>
                <draw:g>
                  <svg:desc>'BTRFS-SSD'.D46:'BTRFS-SSD'.D63</svg:desc>
                </draw:g>
              </table:table-cell>
              <table:table-cell office:value-type="float" office:value="6419837">
                <text:p>6419837</text:p>
                <draw:g>
                  <svg:desc>'BTRFS-SSD'.E46:'BTRFS-SSD'.E6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359523">
                <text:p>3359523</text:p>
              </table:table-cell>
              <table:table-cell office:value-type="float" office:value="3359523">
                <text:p>3359523</text:p>
              </table:table-cell>
              <table:table-cell office:value-type="float" office:value="6114306">
                <text:p>6114306</text:p>
              </table:table-cell>
              <table:table-cell office:value-type="float" office:value="4277784">
                <text:p>42777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7518900">
                <text:p>7518900</text:p>
              </table:table-cell>
              <table:table-cell office:value-type="float" office:value="4819184">
                <text:p>4819184</text:p>
              </table:table-cell>
              <table:table-cell office:value-type="float" office:value="3879045">
                <text:p>3879045</text:p>
              </table:table-cell>
              <table:table-cell office:value-type="float" office:value="5405710">
                <text:p>540571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722449">
                <text:p>2722449</text:p>
              </table:table-cell>
              <table:table-cell office:value-type="float" office:value="3634839">
                <text:p>3634839</text:p>
              </table:table-cell>
              <table:table-cell office:value-type="float" office:value="3762197">
                <text:p>3762197</text:p>
              </table:table-cell>
              <table:table-cell office:value-type="float" office:value="3373162">
                <text:p>337316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374559">
                <text:p>4374559</text:p>
              </table:table-cell>
              <table:table-cell office:value-type="float" office:value="4018473">
                <text:p>4018473</text:p>
              </table:table-cell>
              <table:table-cell office:value-type="float" office:value="4634161">
                <text:p>4634161</text:p>
              </table:table-cell>
              <table:table-cell office:value-type="float" office:value="4342398">
                <text:p>434239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403134">
                <text:p>5403134</text:p>
              </table:table-cell>
              <table:table-cell office:value-type="float" office:value="2556676">
                <text:p>2556676</text:p>
              </table:table-cell>
              <table:table-cell office:value-type="float" office:value="2559723">
                <text:p>2559723</text:p>
              </table:table-cell>
              <table:table-cell office:value-type="float" office:value="3506511">
                <text:p>350651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019805">
                <text:p>4019805</text:p>
              </table:table-cell>
              <table:table-cell office:value-type="float" office:value="3524939">
                <text:p>3524939</text:p>
              </table:table-cell>
              <table:table-cell office:value-type="float" office:value="2407895">
                <text:p>2407895</text:p>
              </table:table-cell>
              <table:table-cell office:value-type="float" office:value="3317546">
                <text:p>331754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487304">
                <text:p>3487304</text:p>
              </table:table-cell>
              <table:table-cell office:value-type="float" office:value="4442223">
                <text:p>4442223</text:p>
              </table:table-cell>
              <table:table-cell office:value-type="float" office:value="2142287">
                <text:p>2142287</text:p>
              </table:table-cell>
              <table:table-cell office:value-type="float" office:value="3357271">
                <text:p>335727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538628">
                <text:p>3538628</text:p>
              </table:table-cell>
              <table:table-cell office:value-type="float" office:value="2824845">
                <text:p>2824845</text:p>
              </table:table-cell>
              <table:table-cell office:value-type="float" office:value="4243565">
                <text:p>4243565</text:p>
              </table:table-cell>
              <table:table-cell office:value-type="float" office:value="3535679">
                <text:p>353567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3073610">
                <text:p>3073610</text:p>
              </table:table-cell>
              <table:table-cell office:value-type="float" office:value="3400876">
                <text:p>3400876</text:p>
              </table:table-cell>
              <table:table-cell office:value-type="float" office:value="4308727">
                <text:p>4308727</text:p>
              </table:table-cell>
              <table:table-cell office:value-type="float" office:value="3594404">
                <text:p>359440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661630">
                <text:p>3661630</text:p>
              </table:table-cell>
              <table:table-cell office:value-type="float" office:value="3542889">
                <text:p>3542889</text:p>
              </table:table-cell>
              <table:table-cell office:value-type="float" office:value="4484156">
                <text:p>4484156</text:p>
              </table:table-cell>
              <table:table-cell office:value-type="float" office:value="3896225">
                <text:p>389622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4472693">
                <text:p>4472693</text:p>
              </table:table-cell>
              <table:table-cell office:value-type="float" office:value="4453237">
                <text:p>4453237</text:p>
              </table:table-cell>
              <table:table-cell office:value-type="float" office:value="4127085">
                <text:p>4127085</text:p>
              </table:table-cell>
              <table:table-cell office:value-type="float" office:value="4351005">
                <text:p>435100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500643">
                <text:p>5500643</text:p>
              </table:table-cell>
              <table:table-cell office:value-type="float" office:value="4994084">
                <text:p>4994084</text:p>
              </table:table-cell>
              <table:table-cell office:value-type="float" office:value="4615146">
                <text:p>4615146</text:p>
              </table:table-cell>
              <table:table-cell office:value-type="float" office:value="5036624">
                <text:p>503662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507336">
                <text:p>5507336</text:p>
              </table:table-cell>
              <table:table-cell office:value-type="float" office:value="5189731">
                <text:p>5189731</text:p>
              </table:table-cell>
              <table:table-cell office:value-type="float" office:value="5363827">
                <text:p>5363827</text:p>
              </table:table-cell>
              <table:table-cell office:value-type="float" office:value="5353631">
                <text:p>535363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823578">
                <text:p>5823578</text:p>
              </table:table-cell>
              <table:table-cell office:value-type="float" office:value="5501761">
                <text:p>5501761</text:p>
              </table:table-cell>
              <table:table-cell office:value-type="float" office:value="5569616">
                <text:p>5569616</text:p>
              </table:table-cell>
              <table:table-cell office:value-type="float" office:value="5631652">
                <text:p>563165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768252">
                <text:p>5768252</text:p>
              </table:table-cell>
              <table:table-cell office:value-type="float" office:value="5633718">
                <text:p>5633718</text:p>
              </table:table-cell>
              <table:table-cell office:value-type="float" office:value="5770920">
                <text:p>5770920</text:p>
              </table:table-cell>
              <table:table-cell office:value-type="float" office:value="5724297">
                <text:p>572429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792316">
                <text:p>5792316</text:p>
              </table:table-cell>
              <table:table-cell office:value-type="float" office:value="5733902">
                <text:p>5733902</text:p>
              </table:table-cell>
              <table:table-cell office:value-type="float" office:value="5741554">
                <text:p>5741554</text:p>
              </table:table-cell>
              <table:table-cell office:value-type="float" office:value="5755924">
                <text:p>575592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508238">
                <text:p>508238</text:p>
              </table:table-cell>
              <table:table-cell office:value-type="float" office:value="508923">
                <text:p>508923</text:p>
              </table:table-cell>
              <table:table-cell office:value-type="float" office:value="508552">
                <text:p>508552</text:p>
              </table:table-cell>
              <table:table-cell office:value-type="float" office:value="508571">
                <text:p>5085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43cm" xlink:href=".." xlink:type="simple" chart:class="chart:line" chart:style-name="ch1">
        <chart:title svg:x="6.857cm" svg:y="0.302cm" chart:style-name="ch2">
          <text:p>EXT3 SSD</text:p>
        </chart:title>
        <chart:subtitle svg:x="6.751cm" svg:y="1.273cm" chart:style-name="ch3">
          <text:p>RE-ESCRITA</text:p>
        </chart:subtitle>
        <chart:legend chart:legend-position="end" svg:x="13.543cm" svg:y="3.125cm" style:legend-expansion="high" chart:style-name="ch4"/>
        <chart:plot-area chart:style-name="ch5" table:cell-range-address="'EXT3-SSD'.A25:'EXT3-SSD'.E43" chart:data-source-has-labels="both" svg:x="1.33cm" svg:y="2.314cm" svg:width="11.575cm" svg:height="4.882cm">
          <chartooo:coordinate-region svg:x="3.089cm" svg:y="2.513cm" svg:width="9.816cm" svg:height="3.087cm"/>
          <chart:axis chart:dimension="x" chart:name="primary-x" chart:style-name="ch6" chartooo:axis-type="auto">
            <chartooo:date-scale/>
            <chart:title svg:x="6.848cm" svg:y="7.362cm" chart:style-name="ch7">
              <text:p>KB</text:p>
            </chart:title>
            <chart:categories table:cell-range-address="'EXT3-SSD'.A26:'EXT3-SSD'.A43"/>
          </chart:axis>
          <chart:axis chart:dimension="y" chart:name="primary-y" chart:style-name="ch6">
            <chart:title svg:x="0.451cm" svg:y="5.169cm" chart:style-name="ch8">
              <text:p>KB/S</text:p>
            </chart:title>
            <chart:grid chart:style-name="ch9" chart:class="major"/>
          </chart:axis>
          <chart:series chart:style-name="ch10" chart:values-cell-range-address="'EXT3-SSD'.B26:'EXT3-SSD'.B43" chart:label-cell-address="'EXT3-SSD'.B25:'EXT3-SSD'.B25" chart:class="chart:line">
            <chart:data-point chart:repeated="18"/>
          </chart:series>
          <chart:series chart:style-name="ch11" chart:values-cell-range-address="'EXT3-SSD'.C26:'EXT3-SSD'.C43" chart:label-cell-address="'EXT3-SSD'.C25:'EXT3-SSD'.C25" chart:class="chart:line">
            <chart:data-point chart:repeated="18"/>
          </chart:series>
          <chart:series chart:style-name="ch12" chart:values-cell-range-address="'EXT3-SSD'.D26:'EXT3-SSD'.D43" chart:label-cell-address="'EXT3-SSD'.D25:'EXT3-SSD'.D25" chart:class="chart:line">
            <chart:data-point chart:repeated="18"/>
          </chart:series>
          <chart:series chart:style-name="ch13" chart:values-cell-range-address="'EXT3-SSD'.E26:'EXT3-SSD'.E43" chart:label-cell-address="'EXT3-SSD'.E25:'EXT3-SSD'.E2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3-SSD'.B25:'EXT3-SSD'.B25</svg:desc>
                </draw:g>
              </table:table-cell>
              <table:table-cell office:value-type="string">
                <text:p>Teste 2</text:p>
                <draw:g>
                  <svg:desc>'EXT3-SSD'.C25:'EXT3-SSD'.C25</svg:desc>
                </draw:g>
              </table:table-cell>
              <table:table-cell office:value-type="string">
                <text:p>Teste 3</text:p>
                <draw:g>
                  <svg:desc>'EXT3-SSD'.D25:'EXT3-SSD'.D25</svg:desc>
                </draw:g>
              </table:table-cell>
              <table:table-cell office:value-type="string">
                <text:p>Média</text:p>
                <draw:g>
                  <svg:desc>'EXT3-SSD'.E25:'EXT3-SSD'.E2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3-SSD'.A26:'EXT3-SSD'.A43</svg:desc>
                </draw:g>
              </table:table-cell>
              <table:table-cell office:value-type="float" office:value="2923952">
                <text:p>2923952</text:p>
                <draw:g>
                  <svg:desc>'EXT3-SSD'.B26:'EXT3-SSD'.B43</svg:desc>
                </draw:g>
              </table:table-cell>
              <table:table-cell office:value-type="float" office:value="866463">
                <text:p>866463</text:p>
                <draw:g>
                  <svg:desc>'EXT3-SSD'.C26:'EXT3-SSD'.C43</svg:desc>
                </draw:g>
              </table:table-cell>
              <table:table-cell office:value-type="float" office:value="1452528">
                <text:p>1452528</text:p>
                <draw:g>
                  <svg:desc>'EXT3-SSD'.D26:'EXT3-SSD'.D43</svg:desc>
                </draw:g>
              </table:table-cell>
              <table:table-cell office:value-type="float" office:value="1747648">
                <text:p>1747648</text:p>
                <draw:g>
                  <svg:desc>'EXT3-SSD'.E26:'EXT3-SSD'.E4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92724">
                <text:p>992724</text:p>
              </table:table-cell>
              <table:table-cell office:value-type="float" office:value="883293">
                <text:p>883293</text:p>
              </table:table-cell>
              <table:table-cell office:value-type="float" office:value="1278855">
                <text:p>1278855</text:p>
              </table:table-cell>
              <table:table-cell office:value-type="float" office:value="1051624">
                <text:p>105162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04618">
                <text:p>1004618</text:p>
              </table:table-cell>
              <table:table-cell office:value-type="float" office:value="1032636">
                <text:p>1032636</text:p>
              </table:table-cell>
              <table:table-cell office:value-type="float" office:value="924200">
                <text:p>924200</text:p>
              </table:table-cell>
              <table:table-cell office:value-type="float" office:value="987151">
                <text:p>98715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32550">
                <text:p>932550</text:p>
              </table:table-cell>
              <table:table-cell office:value-type="float" office:value="973559">
                <text:p>973559</text:p>
              </table:table-cell>
              <table:table-cell office:value-type="float" office:value="853257">
                <text:p>853257</text:p>
              </table:table-cell>
              <table:table-cell office:value-type="float" office:value="919789">
                <text:p>91978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480101">
                <text:p>1480101</text:p>
              </table:table-cell>
              <table:table-cell office:value-type="float" office:value="1456510">
                <text:p>1456510</text:p>
              </table:table-cell>
              <table:table-cell office:value-type="float" office:value="1473500">
                <text:p>1473500</text:p>
              </table:table-cell>
              <table:table-cell office:value-type="float" office:value="1470037">
                <text:p>147003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980705">
                <text:p>1980705</text:p>
              </table:table-cell>
              <table:table-cell office:value-type="float" office:value="934724">
                <text:p>934724</text:p>
              </table:table-cell>
              <table:table-cell office:value-type="float" office:value="1441311">
                <text:p>1441311</text:p>
              </table:table-cell>
              <table:table-cell office:value-type="float" office:value="1452247">
                <text:p>145224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063913">
                <text:p>1063913</text:p>
              </table:table-cell>
              <table:table-cell office:value-type="float" office:value="1635118">
                <text:p>1635118</text:p>
              </table:table-cell>
              <table:table-cell office:value-type="float" office:value="1398009">
                <text:p>1398009</text:p>
              </table:table-cell>
              <table:table-cell office:value-type="float" office:value="1365680">
                <text:p>136568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452977">
                <text:p>1452977</text:p>
              </table:table-cell>
              <table:table-cell office:value-type="float" office:value="1174619">
                <text:p>1174619</text:p>
              </table:table-cell>
              <table:table-cell office:value-type="float" office:value="907791">
                <text:p>907791</text:p>
              </table:table-cell>
              <table:table-cell office:value-type="float" office:value="1178462">
                <text:p>117846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655818">
                <text:p>1655818</text:p>
              </table:table-cell>
              <table:table-cell office:value-type="float" office:value="1547429">
                <text:p>1547429</text:p>
              </table:table-cell>
              <table:table-cell office:value-type="float" office:value="1590367">
                <text:p>1590367</text:p>
              </table:table-cell>
              <table:table-cell office:value-type="float" office:value="1597871">
                <text:p>159787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930707">
                <text:p>1930707</text:p>
              </table:table-cell>
              <table:table-cell office:value-type="float" office:value="1443962">
                <text:p>1443962</text:p>
              </table:table-cell>
              <table:table-cell office:value-type="float" office:value="1629450">
                <text:p>1629450</text:p>
              </table:table-cell>
              <table:table-cell office:value-type="float" office:value="1668040">
                <text:p>1668040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927414">
                <text:p>1927414</text:p>
              </table:table-cell>
              <table:table-cell office:value-type="float" office:value="1817965">
                <text:p>1817965</text:p>
              </table:table-cell>
              <table:table-cell office:value-type="float" office:value="1981376">
                <text:p>1981376</text:p>
              </table:table-cell>
              <table:table-cell office:value-type="float" office:value="1908918">
                <text:p>190891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257800">
                <text:p>2257800</text:p>
              </table:table-cell>
              <table:table-cell office:value-type="float" office:value="2082757">
                <text:p>2082757</text:p>
              </table:table-cell>
              <table:table-cell office:value-type="float" office:value="1939394">
                <text:p>1939394</text:p>
              </table:table-cell>
              <table:table-cell office:value-type="float" office:value="2093317">
                <text:p>209331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165851">
                <text:p>2165851</text:p>
              </table:table-cell>
              <table:table-cell office:value-type="float" office:value="2110371">
                <text:p>2110371</text:p>
              </table:table-cell>
              <table:table-cell office:value-type="float" office:value="2110084">
                <text:p>2110084</text:p>
              </table:table-cell>
              <table:table-cell office:value-type="float" office:value="2128769">
                <text:p>212876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226239">
                <text:p>2226239</text:p>
              </table:table-cell>
              <table:table-cell office:value-type="float" office:value="2150413">
                <text:p>2150413</text:p>
              </table:table-cell>
              <table:table-cell office:value-type="float" office:value="2175702">
                <text:p>2175702</text:p>
              </table:table-cell>
              <table:table-cell office:value-type="float" office:value="2184118">
                <text:p>218411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163015">
                <text:p>2163015</text:p>
              </table:table-cell>
              <table:table-cell office:value-type="float" office:value="2176941">
                <text:p>2176941</text:p>
              </table:table-cell>
              <table:table-cell office:value-type="float" office:value="2197756">
                <text:p>2197756</text:p>
              </table:table-cell>
              <table:table-cell office:value-type="float" office:value="2179237">
                <text:p>217923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904135">
                <text:p>904135</text:p>
              </table:table-cell>
              <table:table-cell office:value-type="float" office:value="1046783">
                <text:p>1046783</text:p>
              </table:table-cell>
              <table:table-cell office:value-type="float" office:value="1058881">
                <text:p>1058881</text:p>
              </table:table-cell>
              <table:table-cell office:value-type="float" office:value="1003266">
                <text:p>100326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86566">
                <text:p>686566</text:p>
              </table:table-cell>
              <table:table-cell office:value-type="float" office:value="683527">
                <text:p>683527</text:p>
              </table:table-cell>
              <table:table-cell office:value-type="float" office:value="681557">
                <text:p>681557</text:p>
              </table:table-cell>
              <table:table-cell office:value-type="float" office:value="683883">
                <text:p>68388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566385">
                <text:p>566385</text:p>
              </table:table-cell>
              <table:table-cell office:value-type="float" office:value="566226">
                <text:p>566226</text:p>
              </table:table-cell>
              <table:table-cell office:value-type="float" office:value="565662">
                <text:p>565662</text:p>
              </table:table-cell>
              <table:table-cell office:value-type="float" office:value="566091">
                <text:p>56609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